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1cm"/>
    </style:style>
    <style:style style:name="co4" style:family="table-column">
      <style:table-column-properties fo:break-before="auto" style:column-width="4.893cm"/>
    </style:style>
    <style:style style:name="co5" style:family="table-column">
      <style:table-column-properties fo:break-before="auto" style:column-width="7.034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0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2" table:default-cell-style-name="ce7"/>
        <table:table-column table:style-name="co4" table:default-cell-style-name="ce5"/>
        <table:table-column table:style-name="co2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56" table:default-cell-style-name="Default"/>
        <table:table-row table:style-name="ro1">
          <table:table-cell table:style-name="ce1" office:value-type="string" calcext:value-type="string">
            <text:p>T.C. Kimlik Numarası</text:p>
          </table:table-cell>
          <table:table-cell table:style-name="ce3" office:value-type="string" calcext:value-type="string">
            <text:p>Ad Soyad</text:p>
          </table:table-cell>
          <table:table-cell table:style-name="ce3" office:value-type="string" calcext:value-type="string">
            <text:p>Cinsiyet</text:p>
          </table:table-cell>
          <table:table-cell table:style-name="ce6" office:value-type="string" calcext:value-type="string">
            <text:p>Doğum Tarihi</text:p>
          </table:table-cell>
          <table:table-cell table:style-name="ce3" office:value-type="string" calcext:value-type="string">
            <text:p>Tetkik</text:p>
          </table:table-cell>
          <table:table-cell table:style-name="ce6" office:value-type="string" calcext:value-type="string">
            <text:p>Tarih</text:p>
          </table:table-cell>
          <table:table-cell table:style-name="ce3" office:value-type="string" calcext:value-type="string">
            <text:p>Sonuç</text:p>
          </table:table-cell>
          <table:table-cell table:style-name="ce3" office:value-type="string" calcext:value-type="string">
            <text:p>Nsonuc</text:p>
          </table:table-cell>
          <table:table-cell table:style-name="ce6" office:value-type="string" calcext:value-type="string">
            <text:p>Cihaz</text:p>
          </table:table-cell>
          <table:table-cell table:number-columns-repeated="56"/>
        </table:table-row>
        <table:table-row table:style-name="ro1">
          <table:table-cell office:value-type="float" office:value="99910255159" calcext:value-type="float">
            <text:p>99910255159</text:p>
          </table:table-cell>
          <table:table-cell table:style-name="ce4" office:value-type="string" calcext:value-type="string">
            <text:p>nuriye bilek tap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12-17" calcext:value-type="date">
            <text:p>17.12.1987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3-26T10:19:55" calcext:value-type="date">
            <text:p>26.03.2020</text:p>
          </table:table-cell>
          <table:table-cell table:style-name="ce4" office:value-type="string" calcext:value-type="string">
            <text:p>Pozitif 6.228x10^1</text:p>
            <text:p/>
          </table:table-cell>
          <table:table-cell table:style-name="ce4"/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4-01T11:07:25" calcext:value-type="date">
            <text:p>01.04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4-09T12:32:35" calcext:value-type="date">
            <text:p>09.04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99910262557" calcext:value-type="float">
            <text:p>99910262557</text:p>
          </table:table-cell>
          <table:table-cell table:style-name="ce4" office:value-type="string" calcext:value-type="string">
            <text:p>sezai istira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1-01" calcext:value-type="date">
            <text:p>01.01.1972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7-15T14:03:49" calcext:value-type="date">
            <text:p>15.07.2020</text:p>
          </table:table-cell>
          <table:table-cell table:style-name="ce4" office:value-type="string" calcext:value-type="string">
            <text:p>Pozitif 130,1</text:p>
          </table:table-cell>
          <table:table-cell table:style-name="ce15" table:formula="of:=IF([.G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431429146" calcext:value-type="float">
            <text:p>99431429146</text:p>
          </table:table-cell>
          <table:table-cell table:style-name="ce4" office:value-type="string" calcext:value-type="string">
            <text:p>BAHAREH MOHAMMAD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7-16" calcext:value-type="date">
            <text:p>16.07.1991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7-15T14:55:05" calcext:value-type="date">
            <text:p>15.07.2020</text:p>
          </table:table-cell>
          <table:table-cell table:style-name="ce4" office:value-type="string" calcext:value-type="string">
            <text:p>Pozitif 6.790x10^3</text:p>
            <text:p/>
          </table:table-cell>
          <table:table-cell table:style-name="ce15" table:formula="of:=IF([.G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910263595" calcext:value-type="float">
            <text:p>99910263595</text:p>
          </table:table-cell>
          <table:table-cell table:style-name="ce4" office:value-type="string" calcext:value-type="string">
            <text:p>nurgül şen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7-28T10:29:16" calcext:value-type="date">
            <text:p>28.07.2020</text:p>
          </table:table-cell>
          <table:table-cell table:style-name="ce4" office:value-type="string" calcext:value-type="string">
            <text:p>YETERSİZ NUMUNE</text:p>
          </table:table-cell>
          <table:table-cell table:style-name="ce15" table:formula="of:=IF([.G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3970682716" calcext:value-type="float">
            <text:p>33970682716</text:p>
          </table:table-cell>
          <table:table-cell table:style-name="ce4" office:value-type="string" calcext:value-type="string">
            <text:p>ÜNAL AYD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10-01" calcext:value-type="date">
            <text:p>01.10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0T11:09:25" calcext:value-type="date">
            <text:p>10.04.2020</text:p>
          </table:table-cell>
          <table:table-cell table:style-name="ce4" office:value-type="string" calcext:value-type="string">
            <text:p>Pozitif 2.216x10^3</text:p>
            <text:p/>
          </table:table-cell>
          <table:table-cell table:style-name="ce15" table:formula="of:=IF([.G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7T10:11:13" calcext:value-type="date">
            <text:p>17.04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18305204924" calcext:value-type="float">
            <text:p>18305204924</text:p>
          </table:table-cell>
          <table:table-cell table:style-name="ce4" office:value-type="string" calcext:value-type="string">
            <text:p>ALİ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2-10" calcext:value-type="date">
            <text:p>10.0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7T10:11:34" calcext:value-type="date">
            <text:p>17.04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1T12:52:10" calcext:value-type="date">
            <text:p>21.04.2020</text:p>
          </table:table-cell>
          <table:table-cell table:style-name="ce4" office:value-type="string" calcext:value-type="string">
            <text:p>Pozitif 1.148x10^2</text:p>
          </table:table-cell>
          <table:table-cell table:style-name="ce15" table:formula="of:=IF([.G1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65317007548" calcext:value-type="float">
            <text:p>65317007548</text:p>
          </table:table-cell>
          <table:table-cell table:style-name="ce4" office:value-type="string" calcext:value-type="string">
            <text:p>ESENGÜL YILMAZ BASK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9-04" calcext:value-type="date">
            <text:p>04.09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7T10:52:17" calcext:value-type="date">
            <text:p>27.04.2020</text:p>
          </table:table-cell>
          <table:table-cell table:style-name="ce4" office:value-type="string" calcext:value-type="string">
            <text:p>Pozitif 1.282x10^3</text:p>
            <text:p/>
          </table:table-cell>
          <table:table-cell table:style-name="ce15" table:formula="of:=IF([.G1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8714368100" calcext:value-type="float">
            <text:p>28714368100</text:p>
          </table:table-cell>
          <table:table-cell table:style-name="ce4" office:value-type="string" calcext:value-type="string">
            <text:p>İSMAİL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7-28" calcext:value-type="date">
            <text:p>28.07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8T11:40:11" calcext:value-type="date">
            <text:p>28.04.2020</text:p>
          </table:table-cell>
          <table:table-cell table:style-name="ce4" office:value-type="string" calcext:value-type="string">
            <text:p>Pozitif 3.833x10^2</text:p>
          </table:table-cell>
          <table:table-cell table:style-name="ce15" table:formula="of:=IF([.G1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37837537430" calcext:value-type="float">
            <text:p>37837537430</text:p>
          </table:table-cell>
          <table:table-cell table:style-name="ce4" office:value-type="string" calcext:value-type="string">
            <text:p>SÜMEYYE ÇAKM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8-25" calcext:value-type="date">
            <text:p>25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30T11:09:26" calcext:value-type="date">
            <text:p>30.04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08T09:47:57" calcext:value-type="date">
            <text:p>08.05.2020</text:p>
          </table:table-cell>
          <table:table-cell table:style-name="ce4" office:value-type="string" calcext:value-type="string">
            <text:p>Pozitif 5.882x10^2</text:p>
          </table:table-cell>
          <table:table-cell table:style-name="ce15" table:formula="of:=IF([.G1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32218740850" calcext:value-type="float">
            <text:p>32218740850</text:p>
          </table:table-cell>
          <table:table-cell table:style-name="ce4" office:value-type="string" calcext:value-type="string">
            <text:p>DURSUN SANS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12-01" calcext:value-type="date">
            <text:p>01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08:27:58" calcext:value-type="date">
            <text:p>12.05.2020</text:p>
          </table:table-cell>
          <table:table-cell table:style-name="ce4" office:value-type="string" calcext:value-type="string">
            <text:p>Pozitif 3.360x10^1</text:p>
          </table:table-cell>
          <table:table-cell table:style-name="ce15" table:formula="of:=IF([.G1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5-05" calcext:value-type="date">
            <text:p>05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10:03:14" calcext:value-type="date">
            <text:p>12.05.2020</text:p>
          </table:table-cell>
          <table:table-cell table:style-name="ce4" office:value-type="string" calcext:value-type="string">
            <text:p>Pozitif 1.883x10^7</text:p>
            <text:p/>
          </table:table-cell>
          <table:table-cell table:style-name="ce15" table:formula="of:=IF([.G1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2-01" calcext:value-type="date">
            <text:p>01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10:03:15" calcext:value-type="date">
            <text:p>12.05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37193132942" calcext:value-type="float">
            <text:p>37193132942</text:p>
          </table:table-cell>
          <table:table-cell table:style-name="ce4" office:value-type="string" calcext:value-type="string">
            <text:p>RECEP BAY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08:52:33" calcext:value-type="date">
            <text:p>14.05.2020</text:p>
          </table:table-cell>
          <table:table-cell table:style-name="ce4" office:value-type="string" calcext:value-type="string">
            <text:p>Pozitif 1.832x10^1</text:p>
          </table:table-cell>
          <table:table-cell table:style-name="ce15" table:formula="of:=IF([.G1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36448599592" calcext:value-type="float">
            <text:p>36448599592</text:p>
          </table:table-cell>
          <table:table-cell table:style-name="ce4" office:value-type="string" calcext:value-type="string">
            <text:p>FATMA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6-26" calcext:value-type="date">
            <text:p>26.06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09:42:22" calcext:value-type="date">
            <text:p>14.05.2020</text:p>
          </table:table-cell>
          <table:table-cell table:style-name="ce4" office:value-type="string" calcext:value-type="string">
            <text:p>Pozitif 6.079x10^3</text:p>
          </table:table-cell>
          <table:table-cell table:style-name="ce15" table:formula="of:=IF([.G2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10:01:46" calcext:value-type="date">
            <text:p>14.05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36151610294" calcext:value-type="float">
            <text:p>36151610294</text:p>
          </table:table-cell>
          <table:table-cell table:style-name="ce4" office:value-type="string" calcext:value-type="string">
            <text:p>FÜLYA SÜ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21" calcext:value-type="date">
            <text:p>2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10:01:47" calcext:value-type="date">
            <text:p>14.05.2020</text:p>
          </table:table-cell>
          <table:table-cell table:style-name="ce4" office:value-type="string" calcext:value-type="string">
            <text:p>Pozitif 1.400x10^3</text:p>
          </table:table-cell>
          <table:table-cell table:style-name="ce15" table:formula="of:=IF([.G2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5T12:25:59" calcext:value-type="date">
            <text:p>15.05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18716191318" calcext:value-type="float">
            <text:p>18716191318</text:p>
          </table:table-cell>
          <table:table-cell table:style-name="ce4" office:value-type="string" calcext:value-type="string">
            <text:p>SİNAN ALTIN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6-08" calcext:value-type="date">
            <text:p>08.06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0T10:57:59" calcext:value-type="date">
            <text:p>20.05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4601995466" calcext:value-type="float">
            <text:p>24601995466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24" calcext:value-type="date">
            <text:p>24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09:18:13" calcext:value-type="date">
            <text:p>22.05.2020</text:p>
          </table:table-cell>
          <table:table-cell table:style-name="ce4" office:value-type="string" calcext:value-type="string">
            <text:p>Pozitif 2.491x10^2</text:p>
          </table:table-cell>
          <table:table-cell table:style-name="ce15" table:formula="of:=IF([.G2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15608294386" calcext:value-type="float">
            <text:p>15608294386</text:p>
          </table:table-cell>
          <table:table-cell table:style-name="ce4" office:value-type="string" calcext:value-type="string">
            <text:p>ABDULLAH AY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6-04" calcext:value-type="date">
            <text:p>04.06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10:11:14" calcext:value-type="date">
            <text:p>22.05.2020</text:p>
          </table:table-cell>
          <table:table-cell table:style-name="ce4" office:value-type="string" calcext:value-type="string">
            <text:p>Pozitif 1.642x10^2</text:p>
            <text:p/>
          </table:table-cell>
          <table:table-cell table:style-name="ce15" table:formula="of:=IF([.G2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59236129412" calcext:value-type="float">
            <text:p>59236129412</text:p>
          </table:table-cell>
          <table:table-cell table:style-name="ce4" office:value-type="string" calcext:value-type="string">
            <text:p>FATMA GÖZCÜ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0-25" calcext:value-type="date">
            <text:p>25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11:46:16" calcext:value-type="date">
            <text:p>22.05.2020</text:p>
          </table:table-cell>
          <table:table-cell table:style-name="ce4" office:value-type="string" calcext:value-type="string">
            <text:p>Pozitif 2.842x10^4</text:p>
            <text:p/>
          </table:table-cell>
          <table:table-cell table:style-name="ce15" table:formula="of:=IF([.G2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1:55:39" calcext:value-type="date">
            <text:p>28.05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7425536950" calcext:value-type="float">
            <text:p>47425536950</text:p>
          </table:table-cell>
          <table:table-cell table:style-name="ce4" office:value-type="string" calcext:value-type="string">
            <text:p>MEHMET GÖKTEP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5-10" calcext:value-type="date">
            <text:p>10.05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1:55:39" calcext:value-type="date">
            <text:p>28.05.2020</text:p>
          </table:table-cell>
          <table:table-cell table:style-name="ce4" office:value-type="string" calcext:value-type="string">
            <text:p>Pozitif 4.284x10^2</text:p>
            <text:p/>
          </table:table-cell>
          <table:table-cell table:style-name="ce15" table:formula="of:=IF([.G2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1" calcext:value-type="date">
            <text:p>28.05.2020</text:p>
          </table:table-cell>
          <table:table-cell table:style-name="ce4" office:value-type="string" calcext:value-type="string">
            <text:p>Pozitif 1.114x10^2</text:p>
          </table:table-cell>
          <table:table-cell table:style-name="ce15" table:formula="of:=IF([.G3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8871222406" calcext:value-type="float">
            <text:p>28871222406</text:p>
          </table:table-cell>
          <table:table-cell table:style-name="ce4" office:value-type="string" calcext:value-type="string">
            <text:p>ÜMMÜHAN ÖZY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6-10" calcext:value-type="date">
            <text:p>10.06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3" calcext:value-type="date">
            <text:p>28.05.2020</text:p>
          </table:table-cell>
          <table:table-cell table:style-name="ce4" office:value-type="string" calcext:value-type="string">
            <text:p>Pozitif 6.606x10^3</text:p>
          </table:table-cell>
          <table:table-cell table:style-name="ce15" table:formula="of:=IF([.G3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4" calcext:value-type="date">
            <text:p>28.05.2020</text:p>
          </table:table-cell>
          <table:table-cell table:style-name="ce4" office:value-type="string" calcext:value-type="string">
            <text:p>Pozitif 2.294x10^7</text:p>
          </table:table-cell>
          <table:table-cell table:style-name="ce15" table:formula="of:=IF([.G3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5892285722" calcext:value-type="float">
            <text:p>45892285722</text:p>
          </table:table-cell>
          <table:table-cell table:style-name="ce4" office:value-type="string" calcext:value-type="string">
            <text:p>İLHAN YÜCE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9T13:19:53" calcext:value-type="date">
            <text:p>29.05.2020</text:p>
          </table:table-cell>
          <table:table-cell table:style-name="ce4" office:value-type="string" calcext:value-type="string">
            <text:p>Pozitif 1.449x10^3</text:p>
            <text:p/>
          </table:table-cell>
          <table:table-cell table:style-name="ce15" table:formula="of:=IF([.G3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1T14:51:49" calcext:value-type="date">
            <text:p>01.06.2020</text:p>
          </table:table-cell>
          <table:table-cell table:style-name="ce4" office:value-type="string" calcext:value-type="string">
            <text:p>Pozitif 2.218x10^5</text:p>
            <text:p/>
          </table:table-cell>
          <table:table-cell table:style-name="ce15" table:formula="of:=IF([.G3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3T11:44:32" calcext:value-type="date">
            <text:p>03.06.2020</text:p>
          </table:table-cell>
          <table:table-cell table:style-name="ce4" office:value-type="string" calcext:value-type="string">
            <text:p>Pozitif 7.805x10^1</text:p>
          </table:table-cell>
          <table:table-cell table:style-name="ce15" table:formula="of:=IF([.G3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0-08" calcext:value-type="date">
            <text:p>08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7:35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15" calcext:value-type="date">
            <text:p>1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7:39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9:24" calcext:value-type="date">
            <text:p>04.06.2020</text:p>
          </table:table-cell>
          <table:table-cell table:style-name="ce4" office:value-type="string" calcext:value-type="string">
            <text:p>Pozitif 1.778x10^4</text:p>
          </table:table-cell>
          <table:table-cell table:style-name="ce15" table:formula="of:=IF([.G3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681324560" calcext:value-type="float">
            <text:p>14681324560</text:p>
          </table:table-cell>
          <table:table-cell table:style-name="ce4" office:value-type="string" calcext:value-type="string">
            <text:p>CEVAT ÇELT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1-10" calcext:value-type="date">
            <text:p>10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1:18:23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535927476" calcext:value-type="float">
            <text:p>13535927476</text:p>
          </table:table-cell>
          <table:table-cell table:style-name="ce4" office:value-type="string" calcext:value-type="string">
            <text:p>SALİHA ONARO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8-03" calcext:value-type="date">
            <text:p>03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1:18:23" calcext:value-type="date">
            <text:p>04.06.2020</text:p>
          </table:table-cell>
          <table:table-cell table:style-name="ce4" office:value-type="string" calcext:value-type="string">
            <text:p>Pozitif 3.511x10^4</text:p>
          </table:table-cell>
          <table:table-cell table:style-name="ce15" table:formula="of:=IF([.G4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292735446" calcext:value-type="float">
            <text:p>19292735446</text:p>
          </table:table-cell>
          <table:table-cell table:style-name="ce4" office:value-type="string" calcext:value-type="string">
            <text:p>ZEYNEP ÇEV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2-20" calcext:value-type="date">
            <text:p>20.1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00:53" calcext:value-type="date">
            <text:p>08.06.2020</text:p>
          </table:table-cell>
          <table:table-cell table:style-name="ce4" office:value-type="string" calcext:value-type="string">
            <text:p>Pozitif 1.177x10^3</text:p>
          </table:table-cell>
          <table:table-cell table:style-name="ce15" table:formula="of:=IF([.G4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9294172468" calcext:value-type="float">
            <text:p>49294172468</text:p>
          </table:table-cell>
          <table:table-cell table:style-name="ce4" office:value-type="string" calcext:value-type="string">
            <text:p>EMİNE İÇAĞAS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3-24" calcext:value-type="date">
            <text:p>24.03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22:10" calcext:value-type="date">
            <text:p>08.06.2020</text:p>
          </table:table-cell>
          <table:table-cell table:style-name="ce4" office:value-type="string" calcext:value-type="string">
            <text:p>Pozitif 1.784x10^3</text:p>
          </table:table-cell>
          <table:table-cell table:style-name="ce15" table:formula="of:=IF([.G4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9285172750" calcext:value-type="float">
            <text:p>49285172750</text:p>
          </table:table-cell>
          <table:table-cell table:style-name="ce4" office:value-type="string" calcext:value-type="string">
            <text:p>İSA İÇAĞAS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12-15" calcext:value-type="date">
            <text:p>15.1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22:10" calcext:value-type="date">
            <text:p>08.06.2020</text:p>
          </table:table-cell>
          <table:table-cell table:style-name="ce4" office:value-type="string" calcext:value-type="string">
            <text:p>Pozitif 1.144x10^5</text:p>
          </table:table-cell>
          <table:table-cell table:style-name="ce15" table:formula="of:=IF([.G4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5298677930" calcext:value-type="float">
            <text:p>45298677930</text:p>
          </table:table-cell>
          <table:table-cell table:style-name="ce4" office:value-type="string" calcext:value-type="string">
            <text:p>SAFFET SATIL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3-11" calcext:value-type="date">
            <text:p>11.03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0:18:26" calcext:value-type="date">
            <text:p>09.06.2020</text:p>
          </table:table-cell>
          <table:table-cell table:style-name="ce4" office:value-type="string" calcext:value-type="string">
            <text:p>Pozitif 1.702x10^2</text:p>
          </table:table-cell>
          <table:table-cell table:style-name="ce15" table:formula="of:=IF([.G4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7041246660" calcext:value-type="float">
            <text:p>47041246660</text:p>
          </table:table-cell>
          <table:table-cell table:style-name="ce4" office:value-type="string" calcext:value-type="string">
            <text:p>BİLA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0:45:10" calcext:value-type="date">
            <text:p>09.06.2020</text:p>
          </table:table-cell>
          <table:table-cell table:style-name="ce4" office:value-type="string" calcext:value-type="string">
            <text:p>Pozitif 6.977x10^2</text:p>
          </table:table-cell>
          <table:table-cell table:style-name="ce15" table:formula="of:=IF([.G4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3:22:48" calcext:value-type="date">
            <text:p>09.06.2020</text:p>
          </table:table-cell>
          <table:table-cell table:style-name="ce4" office:value-type="string" calcext:value-type="string">
            <text:p>Pozitif 2.798x10^3</text:p>
          </table:table-cell>
          <table:table-cell table:style-name="ce15" table:formula="of:=IF([.G4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567626302" calcext:value-type="float">
            <text:p>25567626302</text:p>
          </table:table-cell>
          <table:table-cell table:style-name="ce4" office:value-type="string" calcext:value-type="string">
            <text:p>ÖMER ÇET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3-21" calcext:value-type="date">
            <text:p>21.03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3:23:01" calcext:value-type="date">
            <text:p>09.06.2020</text:p>
          </table:table-cell>
          <table:table-cell table:style-name="ce4" office:value-type="string" calcext:value-type="string">
            <text:p>Pozitif 3.248x10^3</text:p>
          </table:table-cell>
          <table:table-cell table:style-name="ce15" table:formula="of:=IF([.G4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5:11:09" calcext:value-type="date">
            <text:p>09.06.2020</text:p>
          </table:table-cell>
          <table:table-cell table:style-name="ce4" office:value-type="string" calcext:value-type="string">
            <text:p>Pozitif 4.358x10^3</text:p>
            <text:p/>
          </table:table-cell>
          <table:table-cell table:style-name="ce15" table:formula="of:=IF([.G4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14:29" calcext:value-type="date">
            <text:p>10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5509297974" calcext:value-type="float">
            <text:p>15509297974</text:p>
          </table:table-cell>
          <table:table-cell table:style-name="ce4" office:value-type="string" calcext:value-type="string">
            <text:p>YASİN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6-25" calcext:value-type="date">
            <text:p>25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1:23" calcext:value-type="date">
            <text:p>10.06.2020</text:p>
          </table:table-cell>
          <table:table-cell table:style-name="ce4" office:value-type="string" calcext:value-type="string">
            <text:p>Pozitif 2.676x10^4</text:p>
          </table:table-cell>
          <table:table-cell table:style-name="ce15" table:formula="of:=IF([.G5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153530034" calcext:value-type="float">
            <text:p>13153530034</text:p>
          </table:table-cell>
          <table:table-cell table:style-name="ce4" office:value-type="string" calcext:value-type="string">
            <text:p>ADALET FATMA BAŞAR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12-22" calcext:value-type="date">
            <text:p>22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6:28" calcext:value-type="date">
            <text:p>10.06.2020</text:p>
          </table:table-cell>
          <table:table-cell table:style-name="ce4" office:value-type="string" calcext:value-type="string">
            <text:p>Pozitif 7.692x10^1</text:p>
          </table:table-cell>
          <table:table-cell table:style-name="ce15" table:formula="of:=IF([.G5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6:29" calcext:value-type="date">
            <text:p>10.06.2020</text:p>
          </table:table-cell>
          <table:table-cell table:style-name="ce4" office:value-type="string" calcext:value-type="string">
            <text:p>Pozitif 4.637x10^3</text:p>
          </table:table-cell>
          <table:table-cell table:style-name="ce15" table:formula="of:=IF([.G5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2526344568" calcext:value-type="float">
            <text:p>12526344568</text:p>
          </table:table-cell>
          <table:table-cell table:style-name="ce4" office:value-type="string" calcext:value-type="string">
            <text:p>AYŞE ESM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11-25" calcext:value-type="date">
            <text:p>25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46:08" calcext:value-type="date">
            <text:p>11.06.2020</text:p>
          </table:table-cell>
          <table:table-cell table:style-name="ce4" office:value-type="string" calcext:value-type="string">
            <text:p>3109</text:p>
          </table:table-cell>
          <table:table-cell table:style-name="ce15" table:formula="of:=IF([.G5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812048948" calcext:value-type="float">
            <text:p>39812048948</text:p>
          </table:table-cell>
          <table:table-cell table:style-name="ce4" office:value-type="string" calcext:value-type="string">
            <text:p>HATİCE BAŞCI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51:33" calcext:value-type="date">
            <text:p>11.06.2020</text:p>
          </table:table-cell>
          <table:table-cell table:style-name="ce4" office:value-type="string" calcext:value-type="string">
            <text:p>Pozitif 6.260x10^2</text:p>
            <text:p/>
          </table:table-cell>
          <table:table-cell table:style-name="ce15" table:formula="of:=IF([.G5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54:25" calcext:value-type="date">
            <text:p>11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1:55:30" calcext:value-type="date">
            <text:p>12.06.2020</text:p>
          </table:table-cell>
          <table:table-cell table:style-name="ce4" office:value-type="string" calcext:value-type="string">
            <text:p>Pozitif 4.390x10^3</text:p>
          </table:table-cell>
          <table:table-cell table:style-name="ce15" table:formula="of:=IF([.G5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7" calcext:value-type="date">
            <text:p>12.06.2020</text:p>
          </table:table-cell>
          <table:table-cell table:style-name="ce4" office:value-type="string" calcext:value-type="string">
            <text:p>Pozitif 2.130x10^2</text:p>
            <text:p/>
          </table:table-cell>
          <table:table-cell table:style-name="ce15" table:formula="of:=IF([.G5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8" calcext:value-type="date">
            <text:p>12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1-01" calcext:value-type="date">
            <text:p>01.0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8" calcext:value-type="date">
            <text:p>12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430267486" calcext:value-type="float">
            <text:p>39430267486</text:p>
          </table:table-cell>
          <table:table-cell table:style-name="ce4" office:value-type="string" calcext:value-type="string">
            <text:p>KUDRET MUMC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1-23" calcext:value-type="date">
            <text:p>23.01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1:51:32" calcext:value-type="date">
            <text:p>15.06.2020</text:p>
          </table:table-cell>
          <table:table-cell table:style-name="ce4" office:value-type="string" calcext:value-type="string">
            <text:p>Pozitif 2.686x10^3</text:p>
          </table:table-cell>
          <table:table-cell table:style-name="ce15" table:formula="of:=IF([.G6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0373802208" calcext:value-type="float">
            <text:p>30373802208</text:p>
          </table:table-cell>
          <table:table-cell table:style-name="ce4" office:value-type="string" calcext:value-type="string">
            <text:p>SABRİ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3-02" calcext:value-type="date">
            <text:p>02.03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2:51:35" calcext:value-type="date">
            <text:p>15.06.2020</text:p>
          </table:table-cell>
          <table:table-cell table:style-name="ce4" office:value-type="string" calcext:value-type="string">
            <text:p>Pozitif 4.863x10^3</text:p>
          </table:table-cell>
          <table:table-cell table:style-name="ce15" table:formula="of:=IF([.G6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2-02" calcext:value-type="date">
            <text:p>02.02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2:54:11" calcext:value-type="date">
            <text:p>15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762056092" calcext:value-type="float">
            <text:p>52762056092</text:p>
          </table:table-cell>
          <table:table-cell table:style-name="ce4" office:value-type="string" calcext:value-type="string">
            <text:p>MURTAZA GÜR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2-07-01" calcext:value-type="date">
            <text:p>01.07.19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5:28:05" calcext:value-type="date">
            <text:p>15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3998573100" calcext:value-type="float">
            <text:p>53998573100</text:p>
          </table:table-cell>
          <table:table-cell table:style-name="ce4" office:value-type="string" calcext:value-type="string">
            <text:p>YETER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2:43:05" calcext:value-type="date">
            <text:p>16.06.2020</text:p>
          </table:table-cell>
          <table:table-cell table:style-name="ce4" office:value-type="string" calcext:value-type="string">
            <text:p>Pozitif 7.158x10^1</text:p>
          </table:table-cell>
          <table:table-cell table:style-name="ce15" table:formula="of:=IF([.G6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4188325364" calcext:value-type="float">
            <text:p>44188325364</text:p>
          </table:table-cell>
          <table:table-cell table:style-name="ce4" office:value-type="string" calcext:value-type="string">
            <text:p>AHMET ÇETİN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01" calcext:value-type="date">
            <text:p>01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2:58:25" calcext:value-type="date">
            <text:p>16.06.2020</text:p>
          </table:table-cell>
          <table:table-cell table:style-name="ce4" office:value-type="string" calcext:value-type="string">
            <text:p>Pozitif 2.986x10^3</text:p>
          </table:table-cell>
          <table:table-cell table:style-name="ce15" table:formula="of:=IF([.G6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4:05:34" calcext:value-type="date">
            <text:p>16.06.2020</text:p>
          </table:table-cell>
          <table:table-cell table:style-name="ce4" office:value-type="string" calcext:value-type="string">
            <text:p>Pozitif 5.936x10^4</text:p>
          </table:table-cell>
          <table:table-cell table:style-name="ce15" table:formula="of:=IF([.G6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229507366" calcext:value-type="float">
            <text:p>39229507366</text:p>
          </table:table-cell>
          <table:table-cell table:style-name="ce4" office:value-type="string" calcext:value-type="string">
            <text:p>İBRAHİM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2-02-07" calcext:value-type="date">
            <text:p>07.02.19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15:49" calcext:value-type="date">
            <text:p>17.06.2020</text:p>
          </table:table-cell>
          <table:table-cell table:style-name="ce4" office:value-type="string" calcext:value-type="string">
            <text:p>Pozitif 1.352x10^2</text:p>
          </table:table-cell>
          <table:table-cell table:style-name="ce15" table:formula="of:=IF([.G6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43:08" calcext:value-type="date">
            <text:p>17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9338838048" calcext:value-type="float">
            <text:p>29338838048</text:p>
          </table:table-cell>
          <table:table-cell table:style-name="ce4" office:value-type="string" calcext:value-type="string">
            <text:p>NEVİN E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20" calcext:value-type="date">
            <text:p>20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43:27" calcext:value-type="date">
            <text:p>17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145004624" calcext:value-type="float">
            <text:p>11145004624</text:p>
          </table:table-cell>
          <table:table-cell table:style-name="ce4" office:value-type="string" calcext:value-type="string">
            <text:p>ZÜBEYDE ÇOKO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9-01" calcext:value-type="date">
            <text:p>01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1:50:23" calcext:value-type="date">
            <text:p>18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1-28" calcext:value-type="date">
            <text:p>28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3:40:12" calcext:value-type="date">
            <text:p>18.06.2020</text:p>
          </table:table-cell>
          <table:table-cell table:style-name="ce4" office:value-type="string" calcext:value-type="string">
            <text:p>Pozitif 5.323x10^1</text:p>
          </table:table-cell>
          <table:table-cell table:style-name="ce15" table:formula="of:=IF([.G7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2336061686" calcext:value-type="float">
            <text:p>12336061686</text:p>
          </table:table-cell>
          <table:table-cell table:style-name="ce4" office:value-type="string" calcext:value-type="string">
            <text:p>GONCAGÜL NALÇ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1-25" calcext:value-type="date">
            <text:p>25.01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3:40:12" calcext:value-type="date">
            <text:p>18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831284048" calcext:value-type="float">
            <text:p>99831284048</text:p>
          </table:table-cell>
          <table:table-cell table:style-name="ce4" office:value-type="string" calcext:value-type="string">
            <text:p>MOHAMMAD JAVID AHMAD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3-01-01" calcext:value-type="date">
            <text:p>01.01.200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48:44" calcext:value-type="date">
            <text:p>18.06.2020</text:p>
          </table:table-cell>
          <table:table-cell table:style-name="ce4" office:value-type="string" calcext:value-type="string">
            <text:p>Pozitif 1.367x10^3</text:p>
          </table:table-cell>
          <table:table-cell table:style-name="ce15" table:formula="of:=IF([.G7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51:26" calcext:value-type="date">
            <text:p>18.06.2020</text:p>
          </table:table-cell>
          <table:table-cell table:style-name="ce4" office:value-type="string" calcext:value-type="string">
            <text:p>Pozitif 3.015x10^1</text:p>
            <text:p/>
          </table:table-cell>
          <table:table-cell table:style-name="ce15" table:formula="of:=IF([.G7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573292646" calcext:value-type="float">
            <text:p>99573292646</text:p>
          </table:table-cell>
          <table:table-cell table:style-name="ce4" office:value-type="string" calcext:value-type="string">
            <text:p>MOHAMMAD NAWID AHMAD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4-04-19" calcext:value-type="date">
            <text:p>19.04.200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51:27" calcext:value-type="date">
            <text:p>18.06.2020</text:p>
          </table:table-cell>
          <table:table-cell table:style-name="ce4" office:value-type="string" calcext:value-type="string">
            <text:p>Pozitif 9.611x10^5</text:p>
          </table:table-cell>
          <table:table-cell table:style-name="ce15" table:formula="of:=IF([.G7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7093951704" calcext:value-type="float">
            <text:p>37093951704</text:p>
          </table:table-cell>
          <table:table-cell table:style-name="ce4" office:value-type="string" calcext:value-type="string">
            <text:p>GÜLENDAM AKKILÇ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1-15" calcext:value-type="date">
            <text:p>15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0:26" calcext:value-type="date">
            <text:p>19.06.2020</text:p>
          </table:table-cell>
          <table:table-cell table:style-name="ce4" office:value-type="string" calcext:value-type="string">
            <text:p>Pozitif 4.458x10^1</text:p>
          </table:table-cell>
          <table:table-cell table:style-name="ce15" table:formula="of:=IF([.G7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445827300" calcext:value-type="float">
            <text:p>16445827300</text:p>
          </table:table-cell>
          <table:table-cell table:style-name="ce4" office:value-type="string" calcext:value-type="string">
            <text:p>YETER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13" calcext:value-type="date">
            <text:p>13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0:28" calcext:value-type="date">
            <text:p>19.06.2020</text:p>
          </table:table-cell>
          <table:table-cell table:style-name="ce4" office:value-type="string" calcext:value-type="string">
            <text:p>Pozitif 1.938x10^1</text:p>
            <text:p/>
          </table:table-cell>
          <table:table-cell table:style-name="ce15" table:formula="of:=IF([.G7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499164520" calcext:value-type="float">
            <text:p>19499164520</text:p>
          </table:table-cell>
          <table:table-cell table:style-name="ce4" office:value-type="string" calcext:value-type="string">
            <text:p>MURAT YÜZBAŞ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12-12" calcext:value-type="date">
            <text:p>12.1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1:53" calcext:value-type="date">
            <text:p>19.06.2020</text:p>
          </table:table-cell>
          <table:table-cell table:style-name="ce4" office:value-type="string" calcext:value-type="string">
            <text:p>Pozitif 4.171x10^3</text:p>
          </table:table-cell>
          <table:table-cell table:style-name="ce15" table:formula="of:=IF([.G7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1:54" calcext:value-type="date">
            <text:p>19.06.2020</text:p>
          </table:table-cell>
          <table:table-cell table:style-name="ce4" office:value-type="string" calcext:value-type="string">
            <text:p>Pozitif 1.658x10^4</text:p>
            <text:p/>
          </table:table-cell>
          <table:table-cell table:style-name="ce15" table:formula="of:=IF([.G7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258809420" calcext:value-type="float">
            <text:p>11258809420</text:p>
          </table:table-cell>
          <table:table-cell table:style-name="ce4" office:value-type="string" calcext:value-type="string">
            <text:p>SANİYE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5" calcext:value-type="date">
            <text:p>05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Pozitif 1.132x10^3</text:p>
          </table:table-cell>
          <table:table-cell table:style-name="ce15" table:formula="of:=IF([.G8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7-20" calcext:value-type="date">
            <text:p>20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Pozitif 6.630x10^2</text:p>
            <text:p/>
          </table:table-cell>
          <table:table-cell table:style-name="ce15" table:formula="of:=IF([.G8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2302738794" calcext:value-type="float">
            <text:p>32302738794</text:p>
          </table:table-cell>
          <table:table-cell table:style-name="ce4" office:value-type="string" calcext:value-type="string">
            <text:p>NECLA KORK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2-23" calcext:value-type="date">
            <text:p>23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0:28:41" calcext:value-type="date">
            <text:p>23.06.2020</text:p>
          </table:table-cell>
          <table:table-cell table:style-name="ce4" office:value-type="string" calcext:value-type="string">
            <text:p>Pozitif 1.081x10^3</text:p>
            <text:p/>
          </table:table-cell>
          <table:table-cell table:style-name="ce15" table:formula="of:=IF([.G8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Pozitif 3.495x10^2</text:p>
          </table:table-cell>
          <table:table-cell table:style-name="ce15" table:formula="of:=IF([.G8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68863078994" calcext:value-type="float">
            <text:p>68863078994</text:p>
          </table:table-cell>
          <table:table-cell table:style-name="ce4" office:value-type="string" calcext:value-type="string">
            <text:p>MEHT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10" calcext:value-type="date">
            <text:p>10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Pozitif 1.266x10^2</text:p>
          </table:table-cell>
          <table:table-cell table:style-name="ce15" table:formula="of:=IF([.G8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3:32:09" calcext:value-type="date">
            <text:p>23.06.2020</text:p>
          </table:table-cell>
          <table:table-cell table:style-name="ce4" office:value-type="string" calcext:value-type="string">
            <text:p>Pozitif 7.242x10^2</text:p>
          </table:table-cell>
          <table:table-cell table:style-name="ce15" table:formula="of:=IF([.G8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6-28" calcext:value-type="date">
            <text:p>28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38:05" calcext:value-type="date">
            <text:p>23.06.2020</text:p>
          </table:table-cell>
          <table:table-cell table:style-name="ce4" office:value-type="string" calcext:value-type="string">
            <text:p>Pozitif 4.418x10^2</text:p>
            <text:p/>
          </table:table-cell>
          <table:table-cell table:style-name="ce15" table:formula="of:=IF([.G8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812421362" calcext:value-type="float">
            <text:p>41812421362</text:p>
          </table:table-cell>
          <table:table-cell table:style-name="ce4" office:value-type="string" calcext:value-type="string">
            <text:p>ŞAH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38:06" calcext:value-type="date">
            <text:p>23.06.2020</text:p>
          </table:table-cell>
          <table:table-cell table:style-name="ce4" office:value-type="string" calcext:value-type="string">
            <text:p>Pozitif 1.917x10^2</text:p>
          </table:table-cell>
          <table:table-cell table:style-name="ce15" table:formula="of:=IF([.G8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165265588" calcext:value-type="float">
            <text:p>46165265588</text:p>
          </table:table-cell>
          <table:table-cell table:style-name="ce4" office:value-type="string" calcext:value-type="string">
            <text:p>EMİNE BİR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8-03" calcext:value-type="date">
            <text:p>03.08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46:21" calcext:value-type="date">
            <text:p>23.06.2020</text:p>
          </table:table-cell>
          <table:table-cell table:style-name="ce4" office:value-type="string" calcext:value-type="string">
            <text:p>Pozitif 9.442x10^1</text:p>
            <text:p/>
          </table:table-cell>
          <table:table-cell table:style-name="ce15" table:formula="of:=IF([.G8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957017150" calcext:value-type="float">
            <text:p>23957017150</text:p>
          </table:table-cell>
          <table:table-cell table:style-name="ce4" office:value-type="string" calcext:value-type="string">
            <text:p>YAŞAR İBRAHİM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4-13" calcext:value-type="date">
            <text:p>13.04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4T12:13:15" calcext:value-type="date">
            <text:p>24.06.2020</text:p>
          </table:table-cell>
          <table:table-cell table:style-name="ce4" office:value-type="string" calcext:value-type="string">
            <text:p>Pozitif 3.769x10^2</text:p>
          </table:table-cell>
          <table:table-cell table:style-name="ce15" table:formula="of:=IF([.G8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1:28:13" calcext:value-type="date">
            <text:p>25.06.2020</text:p>
          </table:table-cell>
          <table:table-cell table:style-name="ce4" office:value-type="string" calcext:value-type="string">
            <text:p>Pozitif 2.926x10^2</text:p>
          </table:table-cell>
          <table:table-cell table:style-name="ce15" table:formula="of:=IF([.G9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3286705970" calcext:value-type="float">
            <text:p>33286705970</text:p>
          </table:table-cell>
          <table:table-cell table:style-name="ce4" office:value-type="string" calcext:value-type="string">
            <text:p>RIZA H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1:28:13" calcext:value-type="date">
            <text:p>25.06.2020</text:p>
          </table:table-cell>
          <table:table-cell table:style-name="ce4" office:value-type="string" calcext:value-type="string">
            <text:p>Pozitif 9.044x10^1</text:p>
          </table:table-cell>
          <table:table-cell table:style-name="ce15" table:formula="of:=IF([.G9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2:05" calcext:value-type="date">
            <text:p>25.06.2020</text:p>
          </table:table-cell>
          <table:table-cell table:style-name="ce4" office:value-type="string" calcext:value-type="string">
            <text:p>Pozitif 5.585x10^2</text:p>
            <text:p/>
          </table:table-cell>
          <table:table-cell table:style-name="ce15" table:formula="of:=IF([.G9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8696019068" calcext:value-type="float">
            <text:p>38696019068</text:p>
          </table:table-cell>
          <table:table-cell table:style-name="ce4" office:value-type="string" calcext:value-type="string">
            <text:p>MAKSU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9-01" calcext:value-type="date">
            <text:p>0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7:15" calcext:value-type="date">
            <text:p>25.06.2020</text:p>
          </table:table-cell>
          <table:table-cell table:style-name="ce4" office:value-type="string" calcext:value-type="string">
            <text:p>Pozitif 1.656x10^2</text:p>
          </table:table-cell>
          <table:table-cell table:style-name="ce15" table:formula="of:=IF([.G9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9-01" calcext:value-type="date">
            <text:p>01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7:15" calcext:value-type="date">
            <text:p>25.06.2020</text:p>
          </table:table-cell>
          <table:table-cell table:style-name="ce4" office:value-type="string" calcext:value-type="string">
            <text:p>Pozitif 2.330x10^2</text:p>
          </table:table-cell>
          <table:table-cell table:style-name="ce15" table:formula="of:=IF([.G9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7535118038" calcext:value-type="float">
            <text:p>57535118038</text:p>
          </table:table-cell>
          <table:table-cell table:style-name="ce4" office:value-type="string" calcext:value-type="string">
            <text:p>MAHMUT AK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0-11" calcext:value-type="date">
            <text:p>11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8:09" calcext:value-type="date">
            <text:p>25.06.2020</text:p>
          </table:table-cell>
          <table:table-cell table:style-name="ce4" office:value-type="string" calcext:value-type="string">
            <text:p>Pozitif 9.535x10^5</text:p>
          </table:table-cell>
          <table:table-cell table:style-name="ce15" table:formula="of:=IF([.G9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8:09" calcext:value-type="date">
            <text:p>25.06.2020</text:p>
          </table:table-cell>
          <table:table-cell table:style-name="ce4" office:value-type="string" calcext:value-type="string">
            <text:p>Pozitif 1.841x10^2</text:p>
          </table:table-cell>
          <table:table-cell table:style-name="ce15" table:formula="of:=IF([.G9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372208490" calcext:value-type="float">
            <text:p>14372208490</text:p>
          </table:table-cell>
          <table:table-cell table:style-name="ce4" office:value-type="string" calcext:value-type="string">
            <text:p>HÜSEYİN ÇARIKCİ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1" calcext:value-type="date">
            <text:p>01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6T11:13:11" calcext:value-type="date">
            <text:p>26.06.2020</text:p>
          </table:table-cell>
          <table:table-cell table:style-name="ce4" office:value-type="string" calcext:value-type="string">
            <text:p>Pozitif 9.984x10^2</text:p>
            <text:p> </text:p>
          </table:table-cell>
          <table:table-cell table:style-name="ce15" table:formula="of:=IF([.G9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2-04" calcext:value-type="date">
            <text:p>04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6T13:20:37" calcext:value-type="date">
            <text:p>26.06.2020</text:p>
          </table:table-cell>
          <table:table-cell table:style-name="ce4" office:value-type="string" calcext:value-type="string">
            <text:p>Pozitif 6.037x10^2</text:p>
          </table:table-cell>
          <table:table-cell table:style-name="ce15" table:formula="of:=IF([.G9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949423016" calcext:value-type="float">
            <text:p>22949423016</text:p>
          </table:table-cell>
          <table:table-cell table:style-name="ce4" office:value-type="string" calcext:value-type="string">
            <text:p>SADİ DAĞDEL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9-12" calcext:value-type="date">
            <text:p>12.09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9T12:21:56" calcext:value-type="date">
            <text:p>29.06.2020</text:p>
          </table:table-cell>
          <table:table-cell table:style-name="ce4" office:value-type="string" calcext:value-type="string">
            <text:p>Pozitif 1.405x10^4</text:p>
          </table:table-cell>
          <table:table-cell table:style-name="ce15" table:formula="of:=IF([.G9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805444770" calcext:value-type="float">
            <text:p>10805444770</text:p>
          </table:table-cell>
          <table:table-cell table:style-name="ce4" office:value-type="string" calcext:value-type="string">
            <text:p>GÜLBEYAZ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10-10" calcext:value-type="date">
            <text:p>10.10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9T13:35:18" calcext:value-type="date">
            <text:p>29.06.2020</text:p>
          </table:table-cell>
          <table:table-cell table:style-name="ce4" office:value-type="string" calcext:value-type="string">
            <text:p>Pozitif 2.163x10^3</text:p>
          </table:table-cell>
          <table:table-cell table:style-name="ce15" table:formula="of:=IF([.G10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8722191180" calcext:value-type="float">
            <text:p>18722191180</text:p>
          </table:table-cell>
          <table:table-cell table:style-name="ce4" office:value-type="string" calcext:value-type="string">
            <text:p>SABRİYE ALT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2-04" calcext:value-type="date">
            <text:p>04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30T14:33:57" calcext:value-type="date">
            <text:p>30.06.2020</text:p>
          </table:table-cell>
          <table:table-cell table:style-name="ce4" office:value-type="string" calcext:value-type="string">
            <text:p>Pozitif 3.027x10^3</text:p>
          </table:table-cell>
          <table:table-cell table:style-name="ce15" table:formula="of:=IF([.G10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1-01" calcext:value-type="date">
            <text:p>01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1T10:46:54" calcext:value-type="date">
            <text:p>01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25" calcext:value-type="date">
            <text:p>25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0:25" calcext:value-type="date">
            <text:p>03.07.2020</text:p>
          </table:table-cell>
          <table:table-cell table:style-name="ce4" office:value-type="string" calcext:value-type="string">
            <text:p>Pozitif 316,5</text:p>
          </table:table-cell>
          <table:table-cell table:style-name="ce15" table:formula="of:=IF([.G10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7491051630" calcext:value-type="float">
            <text:p>47491051630</text:p>
          </table:table-cell>
          <table:table-cell table:style-name="ce4" office:value-type="string" calcext:value-type="string">
            <text:p>AHMET CAMU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12-20" calcext:value-type="date">
            <text:p>20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0:26" calcext:value-type="date">
            <text:p>03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1:12" calcext:value-type="date">
            <text:p>03.07.2020</text:p>
          </table:table-cell>
          <table:table-cell table:style-name="ce4" office:value-type="string" calcext:value-type="string">
            <text:p>Pozitif 2525</text:p>
          </table:table-cell>
          <table:table-cell table:style-name="ce15" table:formula="of:=IF([.G10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3545588328" calcext:value-type="float">
            <text:p>53545588328</text:p>
          </table:table-cell>
          <table:table-cell table:style-name="ce4" office:value-type="string" calcext:value-type="string">
            <text:p>RECEP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2-20" calcext:value-type="date">
            <text:p>2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4:38:33" calcext:value-type="date">
            <text:p>03.07.2020</text:p>
          </table:table-cell>
          <table:table-cell table:style-name="ce4" office:value-type="string" calcext:value-type="string">
            <text:p>Pozitif 13,65</text:p>
          </table:table-cell>
          <table:table-cell table:style-name="ce15" table:formula="of:=IF([.G10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74725020636" calcext:value-type="float">
            <text:p>74725020636</text:p>
          </table:table-cell>
          <table:table-cell table:style-name="ce4" office:value-type="string" calcext:value-type="string">
            <text:p>BURAK UZUN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6-10" calcext:value-type="date">
            <text:p>10.06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9T10:19:50" calcext:value-type="date">
            <text:p>09.07.2020</text:p>
          </table:table-cell>
          <table:table-cell table:style-name="ce4" office:value-type="string" calcext:value-type="string">
            <text:p>Pozitif 8197</text:p>
          </table:table-cell>
          <table:table-cell table:style-name="ce15" table:formula="of:=IF([.G10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9T11:03:09" calcext:value-type="date">
            <text:p>09.07.2020</text:p>
          </table:table-cell>
          <table:table-cell table:style-name="ce4" office:value-type="string" calcext:value-type="string">
            <text:p>Pozitif 2.488x10^4</text:p>
          </table:table-cell>
          <table:table-cell table:style-name="ce15" table:formula="of:=IF([.G10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7584229618" calcext:value-type="float">
            <text:p>47584229618</text:p>
          </table:table-cell>
          <table:table-cell table:style-name="ce4" office:value-type="string" calcext:value-type="string">
            <text:p>MERT ALTUNÖ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5-20" calcext:value-type="date">
            <text:p>20.05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14:07" calcext:value-type="date">
            <text:p>14.07.2020</text:p>
          </table:table-cell>
          <table:table-cell table:style-name="ce4" office:value-type="string" calcext:value-type="string">
            <text:p>8148</text:p>
          </table:table-cell>
          <table:table-cell table:style-name="ce15" table:formula="of:=IF([.G10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15:55" calcext:value-type="date">
            <text:p>14.07.2020</text:p>
          </table:table-cell>
          <table:table-cell table:style-name="ce4" office:value-type="string" calcext:value-type="string">
            <text:p>28.40 POZİTİF</text:p>
          </table:table-cell>
          <table:table-cell table:style-name="ce15" table:formula="of:=IF([.G11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39:25" calcext:value-type="date">
            <text:p>14.07.2020</text:p>
          </table:table-cell>
          <table:table-cell table:style-name="ce4" office:value-type="string" calcext:value-type="string">
            <text:p>4051 POZİTİF</text:p>
          </table:table-cell>
          <table:table-cell table:style-name="ce15" table:formula="of:=IF([.G11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750224334" calcext:value-type="float">
            <text:p>17750224334</text:p>
          </table:table-cell>
          <table:table-cell table:style-name="ce4" office:value-type="string" calcext:value-type="string">
            <text:p>HALİME GÜMÜ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1-15" calcext:value-type="date">
            <text:p>15.01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10:54" calcext:value-type="date">
            <text:p>16.07.2020</text:p>
          </table:table-cell>
          <table:table-cell table:style-name="ce4" office:value-type="string" calcext:value-type="string">
            <text:p>3897 POZİTİF</text:p>
          </table:table-cell>
          <table:table-cell table:style-name="ce15" table:formula="of:=IF([.G11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9-03" calcext:value-type="date">
            <text:p>03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10:55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39:36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2745390442" calcext:value-type="float">
            <text:p>42745390442</text:p>
          </table:table-cell>
          <table:table-cell table:style-name="ce4" office:value-type="string" calcext:value-type="string">
            <text:p>SADIK GEÇG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8-01" calcext:value-type="date">
            <text:p>01.08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4:16:33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0:08:24" calcext:value-type="date">
            <text:p>17.07.2020</text:p>
          </table:table-cell>
          <table:table-cell table:style-name="ce4" office:value-type="string" calcext:value-type="string">
            <text:p>293.4 POZİTİF</text:p>
          </table:table-cell>
          <table:table-cell table:style-name="ce15" table:formula="of:=IF([.G11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054640534" calcext:value-type="float">
            <text:p>52054640534</text:p>
          </table:table-cell>
          <table:table-cell table:style-name="ce4" office:value-type="string" calcext:value-type="string">
            <text:p>YAKUP ÇÖRDÜ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7-20" calcext:value-type="date">
            <text:p>20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3:49:44" calcext:value-type="date">
            <text:p>17.07.2020</text:p>
          </table:table-cell>
          <table:table-cell table:style-name="ce4" office:value-type="string" calcext:value-type="string">
            <text:p>1.398x10^9 POZİTİF</text:p>
          </table:table-cell>
          <table:table-cell table:style-name="ce15" table:formula="of:=IF([.G11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61036344254" calcext:value-type="float">
            <text:p>61036344254</text:p>
          </table:table-cell>
          <table:table-cell table:style-name="ce4" office:value-type="string" calcext:value-type="string">
            <text:p>ZÜBEYDE ATABE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9-10" calcext:value-type="date">
            <text:p>10.09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4:05:10" calcext:value-type="date">
            <text:p>17.07.2020</text:p>
          </table:table-cell>
          <table:table-cell table:style-name="ce4" office:value-type="string" calcext:value-type="string">
            <text:p>108.0 POZİTİF</text:p>
          </table:table-cell>
          <table:table-cell table:style-name="ce15" table:formula="of:=IF([.G11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937823238" calcext:value-type="float">
            <text:p>10937823238</text:p>
          </table:table-cell>
          <table:table-cell table:style-name="ce4" office:value-type="string" calcext:value-type="string">
            <text:p>HACI ALİ İŞL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12-30" calcext:value-type="date">
            <text:p>30.12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2:39:54" calcext:value-type="date">
            <text:p>20.07.2020</text:p>
          </table:table-cell>
          <table:table-cell table:style-name="ce4" office:value-type="string" calcext:value-type="string">
            <text:p>Pozitif 3.270x10^1</text:p>
          </table:table-cell>
          <table:table-cell table:style-name="ce15" table:formula="of:=IF([.G11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7773451310" calcext:value-type="float">
            <text:p>27773451310</text:p>
          </table:table-cell>
          <table:table-cell table:style-name="ce4" office:value-type="string" calcext:value-type="string">
            <text:p>KAYA ÇAĞ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6-10" calcext:value-type="date">
            <text:p>10.06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2:39:54" calcext:value-type="date">
            <text:p>20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5-05" calcext:value-type="date">
            <text:p>05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3:57:13" calcext:value-type="date">
            <text:p>20.07.2020</text:p>
          </table:table-cell>
          <table:table-cell table:style-name="ce4" office:value-type="string" calcext:value-type="string">
            <text:p>5618 POZİTİF</text:p>
          </table:table-cell>
          <table:table-cell table:style-name="ce15" table:formula="of:=IF([.G12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313170218" calcext:value-type="float">
            <text:p>19313170218</text:p>
          </table:table-cell>
          <table:table-cell table:style-name="ce4" office:value-type="string" calcext:value-type="string">
            <text:p>KÜBRA NUR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12-21" calcext:value-type="date">
            <text:p>21.1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4:52:03" calcext:value-type="date">
            <text:p>20.07.2020</text:p>
          </table:table-cell>
          <table:table-cell table:style-name="ce4" office:value-type="string" calcext:value-type="string">
            <text:p>155,6 POZİTİF</text:p>
          </table:table-cell>
          <table:table-cell table:style-name="ce15" table:formula="of:=IF([.G12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0163809448" calcext:value-type="float">
            <text:p>30163809448</text:p>
          </table:table-cell>
          <table:table-cell table:style-name="ce4" office:value-type="string" calcext:value-type="string">
            <text:p>ALTUN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36" calcext:value-type="date">
            <text:p>21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12-10" calcext:value-type="date">
            <text:p>10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41" calcext:value-type="date">
            <text:p>21.07.2020</text:p>
          </table:table-cell>
          <table:table-cell table:style-name="ce4" office:value-type="string" calcext:value-type="string">
            <text:p>Pozitif 181,4</text:p>
          </table:table-cell>
          <table:table-cell table:style-name="ce15" table:formula="of:=IF([.G12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5219347590" calcext:value-type="float">
            <text:p>55219347590</text:p>
          </table:table-cell>
          <table:table-cell table:style-name="ce4" office:value-type="string" calcext:value-type="string">
            <text:p>MUSTAFA ES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5-13" calcext:value-type="date">
            <text:p>13.05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41" calcext:value-type="date">
            <text:p>21.07.2020</text:p>
          </table:table-cell>
          <table:table-cell table:style-name="ce4" office:value-type="string" calcext:value-type="string">
            <text:p>Pozitif 37,06</text:p>
          </table:table-cell>
          <table:table-cell table:style-name="ce15" table:formula="of:=IF([.G12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3:25:09" calcext:value-type="date">
            <text:p>21.07.2020</text:p>
          </table:table-cell>
          <table:table-cell table:style-name="ce4" office:value-type="string" calcext:value-type="string">
            <text:p>Pozitif 2763</text:p>
          </table:table-cell>
          <table:table-cell table:style-name="ce15" table:formula="of:=IF([.G12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645260058" calcext:value-type="float">
            <text:p>46645260058</text:p>
          </table:table-cell>
          <table:table-cell table:style-name="ce4" office:value-type="string" calcext:value-type="string">
            <text:p>ZÜLFİYE US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10" calcext:value-type="date">
            <text:p>10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4:30:44" calcext:value-type="date">
            <text:p>21.07.2020</text:p>
          </table:table-cell>
          <table:table-cell table:style-name="ce4" office:value-type="string" calcext:value-type="string">
            <text:p>Pozitif 1.918x10^1</text:p>
            <text:p/>
          </table:table-cell>
          <table:table-cell table:style-name="ce15" table:formula="of:=IF([.G12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1:49:52" calcext:value-type="date">
            <text:p>22.07.2020</text:p>
          </table:table-cell>
          <table:table-cell table:style-name="ce4" office:value-type="string" calcext:value-type="string">
            <text:p>Pozitif 1.648x10^4</text:p>
          </table:table-cell>
          <table:table-cell table:style-name="ce15" table:formula="of:=IF([.G12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162142592" calcext:value-type="float">
            <text:p>20162142592</text:p>
          </table:table-cell>
          <table:table-cell table:style-name="ce4" office:value-type="string" calcext:value-type="string">
            <text:p>HÜSEYİN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3:06:19" calcext:value-type="date">
            <text:p>22.07.2020</text:p>
          </table:table-cell>
          <table:table-cell table:style-name="ce4" office:value-type="string" calcext:value-type="string">
            <text:p>Pozitif 477,2</text:p>
          </table:table-cell>
          <table:table-cell table:style-name="ce15" table:formula="of:=IF([.G12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1-29" calcext:value-type="date">
            <text:p>29.01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3:06:19" calcext:value-type="date">
            <text:p>22.07.2020</text:p>
          </table:table-cell>
          <table:table-cell table:style-name="ce4" office:value-type="string" calcext:value-type="string">
            <text:p>Pozitif 68203</text:p>
          </table:table-cell>
          <table:table-cell table:style-name="ce15" table:formula="of:=IF([.G13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2812388788" calcext:value-type="float">
            <text:p>12812388788</text:p>
          </table:table-cell>
          <table:table-cell table:style-name="ce4" office:value-type="string" calcext:value-type="string">
            <text:p>MESUDE K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0-04" calcext:value-type="date">
            <text:p>04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1:25:24" calcext:value-type="date">
            <text:p>23.07.2020</text:p>
          </table:table-cell>
          <table:table-cell table:style-name="ce4" office:value-type="string" calcext:value-type="string">
            <text:p>Pozitif 67,35</text:p>
          </table:table-cell>
          <table:table-cell table:style-name="ce15" table:formula="of:=IF([.G13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2165306826" calcext:value-type="float">
            <text:p>32165306826</text:p>
          </table:table-cell>
          <table:table-cell table:style-name="ce4" office:value-type="string" calcext:value-type="string">
            <text:p>RIZA İMD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1-08" calcext:value-type="date">
            <text:p>08.1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1:25:25" calcext:value-type="date">
            <text:p>23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5934664584" calcext:value-type="float">
            <text:p>45934664584</text:p>
          </table:table-cell>
          <table:table-cell table:style-name="ce4" office:value-type="string" calcext:value-type="string">
            <text:p>AYŞE ŞAN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13" calcext:value-type="date">
            <text:p>13.04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6" calcext:value-type="date">
            <text:p>23.07.2020</text:p>
          </table:table-cell>
          <table:table-cell table:style-name="ce4" office:value-type="string" calcext:value-type="string">
            <text:p>Pozitif 1.753x10^4</text:p>
          </table:table-cell>
          <table:table-cell table:style-name="ce15" table:formula="of:=IF([.G13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2-02" calcext:value-type="date">
            <text:p>02.0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6" calcext:value-type="date">
            <text:p>23.07.2020</text:p>
          </table:table-cell>
          <table:table-cell table:style-name="ce4" office:value-type="string" calcext:value-type="string">
            <text:p>Pozitif 20,91</text:p>
          </table:table-cell>
          <table:table-cell table:style-name="ce15" table:formula="of:=IF([.G13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982148518" calcext:value-type="float">
            <text:p>19982148518</text:p>
          </table:table-cell>
          <table:table-cell table:style-name="ce4" office:value-type="string" calcext:value-type="string">
            <text:p>ENGİN KAR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04" calcext:value-type="date">
            <text:p>04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7" calcext:value-type="date">
            <text:p>23.07.2020</text:p>
          </table:table-cell>
          <table:table-cell table:style-name="ce4" office:value-type="string" calcext:value-type="string">
            <text:p>Pozitif 4.443x10^1</text:p>
          </table:table-cell>
          <table:table-cell table:style-name="ce15" table:formula="of:=IF([.G13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310544074" calcext:value-type="float">
            <text:p>19310544074</text:p>
          </table:table-cell>
          <table:table-cell table:style-name="ce4" office:value-type="string" calcext:value-type="string">
            <text:p>ALİ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05" calcext:value-type="date">
            <text:p>05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2:24" calcext:value-type="date">
            <text:p>24.07.2020</text:p>
          </table:table-cell>
          <table:table-cell table:style-name="ce4" office:value-type="string" calcext:value-type="string">
            <text:p>Pozitif 199,3</text:p>
          </table:table-cell>
          <table:table-cell table:style-name="ce15" table:formula="of:=IF([.G13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11-25" calcext:value-type="date">
            <text:p>25.1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2:24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778517338" calcext:value-type="float">
            <text:p>25778517338</text:p>
          </table:table-cell>
          <table:table-cell table:style-name="ce4" office:value-type="string" calcext:value-type="string">
            <text:p>ASIM KAP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4:24" calcext:value-type="date">
            <text:p>24.07.2020</text:p>
          </table:table-cell>
          <table:table-cell table:style-name="ce4" office:value-type="string" calcext:value-type="string">
            <text:p>Pozitif 2.914x10^2</text:p>
          </table:table-cell>
          <table:table-cell table:style-name="ce15" table:formula="of:=IF([.G13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13:13" calcext:value-type="date">
            <text:p>24.07.2020</text:p>
          </table:table-cell>
          <table:table-cell table:style-name="ce4" office:value-type="string" calcext:value-type="string">
            <text:p>Pozitif 59,34</text:p>
          </table:table-cell>
          <table:table-cell table:style-name="ce15" table:formula="of:=IF([.G13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13:13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9900381934" calcext:value-type="float">
            <text:p>29900381934</text:p>
          </table:table-cell>
          <table:table-cell table:style-name="ce4" office:value-type="string" calcext:value-type="string">
            <text:p>KAYA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5-15" calcext:value-type="date">
            <text:p>15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4:29:47" calcext:value-type="date">
            <text:p>24.07.2020</text:p>
          </table:table-cell>
          <table:table-cell table:style-name="ce4" office:value-type="string" calcext:value-type="string">
            <text:p>Pozitif 4.620x10^3</text:p>
          </table:table-cell>
          <table:table-cell table:style-name="ce15" table:formula="of:=IF([.G14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711262504" calcext:value-type="float">
            <text:p>46711262504</text:p>
          </table:table-cell>
          <table:table-cell table:style-name="ce4" office:value-type="string" calcext:value-type="string">
            <text:p>ALİ ALK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3-25" calcext:value-type="date">
            <text:p>25.03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4:58:25" calcext:value-type="date">
            <text:p>24.07.2020</text:p>
          </table:table-cell>
          <table:table-cell table:style-name="ce4" office:value-type="string" calcext:value-type="string">
            <text:p>Pozitif 9.792x10^6</text:p>
          </table:table-cell>
          <table:table-cell table:style-name="ce15" table:formula="of:=IF([.G14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60409181830" calcext:value-type="float">
            <text:p>60409181830</text:p>
          </table:table-cell>
          <table:table-cell table:style-name="ce4" office:value-type="string" calcext:value-type="string">
            <text:p>BÜNYAMİN BUL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09-25" calcext:value-type="date">
            <text:p>25.09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39" calcext:value-type="date">
            <text:p>27.07.2020</text:p>
          </table:table-cell>
          <table:table-cell table:style-name="ce4" office:value-type="string" calcext:value-type="string">
            <text:p>Pozitif 20,89</text:p>
          </table:table-cell>
          <table:table-cell table:style-name="ce15" table:formula="of:=IF([.G14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6-23" calcext:value-type="date">
            <text:p>23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39" calcext:value-type="date">
            <text:p>27.07.2020</text:p>
          </table:table-cell>
          <table:table-cell table:style-name="ce4" office:value-type="string" calcext:value-type="string">
            <text:p>Pozitif 24290</text:p>
          </table:table-cell>
          <table:table-cell table:style-name="ce15" table:formula="of:=IF([.G14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1-12" calcext:value-type="date">
            <text:p>12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3633924688" calcext:value-type="float">
            <text:p>43633924688</text:p>
          </table:table-cell>
          <table:table-cell table:style-name="ce4" office:value-type="string" calcext:value-type="string">
            <text:p>SEVİM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1-30" calcext:value-type="date">
            <text:p>30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Pozitif 71,23</text:p>
          </table:table-cell>
          <table:table-cell table:style-name="ce15" table:formula="of:=IF([.G14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318352864" calcext:value-type="float">
            <text:p>99318352864</text:p>
          </table:table-cell>
          <table:table-cell table:style-name="ce4" office:value-type="string" calcext:value-type="string">
            <text:p>SOAD ALSULAI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1-02" calcext:value-type="date">
            <text:p>02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6842146330" calcext:value-type="float">
            <text:p>36842146330</text:p>
          </table:table-cell>
          <table:table-cell table:style-name="ce4" office:value-type="string" calcext:value-type="string">
            <text:p>SEMİH TANRIVERD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6-07" calcext:value-type="date">
            <text:p>07.06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4:35:24" calcext:value-type="date">
            <text:p>27.07.2020</text:p>
          </table:table-cell>
          <table:table-cell table:style-name="ce4" office:value-type="string" calcext:value-type="string">
            <text:p>Pozitif 253,2</text:p>
          </table:table-cell>
          <table:table-cell table:style-name="ce15" table:formula="of:=IF([.G14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789794400" calcext:value-type="float">
            <text:p>11789794400</text:p>
          </table:table-cell>
          <table:table-cell table:style-name="ce4" office:value-type="string" calcext:value-type="string">
            <text:p>AYHAN SARAÇ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7-07" calcext:value-type="date">
            <text:p>07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1:42:15" calcext:value-type="date">
            <text:p>28.07.2020</text:p>
          </table:table-cell>
          <table:table-cell table:style-name="ce4" office:value-type="string" calcext:value-type="string">
            <text:p>Pozitif 29,09</text:p>
          </table:table-cell>
          <table:table-cell table:style-name="ce15" table:formula="of:=IF([.G14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8535423798" calcext:value-type="float">
            <text:p>28535423798</text:p>
          </table:table-cell>
          <table:table-cell table:style-name="ce4" office:value-type="string" calcext:value-type="string">
            <text:p>MUSTAFA BO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7-01" calcext:value-type="date">
            <text:p>01.07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2:36:55" calcext:value-type="date">
            <text:p>28.07.2020</text:p>
          </table:table-cell>
          <table:table-cell table:style-name="ce4" office:value-type="string" calcext:value-type="string">
            <text:p>Pozitif 16480</text:p>
          </table:table-cell>
          <table:table-cell table:style-name="ce15" table:formula="of:=IF([.G15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9-02" calcext:value-type="date">
            <text:p>02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2:42:08" calcext:value-type="date">
            <text:p>28.07.2020</text:p>
          </table:table-cell>
          <table:table-cell table:style-name="ce4" office:value-type="string" calcext:value-type="string">
            <text:p>Pozitif 5.502x10^1</text:p>
          </table:table-cell>
          <table:table-cell table:style-name="ce15" table:formula="of:=IF([.G15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5:05:48" calcext:value-type="date">
            <text:p>28.07.2020</text:p>
          </table:table-cell>
          <table:table-cell table:style-name="ce4" office:value-type="string" calcext:value-type="string">
            <text:p>Pozitif 318,3</text:p>
          </table:table-cell>
          <table:table-cell table:style-name="ce15" table:formula="of:=IF([.G15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1:24:54" calcext:value-type="date">
            <text:p>29.07.2020</text:p>
          </table:table-cell>
          <table:table-cell table:style-name="ce4" office:value-type="string" calcext:value-type="string">
            <text:p>Pozitif 11470</text:p>
          </table:table-cell>
          <table:table-cell table:style-name="ce15" table:formula="of:=IF([.G15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514065252" calcext:value-type="float">
            <text:p>22514065252</text:p>
          </table:table-cell>
          <table:table-cell table:style-name="ce4" office:value-type="string" calcext:value-type="string">
            <text:p>SEHER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3-10" calcext:value-type="date">
            <text:p>10.03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3:40:34" calcext:value-type="date">
            <text:p>29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5:14:31" calcext:value-type="date">
            <text:p>29.07.2020</text:p>
          </table:table-cell>
          <table:table-cell table:style-name="ce4" office:value-type="string" calcext:value-type="string">
            <text:p>Pozitif 1200</text:p>
          </table:table-cell>
          <table:table-cell table:style-name="ce15" table:formula="of:=IF([.G15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8483866128" calcext:value-type="float">
            <text:p>28483866128</text:p>
          </table:table-cell>
          <table:table-cell table:style-name="ce4" office:value-type="string" calcext:value-type="string">
            <text:p>CEMAL SİN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04" calcext:value-type="date">
            <text:p>04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2:35:58" calcext:value-type="date">
            <text:p>04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67150137796" calcext:value-type="float">
            <text:p>67150137796</text:p>
          </table:table-cell>
          <table:table-cell table:style-name="ce4" office:value-type="string" calcext:value-type="string">
            <text:p>ŞÜKRÜYE DU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3:22:26" calcext:value-type="date">
            <text:p>04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3-16" calcext:value-type="date">
            <text:p>16.03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3:28:43" calcext:value-type="date">
            <text:p>04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1141777360" calcext:value-type="float">
            <text:p>31141777360</text:p>
          </table:table-cell>
          <table:table-cell table:style-name="ce4" office:value-type="string" calcext:value-type="string">
            <text:p>İSMAİ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11-29" calcext:value-type="date">
            <text:p>29.11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4:01:45" calcext:value-type="date">
            <text:p>04.08.2020</text:p>
          </table:table-cell>
          <table:table-cell table:style-name="ce4" office:value-type="string" calcext:value-type="string">
            <text:p>Pozitif 9.341x10^1</text:p>
          </table:table-cell>
          <table:table-cell table:style-name="ce15" table:formula="of:=IF([.G15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147021718" calcext:value-type="float">
            <text:p>41147021718</text:p>
          </table:table-cell>
          <table:table-cell table:style-name="ce4" office:value-type="string" calcext:value-type="string">
            <text:p>MEDİNE Ö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8-13" calcext:value-type="date">
            <text:p>13.08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4:01:46" calcext:value-type="date">
            <text:p>04.08.2020</text:p>
          </table:table-cell>
          <table:table-cell table:style-name="ce4" office:value-type="string" calcext:value-type="string">
            <text:p>ÇALISMADAN SONUÇ ALINAMIYOR</text:p>
          </table:table-cell>
          <table:table-cell table:style-name="ce15" table:formula="of:=IF([.G16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810627228" calcext:value-type="float">
            <text:p>46810627228</text:p>
          </table:table-cell>
          <table:table-cell table:style-name="ce4" office:value-type="string" calcext:value-type="string">
            <text:p>HİMMET BAŞTU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4-20" calcext:value-type="date">
            <text:p>20.04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5T13:19:44" calcext:value-type="date">
            <text:p>05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6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4178237432" calcext:value-type="float">
            <text:p>34178237432</text:p>
          </table:table-cell>
          <table:table-cell table:style-name="ce4" office:value-type="string" calcext:value-type="string">
            <text:p>NECATİ YÜKS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12-15" calcext:value-type="date">
            <text:p>15.1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5T13:20:55" calcext:value-type="date">
            <text:p>05.08.2020</text:p>
          </table:table-cell>
          <table:table-cell table:style-name="ce4" office:value-type="string" calcext:value-type="string">
            <text:p>Pozitif 10,03</text:p>
          </table:table-cell>
          <table:table-cell table:style-name="ce15" table:formula="of:=IF([.G16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036516542" calcext:value-type="float">
            <text:p>20036516542</text:p>
          </table:table-cell>
          <table:table-cell table:style-name="ce4" office:value-type="string" calcext:value-type="string">
            <text:p>CEVRİYE KARACA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7-15" calcext:value-type="date">
            <text:p>15.07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6T12:33:49" calcext:value-type="date">
            <text:p>06.08.2020</text:p>
          </table:table-cell>
          <table:table-cell table:style-name="ce4" office:value-type="string" calcext:value-type="string">
            <text:p>ÇALISMADAN SONUÇ ALINAMIYOR</text:p>
          </table:table-cell>
          <table:table-cell table:style-name="ce15" table:formula="of:=IF([.G16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4-14" calcext:value-type="date">
            <text:p>14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6T14:30:42" calcext:value-type="date">
            <text:p>06.08.2020</text:p>
          </table:table-cell>
          <table:table-cell table:style-name="ce4" office:value-type="string" calcext:value-type="string">
            <text:p>Pozitif 37,44</text:p>
          </table:table-cell>
          <table:table-cell table:style-name="ce15" table:formula="of:=IF([.G16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222040746" calcext:value-type="float">
            <text:p>23222040746</text:p>
          </table:table-cell>
          <table:table-cell table:style-name="ce4" office:value-type="string" calcext:value-type="string">
            <text:p>NECMİ ÇETİ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10" calcext:value-type="date">
            <text:p>10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6T14:30:42" calcext:value-type="date">
            <text:p>06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15" table:formula="of:=IF([.G16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7T13:40:31" calcext:value-type="date">
            <text:p>07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15" table:formula="of:=IF([.G16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043381104" calcext:value-type="float">
            <text:p>13043381104</text:p>
          </table:table-cell>
          <table:table-cell table:style-name="ce4" office:value-type="string" calcext:value-type="string">
            <text:p>ŞÜKRAN TOP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7T13:40:31" calcext:value-type="date">
            <text:p>07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15" table:formula="of:=IF([.G16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933777374" calcext:value-type="float">
            <text:p>17933777374</text:p>
          </table:table-cell>
          <table:table-cell table:style-name="ce4" office:value-type="string" calcext:value-type="string">
            <text:p>ŞEMSİ KARA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4-26" calcext:value-type="date">
            <text:p>26.04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7T15:21:53" calcext:value-type="date">
            <text:p>07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15" table:formula="of:=IF([.G16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0T11:15:51" calcext:value-type="date">
            <text:p>10.08.2020</text:p>
          </table:table-cell>
          <table:table-cell table:style-name="ce4" office:value-type="string" calcext:value-type="string">
            <text:p>ÇALISMADAN SONUÇ ALINAMAMISTIR</text:p>
          </table:table-cell>
          <table:table-cell table:style-name="ce15" table:formula="of:=IF([.G16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05-17" calcext:value-type="date">
            <text:p>17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3" calcext:value-type="date">
            <text:p>11.08.2020</text:p>
          </table:table-cell>
          <table:table-cell table:style-name="ce4" office:value-type="string" calcext:value-type="string">
            <text:p>5,811x10^2POZITIF</text:p>
          </table:table-cell>
          <table:table-cell table:style-name="ce15" table:formula="of:=IF([.G17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3" calcext:value-type="date">
            <text:p>11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15" table:formula="of:=IF([.G17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957216514" calcext:value-type="float">
            <text:p>17957216514</text:p>
          </table:table-cell>
          <table:table-cell table:style-name="ce4" office:value-type="string" calcext:value-type="string">
            <text:p>RIDVAN KORK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12-03" calcext:value-type="date">
            <text:p>03.12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4" calcext:value-type="date">
            <text:p>11.08.2020</text:p>
          </table:table-cell>
          <table:table-cell table:style-name="ce4" office:value-type="string" calcext:value-type="string">
            <text:p>2,619x10^2POZITIF</text:p>
          </table:table-cell>
          <table:table-cell table:style-name="ce15" table:formula="of:=IF([.G17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0510464824" calcext:value-type="float">
            <text:p>40510464824</text:p>
          </table:table-cell>
          <table:table-cell table:style-name="ce4" office:value-type="string" calcext:value-type="string">
            <text:p>HALİL İBRAHİM UĞ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9:57" calcext:value-type="date">
            <text:p>11.08.2020</text:p>
          </table:table-cell>
          <table:table-cell table:style-name="ce4" office:value-type="string" calcext:value-type="string">
            <text:p>9,626x10^2POZITIF</text:p>
          </table:table-cell>
          <table:table-cell table:style-name="ce15" table:formula="of:=IF([.G17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8789416390" calcext:value-type="float">
            <text:p>58789416390</text:p>
          </table:table-cell>
          <table:table-cell table:style-name="ce4" office:value-type="string" calcext:value-type="string">
            <text:p>FUNDA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9-08-24" calcext:value-type="date">
            <text:p>24.08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2:33:27" calcext:value-type="date">
            <text:p>12.08.2020</text:p>
          </table:table-cell>
          <table:table-cell table:style-name="ce4" office:value-type="string" calcext:value-type="string">
            <text:p>9,937x10^3</text:p>
            <text:p>9,937x10^3POZITIF</text:p>
            <text:p>9,937x10^3</text:p>
            <text:p/>
          </table:table-cell>
          <table:table-cell table:style-name="ce15" table:formula="of:=IF([.G17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2:33:28" calcext:value-type="date">
            <text:p>12.08.2020</text:p>
          </table:table-cell>
          <table:table-cell table:style-name="ce4" office:value-type="string" calcext:value-type="string">
            <text:p>2,247x10^3POZITIF</text:p>
            <text:p/>
          </table:table-cell>
          <table:table-cell table:style-name="ce15" table:formula="of:=IF([.G17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345700922" calcext:value-type="float">
            <text:p>20345700922</text:p>
          </table:table-cell>
          <table:table-cell table:style-name="ce4" office:value-type="string" calcext:value-type="string">
            <text:p>SÜNDÜS ÜNV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5-15" calcext:value-type="date">
            <text:p>15.05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3:46:27" calcext:value-type="date">
            <text:p>12.08.2020</text:p>
          </table:table-cell>
          <table:table-cell table:style-name="ce4" office:value-type="string" calcext:value-type="string">
            <text:p>8,263x10^2POZITIF</text:p>
          </table:table-cell>
          <table:table-cell table:style-name="ce15" table:formula="of:=IF([.G17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3790688790" calcext:value-type="float">
            <text:p>33790688790</text:p>
          </table:table-cell>
          <table:table-cell table:style-name="ce4" office:value-type="string" calcext:value-type="string">
            <text:p>AYSEL KES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5-01" calcext:value-type="date">
            <text:p>01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5:14:07" calcext:value-type="date">
            <text:p>12.08.2020</text:p>
          </table:table-cell>
          <table:table-cell table:style-name="ce4" office:value-type="string" calcext:value-type="string">
            <text:p>4,218x10^2POZITIF</text:p>
          </table:table-cell>
          <table:table-cell table:style-name="ce15" table:formula="of:=IF([.G17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5514857290" calcext:value-type="float">
            <text:p>45514857290</text:p>
          </table:table-cell>
          <table:table-cell table:style-name="ce4" office:value-type="string" calcext:value-type="string">
            <text:p>RIZA KÜS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9-21" calcext:value-type="date">
            <text:p>21.09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0:33:06" calcext:value-type="date">
            <text:p>14.08.2020</text:p>
          </table:table-cell>
          <table:table-cell table:style-name="ce4" office:value-type="string" calcext:value-type="string">
            <text:p>POZİTİF12,19</text:p>
          </table:table-cell>
          <table:table-cell table:style-name="ce15" table:formula="of:=IF([.G17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7077285536" calcext:value-type="float">
            <text:p>27077285536</text:p>
          </table:table-cell>
          <table:table-cell table:style-name="ce4" office:value-type="string" calcext:value-type="string">
            <text:p>DURSUN ÖNEN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6-10" calcext:value-type="date">
            <text:p>10.06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2:51:03" calcext:value-type="date">
            <text:p>14.08.2020</text:p>
          </table:table-cell>
          <table:table-cell table:style-name="ce4" office:value-type="string" calcext:value-type="string">
            <text:p>1,083x10^3POZITIF</text:p>
          </table:table-cell>
          <table:table-cell table:style-name="ce15" table:formula="of:=IF([.G17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043480516" calcext:value-type="float">
            <text:p>10043480516</text:p>
          </table:table-cell>
          <table:table-cell table:style-name="ce4" office:value-type="string" calcext:value-type="string">
            <text:p>HAYDAR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4-04" calcext:value-type="date">
            <text:p>04.04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2:51:04" calcext:value-type="date">
            <text:p>14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8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3267372992" calcext:value-type="float">
            <text:p>43267372992</text:p>
          </table:table-cell>
          <table:table-cell table:style-name="ce4" office:value-type="string" calcext:value-type="string">
            <text:p>FAİK DALG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05" calcext:value-type="date">
            <text:p>0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3:49:26" calcext:value-type="date">
            <text:p>14.08.2020</text:p>
          </table:table-cell>
          <table:table-cell table:style-name="ce4" office:value-type="string" calcext:value-type="string">
            <text:p>4,965x10^1POZITIF</text:p>
          </table:table-cell>
          <table:table-cell table:style-name="ce15" table:formula="of:=IF([.G18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0245139324" calcext:value-type="float">
            <text:p>50245139324</text:p>
          </table:table-cell>
          <table:table-cell table:style-name="ce4" office:value-type="string" calcext:value-type="string">
            <text:p>İLHAMİ ÇELİKKAN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9-18" calcext:value-type="date">
            <text:p>18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4:08:41" calcext:value-type="date">
            <text:p>14.08.2020</text:p>
          </table:table-cell>
          <table:table-cell table:style-name="ce4" office:value-type="string" calcext:value-type="string">
            <text:p>POZİTİF358,9</text:p>
          </table:table-cell>
          <table:table-cell table:style-name="ce15" table:formula="of:=IF([.G18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10" calcext:value-type="date">
            <text:p>10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2:05:26" calcext:value-type="date">
            <text:p>18.08.2020</text:p>
          </table:table-cell>
          <table:table-cell table:style-name="ce4" office:value-type="string" calcext:value-type="string">
            <text:p>POZİTİF10,86</text:p>
          </table:table-cell>
          <table:table-cell table:style-name="ce15" table:formula="of:=IF([.G18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0488131932" calcext:value-type="float">
            <text:p>50488131932</text:p>
          </table:table-cell>
          <table:table-cell table:style-name="ce4" office:value-type="string" calcext:value-type="string">
            <text:p>FADİME YETİ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8-03" calcext:value-type="date">
            <text:p>03.08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4:06:32" calcext:value-type="date">
            <text:p>18.08.2020</text:p>
          </table:table-cell>
          <table:table-cell table:style-name="ce4" office:value-type="string" calcext:value-type="string">
            <text:p>POZİTİF444,8</text:p>
          </table:table-cell>
          <table:table-cell table:style-name="ce15" table:formula="of:=IF([.G18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8696019068" calcext:value-type="float">
            <text:p>38696019068</text:p>
          </table:table-cell>
          <table:table-cell table:style-name="ce4" office:value-type="string" calcext:value-type="string">
            <text:p>MAKSU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9-01" calcext:value-type="date">
            <text:p>0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5:41:26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8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0236140360" calcext:value-type="float">
            <text:p>50236140360</text:p>
          </table:table-cell>
          <table:table-cell table:style-name="ce4" office:value-type="string" calcext:value-type="string">
            <text:p>SUNA ER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12-15" calcext:value-type="date">
            <text:p>15.1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9T13:09:26" calcext:value-type="date">
            <text:p>19.08.2020</text:p>
          </table:table-cell>
          <table:table-cell table:style-name="ce4" office:value-type="string" calcext:value-type="string">
            <text:p>POZİTİF31,75</text:p>
          </table:table-cell>
          <table:table-cell table:style-name="ce15" table:formula="of:=IF([.G18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9236129412" calcext:value-type="float">
            <text:p>59236129412</text:p>
          </table:table-cell>
          <table:table-cell table:style-name="ce4" office:value-type="string" calcext:value-type="string">
            <text:p>FATMA GÖZCÜ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0-25" calcext:value-type="date">
            <text:p>25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9T13:25:01" calcext:value-type="date">
            <text:p>19.08.2020</text:p>
          </table:table-cell>
          <table:table-cell table:style-name="ce4" office:value-type="string" calcext:value-type="string">
            <text:p>POZITIF5674</text:p>
          </table:table-cell>
          <table:table-cell table:style-name="ce15" table:formula="of:=IF([.G18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855817240" calcext:value-type="float">
            <text:p>46855817240</text:p>
          </table:table-cell>
          <table:table-cell table:style-name="ce4" office:value-type="string" calcext:value-type="string">
            <text:p>ARİFE ER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3-10" calcext:value-type="date">
            <text:p>10.03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1:23:54" calcext:value-type="date">
            <text:p>20.08.2020</text:p>
          </table:table-cell>
          <table:table-cell table:style-name="ce4" office:value-type="string" calcext:value-type="string">
            <text:p>POZITIF2091</text:p>
          </table:table-cell>
          <table:table-cell table:style-name="ce15" table:formula="of:=IF([.G18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1:26:02" calcext:value-type="date">
            <text:p>20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8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10" calcext:value-type="date">
            <text:p>1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3:47:59" calcext:value-type="date">
            <text:p>20.08.2020</text:p>
          </table:table-cell>
          <table:table-cell table:style-name="ce4" office:value-type="string" calcext:value-type="string">
            <text:p>POZITIF 687,2</text:p>
          </table:table-cell>
          <table:table-cell table:style-name="ce15" table:formula="of:=IF([.G19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02" calcext:value-type="date">
            <text:p>02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3:32:47" calcext:value-type="date">
            <text:p>21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9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7-31" calcext:value-type="date">
            <text:p>3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661,2</text:p>
          </table:table-cell>
          <table:table-cell table:style-name="ce15" table:formula="of:=IF([.G19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7044620344" calcext:value-type="float">
            <text:p>47044620344</text:p>
          </table:table-cell>
          <table:table-cell table:style-name="ce4" office:value-type="string" calcext:value-type="string">
            <text:p>HAYDAR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10" calcext:value-type="date">
            <text:p>1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30,82</text:p>
          </table:table-cell>
          <table:table-cell table:style-name="ce15" table:formula="of:=IF([.G19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3266075888" calcext:value-type="float">
            <text:p>33266075888</text:p>
          </table:table-cell>
          <table:table-cell table:style-name="ce4" office:value-type="string" calcext:value-type="string">
            <text:p>LEMAN AYT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6-01" calcext:value-type="date">
            <text:p>01.06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10,97</text:p>
          </table:table-cell>
          <table:table-cell table:style-name="ce15" table:formula="of:=IF([.G19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1:12:09" calcext:value-type="date">
            <text:p>24.08.2020</text:p>
          </table:table-cell>
          <table:table-cell table:style-name="ce4" office:value-type="string" calcext:value-type="string">
            <text:p>POZITIF25,00</text:p>
          </table:table-cell>
          <table:table-cell table:style-name="ce15" table:formula="of:=IF([.G19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0311174404" calcext:value-type="float">
            <text:p>30311174404</text:p>
          </table:table-cell>
          <table:table-cell table:style-name="ce4" office:value-type="string" calcext:value-type="string">
            <text:p>FERHAT A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02-03" calcext:value-type="date">
            <text:p>03.02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2:39:22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9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1696758296" calcext:value-type="float">
            <text:p>31696758296</text:p>
          </table:table-cell>
          <table:table-cell table:style-name="ce4" office:value-type="string" calcext:value-type="string">
            <text:p>HATİCE MEL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6-02" calcext:value-type="date">
            <text:p>02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2:39:23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9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7824203460" calcext:value-type="float">
            <text:p>47824203460</text:p>
          </table:table-cell>
          <table:table-cell table:style-name="ce4" office:value-type="string" calcext:value-type="string">
            <text:p>DURSUN YOKU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3-30" calcext:value-type="date">
            <text:p>30.03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8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9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8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9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4380895078" calcext:value-type="float">
            <text:p>44380895078</text:p>
          </table:table-cell>
          <table:table-cell table:style-name="ce4" office:value-type="string" calcext:value-type="string">
            <text:p>SADAT ÇAB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1-20" calcext:value-type="date">
            <text:p>20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9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0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786628052" calcext:value-type="float">
            <text:p>46786628052</text:p>
          </table:table-cell>
          <table:table-cell table:style-name="ce4" office:value-type="string" calcext:value-type="string">
            <text:p>ERKAN BAŞTU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4-10" calcext:value-type="date">
            <text:p>10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5T11:45:19" calcext:value-type="date">
            <text:p>25.08.2020</text:p>
          </table:table-cell>
          <table:table-cell table:style-name="ce4" office:value-type="string" calcext:value-type="string">
            <text:p>POZITIF30090</text:p>
          </table:table-cell>
          <table:table-cell table:style-name="ce15" table:formula="of:=IF([.G20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5174345778" calcext:value-type="float">
            <text:p>55174345778</text:p>
          </table:table-cell>
          <table:table-cell table:style-name="ce4" office:value-type="string" calcext:value-type="string">
            <text:p>RIZA Ç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9-26" calcext:value-type="date">
            <text:p>26.09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0:23:35" calcext:value-type="date">
            <text:p>26.08.2020</text:p>
          </table:table-cell>
          <table:table-cell table:style-name="ce4" office:value-type="string" calcext:value-type="string">
            <text:p>POZITIF263,6</text:p>
          </table:table-cell>
          <table:table-cell table:style-name="ce15" table:formula="of:=IF([.G20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2-19" calcext:value-type="date">
            <text:p>19.0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3:29:52" calcext:value-type="date">
            <text:p>26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0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11-01" calcext:value-type="date">
            <text:p>01.1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3:29:52" calcext:value-type="date">
            <text:p>26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0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9-11" calcext:value-type="date">
            <text:p>11.09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Pozitif 2.232x10^1</text:p>
          </table:table-cell>
          <table:table-cell table:style-name="ce15" table:formula="of:=IF([.G20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036516542" calcext:value-type="float">
            <text:p>20036516542</text:p>
          </table:table-cell>
          <table:table-cell table:style-name="ce4" office:value-type="string" calcext:value-type="string">
            <text:p>CEVRİYE KARACA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7-15" calcext:value-type="date">
            <text:p>15.07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Pozitif 18560</text:p>
            <text:p/>
          </table:table-cell>
          <table:table-cell table:style-name="ce15" table:formula="of:=IF([.G20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0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9:03" calcext:value-type="date">
            <text:p>27.08.2020</text:p>
          </table:table-cell>
          <table:table-cell table:style-name="ce4" office:value-type="string" calcext:value-type="string">
            <text:p>Pozitif 3.576x10^2</text:p>
          </table:table-cell>
          <table:table-cell table:style-name="ce15" table:formula="of:=IF([.G20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7-01" calcext:value-type="date">
            <text:p>01.07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4:22:02" calcext:value-type="date">
            <text:p>27.08.2020</text:p>
          </table:table-cell>
          <table:table-cell table:style-name="ce4" office:value-type="string" calcext:value-type="string">
            <text:p>Pozitif 8,918</text:p>
          </table:table-cell>
          <table:table-cell table:style-name="ce15" table:formula="of:=IF([.G20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2-26" calcext:value-type="date">
            <text:p>26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4:22:02" calcext:value-type="date">
            <text:p>27.08.2020</text:p>
          </table:table-cell>
          <table:table-cell table:style-name="ce4" office:value-type="string" calcext:value-type="string">
            <text:p>Pozitif 17,71</text:p>
          </table:table-cell>
          <table:table-cell table:style-name="ce15" table:formula="of:=IF([.G21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043381104" calcext:value-type="float">
            <text:p>13043381104</text:p>
          </table:table-cell>
          <table:table-cell table:style-name="ce4" office:value-type="string" calcext:value-type="string">
            <text:p>ŞÜKRAN TOP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8T09:08:53" calcext:value-type="date">
            <text:p>28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1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8T12:18:08" calcext:value-type="date">
            <text:p>28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1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2:32:29" calcext:value-type="date">
            <text:p>31.08.2020</text:p>
          </table:table-cell>
          <table:table-cell table:style-name="ce4" office:value-type="string" calcext:value-type="string">
            <text:p>POZITIF37,89</text:p>
          </table:table-cell>
          <table:table-cell table:style-name="ce15" table:formula="of:=IF([.G21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5224307194" calcext:value-type="float">
            <text:p>15224307194</text:p>
          </table:table-cell>
          <table:table-cell table:style-name="ce4" office:value-type="string" calcext:value-type="string">
            <text:p>CELİ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9" calcext:value-type="date">
            <text:p>19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2:46:25" calcext:value-type="date">
            <text:p>31.08.2020</text:p>
          </table:table-cell>
          <table:table-cell table:style-name="ce4" office:value-type="string" calcext:value-type="string">
            <text:p>POZITIF15,54</text:p>
          </table:table-cell>
          <table:table-cell table:style-name="ce15" table:formula="of:=IF([.G21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5906175804" calcext:value-type="float">
            <text:p>35906175804</text:p>
          </table:table-cell>
          <table:table-cell table:style-name="ce4" office:value-type="string" calcext:value-type="string">
            <text:p>HALİT DEMİR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5-25" calcext:value-type="date">
            <text:p>2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5:05:31" calcext:value-type="date">
            <text:p>31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1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9554201876" calcext:value-type="float">
            <text:p>59554201876</text:p>
          </table:table-cell>
          <table:table-cell table:style-name="ce4" office:value-type="string" calcext:value-type="string">
            <text:p>BİBİŞİRİN KUREYŞ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8-06" calcext:value-type="date">
            <text:p>06.08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1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3072936914" calcext:value-type="float">
            <text:p>43072936914</text:p>
          </table:table-cell>
          <table:table-cell table:style-name="ce4" office:value-type="string" calcext:value-type="string">
            <text:p>SÜLEYMAN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8-01" calcext:value-type="date">
            <text:p>01.08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POZITIF57,74</text:p>
          </table:table-cell>
          <table:table-cell table:style-name="ce15" table:formula="of:=IF([.G21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6395496300" calcext:value-type="float">
            <text:p>56395496300</text:p>
          </table:table-cell>
          <table:table-cell table:style-name="ce4" office:value-type="string" calcext:value-type="string">
            <text:p>YASİN US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5-09" calcext:value-type="date">
            <text:p>09.05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POZITIF872400000</text:p>
            <text:p/>
          </table:table-cell>
          <table:table-cell table:style-name="ce15" table:formula="of:=IF([.G21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7661117372" calcext:value-type="float">
            <text:p>37661117372</text:p>
          </table:table-cell>
          <table:table-cell table:style-name="ce4" office:value-type="string" calcext:value-type="string">
            <text:p>MUSTAFA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9-19" calcext:value-type="date">
            <text:p>19.09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4:38:45" calcext:value-type="date">
            <text:p>01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1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933777374" calcext:value-type="float">
            <text:p>17933777374</text:p>
          </table:table-cell>
          <table:table-cell table:style-name="ce4" office:value-type="string" calcext:value-type="string">
            <text:p>ŞEMSİ KARA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4-26" calcext:value-type="date">
            <text:p>26.04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5:00:58" calcext:value-type="date">
            <text:p>01.09.2020</text:p>
          </table:table-cell>
          <table:table-cell table:style-name="ce4" office:value-type="string" calcext:value-type="string">
            <text:p>Pozitif 188,1</text:p>
          </table:table-cell>
          <table:table-cell table:style-name="ce15" table:formula="of:=IF([.G22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780955944" calcext:value-type="float">
            <text:p>25780955944</text:p>
          </table:table-cell>
          <table:table-cell table:style-name="ce4" office:value-type="string" calcext:value-type="string">
            <text:p>MURAT UZUNOV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8-05" calcext:value-type="date">
            <text:p>05.08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5:01:03" calcext:value-type="date">
            <text:p>01.09.2020</text:p>
          </table:table-cell>
          <table:table-cell table:style-name="ce4" office:value-type="string" calcext:value-type="string">
            <text:p>Pozitif 12480</text:p>
          </table:table-cell>
          <table:table-cell table:style-name="ce15" table:formula="of:=IF([.G22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7-16" calcext:value-type="date">
            <text:p>16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06:52" calcext:value-type="date">
            <text:p>02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2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40:57" calcext:value-type="date">
            <text:p>02.09.2020</text:p>
          </table:table-cell>
          <table:table-cell table:style-name="ce4" office:value-type="string" calcext:value-type="string">
            <text:p>Pozitif 106,2</text:p>
          </table:table-cell>
          <table:table-cell table:style-name="ce15" table:formula="of:=IF([.G22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2265405480" calcext:value-type="float">
            <text:p>42265405480</text:p>
          </table:table-cell>
          <table:table-cell table:style-name="ce4" office:value-type="string" calcext:value-type="string">
            <text:p>SEVİM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4-12" calcext:value-type="date">
            <text:p>12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40:57" calcext:value-type="date">
            <text:p>02.09.2020</text:p>
          </table:table-cell>
          <table:table-cell table:style-name="ce4" office:value-type="string" calcext:value-type="string">
            <text:p>Pozitif 2525</text:p>
          </table:table-cell>
          <table:table-cell table:style-name="ce15" table:formula="of:=IF([.G22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7770261912" calcext:value-type="float">
            <text:p>27770261912</text:p>
          </table:table-cell>
          <table:table-cell table:style-name="ce4" office:value-type="string" calcext:value-type="string">
            <text:p>ALİ YÜKS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11-15" calcext:value-type="date">
            <text:p>15.1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3:52:00" calcext:value-type="date">
            <text:p>02.09.2020</text:p>
          </table:table-cell>
          <table:table-cell table:style-name="ce4" office:value-type="string" calcext:value-type="string">
            <text:p>Pozitif 107200</text:p>
          </table:table-cell>
          <table:table-cell table:style-name="ce15" table:formula="of:=IF([.G22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0:36:17" calcext:value-type="date">
            <text:p>04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2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0:36:17" calcext:value-type="date">
            <text:p>04.09.2020</text:p>
          </table:table-cell>
          <table:table-cell table:style-name="ce4" office:value-type="string" calcext:value-type="string">
            <text:p>Pozitif 39,07</text:p>
          </table:table-cell>
          <table:table-cell table:style-name="ce15" table:formula="of:=IF([.G22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3984910514" calcext:value-type="float">
            <text:p>43984910514</text:p>
          </table:table-cell>
          <table:table-cell table:style-name="ce4" office:value-type="string" calcext:value-type="string">
            <text:p>ASLAN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5-15" calcext:value-type="date">
            <text:p>15.05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3:08:22" calcext:value-type="date">
            <text:p>04.09.2020</text:p>
          </table:table-cell>
          <table:table-cell table:style-name="ce4" office:value-type="string" calcext:value-type="string">
            <text:p>Pozitif 267,5</text:p>
          </table:table-cell>
          <table:table-cell table:style-name="ce15" table:formula="of:=IF([.G22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078515480" calcext:value-type="float">
            <text:p>20078515480</text:p>
          </table:table-cell>
          <table:table-cell table:style-name="ce4" office:value-type="string" calcext:value-type="string">
            <text:p>AVNİ Ö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12" calcext:value-type="date">
            <text:p>12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7T14:37:59" calcext:value-type="date">
            <text:p>07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2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445827300" calcext:value-type="float">
            <text:p>16445827300</text:p>
          </table:table-cell>
          <table:table-cell table:style-name="ce4" office:value-type="string" calcext:value-type="string">
            <text:p>YETER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13" calcext:value-type="date">
            <text:p>13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8T13:50:46" calcext:value-type="date">
            <text:p>08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3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7271906510" calcext:value-type="float">
            <text:p>27271906510</text:p>
          </table:table-cell>
          <table:table-cell table:style-name="ce4" office:value-type="string" calcext:value-type="string">
            <text:p>HAVVA 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2-10" calcext:value-type="date">
            <text:p>10.1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8T13:55:29" calcext:value-type="date">
            <text:p>08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3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11-11" calcext:value-type="date">
            <text:p>11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9T14:57:52" calcext:value-type="date">
            <text:p>09.09.2020</text:p>
          </table:table-cell>
          <table:table-cell table:style-name="ce4" office:value-type="string" calcext:value-type="string">
            <text:p>Pozitif 796,1</text:p>
          </table:table-cell>
          <table:table-cell table:style-name="ce15" table:formula="of:=IF([.G23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1:12:47" calcext:value-type="date">
            <text:p>10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3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054640534" calcext:value-type="float">
            <text:p>52054640534</text:p>
          </table:table-cell>
          <table:table-cell table:style-name="ce4" office:value-type="string" calcext:value-type="string">
            <text:p>YAKUP ÇÖRDÜ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7-20" calcext:value-type="date">
            <text:p>20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1:12:48" calcext:value-type="date">
            <text:p>10.09.2020</text:p>
          </table:table-cell>
          <table:table-cell table:style-name="ce4" office:value-type="string" calcext:value-type="string">
            <text:p>POZITIF2906000000</text:p>
          </table:table-cell>
          <table:table-cell table:style-name="ce15" table:formula="of:=IF([.G23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70228037560" calcext:value-type="float">
            <text:p>70228037560</text:p>
          </table:table-cell>
          <table:table-cell table:style-name="ce4" office:value-type="string" calcext:value-type="string">
            <text:p>SABRİ BENG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1-03" calcext:value-type="date">
            <text:p>03.0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3:30:56" calcext:value-type="date">
            <text:p>10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3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27:32" calcext:value-type="date">
            <text:p>11.09.2020</text:p>
          </table:table-cell>
          <table:table-cell table:style-name="ce4" office:value-type="string" calcext:value-type="string">
            <text:p>POZITIF6,931</text:p>
          </table:table-cell>
          <table:table-cell table:style-name="ce15" table:formula="of:=IF([.G23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589061654" calcext:value-type="float">
            <text:p>22589061654</text:p>
          </table:table-cell>
          <table:table-cell table:style-name="ce4" office:value-type="string" calcext:value-type="string">
            <text:p>ADEM 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7-22" calcext:value-type="date">
            <text:p>22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52:43" calcext:value-type="date">
            <text:p>11.09.2020</text:p>
          </table:table-cell>
          <table:table-cell table:style-name="ce4" office:value-type="string" calcext:value-type="string">
            <text:p>POZITIF 5397</text:p>
          </table:table-cell>
          <table:table-cell table:style-name="ce15" table:formula="of:=IF([.G23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0373802208" calcext:value-type="float">
            <text:p>30373802208</text:p>
          </table:table-cell>
          <table:table-cell table:style-name="ce4" office:value-type="string" calcext:value-type="string">
            <text:p>SABRİ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3-02" calcext:value-type="date">
            <text:p>02.03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52:43" calcext:value-type="date">
            <text:p>11.09.2020</text:p>
          </table:table-cell>
          <table:table-cell table:style-name="ce4" office:value-type="string" calcext:value-type="string">
            <text:p>POZITIF2676</text:p>
          </table:table-cell>
          <table:table-cell table:style-name="ce15" table:formula="of:=IF([.G23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6401495396" calcext:value-type="float">
            <text:p>56401495396</text:p>
          </table:table-cell>
          <table:table-cell table:style-name="ce4" office:value-type="string" calcext:value-type="string">
            <text:p>ONUR BAR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1-13" calcext:value-type="date">
            <text:p>13.01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3:35:35" calcext:value-type="date">
            <text:p>14.09.2020</text:p>
          </table:table-cell>
          <table:table-cell table:style-name="ce4" office:value-type="string" calcext:value-type="string">
            <text:p>POZITIF2594000000</text:p>
          </table:table-cell>
          <table:table-cell table:style-name="ce15" table:formula="of:=IF([.G23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2-04" calcext:value-type="date">
            <text:p>04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3:35:35" calcext:value-type="date">
            <text:p>14.09.2020</text:p>
          </table:table-cell>
          <table:table-cell table:style-name="ce4" office:value-type="string" calcext:value-type="string">
            <text:p>POZITIF49,02</text:p>
          </table:table-cell>
          <table:table-cell table:style-name="ce15" table:formula="of:=IF([.G24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487464622" calcext:value-type="float">
            <text:p>10487464622</text:p>
          </table:table-cell>
          <table:table-cell table:style-name="ce4" office:value-type="string" calcext:value-type="string">
            <text:p>SERPİL SULU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8-15" calcext:value-type="date">
            <text:p>15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4:52:15" calcext:value-type="date">
            <text:p>14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4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462333668" calcext:value-type="float">
            <text:p>14462333668</text:p>
          </table:table-cell>
          <table:table-cell table:style-name="ce4" office:value-type="string" calcext:value-type="string">
            <text:p>SEVGİ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02" calcext:value-type="date">
            <text:p>02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1:18:56" calcext:value-type="date">
            <text:p>15.09.2020</text:p>
          </table:table-cell>
          <table:table-cell table:style-name="ce4" office:value-type="string" calcext:value-type="string">
            <text:p>POZITIF195,3</text:p>
          </table:table-cell>
          <table:table-cell table:style-name="ce15" table:formula="of:=IF([.G24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5626999964" calcext:value-type="float">
            <text:p>35626999964</text:p>
          </table:table-cell>
          <table:table-cell table:style-name="ce4" office:value-type="string" calcext:value-type="string">
            <text:p>ÜMMÜGÜLSÜM SEVİN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10-20" calcext:value-type="date">
            <text:p>20.10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1:18:57" calcext:value-type="date">
            <text:p>15.09.2020</text:p>
          </table:table-cell>
          <table:table-cell table:style-name="ce4" office:value-type="string" calcext:value-type="string">
            <text:p>Pozitif2360</text:p>
          </table:table-cell>
          <table:table-cell table:style-name="ce15" table:formula="of:=IF([.G24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123243542" calcext:value-type="float">
            <text:p>17123243542</text:p>
          </table:table-cell>
          <table:table-cell table:style-name="ce4" office:value-type="string" calcext:value-type="string">
            <text:p>DİLEK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1-17" calcext:value-type="date">
            <text:p>17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4:31:39" calcext:value-type="date">
            <text:p>15.09.2020</text:p>
          </table:table-cell>
          <table:table-cell table:style-name="ce4" office:value-type="string" calcext:value-type="string">
            <text:p>POZITIF577,5</text:p>
          </table:table-cell>
          <table:table-cell table:style-name="ce15" table:formula="of:=IF([.G24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431429146" calcext:value-type="float">
            <text:p>99431429146</text:p>
          </table:table-cell>
          <table:table-cell table:style-name="ce4" office:value-type="string" calcext:value-type="string">
            <text:p>BAHAREH MOHAMMAD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7-16" calcext:value-type="date">
            <text:p>16.07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6T09:09:07" calcext:value-type="date">
            <text:p>16.09.2020</text:p>
          </table:table-cell>
          <table:table-cell table:style-name="ce4" office:value-type="string" calcext:value-type="string">
            <text:p>POZITIF690,4</text:p>
          </table:table-cell>
          <table:table-cell table:style-name="ce15" table:formula="of:=IF([.G24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2T13:10:07" calcext:value-type="date">
            <text:p>12.0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4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2T13:12:42" calcext:value-type="date">
            <text:p>12.0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4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8789416390" calcext:value-type="float">
            <text:p>58789416390</text:p>
          </table:table-cell>
          <table:table-cell table:style-name="ce4" office:value-type="string" calcext:value-type="string">
            <text:p>FUNDA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9-08-24" calcext:value-type="date">
            <text:p>24.08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3T11:47:52" calcext:value-type="date">
            <text:p>13.0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4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472542960" calcext:value-type="float">
            <text:p>10472542960</text:p>
          </table:table-cell>
          <table:table-cell table:style-name="ce4" office:value-type="string" calcext:value-type="string">
            <text:p>SÜLEYMAN MAHMUT KAYAG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1-22" calcext:value-type="date">
            <text:p>22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3T14:57:00" calcext:value-type="date">
            <text:p>13.01.2021</text:p>
          </table:table-cell>
          <table:table-cell table:style-name="ce4" office:value-type="string" calcext:value-type="string">
            <text:p>50.12 Pozitif</text:p>
          </table:table-cell>
          <table:table-cell table:style-name="ce15" table:formula="of:=IF([.G24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5T13:17:33" calcext:value-type="date">
            <text:p>15.01.2021</text:p>
          </table:table-cell>
          <table:table-cell table:style-name="ce4" office:value-type="string" calcext:value-type="string">
            <text:p>17160 <text:s/>Pozitif</text:p>
          </table:table-cell>
          <table:table-cell table:style-name="ce15" table:formula="of:=IF([.G25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03" calcext:value-type="date">
            <text:p>03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8:16" calcext:value-type="date">
            <text:p>18.01.2021</text:p>
          </table:table-cell>
          <table:table-cell table:style-name="ce4" office:value-type="string" calcext:value-type="string">
            <text:p>1635 Pozitif</text:p>
          </table:table-cell>
          <table:table-cell table:style-name="ce15" table:formula="of:=IF([.G25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445266970" calcext:value-type="float">
            <text:p>16445266970</text:p>
          </table:table-cell>
          <table:table-cell table:style-name="ce4" office:value-type="string" calcext:value-type="string">
            <text:p>HAVANUR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3-03" calcext:value-type="date">
            <text:p>03.03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9:07" calcext:value-type="date">
            <text:p>18.01.2021</text:p>
          </table:table-cell>
          <table:table-cell table:style-name="ce4" office:value-type="string" calcext:value-type="string">
            <text:p>99.25 Pozitif</text:p>
          </table:table-cell>
          <table:table-cell table:style-name="ce15" table:formula="of:=IF([.G25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9:07" calcext:value-type="date">
            <text:p>18.01.2021</text:p>
          </table:table-cell>
          <table:table-cell table:style-name="ce4" office:value-type="string" calcext:value-type="string">
            <text:p>5643 Pozitif</text:p>
          </table:table-cell>
          <table:table-cell table:style-name="ce15" table:formula="of:=IF([.G25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2-19" calcext:value-type="date">
            <text:p>19.0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5:14:51" calcext:value-type="date">
            <text:p>18.01.2021</text:p>
          </table:table-cell>
          <table:table-cell table:style-name="ce4" office:value-type="string" calcext:value-type="string">
            <text:p>374.9 Pozitif</text:p>
          </table:table-cell>
          <table:table-cell table:style-name="ce15" table:formula="of:=IF([.G25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167406828" calcext:value-type="float">
            <text:p>59167406828</text:p>
          </table:table-cell>
          <table:table-cell table:style-name="ce4" office:value-type="string" calcext:value-type="string">
            <text:p>TURGUT GEN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6-05" calcext:value-type="date">
            <text:p>05.06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0:06" calcext:value-type="date">
            <text:p>19.01.2021</text:p>
          </table:table-cell>
          <table:table-cell table:style-name="ce4" office:value-type="string" calcext:value-type="string">
            <text:p>462.4 Pozitif</text:p>
          </table:table-cell>
          <table:table-cell table:style-name="ce15" table:formula="of:=IF([.G25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4507225922" calcext:value-type="float">
            <text:p>64507225922</text:p>
          </table:table-cell>
          <table:table-cell table:style-name="ce4" office:value-type="string" calcext:value-type="string">
            <text:p>SALİHA ALEV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3-14" calcext:value-type="date">
            <text:p>14.03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2:19" calcext:value-type="date">
            <text:p>19.01.2021</text:p>
          </table:table-cell>
          <table:table-cell table:style-name="ce4" office:value-type="string" calcext:value-type="string">
            <text:p>43.06 Pozitif</text:p>
          </table:table-cell>
          <table:table-cell table:style-name="ce15" table:formula="of:=IF([.G25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863882946" calcext:value-type="float">
            <text:p>44863882946</text:p>
          </table:table-cell>
          <table:table-cell table:style-name="ce4" office:value-type="string" calcext:value-type="string">
            <text:p>ÜMİT O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7-25" calcext:value-type="date">
            <text:p>25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2:20" calcext:value-type="date">
            <text:p>19.01.2021</text:p>
          </table:table-cell>
          <table:table-cell table:style-name="ce4" office:value-type="string" calcext:value-type="string">
            <text:p>696.4 Pozitif</text:p>
          </table:table-cell>
          <table:table-cell table:style-name="ce15" table:formula="of:=IF([.G25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984673212" calcext:value-type="float">
            <text:p>20984673212</text:p>
          </table:table-cell>
          <table:table-cell table:style-name="ce4" office:value-type="string" calcext:value-type="string">
            <text:p>GÜLHAN KIYMET SAR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9-01-20" calcext:value-type="date">
            <text:p>20.01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5:32" calcext:value-type="date">
            <text:p>19.01.2021</text:p>
          </table:table-cell>
          <table:table-cell table:style-name="ce4" office:value-type="string" calcext:value-type="string">
            <text:p>156.4 Pozitif</text:p>
          </table:table-cell>
          <table:table-cell table:style-name="ce15" table:formula="of:=IF([.G25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0T12:22:28" calcext:value-type="date">
            <text:p>20.01.2021</text:p>
          </table:table-cell>
          <table:table-cell table:style-name="ce4" office:value-type="string" calcext:value-type="string">
            <text:p>807.6 Pozitif</text:p>
          </table:table-cell>
          <table:table-cell table:style-name="ce15" table:formula="of:=IF([.G25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0T15:53:29" calcext:value-type="date">
            <text:p>20.01.2021</text:p>
          </table:table-cell>
          <table:table-cell table:style-name="ce4" office:value-type="string" calcext:value-type="string">
            <text:p><text:s/>1242 Pozitif</text:p>
          </table:table-cell>
          <table:table-cell table:style-name="ce15" table:formula="of:=IF([.G26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714129708" calcext:value-type="float">
            <text:p>61714129708</text:p>
          </table:table-cell>
          <table:table-cell table:style-name="ce4" office:value-type="string" calcext:value-type="string">
            <text:p>HÜSEYİN ŞİMŞ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1-01" calcext:value-type="date">
            <text:p>01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1T14:50:31" calcext:value-type="date">
            <text:p>21.01.2021</text:p>
          </table:table-cell>
          <table:table-cell table:style-name="ce4" office:value-type="string" calcext:value-type="string">
            <text:p>26090000 Pozitif</text:p>
          </table:table-cell>
          <table:table-cell table:style-name="ce15" table:formula="of:=IF([.G26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2T13:00:56" calcext:value-type="date">
            <text:p>22.01.2021</text:p>
          </table:table-cell>
          <table:table-cell table:style-name="ce4" office:value-type="string" calcext:value-type="string">
            <text:p>1.071x10^2 Pozitif</text:p>
          </table:table-cell>
          <table:table-cell table:style-name="ce15" table:formula="of:=IF([.G26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11-27" calcext:value-type="date">
            <text:p>27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2T13:41:56" calcext:value-type="date">
            <text:p>22.01.2021</text:p>
          </table:table-cell>
          <table:table-cell table:style-name="ce4" office:value-type="string" calcext:value-type="string">
            <text:p>2.172x10^3 Pozitif</text:p>
          </table:table-cell>
          <table:table-cell table:style-name="ce15" table:formula="of:=IF([.G26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1:06:47" calcext:value-type="date">
            <text:p>25.0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6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1:20:52" calcext:value-type="date">
            <text:p>25.01.2021</text:p>
          </table:table-cell>
          <table:table-cell table:style-name="ce4" office:value-type="string" calcext:value-type="string">
            <text:p>3.063&lt;10 Pozitif</text:p>
          </table:table-cell>
          <table:table-cell table:style-name="ce15" table:formula="of:=IF([.G26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21701714" calcext:value-type="float">
            <text:p>20321701714</text:p>
          </table:table-cell>
          <table:table-cell table:style-name="ce4" office:value-type="string" calcext:value-type="string">
            <text:p>CANAN Ö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5-20" calcext:value-type="date">
            <text:p>20.05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2:03:47" calcext:value-type="date">
            <text:p>25.01.2021</text:p>
          </table:table-cell>
          <table:table-cell table:style-name="ce4" office:value-type="string" calcext:value-type="string">
            <text:p>1.210x10^2 Pozitif</text:p>
          </table:table-cell>
          <table:table-cell table:style-name="ce15" table:formula="of:=IF([.G26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1-28" calcext:value-type="date">
            <text:p>28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2:04:49" calcext:value-type="date">
            <text:p>25.01.2021</text:p>
          </table:table-cell>
          <table:table-cell table:style-name="ce4" office:value-type="string" calcext:value-type="string">
            <text:p>8.840x10^1 Pozitif</text:p>
          </table:table-cell>
          <table:table-cell table:style-name="ce15" table:formula="of:=IF([.G26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372208490" calcext:value-type="float">
            <text:p>14372208490</text:p>
          </table:table-cell>
          <table:table-cell table:style-name="ce4" office:value-type="string" calcext:value-type="string">
            <text:p>HÜSEYİN ÇARIKCİ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1" calcext:value-type="date">
            <text:p>01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7T12:17:21" calcext:value-type="date">
            <text:p>27.01.2021</text:p>
          </table:table-cell>
          <table:table-cell table:style-name="ce4" office:value-type="string" calcext:value-type="string">
            <text:p>3485 Pozitif</text:p>
          </table:table-cell>
          <table:table-cell table:style-name="ce15" table:formula="of:=IF([.G26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11648518" calcext:value-type="float">
            <text:p>21911648518</text:p>
          </table:table-cell>
          <table:table-cell table:style-name="ce4" office:value-type="string" calcext:value-type="string">
            <text:p>MÖTEBER BAY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7-03" calcext:value-type="date">
            <text:p>03.07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9T11:35:52" calcext:value-type="date">
            <text:p>29.01.2021</text:p>
          </table:table-cell>
          <table:table-cell table:style-name="ce4" office:value-type="string" calcext:value-type="string">
            <text:p>10.78 Pozitif</text:p>
          </table:table-cell>
          <table:table-cell table:style-name="ce15" table:formula="of:=IF([.G26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989439898" calcext:value-type="float">
            <text:p>27989439898</text:p>
          </table:table-cell>
          <table:table-cell table:style-name="ce4" office:value-type="string" calcext:value-type="string">
            <text:p>ZÖHRE EDİ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2-01" calcext:value-type="date">
            <text:p>01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9T11:35:52" calcext:value-type="date">
            <text:p>29.01.2021</text:p>
          </table:table-cell>
          <table:table-cell table:style-name="ce4" office:value-type="string" calcext:value-type="string">
            <text:p>656.6</text:p>
            <text:p> Pozitif</text:p>
          </table:table-cell>
          <table:table-cell table:style-name="ce15" table:formula="of:=IF([.G27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644584504" calcext:value-type="float">
            <text:p>53644584504</text:p>
          </table:table-cell>
          <table:table-cell table:style-name="ce4" office:value-type="string" calcext:value-type="string">
            <text:p>SULTAN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11-20" calcext:value-type="date">
            <text:p>20.1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0:41:23" calcext:value-type="date">
            <text:p>01.02.2021</text:p>
          </table:table-cell>
          <table:table-cell table:style-name="ce4" office:value-type="string" calcext:value-type="string">
            <text:p>994100</text:p>
            <text:p> Pozitif</text:p>
          </table:table-cell>
          <table:table-cell table:style-name="ce15" table:formula="of:=IF([.G27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151610294" calcext:value-type="float">
            <text:p>36151610294</text:p>
          </table:table-cell>
          <table:table-cell table:style-name="ce4" office:value-type="string" calcext:value-type="string">
            <text:p>FÜLYA SÜ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21" calcext:value-type="date">
            <text:p>2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2:34:37" calcext:value-type="date">
            <text:p>01.02.2021</text:p>
          </table:table-cell>
          <table:table-cell table:style-name="ce4" office:value-type="string" calcext:value-type="string">
            <text:p>323.8 Pozitif</text:p>
          </table:table-cell>
          <table:table-cell table:style-name="ce15" table:formula="of:=IF([.G27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2:35:06" calcext:value-type="date">
            <text:p>01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7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80955944" calcext:value-type="float">
            <text:p>25780955944</text:p>
          </table:table-cell>
          <table:table-cell table:style-name="ce4" office:value-type="string" calcext:value-type="string">
            <text:p>MURAT UZUNOV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8-05" calcext:value-type="date">
            <text:p>05.08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4:01:08" calcext:value-type="date">
            <text:p>01.02.2021</text:p>
          </table:table-cell>
          <table:table-cell table:style-name="ce4" office:value-type="string" calcext:value-type="string">
            <text:p>14510 Pozitif</text:p>
          </table:table-cell>
          <table:table-cell table:style-name="ce15" table:formula="of:=IF([.G27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636026244" calcext:value-type="float">
            <text:p>23636026244</text:p>
          </table:table-cell>
          <table:table-cell table:style-name="ce4" office:value-type="string" calcext:value-type="string">
            <text:p>ARİF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2-05" calcext:value-type="date">
            <text:p>05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2T11:15:24" calcext:value-type="date">
            <text:p>02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7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592132084" calcext:value-type="float">
            <text:p>31592132084</text:p>
          </table:table-cell>
          <table:table-cell table:style-name="ce4" office:value-type="string" calcext:value-type="string">
            <text:p>ALİ ZEN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1-05" calcext:value-type="date">
            <text:p>05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2T13:27:23" calcext:value-type="date">
            <text:p>02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7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590154632" calcext:value-type="float">
            <text:p>36590154632</text:p>
          </table:table-cell>
          <table:table-cell table:style-name="ce4" office:value-type="string" calcext:value-type="string">
            <text:p>HİLMİ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7-01" calcext:value-type="date">
            <text:p>01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3T14:22:28" calcext:value-type="date">
            <text:p>03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7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2-20" calcext:value-type="date">
            <text:p>20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1:32:33" calcext:value-type="date">
            <text:p>04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7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6-23" calcext:value-type="date">
            <text:p>23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4:15:43" calcext:value-type="date">
            <text:p>04.02.2021</text:p>
          </table:table-cell>
          <table:table-cell table:style-name="ce4" office:value-type="string" calcext:value-type="string">
            <text:p>78.75 Pozitif</text:p>
          </table:table-cell>
          <table:table-cell table:style-name="ce15" table:formula="of:=IF([.G27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070240370" calcext:value-type="float">
            <text:p>34070240370</text:p>
          </table:table-cell>
          <table:table-cell table:style-name="ce4" office:value-type="string" calcext:value-type="string">
            <text:p>FATMA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8-05" calcext:value-type="date">
            <text:p>05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4:15:46" calcext:value-type="date">
            <text:p>04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8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538368108" calcext:value-type="float">
            <text:p>13538368108</text:p>
          </table:table-cell>
          <table:table-cell table:style-name="ce4" office:value-type="string" calcext:value-type="string">
            <text:p>GIYASETTİN Ö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12-25" calcext:value-type="date">
            <text:p>25.1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1:38:30" calcext:value-type="date">
            <text:p>05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8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1:39:27" calcext:value-type="date">
            <text:p>05.02.2021</text:p>
          </table:table-cell>
          <table:table-cell table:style-name="ce4" office:value-type="string" calcext:value-type="string">
            <text:p>11.6 Pozitif</text:p>
          </table:table-cell>
          <table:table-cell table:style-name="ce15" table:formula="of:=IF([.G28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179282020" calcext:value-type="float">
            <text:p>27179282020</text:p>
          </table:table-cell>
          <table:table-cell table:style-name="ce4" office:value-type="string" calcext:value-type="string">
            <text:p>SEMİHA GÜH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5-03" calcext:value-type="date">
            <text:p>03.05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2:15:33" calcext:value-type="date">
            <text:p>05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8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313170218" calcext:value-type="float">
            <text:p>19313170218</text:p>
          </table:table-cell>
          <table:table-cell table:style-name="ce4" office:value-type="string" calcext:value-type="string">
            <text:p>KÜBRA NUR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12-21" calcext:value-type="date">
            <text:p>21.1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1:46" calcext:value-type="date">
            <text:p>08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8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2:05" calcext:value-type="date">
            <text:p>08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8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115612128" calcext:value-type="float">
            <text:p>36115612128</text:p>
          </table:table-cell>
          <table:table-cell table:style-name="ce4" office:value-type="string" calcext:value-type="string">
            <text:p>DÜRDANE 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9-07" calcext:value-type="date">
            <text:p>07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2:13" calcext:value-type="date">
            <text:p>08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8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743881458" calcext:value-type="float">
            <text:p>44743881458</text:p>
          </table:table-cell>
          <table:table-cell table:style-name="ce4" office:value-type="string" calcext:value-type="string">
            <text:p>HASAN ERG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3:55:10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8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3:58:54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8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176738498" calcext:value-type="float">
            <text:p>21176738498</text:p>
          </table:table-cell>
          <table:table-cell table:style-name="ce4" office:value-type="string" calcext:value-type="string">
            <text:p>BAYRAM EYİ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10" calcext:value-type="date">
            <text:p>10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2:34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8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2:39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9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877385958" calcext:value-type="float">
            <text:p>42877385958</text:p>
          </table:table-cell>
          <table:table-cell table:style-name="ce4" office:value-type="string" calcext:value-type="string">
            <text:p>LEYLA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2-18" calcext:value-type="date">
            <text:p>18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6:38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9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4-15" calcext:value-type="date">
            <text:p>15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24:29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9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110949414" calcext:value-type="float">
            <text:p>41110949414</text:p>
          </table:table-cell>
          <table:table-cell table:style-name="ce4" office:value-type="string" calcext:value-type="string">
            <text:p>SALİM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5-10" calcext:value-type="date">
            <text:p>10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3:00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9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167040122" calcext:value-type="float">
            <text:p>10167040122</text:p>
          </table:table-cell>
          <table:table-cell table:style-name="ce4" office:value-type="string" calcext:value-type="string">
            <text:p>ESAT ÖL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3-01" calcext:value-type="date">
            <text:p>01.03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3:24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9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487329018" calcext:value-type="float">
            <text:p>31487329018</text:p>
          </table:table-cell>
          <table:table-cell table:style-name="ce4" office:value-type="string" calcext:value-type="string">
            <text:p>MEHMET DİZ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5-01" calcext:value-type="date">
            <text:p>01.05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4:22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9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4:38:42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9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6786628052" calcext:value-type="float">
            <text:p>46786628052</text:p>
          </table:table-cell>
          <table:table-cell table:style-name="ce4" office:value-type="string" calcext:value-type="string">
            <text:p>ERKAN BAŞTU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4-10" calcext:value-type="date">
            <text:p>10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4:39:02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9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1:10:46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9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286279064" calcext:value-type="float">
            <text:p>31286279064</text:p>
          </table:table-cell>
          <table:table-cell table:style-name="ce4" office:value-type="string" calcext:value-type="string">
            <text:p>HASAN OC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10-09" calcext:value-type="date">
            <text:p>09.10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2:33:47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29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2:33:49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0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232303370" calcext:value-type="float">
            <text:p>34232303370</text:p>
          </table:table-cell>
          <table:table-cell table:style-name="ce4" office:value-type="string" calcext:value-type="string">
            <text:p>ZÜLFİKAR ŞAHİNGÖ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01-01" calcext:value-type="date">
            <text:p>01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5:16:36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0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909551920" calcext:value-type="float">
            <text:p>37909551920</text:p>
          </table:table-cell>
          <table:table-cell table:style-name="ce4" office:value-type="string" calcext:value-type="string">
            <text:p>KAAN YENİL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3-06" calcext:value-type="date">
            <text:p>06.03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1:12:51" calcext:value-type="date">
            <text:p>12.02.2021</text:p>
          </table:table-cell>
          <table:table-cell table:style-name="ce4" office:value-type="string" calcext:value-type="string">
            <text:p>683100000 Pozitif</text:p>
          </table:table-cell>
          <table:table-cell table:style-name="ce15" table:formula="of:=IF([.G30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2:32:44" calcext:value-type="date">
            <text:p>12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0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331075182" calcext:value-type="float">
            <text:p>22331075182</text:p>
          </table:table-cell>
          <table:table-cell table:style-name="ce4" office:value-type="string" calcext:value-type="string">
            <text:p>FİRDES KARAMEŞ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4:22:30" calcext:value-type="date">
            <text:p>12.02.2021</text:p>
          </table:table-cell>
          <table:table-cell table:style-name="ce4" office:value-type="string" calcext:value-type="string">
            <text:p>82.42 Pozitif</text:p>
          </table:table-cell>
          <table:table-cell table:style-name="ce15" table:formula="of:=IF([.G30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5T11:47:28" calcext:value-type="date">
            <text:p>15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0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089681752" calcext:value-type="float">
            <text:p>53089681752</text:p>
          </table:table-cell>
          <table:table-cell table:style-name="ce4" office:value-type="string" calcext:value-type="string">
            <text:p>SİNAN AT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3-14" calcext:value-type="date">
            <text:p>14.03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5T15:22:43" calcext:value-type="date">
            <text:p>15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0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875385908" calcext:value-type="float">
            <text:p>12875385908</text:p>
          </table:table-cell>
          <table:table-cell table:style-name="ce4" office:value-type="string" calcext:value-type="string">
            <text:p>AYŞE AĞI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7-10" calcext:value-type="date">
            <text:p>10.07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1:55:47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0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4:24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0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45700922" calcext:value-type="float">
            <text:p>20345700922</text:p>
          </table:table-cell>
          <table:table-cell table:style-name="ce4" office:value-type="string" calcext:value-type="string">
            <text:p>SÜNDÜS ÜNV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5-15" calcext:value-type="date">
            <text:p>15.05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4:28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0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633788250" calcext:value-type="float">
            <text:p>17633788250</text:p>
          </table:table-cell>
          <table:table-cell table:style-name="ce4" office:value-type="string" calcext:value-type="string">
            <text:p>METİN DEMİR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08" calcext:value-type="date">
            <text:p>08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7:33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1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448269166" calcext:value-type="float">
            <text:p>33448269166</text:p>
          </table:table-cell>
          <table:table-cell table:style-name="ce4" office:value-type="string" calcext:value-type="string">
            <text:p>AHMET UYS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2-19" calcext:value-type="date">
            <text:p>19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5:32:38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1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487899330" calcext:value-type="float">
            <text:p>27487899330</text:p>
          </table:table-cell>
          <table:table-cell table:style-name="ce4" office:value-type="string" calcext:value-type="string">
            <text:p>HATİCE DEL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2-01" calcext:value-type="date">
            <text:p>01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7T11:14:08" calcext:value-type="date">
            <text:p>17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1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7T15:03:00" calcext:value-type="date">
            <text:p>17.02.2021</text:p>
          </table:table-cell>
          <table:table-cell table:style-name="ce4" office:value-type="string" calcext:value-type="string">
            <text:p>266 Pozitif</text:p>
          </table:table-cell>
          <table:table-cell table:style-name="ce15" table:formula="of:=IF([.G31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416534734" calcext:value-type="float">
            <text:p>38416534734</text:p>
          </table:table-cell>
          <table:table-cell table:style-name="ce4" office:value-type="string" calcext:value-type="string">
            <text:p>KAZIM SAĞD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5-05" calcext:value-type="date">
            <text:p>05.05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8T13:34:57" calcext:value-type="date">
            <text:p>18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1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461026280" calcext:value-type="float">
            <text:p>10461026280</text:p>
          </table:table-cell>
          <table:table-cell table:style-name="ce4" office:value-type="string" calcext:value-type="string">
            <text:p>nurten hazined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3-18" calcext:value-type="date">
            <text:p>18.03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9T12:35:29" calcext:value-type="date">
            <text:p>19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1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873191134" calcext:value-type="float">
            <text:p>29873191134</text:p>
          </table:table-cell>
          <table:table-cell table:style-name="ce4" office:value-type="string" calcext:value-type="string">
            <text:p>FADİK SÜN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0:07:10" calcext:value-type="date">
            <text:p>23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1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1:39:41" calcext:value-type="date">
            <text:p>23.02.2021</text:p>
          </table:table-cell>
          <table:table-cell table:style-name="ce4" office:value-type="string" calcext:value-type="string">
            <text:p>ÇALIŞMADAN SONIÇ ALINAMAMIŞTIR.</text:p>
          </table:table-cell>
          <table:table-cell table:style-name="ce15" table:formula="of:=IF([.G31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335676882" calcext:value-type="float">
            <text:p>15335676882</text:p>
          </table:table-cell>
          <table:table-cell table:style-name="ce4" office:value-type="string" calcext:value-type="string">
            <text:p>TÜRKAN GÖB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5-18" calcext:value-type="date">
            <text:p>18.05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1:52:49" calcext:value-type="date">
            <text:p>23.02.2021</text:p>
          </table:table-cell>
          <table:table-cell table:style-name="ce4" office:value-type="string" calcext:value-type="string">
            <text:p>591.6 <text:s/>Pozitif</text:p>
          </table:table-cell>
          <table:table-cell table:style-name="ce15" table:formula="of:=IF([.G31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2:10:59" calcext:value-type="date">
            <text:p>23.02.2021</text:p>
          </table:table-cell>
          <table:table-cell table:style-name="ce4" office:value-type="string" calcext:value-type="string">
            <text:p>7940 Pozitif</text:p>
          </table:table-cell>
          <table:table-cell table:style-name="ce15" table:formula="of:=IF([.G31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0641497028" calcext:value-type="float">
            <text:p>50641497028</text:p>
          </table:table-cell>
          <table:table-cell table:style-name="ce4" office:value-type="string" calcext:value-type="string">
            <text:p>YUSUF AT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3-01" calcext:value-type="date">
            <text:p>01.03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5:33:11" calcext:value-type="date">
            <text:p>23.02.2021</text:p>
          </table:table-cell>
          <table:table-cell table:style-name="ce4" office:value-type="string" calcext:value-type="string">
            <text:p>5244 POZİTİF</text:p>
          </table:table-cell>
          <table:table-cell table:style-name="ce15" table:formula="of:=IF([.G32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22" calcext:value-type="date">
            <text:p>22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4T14:48:06" calcext:value-type="date">
            <text:p>24.02.2021</text:p>
          </table:table-cell>
          <table:table-cell table:style-name="ce4" office:value-type="string" calcext:value-type="string">
            <text:p>12186 Pozitif</text:p>
          </table:table-cell>
          <table:table-cell table:style-name="ce15" table:formula="of:=IF([.G32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322075474" calcext:value-type="float">
            <text:p>22322075474</text:p>
          </table:table-cell>
          <table:table-cell table:style-name="ce4" office:value-type="string" calcext:value-type="string">
            <text:p>FATİH KARAMEŞ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12-20" calcext:value-type="date">
            <text:p>20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4T16:02:06" calcext:value-type="date">
            <text:p>24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2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344737250" calcext:value-type="float">
            <text:p>32344737250</text:p>
          </table:table-cell>
          <table:table-cell table:style-name="ce4" office:value-type="string" calcext:value-type="string">
            <text:p>ME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7-08" calcext:value-type="date">
            <text:p>08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09:59" calcext:value-type="date">
            <text:p>25.02.2021</text:p>
          </table:table-cell>
          <table:table-cell table:style-name="ce4" office:value-type="string" calcext:value-type="string">
            <text:p>969.9 Pozitif</text:p>
          </table:table-cell>
          <table:table-cell table:style-name="ce15" table:formula="of:=IF([.G32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661117372" calcext:value-type="float">
            <text:p>37661117372</text:p>
          </table:table-cell>
          <table:table-cell table:style-name="ce4" office:value-type="string" calcext:value-type="string">
            <text:p>MUSTAFA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9-19" calcext:value-type="date">
            <text:p>19.09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10:01" calcext:value-type="date">
            <text:p>25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2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12:28" calcext:value-type="date">
            <text:p>25.02.2021</text:p>
          </table:table-cell>
          <table:table-cell table:style-name="ce4" office:value-type="string" calcext:value-type="string">
            <text:p>1679 Pozitif</text:p>
          </table:table-cell>
          <table:table-cell table:style-name="ce15" table:formula="of:=IF([.G32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286836066" calcext:value-type="float">
            <text:p>16286836066</text:p>
          </table:table-cell>
          <table:table-cell table:style-name="ce4" office:value-type="string" calcext:value-type="string">
            <text:p>HASİNE CERT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1-11" calcext:value-type="date">
            <text:p>1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3:11:39" calcext:value-type="date">
            <text:p>25.02.2021</text:p>
          </table:table-cell>
          <table:table-cell table:style-name="ce4" office:value-type="string" calcext:value-type="string">
            <text:p>726 Pozitif</text:p>
          </table:table-cell>
          <table:table-cell table:style-name="ce15" table:formula="of:=IF([.G32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1T14:54:27" calcext:value-type="date">
            <text:p>01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2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1T14:54:32" calcext:value-type="date">
            <text:p>01.03.2021</text:p>
          </table:table-cell>
          <table:table-cell table:style-name="ce4" office:value-type="string" calcext:value-type="string">
            <text:p>131300 Pozitif</text:p>
          </table:table-cell>
          <table:table-cell table:style-name="ce15" table:formula="of:=IF([.G32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417097818" calcext:value-type="float">
            <text:p>38417097818</text:p>
          </table:table-cell>
          <table:table-cell table:style-name="ce4" office:value-type="string" calcext:value-type="string">
            <text:p>HANİFE GÜNGÖ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03" calcext:value-type="date">
            <text:p>02.03.2021</text:p>
          </table:table-cell>
          <table:table-cell table:style-name="ce4" office:value-type="string" calcext:value-type="string">
            <text:p>7265 Pozitif</text:p>
          </table:table-cell>
          <table:table-cell table:style-name="ce15" table:formula="of:=IF([.G32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10" calcext:value-type="date">
            <text:p>02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3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993949112" calcext:value-type="float">
            <text:p>25993949112</text:p>
          </table:table-cell>
          <table:table-cell table:style-name="ce4" office:value-type="string" calcext:value-type="string">
            <text:p>RAMAZAN SER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7-21" calcext:value-type="date">
            <text:p>21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31" calcext:value-type="date">
            <text:p>02.03.2021</text:p>
          </table:table-cell>
          <table:table-cell table:style-name="ce4" office:value-type="string" calcext:value-type="string">
            <text:p>8774 Pozitif</text:p>
          </table:table-cell>
          <table:table-cell table:style-name="ce15" table:formula="of:=IF([.G33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5-05" calcext:value-type="date">
            <text:p>05.05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07" calcext:value-type="date">
            <text:p>02.03.2021</text:p>
          </table:table-cell>
          <table:table-cell table:style-name="ce4" office:value-type="string" calcext:value-type="string">
            <text:p>27.77 Pozitif</text:p>
          </table:table-cell>
          <table:table-cell table:style-name="ce15" table:formula="of:=IF([.G33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2-03" calcext:value-type="date">
            <text:p>03.0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16" calcext:value-type="date">
            <text:p>02.03.2021</text:p>
          </table:table-cell>
          <table:table-cell table:style-name="ce4" office:value-type="string" calcext:value-type="string">
            <text:p>435,7 <text:s/>Pozitif</text:p>
          </table:table-cell>
          <table:table-cell table:style-name="ce15" table:formula="of:=IF([.G33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41" calcext:value-type="date">
            <text:p>02.03.2021</text:p>
          </table:table-cell>
          <table:table-cell table:style-name="ce4" office:value-type="string" calcext:value-type="string">
            <text:p>1610 Pozitif</text:p>
          </table:table-cell>
          <table:table-cell table:style-name="ce15" table:formula="of:=IF([.G33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3-16" calcext:value-type="date">
            <text:p>16.03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3T11:46:03" calcext:value-type="date">
            <text:p>03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3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283805818" calcext:value-type="float">
            <text:p>30283805818</text:p>
          </table:table-cell>
          <table:table-cell table:style-name="ce4" office:value-type="string" calcext:value-type="string">
            <text:p>ZİYAATTİN ŞAHİNP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10" calcext:value-type="date">
            <text:p>10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25:26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3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159704086" calcext:value-type="float">
            <text:p>20159704086</text:p>
          </table:table-cell>
          <table:table-cell table:style-name="ce4" office:value-type="string" calcext:value-type="string">
            <text:p>DURAN UL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10-21" calcext:value-type="date">
            <text:p>21.10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27:37" calcext:value-type="date">
            <text:p>04.03.2021</text:p>
          </table:table-cell>
          <table:table-cell table:style-name="ce4" office:value-type="string" calcext:value-type="string">
            <text:p>7099 Pozitif</text:p>
          </table:table-cell>
          <table:table-cell table:style-name="ce15" table:formula="of:=IF([.G33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48:14" calcext:value-type="date">
            <text:p>04.03.2021</text:p>
          </table:table-cell>
          <table:table-cell table:style-name="ce4" office:value-type="string" calcext:value-type="string">
            <text:p>1844 Pozitif</text:p>
          </table:table-cell>
          <table:table-cell table:style-name="ce15" table:formula="of:=IF([.G33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509297974" calcext:value-type="float">
            <text:p>15509297974</text:p>
          </table:table-cell>
          <table:table-cell table:style-name="ce4" office:value-type="string" calcext:value-type="string">
            <text:p>YASİN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6-25" calcext:value-type="date">
            <text:p>25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49:19" calcext:value-type="date">
            <text:p>04.03.2021</text:p>
          </table:table-cell>
          <table:table-cell table:style-name="ce4" office:value-type="string" calcext:value-type="string">
            <text:p>31920 Pozitif</text:p>
          </table:table-cell>
          <table:table-cell table:style-name="ce15" table:formula="of:=IF([.G33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02" calcext:value-type="date">
            <text:p>02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55:17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4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4168056590" calcext:value-type="float">
            <text:p>64168056590</text:p>
          </table:table-cell>
          <table:table-cell table:style-name="ce4" office:value-type="string" calcext:value-type="string">
            <text:p>MURAT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11-21" calcext:value-type="date">
            <text:p>21.11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56:00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4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437897826" calcext:value-type="float">
            <text:p>44437897826</text:p>
          </table:table-cell>
          <table:table-cell table:style-name="ce4" office:value-type="string" calcext:value-type="string">
            <text:p>HANİFE İKİK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7-16" calcext:value-type="date">
            <text:p>16.07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1:13:00" calcext:value-type="date">
            <text:p>05.03.2021</text:p>
          </table:table-cell>
          <table:table-cell table:style-name="ce4" office:value-type="string" calcext:value-type="string">
            <text:p>31220 Pozitif</text:p>
          </table:table-cell>
          <table:table-cell table:style-name="ce15" table:formula="of:=IF([.G34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1:16" calcext:value-type="date">
            <text:p>05.03.2021</text:p>
          </table:table-cell>
          <table:table-cell table:style-name="ce4" office:value-type="string" calcext:value-type="string">
            <text:p>1989 Pozitif</text:p>
          </table:table-cell>
          <table:table-cell table:style-name="ce15" table:formula="of:=IF([.G34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610095726" calcext:value-type="float">
            <text:p>51610095726</text:p>
          </table:table-cell>
          <table:table-cell table:style-name="ce4" office:value-type="string" calcext:value-type="string">
            <text:p>AYŞE MEL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9-01" calcext:value-type="date">
            <text:p>01.09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1:26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4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7-10" calcext:value-type="date">
            <text:p>10.07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2:28" calcext:value-type="date">
            <text:p>05.03.2021</text:p>
          </table:table-cell>
          <table:table-cell table:style-name="ce4" office:value-type="string" calcext:value-type="string">
            <text:p>712,6 Pozitif</text:p>
          </table:table-cell>
          <table:table-cell table:style-name="ce15" table:formula="of:=IF([.G34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410033380" calcext:value-type="float">
            <text:p>53410033380</text:p>
          </table:table-cell>
          <table:table-cell table:style-name="ce4" office:value-type="string" calcext:value-type="string">
            <text:p>MEHMET ER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10-13" calcext:value-type="date">
            <text:p>13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3:53:52" calcext:value-type="date">
            <text:p>05.03.2021</text:p>
          </table:table-cell>
          <table:table-cell table:style-name="ce4" office:value-type="string" calcext:value-type="string">
            <text:p>20600 Pozitif</text:p>
          </table:table-cell>
          <table:table-cell table:style-name="ce15" table:formula="of:=IF([.G34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009981228" calcext:value-type="float">
            <text:p>25009981228</text:p>
          </table:table-cell>
          <table:table-cell table:style-name="ce4" office:value-type="string" calcext:value-type="string">
            <text:p>AHMET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10-10" calcext:value-type="date">
            <text:p>10.10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3:59:06" calcext:value-type="date">
            <text:p>05.03.2021</text:p>
          </table:table-cell>
          <table:table-cell table:style-name="ce4" office:value-type="string" calcext:value-type="string">
            <text:p>82,83 Pozitif</text:p>
          </table:table-cell>
          <table:table-cell table:style-name="ce15" table:formula="of:=IF([.G34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992783804" calcext:value-type="float">
            <text:p>17992783804</text:p>
          </table:table-cell>
          <table:table-cell table:style-name="ce4" office:value-type="string" calcext:value-type="string">
            <text:p>HAYATİ UYS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8-10" calcext:value-type="date">
            <text:p>10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39:57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15" table:formula="of:=IF([.G34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420612080" calcext:value-type="float">
            <text:p>52420612080</text:p>
          </table:table-cell>
          <table:table-cell table:style-name="ce4" office:value-type="string" calcext:value-type="string">
            <text:p>BİRCAN UZ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1-01" calcext:value-type="date">
            <text:p>01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0:55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15" table:formula="of:=IF([.G34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351409490" calcext:value-type="float">
            <text:p>23351409490</text:p>
          </table:table-cell>
          <table:table-cell table:style-name="ce4" office:value-type="string" calcext:value-type="string">
            <text:p>AYSEL ÖZ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4-11" calcext:value-type="date">
            <text:p>11.04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5:16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15" table:formula="of:=IF([.G35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612500010" calcext:value-type="float">
            <text:p>23612500010</text:p>
          </table:table-cell>
          <table:table-cell table:style-name="ce4" office:value-type="string" calcext:value-type="string">
            <text:p>MİHRİCAN ER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1-13" calcext:value-type="date">
            <text:p>13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5:27" calcext:value-type="date">
            <text:p>08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5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349233584" calcext:value-type="float">
            <text:p>34349233584</text:p>
          </table:table-cell>
          <table:table-cell table:style-name="ce4" office:value-type="string" calcext:value-type="string">
            <text:p>TUĞBA A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9-13" calcext:value-type="date">
            <text:p>13.09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4:20" calcext:value-type="date">
            <text:p>09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5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5:21" calcext:value-type="date">
            <text:p>09.03.2021</text:p>
          </table:table-cell>
          <table:table-cell table:style-name="ce4" office:value-type="string" calcext:value-type="string">
            <text:p>Pozitif</text:p>
          </table:table-cell>
          <table:table-cell table:style-name="ce15" table:formula="of:=IF([.G35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311837532" calcext:value-type="float">
            <text:p>29311837532</text:p>
          </table:table-cell>
          <table:table-cell table:style-name="ce4" office:value-type="string" calcext:value-type="string">
            <text:p>ÜMMÜGÜLSÜM HALI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17" calcext:value-type="date">
            <text:p>17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6:35" calcext:value-type="date">
            <text:p>09.03.2021</text:p>
          </table:table-cell>
          <table:table-cell table:style-name="ce4" office:value-type="string" calcext:value-type="string">
            <text:p>Pozitif</text:p>
          </table:table-cell>
          <table:table-cell table:style-name="ce15" table:formula="of:=IF([.G35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090778432" calcext:value-type="float">
            <text:p>31090778432</text:p>
          </table:table-cell>
          <table:table-cell table:style-name="ce4" office:value-type="string" calcext:value-type="string">
            <text:p>FADİK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0T12:46:07" calcext:value-type="date">
            <text:p>10.03.2021</text:p>
          </table:table-cell>
          <table:table-cell table:style-name="ce4" office:value-type="string" calcext:value-type="string">
            <text:p>Pozitif</text:p>
          </table:table-cell>
          <table:table-cell table:style-name="ce15" table:formula="of:=IF([.G35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885513886" calcext:value-type="float">
            <text:p>55885513886</text:p>
          </table:table-cell>
          <table:table-cell table:style-name="ce4" office:value-type="string" calcext:value-type="string">
            <text:p>HATİCE ÇAKI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12-30" calcext:value-type="date">
            <text:p>30.1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1T11:20:31" calcext:value-type="date">
            <text:p>11.03.2021</text:p>
          </table:table-cell>
          <table:table-cell table:style-name="ce4" office:value-type="string" calcext:value-type="string">
            <text:p>966,7 Pozitif</text:p>
          </table:table-cell>
          <table:table-cell table:style-name="ce15" table:formula="of:=IF([.G35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245666158" calcext:value-type="float">
            <text:p>21245666158</text:p>
          </table:table-cell>
          <table:table-cell table:style-name="ce4" office:value-type="string" calcext:value-type="string">
            <text:p>SEMA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11-26" calcext:value-type="date">
            <text:p>26.11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1T12:44:15" calcext:value-type="date">
            <text:p>11.03.2021</text:p>
          </table:table-cell>
          <table:table-cell table:style-name="ce4" office:value-type="string" calcext:value-type="string">
            <text:p>28230000 Pozitif</text:p>
          </table:table-cell>
          <table:table-cell table:style-name="ce15" table:formula="of:=IF([.G35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1:11:42" calcext:value-type="date">
            <text:p>12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5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050245838" calcext:value-type="float">
            <text:p>47050245838</text:p>
          </table:table-cell>
          <table:table-cell table:style-name="ce4" office:value-type="string" calcext:value-type="string">
            <text:p>ASIM ERS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8" calcext:value-type="date">
            <text:p>08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2:01:23" calcext:value-type="date">
            <text:p>12.03.2021</text:p>
          </table:table-cell>
          <table:table-cell table:style-name="ce4" office:value-type="string" calcext:value-type="string">
            <text:p>42,87 Pozitif</text:p>
          </table:table-cell>
          <table:table-cell table:style-name="ce15" table:formula="of:=IF([.G35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162142592" calcext:value-type="float">
            <text:p>20162142592</text:p>
          </table:table-cell>
          <table:table-cell table:style-name="ce4" office:value-type="string" calcext:value-type="string">
            <text:p>HÜSEYİN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2:01:36" calcext:value-type="date">
            <text:p>12.03.2021</text:p>
          </table:table-cell>
          <table:table-cell table:style-name="ce4" office:value-type="string" calcext:value-type="string">
            <text:p>5,734x10^1 Pozitif</text:p>
          </table:table-cell>
          <table:table-cell table:style-name="ce15" table:formula="of:=IF([.G36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0683125842" calcext:value-type="float">
            <text:p>50683125842</text:p>
          </table:table-cell>
          <table:table-cell table:style-name="ce4" office:value-type="string" calcext:value-type="string">
            <text:p>HACER ALT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7-13" calcext:value-type="date">
            <text:p>13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1:48:09" calcext:value-type="date">
            <text:p>15.03.2021</text:p>
          </table:table-cell>
          <table:table-cell table:style-name="ce4" office:value-type="string" calcext:value-type="string">
            <text:p>455 Pozitif</text:p>
          </table:table-cell>
          <table:table-cell table:style-name="ce15" table:formula="of:=IF([.G36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1:48:14" calcext:value-type="date">
            <text:p>15.03.2021</text:p>
          </table:table-cell>
          <table:table-cell table:style-name="ce4" office:value-type="string" calcext:value-type="string">
            <text:p>7977 Pozitif</text:p>
          </table:table-cell>
          <table:table-cell table:style-name="ce15" table:formula="of:=IF([.G36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216332576" calcext:value-type="float">
            <text:p>61216332576</text:p>
          </table:table-cell>
          <table:table-cell table:style-name="ce4" office:value-type="string" calcext:value-type="string">
            <text:p>GANİ SALT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5-01-01" calcext:value-type="date">
            <text:p>01.01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2:19:37" calcext:value-type="date">
            <text:p>15.03.2021</text:p>
          </table:table-cell>
          <table:table-cell table:style-name="ce4" office:value-type="string" calcext:value-type="string">
            <text:p>402 Pozitif</text:p>
          </table:table-cell>
          <table:table-cell table:style-name="ce15" table:formula="of:=IF([.G36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520497458" calcext:value-type="float">
            <text:p>39520497458</text:p>
          </table:table-cell>
          <table:table-cell table:style-name="ce4" office:value-type="string" calcext:value-type="string">
            <text:p>ARİFE D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12-01" calcext:value-type="date">
            <text:p>01.12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3:41:33" calcext:value-type="date">
            <text:p>15.03.2021</text:p>
          </table:table-cell>
          <table:table-cell table:style-name="ce4" office:value-type="string" calcext:value-type="string">
            <text:p>238,6 Pozitif</text:p>
          </table:table-cell>
          <table:table-cell table:style-name="ce15" table:formula="of:=IF([.G36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9-03" calcext:value-type="date">
            <text:p>03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1:55:33" calcext:value-type="date">
            <text:p>16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6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9-01" calcext:value-type="date">
            <text:p>01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1:55:43" calcext:value-type="date">
            <text:p>16.03.2021</text:p>
          </table:table-cell>
          <table:table-cell table:style-name="ce4" office:value-type="string" calcext:value-type="string">
            <text:p>1527 Pozitif</text:p>
          </table:table-cell>
          <table:table-cell table:style-name="ce15" table:formula="of:=IF([.G36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169608368" calcext:value-type="float">
            <text:p>36169608368</text:p>
          </table:table-cell>
          <table:table-cell table:style-name="ce4" office:value-type="string" calcext:value-type="string">
            <text:p>TURAN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6-06" calcext:value-type="date">
            <text:p>06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2:44:28" calcext:value-type="date">
            <text:p>16.03.2021</text:p>
          </table:table-cell>
          <table:table-cell table:style-name="ce4" office:value-type="string" calcext:value-type="string">
            <text:p>41.99 Pozitif</text:p>
          </table:table-cell>
          <table:table-cell table:style-name="ce15" table:formula="of:=IF([.G36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2:44:48" calcext:value-type="date">
            <text:p>16.03.2021</text:p>
          </table:table-cell>
          <table:table-cell table:style-name="ce4" office:value-type="string" calcext:value-type="string">
            <text:p>6856 Pozitif</text:p>
          </table:table-cell>
          <table:table-cell table:style-name="ce15" table:formula="of:=IF([.G36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4:34:45" calcext:value-type="date">
            <text:p>16.03.2021</text:p>
          </table:table-cell>
          <table:table-cell table:style-name="ce4" office:value-type="string" calcext:value-type="string">
            <text:p>11.22 Pozitif</text:p>
          </table:table-cell>
          <table:table-cell table:style-name="ce15" table:formula="of:=IF([.G36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286705970" calcext:value-type="float">
            <text:p>33286705970</text:p>
          </table:table-cell>
          <table:table-cell table:style-name="ce4" office:value-type="string" calcext:value-type="string">
            <text:p>RIZA H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7T11:41:04" calcext:value-type="date">
            <text:p>17.03.2021</text:p>
          </table:table-cell>
          <table:table-cell table:style-name="ce4" office:value-type="string" calcext:value-type="string">
            <text:p>19.00 Pozitif</text:p>
          </table:table-cell>
          <table:table-cell table:style-name="ce15" table:formula="of:=IF([.G37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15" calcext:value-type="date">
            <text:p>1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7T13:31:55" calcext:value-type="date">
            <text:p>17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7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332768086" calcext:value-type="float">
            <text:p>18332768086</text:p>
          </table:table-cell>
          <table:table-cell table:style-name="ce4" office:value-type="string" calcext:value-type="string">
            <text:p>MURAT BEK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2-01" calcext:value-type="date">
            <text:p>01.02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3:16:31" calcext:value-type="date">
            <text:p>18.03.2021</text:p>
          </table:table-cell>
          <table:table-cell table:style-name="ce4" office:value-type="string" calcext:value-type="string">
            <text:p>67.84 Pozitif</text:p>
          </table:table-cell>
          <table:table-cell table:style-name="ce15" table:formula="of:=IF([.G37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6-01" calcext:value-type="date">
            <text:p>01.06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3:16:47" calcext:value-type="date">
            <text:p>18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7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151909228" calcext:value-type="float">
            <text:p>27151909228</text:p>
          </table:table-cell>
          <table:table-cell table:style-name="ce4" office:value-type="string" calcext:value-type="string">
            <text:p>ABDURRAHMAN GÜLER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6-29" calcext:value-type="date">
            <text:p>29.06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4:02:04" calcext:value-type="date">
            <text:p>18.03.2021</text:p>
          </table:table-cell>
          <table:table-cell table:style-name="ce4" office:value-type="string" calcext:value-type="string">
            <text:p>50840 Pozitif</text:p>
          </table:table-cell>
          <table:table-cell table:style-name="ce15" table:formula="of:=IF([.G37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149943930" calcext:value-type="float">
            <text:p>26149943930</text:p>
          </table:table-cell>
          <table:table-cell table:style-name="ce4" office:value-type="string" calcext:value-type="string">
            <text:p>MEHTAP AK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1-01" calcext:value-type="date">
            <text:p>01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9T12:59:19" calcext:value-type="date">
            <text:p>19.03.2021</text:p>
          </table:table-cell>
          <table:table-cell table:style-name="ce4" office:value-type="string" calcext:value-type="string">
            <text:p>2871 Pozitif</text:p>
          </table:table-cell>
          <table:table-cell table:style-name="ce15" table:formula="of:=IF([.G37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01" calcext:value-type="date">
            <text:p>01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2T11:31:05" calcext:value-type="date">
            <text:p>22.03.2021</text:p>
          </table:table-cell>
          <table:table-cell table:style-name="ce4" office:value-type="string" calcext:value-type="string">
            <text:p>54.77 Pozitif</text:p>
          </table:table-cell>
          <table:table-cell table:style-name="ce15" table:formula="of:=IF([.G37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22638634" calcext:value-type="float">
            <text:p>22022638634</text:p>
          </table:table-cell>
          <table:table-cell table:style-name="ce4" office:value-type="string" calcext:value-type="string">
            <text:p>HATİC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1:16:41" calcext:value-type="date">
            <text:p>23.03.2021</text:p>
          </table:table-cell>
          <table:table-cell table:style-name="ce4" office:value-type="string" calcext:value-type="string">
            <text:p>318.5 Pozitif</text:p>
          </table:table-cell>
          <table:table-cell table:style-name="ce15" table:formula="of:=IF([.G37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805444770" calcext:value-type="float">
            <text:p>10805444770</text:p>
          </table:table-cell>
          <table:table-cell table:style-name="ce4" office:value-type="string" calcext:value-type="string">
            <text:p>GÜLBEYAZ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10-10" calcext:value-type="date">
            <text:p>10.10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6:44" calcext:value-type="date">
            <text:p>23.03.2021</text:p>
          </table:table-cell>
          <table:table-cell table:style-name="ce4" office:value-type="string" calcext:value-type="string">
            <text:p>93.55 Pozitif</text:p>
          </table:table-cell>
          <table:table-cell table:style-name="ce15" table:formula="of:=IF([.G37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923482832" calcext:value-type="float">
            <text:p>12923482832</text:p>
          </table:table-cell>
          <table:table-cell table:style-name="ce4" office:value-type="string" calcext:value-type="string">
            <text:p>YUNUS EMRE A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4-01" calcext:value-type="date">
            <text:p>01.04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7:18" calcext:value-type="date">
            <text:p>23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7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7:23" calcext:value-type="date">
            <text:p>23.03.2021</text:p>
          </table:table-cell>
          <table:table-cell table:style-name="ce4" office:value-type="string" calcext:value-type="string">
            <text:p>318.3 Pozitif</text:p>
          </table:table-cell>
          <table:table-cell table:style-name="ce15" table:formula="of:=IF([.G38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310544074" calcext:value-type="float">
            <text:p>19310544074</text:p>
          </table:table-cell>
          <table:table-cell table:style-name="ce4" office:value-type="string" calcext:value-type="string">
            <text:p>ALİ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05" calcext:value-type="date">
            <text:p>05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1:09" calcext:value-type="date">
            <text:p>24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8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5:31" calcext:value-type="date">
            <text:p>24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8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22" calcext:value-type="date">
            <text:p>22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5:42" calcext:value-type="date">
            <text:p>24.03.2021</text:p>
          </table:table-cell>
          <table:table-cell table:style-name="ce4" office:value-type="string" calcext:value-type="string">
            <text:p>270.1 Pozitif</text:p>
          </table:table-cell>
          <table:table-cell table:style-name="ce15" table:formula="of:=IF([.G38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167406828" calcext:value-type="float">
            <text:p>59167406828</text:p>
          </table:table-cell>
          <table:table-cell table:style-name="ce4" office:value-type="string" calcext:value-type="string">
            <text:p>TURGUT GEN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6-05" calcext:value-type="date">
            <text:p>05.06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4:58:58" calcext:value-type="date">
            <text:p>24.03.2021</text:p>
          </table:table-cell>
          <table:table-cell table:style-name="ce4" office:value-type="string" calcext:value-type="string">
            <text:p>91.47 Pozitif</text:p>
          </table:table-cell>
          <table:table-cell table:style-name="ce15" table:formula="of:=IF([.G38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5T15:04:53" calcext:value-type="date">
            <text:p>25.03.2021</text:p>
          </table:table-cell>
          <table:table-cell table:style-name="ce4" office:value-type="string" calcext:value-type="string">
            <text:p>88.63 Pozitif</text:p>
          </table:table-cell>
          <table:table-cell table:style-name="ce15" table:formula="of:=IF([.G38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03" calcext:value-type="date">
            <text:p>03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0:18:35" calcext:value-type="date">
            <text:p>26.03.2021</text:p>
          </table:table-cell>
          <table:table-cell table:style-name="ce4" office:value-type="string" calcext:value-type="string">
            <text:p>205.9 Pozitif</text:p>
          </table:table-cell>
          <table:table-cell table:style-name="ce15" table:formula="of:=IF([.G38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0027042956" calcext:value-type="float">
            <text:p>70027042956</text:p>
          </table:table-cell>
          <table:table-cell table:style-name="ce4" office:value-type="string" calcext:value-type="string">
            <text:p>KAZIM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10-22" calcext:value-type="date">
            <text:p>22.10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4:36" calcext:value-type="date">
            <text:p>26.03.2021</text:p>
          </table:table-cell>
          <table:table-cell table:style-name="ce4" office:value-type="string" calcext:value-type="string">
            <text:p>14720 Pozitif</text:p>
          </table:table-cell>
          <table:table-cell table:style-name="ce15" table:formula="of:=IF([.G38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371102490" calcext:value-type="float">
            <text:p>21371102490</text:p>
          </table:table-cell>
          <table:table-cell table:style-name="ce4" office:value-type="string" calcext:value-type="string">
            <text:p>İBRAHİM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1-25" calcext:value-type="date">
            <text:p>25.01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7:04" calcext:value-type="date">
            <text:p>26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8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983652290" calcext:value-type="float">
            <text:p>15983652290</text:p>
          </table:table-cell>
          <table:table-cell table:style-name="ce4" office:value-type="string" calcext:value-type="string">
            <text:p>NURİYE BİLEK TAP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12-17" calcext:value-type="date">
            <text:p>17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7:09" calcext:value-type="date">
            <text:p>26.03.2021</text:p>
          </table:table-cell>
          <table:table-cell table:style-name="ce4" office:value-type="string" calcext:value-type="string">
            <text:p>69.34 Pozitif</text:p>
          </table:table-cell>
          <table:table-cell table:style-name="ce15" table:formula="of:=IF([.G38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3-08" calcext:value-type="date">
            <text:p>08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0:10:24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9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1:12:40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9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3:19:44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9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604758934" calcext:value-type="float">
            <text:p>48604758934</text:p>
          </table:table-cell>
          <table:table-cell table:style-name="ce4" office:value-type="string" calcext:value-type="string">
            <text:p>NESİBE KAÇ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15" calcext:value-type="date">
            <text:p>15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3:22:31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9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226846672" calcext:value-type="float">
            <text:p>10226846672</text:p>
          </table:table-cell>
          <table:table-cell table:style-name="ce4" office:value-type="string" calcext:value-type="string">
            <text:p>GÜLŞEN BAYS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4-05" calcext:value-type="date">
            <text:p>05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6:58" calcext:value-type="date">
            <text:p>30.03.2021</text:p>
          </table:table-cell>
          <table:table-cell table:style-name="ce4" office:value-type="string" calcext:value-type="string">
            <text:p>658.4</text:p>
          </table:table-cell>
          <table:table-cell table:style-name="ce15" table:formula="of:=IF([.G39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165804596" calcext:value-type="float">
            <text:p>17165804596</text:p>
          </table:table-cell>
          <table:table-cell table:style-name="ce4" office:value-type="string" calcext:value-type="string">
            <text:p>MEHMET ÇET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15" calcext:value-type="date">
            <text:p>15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7:09" calcext:value-type="date">
            <text:p>30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9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217583368" calcext:value-type="float">
            <text:p>12217583368</text:p>
          </table:table-cell>
          <table:table-cell table:style-name="ce4" office:value-type="string" calcext:value-type="string">
            <text:p>SEMİHA BOZ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7:24" calcext:value-type="date">
            <text:p>30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9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506804334" calcext:value-type="float">
            <text:p>41506804334</text:p>
          </table:table-cell>
          <table:table-cell table:style-name="ce4" office:value-type="string" calcext:value-type="string">
            <text:p>AHMET ÖZG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05" calcext:value-type="date">
            <text:p>0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4:53:01" calcext:value-type="date">
            <text:p>30.03.2021</text:p>
          </table:table-cell>
          <table:table-cell table:style-name="ce4" office:value-type="string" calcext:value-type="string">
            <text:p>213.8</text:p>
          </table:table-cell>
          <table:table-cell table:style-name="ce15" table:formula="of:=IF([.G39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728524706" calcext:value-type="float">
            <text:p>38728524706</text:p>
          </table:table-cell>
          <table:table-cell table:style-name="ce4" office:value-type="string" calcext:value-type="string">
            <text:p>ÜNZİLE ÖZ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1:13:31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9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1-19" calcext:value-type="date">
            <text:p>19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06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39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0329116" calcext:value-type="float">
            <text:p>25760329116</text:p>
          </table:table-cell>
          <table:table-cell table:style-name="ce4" office:value-type="string" calcext:value-type="string">
            <text:p>NAZMİYE YILDIRI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10-04" calcext:value-type="date">
            <text:p>04.10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12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0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466299926" calcext:value-type="float">
            <text:p>45466299926</text:p>
          </table:table-cell>
          <table:table-cell table:style-name="ce4" office:value-type="string" calcext:value-type="string">
            <text:p>ŞERİF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1-04" calcext:value-type="date">
            <text:p>04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22" calcext:value-type="date">
            <text:p>31.03.2021</text:p>
          </table:table-cell>
          <table:table-cell table:style-name="ce4" office:value-type="string" calcext:value-type="string">
            <text:p>300.2</text:p>
          </table:table-cell>
          <table:table-cell table:style-name="ce15" table:formula="of:=IF([.G40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116344962" calcext:value-type="float">
            <text:p>44116344962</text:p>
          </table:table-cell>
          <table:table-cell table:style-name="ce4" office:value-type="string" calcext:value-type="string">
            <text:p>ZÜHAL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20" calcext:value-type="date">
            <text:p>2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27" calcext:value-type="date">
            <text:p>31.03.2021</text:p>
          </table:table-cell>
          <table:table-cell table:style-name="ce4" office:value-type="string" calcext:value-type="string">
            <text:p>180.9</text:p>
          </table:table-cell>
          <table:table-cell table:style-name="ce15" table:formula="of:=IF([.G40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8:06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0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8:11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0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0-08" calcext:value-type="date">
            <text:p>08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3:12:15" calcext:value-type="date">
            <text:p>01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0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519892032" calcext:value-type="float">
            <text:p>14519892032</text:p>
          </table:table-cell>
          <table:table-cell table:style-name="ce4" office:value-type="string" calcext:value-type="string">
            <text:p>NECMETTİN AY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10" calcext:value-type="date">
            <text:p>10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3:16:41" calcext:value-type="date">
            <text:p>01.04.2021</text:p>
          </table:table-cell>
          <table:table-cell table:style-name="ce4" office:value-type="string" calcext:value-type="string">
            <text:p>1063000</text:p>
          </table:table-cell>
          <table:table-cell table:style-name="ce15" table:formula="of:=IF([.G40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827520814" calcext:value-type="float">
            <text:p>38827520814</text:p>
          </table:table-cell>
          <table:table-cell table:style-name="ce4" office:value-type="string" calcext:value-type="string">
            <text:p>DÜRDANE ALP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0-10" calcext:value-type="date">
            <text:p>10.10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4:50:14" calcext:value-type="date">
            <text:p>01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0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092173810" calcext:value-type="float">
            <text:p>36092173810</text:p>
          </table:table-cell>
          <table:table-cell table:style-name="ce4" office:value-type="string" calcext:value-type="string">
            <text:p>HANİFE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15" calcext:value-type="date">
            <text:p>15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2:19:20" calcext:value-type="date">
            <text:p>02.04.2021</text:p>
          </table:table-cell>
          <table:table-cell table:style-name="ce4" office:value-type="string" calcext:value-type="string">
            <text:p>767</text:p>
          </table:table-cell>
          <table:table-cell table:style-name="ce15" table:formula="of:=IF([.G40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11-01" calcext:value-type="date">
            <text:p>01.1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2:20:43" calcext:value-type="date">
            <text:p>02.04.2021</text:p>
          </table:table-cell>
          <table:table-cell table:style-name="ce4" office:value-type="string" calcext:value-type="string">
            <text:p>24.33</text:p>
          </table:table-cell>
          <table:table-cell table:style-name="ce15" table:formula="of:=IF([.G40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4:11:07" calcext:value-type="date">
            <text:p>02.04.2021</text:p>
          </table:table-cell>
          <table:table-cell table:style-name="ce4" office:value-type="string" calcext:value-type="string">
            <text:p>13.44</text:p>
          </table:table-cell>
          <table:table-cell table:style-name="ce15" table:formula="of:=IF([.G41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4:37:40" calcext:value-type="date">
            <text:p>02.04.2021</text:p>
          </table:table-cell>
          <table:table-cell table:style-name="ce4" office:value-type="string" calcext:value-type="string">
            <text:p>2095</text:p>
          </table:table-cell>
          <table:table-cell table:style-name="ce15" table:formula="of:=IF([.G41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842950900" calcext:value-type="float">
            <text:p>12842950900</text:p>
          </table:table-cell>
          <table:table-cell table:style-name="ce4" office:value-type="string" calcext:value-type="string">
            <text:p>HAYRİYE AVŞ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10-27" calcext:value-type="date">
            <text:p>27.10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5T13:48:20" calcext:value-type="date">
            <text:p>05.04.2021</text:p>
          </table:table-cell>
          <table:table-cell table:style-name="ce4" office:value-type="string" calcext:value-type="string">
            <text:p>29.34</text:p>
          </table:table-cell>
          <table:table-cell table:style-name="ce15" table:formula="of:=IF([.G41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5-09" calcext:value-type="date">
            <text:p>09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1:53:38" calcext:value-type="date">
            <text:p>06.04.2021</text:p>
          </table:table-cell>
          <table:table-cell table:style-name="ce4" office:value-type="string" calcext:value-type="string">
            <text:p>1977</text:p>
          </table:table-cell>
          <table:table-cell table:style-name="ce15" table:formula="of:=IF([.G41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3:16:44" calcext:value-type="date">
            <text:p>06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1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286071840" calcext:value-type="float">
            <text:p>22286071840</text:p>
          </table:table-cell>
          <table:table-cell table:style-name="ce4" office:value-type="string" calcext:value-type="string">
            <text:p>MUSTAFA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3:17:56" calcext:value-type="date">
            <text:p>06.04.2021</text:p>
          </table:table-cell>
          <table:table-cell table:style-name="ce4" office:value-type="string" calcext:value-type="string">
            <text:p>627</text:p>
          </table:table-cell>
          <table:table-cell table:style-name="ce15" table:formula="of:=IF([.G41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4:37:40" calcext:value-type="date">
            <text:p>06.04.2021</text:p>
          </table:table-cell>
          <table:table-cell table:style-name="ce4" office:value-type="string" calcext:value-type="string">
            <text:p>423.1</text:p>
          </table:table-cell>
          <table:table-cell table:style-name="ce15" table:formula="of:=IF([.G41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245404104" calcext:value-type="float">
            <text:p>59245404104</text:p>
          </table:table-cell>
          <table:table-cell table:style-name="ce4" office:value-type="string" calcext:value-type="string">
            <text:p>ZEYNEP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6-30" calcext:value-type="date">
            <text:p>30.06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4:38:12" calcext:value-type="date">
            <text:p>06.04.2021</text:p>
          </table:table-cell>
          <table:table-cell table:style-name="ce4" office:value-type="string" calcext:value-type="string">
            <text:p>622.9</text:p>
          </table:table-cell>
          <table:table-cell table:style-name="ce15" table:formula="of:=IF([.G41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7-20" calcext:value-type="date">
            <text:p>20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09:05:21" calcext:value-type="date">
            <text:p>07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1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2:17:29" calcext:value-type="date">
            <text:p>07.04.2021</text:p>
          </table:table-cell>
          <table:table-cell table:style-name="ce4" office:value-type="string" calcext:value-type="string">
            <text:p>1268</text:p>
          </table:table-cell>
          <table:table-cell table:style-name="ce15" table:formula="of:=IF([.G41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795454312" calcext:value-type="float">
            <text:p>40795454312</text:p>
          </table:table-cell>
          <table:table-cell table:style-name="ce4" office:value-type="string" calcext:value-type="string">
            <text:p>SEVİM DON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25" calcext:value-type="date">
            <text:p>25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3:13:32" calcext:value-type="date">
            <text:p>07.04.2021</text:p>
          </table:table-cell>
          <table:table-cell table:style-name="ce4" office:value-type="string" calcext:value-type="string">
            <text:p>533.3</text:p>
          </table:table-cell>
          <table:table-cell table:style-name="ce15" table:formula="of:=IF([.G42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6-25" calcext:value-type="date">
            <text:p>25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4:44:13" calcext:value-type="date">
            <text:p>07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2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240974058" calcext:value-type="float">
            <text:p>25240974058</text:p>
          </table:table-cell>
          <table:table-cell table:style-name="ce4" office:value-type="string" calcext:value-type="string">
            <text:p>NECATİ A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5-05" calcext:value-type="date">
            <text:p>05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8T11:20:40" calcext:value-type="date">
            <text:p>08.04.2021</text:p>
          </table:table-cell>
          <table:table-cell table:style-name="ce4" office:value-type="string" calcext:value-type="string">
            <text:p>81.59</text:p>
          </table:table-cell>
          <table:table-cell table:style-name="ce15" table:formula="of:=IF([.G42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806194574" calcext:value-type="float">
            <text:p>59806194574</text:p>
          </table:table-cell>
          <table:table-cell table:style-name="ce4" office:value-type="string" calcext:value-type="string">
            <text:p>EYÜP PEK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3-28" calcext:value-type="date">
            <text:p>28.03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8T12:03:01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2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809421436" calcext:value-type="float">
            <text:p>41809421436</text:p>
          </table:table-cell>
          <table:table-cell table:style-name="ce4" office:value-type="string" calcext:value-type="string">
            <text:p>M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6-01" calcext:value-type="date">
            <text:p>01.06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1:30:18" calcext:value-type="date">
            <text:p>09.04.2021</text:p>
          </table:table-cell>
          <table:table-cell table:style-name="ce4" office:value-type="string" calcext:value-type="string">
            <text:p>16.80</text:p>
          </table:table-cell>
          <table:table-cell table:style-name="ce15" table:formula="of:=IF([.G42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7:13" calcext:value-type="date">
            <text:p>09.04.2021</text:p>
          </table:table-cell>
          <table:table-cell table:style-name="ce4" office:value-type="string" calcext:value-type="string">
            <text:p>177.6</text:p>
          </table:table-cell>
          <table:table-cell table:style-name="ce15" table:formula="of:=IF([.G42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8:28" calcext:value-type="date">
            <text:p>09.04.2021</text:p>
          </table:table-cell>
          <table:table-cell table:style-name="ce4" office:value-type="string" calcext:value-type="string">
            <text:p>174</text:p>
          </table:table-cell>
          <table:table-cell table:style-name="ce15" table:formula="of:=IF([.G42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795582810" calcext:value-type="float">
            <text:p>23795582810</text:p>
          </table:table-cell>
          <table:table-cell table:style-name="ce4" office:value-type="string" calcext:value-type="string">
            <text:p>HÜSNE TÜRKT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1-01" calcext:value-type="date">
            <text:p>01.01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9:06" calcext:value-type="date">
            <text:p>09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2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129406036" calcext:value-type="float">
            <text:p>29129406036</text:p>
          </table:table-cell>
          <table:table-cell table:style-name="ce4" office:value-type="string" calcext:value-type="string">
            <text:p>KENAN ÇOB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11-28" calcext:value-type="date">
            <text:p>28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43:53" calcext:value-type="date">
            <text:p>12.04.2021</text:p>
          </table:table-cell>
          <table:table-cell table:style-name="ce4" office:value-type="string" calcext:value-type="string">
            <text:p>124.5</text:p>
          </table:table-cell>
          <table:table-cell table:style-name="ce15" table:formula="of:=IF([.G42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2-02" calcext:value-type="date">
            <text:p>02.0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48:57" calcext:value-type="date">
            <text:p>12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2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338676728" calcext:value-type="float">
            <text:p>15338676728</text:p>
          </table:table-cell>
          <table:table-cell table:style-name="ce4" office:value-type="string" calcext:value-type="string">
            <text:p>KENAN TÜFENKÇ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3-20" calcext:value-type="date">
            <text:p>20.03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54:07" calcext:value-type="date">
            <text:p>12.04.2021</text:p>
          </table:table-cell>
          <table:table-cell table:style-name="ce4" office:value-type="string" calcext:value-type="string">
            <text:p>117.1</text:p>
          </table:table-cell>
          <table:table-cell table:style-name="ce15" table:formula="of:=IF([.G43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481826398" calcext:value-type="float">
            <text:p>16481826398</text:p>
          </table:table-cell>
          <table:table-cell table:style-name="ce4" office:value-type="string" calcext:value-type="string">
            <text:p>ÖMER KAVAK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38-07-01" calcext:value-type="date">
            <text:p>01.07.19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1:32:01" calcext:value-type="date">
            <text:p>13.04.2021</text:p>
          </table:table-cell>
          <table:table-cell table:style-name="ce4" office:value-type="string" calcext:value-type="string">
            <text:p>402.4</text:p>
          </table:table-cell>
          <table:table-cell table:style-name="ce15" table:formula="of:=IF([.G43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714392508" calcext:value-type="float">
            <text:p>16714392508</text:p>
          </table:table-cell>
          <table:table-cell table:style-name="ce4" office:value-type="string" calcext:value-type="string">
            <text:p>NURCAN ŞİMŞ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8-02" calcext:value-type="date">
            <text:p>02.08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1:39:41" calcext:value-type="date">
            <text:p>13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3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9-02" calcext:value-type="date">
            <text:p>02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2:06:30" calcext:value-type="date">
            <text:p>13.04.2021</text:p>
          </table:table-cell>
          <table:table-cell table:style-name="ce4" office:value-type="string" calcext:value-type="string">
            <text:p>77.53</text:p>
          </table:table-cell>
          <table:table-cell table:style-name="ce15" table:formula="of:=IF([.G43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150776224" calcext:value-type="float">
            <text:p>31150776224</text:p>
          </table:table-cell>
          <table:table-cell table:style-name="ce4" office:value-type="string" calcext:value-type="string">
            <text:p>OSMAN ÖND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5-20" calcext:value-type="date">
            <text:p>20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4:46:33" calcext:value-type="date">
            <text:p>13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3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5T14:02:26" calcext:value-type="date">
            <text:p>15.04.2021</text:p>
          </table:table-cell>
          <table:table-cell table:style-name="ce4" office:value-type="string" calcext:value-type="string">
            <text:p>140</text:p>
          </table:table-cell>
          <table:table-cell table:style-name="ce15" table:formula="of:=IF([.G43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916605558" calcext:value-type="float">
            <text:p>10916605558</text:p>
          </table:table-cell>
          <table:table-cell table:style-name="ce4" office:value-type="string" calcext:value-type="string">
            <text:p>ÖZCAN KARAKUR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8-10-16" calcext:value-type="date">
            <text:p>16.10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5T14:02:28" calcext:value-type="date">
            <text:p>15.04.2021</text:p>
          </table:table-cell>
          <table:table-cell table:style-name="ce4" office:value-type="string" calcext:value-type="string">
            <text:p>1211</text:p>
          </table:table-cell>
          <table:table-cell table:style-name="ce15" table:formula="of:=IF([.G43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4934984496" calcext:value-type="float">
            <text:p>24934984496</text:p>
          </table:table-cell>
          <table:table-cell table:style-name="ce4" office:value-type="string" calcext:value-type="string">
            <text:p>PERİHAN ÇAVU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4-01" calcext:value-type="date">
            <text:p>01.04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2:45:11" calcext:value-type="date">
            <text:p>16.04.2021</text:p>
          </table:table-cell>
          <table:table-cell table:style-name="ce4" office:value-type="string" calcext:value-type="string">
            <text:p>59.10</text:p>
          </table:table-cell>
          <table:table-cell table:style-name="ce15" table:formula="of:=IF([.G43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3192375396" calcext:value-type="float">
            <text:p>43192375396</text:p>
          </table:table-cell>
          <table:table-cell table:style-name="ce4" office:value-type="string" calcext:value-type="string">
            <text:p>FİKRİYE Dİ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3:16:44" calcext:value-type="date">
            <text:p>16.04.2021</text:p>
          </table:table-cell>
          <table:table-cell table:style-name="ce4" office:value-type="string" calcext:value-type="string">
            <text:p>30.06</text:p>
          </table:table-cell>
          <table:table-cell table:style-name="ce15" table:formula="of:=IF([.G43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3750916566" calcext:value-type="float">
            <text:p>43750916566</text:p>
          </table:table-cell>
          <table:table-cell table:style-name="ce4" office:value-type="string" calcext:value-type="string">
            <text:p>TANER DOĞR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8-18" calcext:value-type="date">
            <text:p>18.08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4:43:32" calcext:value-type="date">
            <text:p>16.04.2021</text:p>
          </table:table-cell>
          <table:table-cell table:style-name="ce4" office:value-type="string" calcext:value-type="string">
            <text:p>53.68</text:p>
          </table:table-cell>
          <table:table-cell table:style-name="ce15" table:formula="of:=IF([.G43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4169008766" calcext:value-type="float">
            <text:p>54169008766</text:p>
          </table:table-cell>
          <table:table-cell table:style-name="ce4" office:value-type="string" calcext:value-type="string">
            <text:p>BERRİN ER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1-01" calcext:value-type="date">
            <text:p>01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9T13:16:53" calcext:value-type="date">
            <text:p>19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4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685649824" calcext:value-type="float">
            <text:p>51685649824</text:p>
          </table:table-cell>
          <table:table-cell table:style-name="ce4" office:value-type="string" calcext:value-type="string">
            <text:p>HÜSEYİN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8-03" calcext:value-type="date">
            <text:p>03.08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3:01:15" calcext:value-type="date">
            <text:p>20.04.2021</text:p>
          </table:table-cell>
          <table:table-cell table:style-name="ce4" office:value-type="string" calcext:value-type="string">
            <text:p>3287</text:p>
          </table:table-cell>
          <table:table-cell table:style-name="ce15" table:formula="of:=IF([.G44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285844982" calcext:value-type="float">
            <text:p>40285844982</text:p>
          </table:table-cell>
          <table:table-cell table:style-name="ce4" office:value-type="string" calcext:value-type="string">
            <text:p>MEMNUNE 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4-18" calcext:value-type="date">
            <text:p>18.04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3:01:16" calcext:value-type="date">
            <text:p>20.04.2021</text:p>
          </table:table-cell>
          <table:table-cell table:style-name="ce4" office:value-type="string" calcext:value-type="string">
            <text:p>330.7</text:p>
          </table:table-cell>
          <table:table-cell table:style-name="ce15" table:formula="of:=IF([.G44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976809196" calcext:value-type="float">
            <text:p>16976809196</text:p>
          </table:table-cell>
          <table:table-cell table:style-name="ce4" office:value-type="string" calcext:value-type="string">
            <text:p>NAGİHAN TEMİ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0-10" calcext:value-type="date">
            <text:p>10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4:55:43" calcext:value-type="date">
            <text:p>20.04.2021</text:p>
          </table:table-cell>
          <table:table-cell table:style-name="ce4" office:value-type="string" calcext:value-type="string">
            <text:p>206.7</text:p>
          </table:table-cell>
          <table:table-cell table:style-name="ce15" table:formula="of:=IF([.G44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11-27" calcext:value-type="date">
            <text:p>27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1T14:34:45" calcext:value-type="date">
            <text:p>21.04.2021</text:p>
          </table:table-cell>
          <table:table-cell table:style-name="ce4" office:value-type="string" calcext:value-type="string">
            <text:p>24840</text:p>
          </table:table-cell>
          <table:table-cell table:style-name="ce15" table:formula="of:=IF([.G44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805187168" calcext:value-type="float">
            <text:p>48805187168</text:p>
          </table:table-cell>
          <table:table-cell table:style-name="ce4" office:value-type="string" calcext:value-type="string">
            <text:p>ÖMER Ö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1-04-15" calcext:value-type="date">
            <text:p>15.04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2T12:02:34" calcext:value-type="date">
            <text:p>22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4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239717704" calcext:value-type="float">
            <text:p>44239717704</text:p>
          </table:table-cell>
          <table:table-cell table:style-name="ce4" office:value-type="string" calcext:value-type="string">
            <text:p>SİNEM YAVU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15" calcext:value-type="date">
            <text:p>15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2T13:19:01" calcext:value-type="date">
            <text:p>22.04.2021</text:p>
          </table:table-cell>
          <table:table-cell table:style-name="ce4" office:value-type="string" calcext:value-type="string">
            <text:p>19160</text:p>
          </table:table-cell>
          <table:table-cell table:style-name="ce15" table:formula="of:=IF([.G44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958555920" calcext:value-type="float">
            <text:p>48958555920</text:p>
          </table:table-cell>
          <table:table-cell table:style-name="ce4" office:value-type="string" calcext:value-type="string">
            <text:p>ALİ GÜ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7-08" calcext:value-type="date">
            <text:p>08.07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5:37" calcext:value-type="date">
            <text:p>26.04.2021</text:p>
          </table:table-cell>
          <table:table-cell table:style-name="ce4" office:value-type="string" calcext:value-type="string">
            <text:p>577.1</text:p>
          </table:table-cell>
          <table:table-cell table:style-name="ce15" table:formula="of:=IF([.G44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4817361106" calcext:value-type="float">
            <text:p>54817361106</text:p>
          </table:table-cell>
          <table:table-cell table:style-name="ce4" office:value-type="string" calcext:value-type="string">
            <text:p>HATUK ASAR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9-21" calcext:value-type="date">
            <text:p>21.09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5:39" calcext:value-type="date">
            <text:p>26.04.2021</text:p>
          </table:table-cell>
          <table:table-cell table:style-name="ce4" office:value-type="string" calcext:value-type="string">
            <text:p>87.85</text:p>
          </table:table-cell>
          <table:table-cell table:style-name="ce15" table:formula="of:=IF([.G44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615333180" calcext:value-type="float">
            <text:p>55615333180</text:p>
          </table:table-cell>
          <table:table-cell table:style-name="ce4" office:value-type="string" calcext:value-type="string">
            <text:p>ABBAS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03" calcext:value-type="date">
            <text:p>03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9:12" calcext:value-type="date">
            <text:p>26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4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7127471992" calcext:value-type="float">
            <text:p>57127471992</text:p>
          </table:table-cell>
          <table:table-cell table:style-name="ce4" office:value-type="string" calcext:value-type="string">
            <text:p>SAADET SAĞLA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1-25" calcext:value-type="date">
            <text:p>25.01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9:14" calcext:value-type="date">
            <text:p>26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5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618571668" calcext:value-type="float">
            <text:p>99618571668</text:p>
          </table:table-cell>
          <table:table-cell table:style-name="ce4" office:value-type="string" calcext:value-type="string">
            <text:p>FADİLE ELRAŞİD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01-19" calcext:value-type="date">
            <text:p>19.0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3:57:45" calcext:value-type="date">
            <text:p>26.04.2021</text:p>
          </table:table-cell>
          <table:table-cell table:style-name="ce4" office:value-type="string" calcext:value-type="string">
            <text:p>568000</text:p>
          </table:table-cell>
          <table:table-cell table:style-name="ce15" table:formula="of:=IF([.G45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487329018" calcext:value-type="float">
            <text:p>31487329018</text:p>
          </table:table-cell>
          <table:table-cell table:style-name="ce4" office:value-type="string" calcext:value-type="string">
            <text:p>MEHMET DİZ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5-01" calcext:value-type="date">
            <text:p>01.05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2:30:26" calcext:value-type="date">
            <text:p>27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5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138949802" calcext:value-type="float">
            <text:p>37138949802</text:p>
          </table:table-cell>
          <table:table-cell table:style-name="ce4" office:value-type="string" calcext:value-type="string">
            <text:p>SATİ SÜM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5-10" calcext:value-type="date">
            <text:p>10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2:39:14" calcext:value-type="date">
            <text:p>27.04.2021</text:p>
          </table:table-cell>
          <table:table-cell table:style-name="ce4" office:value-type="string" calcext:value-type="string">
            <text:p>101.3</text:p>
          </table:table-cell>
          <table:table-cell table:style-name="ce15" table:formula="of:=IF([.G45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716100402" calcext:value-type="float">
            <text:p>21716100402</text:p>
          </table:table-cell>
          <table:table-cell table:style-name="ce4" office:value-type="string" calcext:value-type="string">
            <text:p>MEHMET ERGİNYÜR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5:05:24" calcext:value-type="date">
            <text:p>27.04.2021</text:p>
          </table:table-cell>
          <table:table-cell table:style-name="ce4" office:value-type="string" calcext:value-type="string">
            <text:p>472.6</text:p>
          </table:table-cell>
          <table:table-cell table:style-name="ce15" table:formula="of:=IF([.G45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681324560" calcext:value-type="float">
            <text:p>14681324560</text:p>
          </table:table-cell>
          <table:table-cell table:style-name="ce4" office:value-type="string" calcext:value-type="string">
            <text:p>CEVAT ÇELT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1-10" calcext:value-type="date">
            <text:p>10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8T12:02:09" calcext:value-type="date">
            <text:p>28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5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3T08:45:47" calcext:value-type="date">
            <text:p>03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5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3T12:08:14" calcext:value-type="date">
            <text:p>03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5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519892032" calcext:value-type="float">
            <text:p>14519892032</text:p>
          </table:table-cell>
          <table:table-cell table:style-name="ce4" office:value-type="string" calcext:value-type="string">
            <text:p>NECMETTİN AY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10" calcext:value-type="date">
            <text:p>10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0:30:57" calcext:value-type="date">
            <text:p>05.05.2021</text:p>
          </table:table-cell>
          <table:table-cell table:style-name="ce4" office:value-type="string" calcext:value-type="string">
            <text:p>12920000</text:p>
          </table:table-cell>
          <table:table-cell table:style-name="ce15" table:formula="of:=IF([.G45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1-07" calcext:value-type="date">
            <text:p>07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0:30:57" calcext:value-type="date">
            <text:p>05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5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2:58:55" calcext:value-type="date">
            <text:p>05.05.2021</text:p>
          </table:table-cell>
          <table:table-cell table:style-name="ce4" office:value-type="string" calcext:value-type="string">
            <text:p>1701</text:p>
          </table:table-cell>
          <table:table-cell table:style-name="ce15" table:formula="of:=IF([.G46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859716826" calcext:value-type="float">
            <text:p>19859716826</text:p>
          </table:table-cell>
          <table:table-cell table:style-name="ce4" office:value-type="string" calcext:value-type="string">
            <text:p>RIZA ÇEL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2:58:57" calcext:value-type="date">
            <text:p>05.05.2021</text:p>
          </table:table-cell>
          <table:table-cell table:style-name="ce4" office:value-type="string" calcext:value-type="string">
            <text:p>964.4</text:p>
          </table:table-cell>
          <table:table-cell table:style-name="ce15" table:formula="of:=IF([.G46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4:32:08" calcext:value-type="date">
            <text:p>05.05.2021</text:p>
          </table:table-cell>
          <table:table-cell table:style-name="ce4" office:value-type="string" calcext:value-type="string">
            <text:p>1153</text:p>
          </table:table-cell>
          <table:table-cell table:style-name="ce15" table:formula="of:=IF([.G46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5569630276" calcext:value-type="float">
            <text:p>35569630276</text:p>
          </table:table-cell>
          <table:table-cell table:style-name="ce4" office:value-type="string" calcext:value-type="string">
            <text:p>AYKAN ENGÜZ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4-20" calcext:value-type="date">
            <text:p>20.04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0:50:18" calcext:value-type="date">
            <text:p>06.05.2021</text:p>
          </table:table-cell>
          <table:table-cell table:style-name="ce4" office:value-type="string" calcext:value-type="string">
            <text:p>231</text:p>
          </table:table-cell>
          <table:table-cell table:style-name="ce15" table:formula="of:=IF([.G46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2-26" calcext:value-type="date">
            <text:p>26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0:50:19" calcext:value-type="date">
            <text:p>06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6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680172788" calcext:value-type="float">
            <text:p>18680172788</text:p>
          </table:table-cell>
          <table:table-cell table:style-name="ce4" office:value-type="string" calcext:value-type="string">
            <text:p>DEMET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7-01" calcext:value-type="date">
            <text:p>0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4:35:38" calcext:value-type="date">
            <text:p>06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6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7T12:37:24" calcext:value-type="date">
            <text:p>07.05.2021</text:p>
          </table:table-cell>
          <table:table-cell table:style-name="ce4" office:value-type="string" calcext:value-type="string">
            <text:p>751.5</text:p>
          </table:table-cell>
          <table:table-cell table:style-name="ce15" table:formula="of:=IF([.G46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280671946" calcext:value-type="float">
            <text:p>45280671946</text:p>
          </table:table-cell>
          <table:table-cell table:style-name="ce4" office:value-type="string" calcext:value-type="string">
            <text:p>FATMA ÖZ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03" calcext:value-type="date">
            <text:p>03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6:57" calcext:value-type="date">
            <text:p>17.05.2021</text:p>
          </table:table-cell>
          <table:table-cell table:style-name="ce4" office:value-type="string" calcext:value-type="string">
            <text:p>38.21</text:p>
          </table:table-cell>
          <table:table-cell table:style-name="ce15" table:formula="of:=IF([.G46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513204040" calcext:value-type="float">
            <text:p>29513204040</text:p>
          </table:table-cell>
          <table:table-cell table:style-name="ce4" office:value-type="string" calcext:value-type="string">
            <text:p>MEHMET KÖKS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3-17" calcext:value-type="date">
            <text:p>17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6:58" calcext:value-type="date">
            <text:p>17.05.2021</text:p>
          </table:table-cell>
          <table:table-cell table:style-name="ce4" office:value-type="string" calcext:value-type="string">
            <text:p>444700</text:p>
          </table:table-cell>
          <table:table-cell table:style-name="ce15" table:formula="of:=IF([.G46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999415256" calcext:value-type="float">
            <text:p>11999415256</text:p>
          </table:table-cell>
          <table:table-cell table:style-name="ce4" office:value-type="string" calcext:value-type="string">
            <text:p>RIZA 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4-01" calcext:value-type="date">
            <text:p>01.04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7:00" calcext:value-type="date">
            <text:p>17.05.2021</text:p>
          </table:table-cell>
          <table:table-cell table:style-name="ce4" office:value-type="string" calcext:value-type="string">
            <text:p>780400</text:p>
          </table:table-cell>
          <table:table-cell table:style-name="ce15" table:formula="of:=IF([.G46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633697278" calcext:value-type="float">
            <text:p>14633697278</text:p>
          </table:table-cell>
          <table:table-cell table:style-name="ce4" office:value-type="string" calcext:value-type="string">
            <text:p>SUAT GEY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8-01" calcext:value-type="date">
            <text:p>01.08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8:46" calcext:value-type="date">
            <text:p>17.05.2021</text:p>
          </table:table-cell>
          <table:table-cell table:style-name="ce4" office:value-type="string" calcext:value-type="string">
            <text:p>2252</text:p>
          </table:table-cell>
          <table:table-cell table:style-name="ce15" table:formula="of:=IF([.G47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4:49:31" calcext:value-type="date">
            <text:p>17.05.2021</text:p>
          </table:table-cell>
          <table:table-cell table:style-name="ce4" office:value-type="string" calcext:value-type="string">
            <text:p>1445</text:p>
          </table:table-cell>
          <table:table-cell table:style-name="ce15" table:formula="of:=IF([.G47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8116099448" calcext:value-type="float">
            <text:p>68116099448</text:p>
          </table:table-cell>
          <table:table-cell table:style-name="ce4" office:value-type="string" calcext:value-type="string">
            <text:p>FAZLI ÇAĞLAY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4-12" calcext:value-type="date">
            <text:p>12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4:58:57" calcext:value-type="date">
            <text:p>17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7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2-01" calcext:value-type="date">
            <text:p>01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09:57:35" calcext:value-type="date">
            <text:p>18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7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204630378" calcext:value-type="float">
            <text:p>49204630378</text:p>
          </table:table-cell>
          <table:table-cell table:style-name="ce4" office:value-type="string" calcext:value-type="string">
            <text:p>RASIM ÖZ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0:10:59" calcext:value-type="date">
            <text:p>18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7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7972109438" calcext:value-type="float">
            <text:p>67972109438</text:p>
          </table:table-cell>
          <table:table-cell table:style-name="ce4" office:value-type="string" calcext:value-type="string">
            <text:p>MELİHAT EREKL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5" calcext:value-type="date">
            <text:p>15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0:29:47" calcext:value-type="date">
            <text:p>18.05.2021</text:p>
          </table:table-cell>
          <table:table-cell table:style-name="ce4" office:value-type="string" calcext:value-type="string">
            <text:p>26.05</text:p>
          </table:table-cell>
          <table:table-cell table:style-name="ce15" table:formula="of:=IF([.G47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0428133736" calcext:value-type="float">
            <text:p>50428133736</text:p>
          </table:table-cell>
          <table:table-cell table:style-name="ce4" office:value-type="string" calcext:value-type="string">
            <text:p>TALİP GÜNGÖ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1-01" calcext:value-type="date">
            <text:p>01.01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3:50:09" calcext:value-type="date">
            <text:p>18.05.2021</text:p>
          </table:table-cell>
          <table:table-cell table:style-name="ce4" office:value-type="string" calcext:value-type="string">
            <text:p>271.5</text:p>
          </table:table-cell>
          <table:table-cell table:style-name="ce15" table:formula="of:=IF([.G47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3:52:39" calcext:value-type="date">
            <text:p>18.05.2021</text:p>
          </table:table-cell>
          <table:table-cell table:style-name="ce4" office:value-type="string" calcext:value-type="string">
            <text:p>36.41</text:p>
          </table:table-cell>
          <table:table-cell table:style-name="ce15" table:formula="of:=IF([.G47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533217374" calcext:value-type="float">
            <text:p>12533217374</text:p>
          </table:table-cell>
          <table:table-cell table:style-name="ce4" office:value-type="string" calcext:value-type="string">
            <text:p>GÜLHAN AR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10-09" calcext:value-type="date">
            <text:p>09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0T14:39:43" calcext:value-type="date">
            <text:p>20.05.2021</text:p>
          </table:table-cell>
          <table:table-cell table:style-name="ce4" office:value-type="string" calcext:value-type="string">
            <text:p>148100</text:p>
          </table:table-cell>
          <table:table-cell table:style-name="ce15" table:formula="of:=IF([.G47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1-07" calcext:value-type="date">
            <text:p>07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0T14:39:46" calcext:value-type="date">
            <text:p>20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7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847423620" calcext:value-type="float">
            <text:p>22847423620</text:p>
          </table:table-cell>
          <table:table-cell table:style-name="ce4" office:value-type="string" calcext:value-type="string">
            <text:p>ALPER ÜSTÜ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1-01" calcext:value-type="date">
            <text:p>01.01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1:07:57" calcext:value-type="date">
            <text:p>21.05.2021</text:p>
          </table:table-cell>
          <table:table-cell table:style-name="ce4" office:value-type="string" calcext:value-type="string">
            <text:p>72.39</text:p>
          </table:table-cell>
          <table:table-cell table:style-name="ce15" table:formula="of:=IF([.G48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634857552" calcext:value-type="float">
            <text:p>45634857552</text:p>
          </table:table-cell>
          <table:table-cell table:style-name="ce4" office:value-type="string" calcext:value-type="string">
            <text:p>FEYZULLAH BÜ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1-01" calcext:value-type="date">
            <text:p>01.01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4:25:12" calcext:value-type="date">
            <text:p>21.05.2021</text:p>
          </table:table-cell>
          <table:table-cell table:style-name="ce4" office:value-type="string" calcext:value-type="string">
            <text:p>3388</text:p>
          </table:table-cell>
          <table:table-cell table:style-name="ce15" table:formula="of:=IF([.G48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138177932" calcext:value-type="float">
            <text:p>49138177932</text:p>
          </table:table-cell>
          <table:table-cell table:style-name="ce4" office:value-type="string" calcext:value-type="string">
            <text:p>FURKAN FE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9-20" calcext:value-type="date">
            <text:p>20.09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4:41:24" calcext:value-type="date">
            <text:p>21.05.2021</text:p>
          </table:table-cell>
          <table:table-cell table:style-name="ce4" office:value-type="string" calcext:value-type="string">
            <text:p>1134</text:p>
          </table:table-cell>
          <table:table-cell table:style-name="ce15" table:formula="of:=IF([.G48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616321104" calcext:value-type="float">
            <text:p>31616321104</text:p>
          </table:table-cell>
          <table:table-cell table:style-name="ce4" office:value-type="string" calcext:value-type="string">
            <text:p>AYDI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5-16" calcext:value-type="date">
            <text:p>16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1:06:36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8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58643572" calcext:value-type="float">
            <text:p>22058643572</text:p>
          </table:table-cell>
          <table:table-cell table:style-name="ce4" office:value-type="string" calcext:value-type="string">
            <text:p>ALİ GÜRBÜZ ÇEÇ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12" calcext:value-type="date">
            <text:p>12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1:09:16" calcext:value-type="date">
            <text:p>24.05.2021</text:p>
          </table:table-cell>
          <table:table-cell table:style-name="ce4" office:value-type="string" calcext:value-type="string">
            <text:p>337.2</text:p>
          </table:table-cell>
          <table:table-cell table:style-name="ce15" table:formula="of:=IF([.G48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8:09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8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086284568" calcext:value-type="float">
            <text:p>27086284568</text:p>
          </table:table-cell>
          <table:table-cell table:style-name="ce4" office:value-type="string" calcext:value-type="string">
            <text:p>HURİYE ÖZEK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6-05" calcext:value-type="date">
            <text:p>05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8:10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8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7181471082" calcext:value-type="float">
            <text:p>57181471082</text:p>
          </table:table-cell>
          <table:table-cell table:style-name="ce4" office:value-type="string" calcext:value-type="string">
            <text:p>ABBAS BOZKUR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1-25" calcext:value-type="date">
            <text:p>25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9:21" calcext:value-type="date">
            <text:p>24.05.2021</text:p>
          </table:table-cell>
          <table:table-cell table:style-name="ce4" office:value-type="string" calcext:value-type="string">
            <text:p>342.6</text:p>
          </table:table-cell>
          <table:table-cell table:style-name="ce15" table:formula="of:=IF([.G48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083284622" calcext:value-type="float">
            <text:p>27083284622</text:p>
          </table:table-cell>
          <table:table-cell table:style-name="ce4" office:value-type="string" calcext:value-type="string">
            <text:p>NAZMİYE ÖZEK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2-02" calcext:value-type="date">
            <text:p>02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9:22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8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345068790" calcext:value-type="float">
            <text:p>99345068790</text:p>
          </table:table-cell>
          <table:table-cell table:style-name="ce4" office:value-type="string" calcext:value-type="string">
            <text:p>RAZIA HAZ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1-01" calcext:value-type="date">
            <text:p>01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52:23" calcext:value-type="date">
            <text:p>24.05.2021</text:p>
          </table:table-cell>
          <table:table-cell table:style-name="ce4" office:value-type="string" calcext:value-type="string">
            <text:p>103.3</text:p>
          </table:table-cell>
          <table:table-cell table:style-name="ce15" table:formula="of:=IF([.G48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467990058" calcext:value-type="float">
            <text:p>17467990058</text:p>
          </table:table-cell>
          <table:table-cell table:style-name="ce4" office:value-type="string" calcext:value-type="string">
            <text:p>AHMET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19" calcext:value-type="date">
            <text:p>19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4:57:39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9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68073264" calcext:value-type="float">
            <text:p>21968073264</text:p>
          </table:table-cell>
          <table:table-cell table:style-name="ce4" office:value-type="string" calcext:value-type="string">
            <text:p>HASAN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05" calcext:value-type="date">
            <text:p>05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25" calcext:value-type="date">
            <text:p>25.05.2021</text:p>
          </table:table-cell>
          <table:table-cell table:style-name="ce4" office:value-type="string" calcext:value-type="string">
            <text:p>787.8</text:p>
          </table:table-cell>
          <table:table-cell table:style-name="ce15" table:formula="of:=IF([.G49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14" calcext:value-type="date">
            <text:p>14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28" calcext:value-type="date">
            <text:p>25.05.2021</text:p>
          </table:table-cell>
          <table:table-cell table:style-name="ce4" office:value-type="string" calcext:value-type="string">
            <text:p>59.4</text:p>
          </table:table-cell>
          <table:table-cell table:style-name="ce15" table:formula="of:=IF([.G49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878647586" calcext:value-type="float">
            <text:p>21878647586</text:p>
          </table:table-cell>
          <table:table-cell table:style-name="ce4" office:value-type="string" calcext:value-type="string">
            <text:p>DÜRDANE CABAD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11-02" calcext:value-type="date">
            <text:p>02.1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42" calcext:value-type="date">
            <text:p>25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49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4077011530" calcext:value-type="float">
            <text:p>24077011530</text:p>
          </table:table-cell>
          <table:table-cell table:style-name="ce4" office:value-type="string" calcext:value-type="string">
            <text:p>GÜLDEN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2-01" calcext:value-type="date">
            <text:p>01.02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6:48" calcext:value-type="date">
            <text:p>25.05.2021</text:p>
          </table:table-cell>
          <table:table-cell table:style-name="ce4" office:value-type="string" calcext:value-type="string">
            <text:p>20.34</text:p>
          </table:table-cell>
          <table:table-cell table:style-name="ce15" table:formula="of:=IF([.G49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046944214" calcext:value-type="float">
            <text:p>13046944214</text:p>
          </table:table-cell>
          <table:table-cell table:style-name="ce4" office:value-type="string" calcext:value-type="string">
            <text:p>ALİ GÜD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8-05" calcext:value-type="date">
            <text:p>05.08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4:38:15" calcext:value-type="date">
            <text:p>25.05.2021</text:p>
          </table:table-cell>
          <table:table-cell table:style-name="ce4" office:value-type="string" calcext:value-type="string">
            <text:p>9226</text:p>
          </table:table-cell>
          <table:table-cell table:style-name="ce15" table:formula="of:=IF([.G49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589061654" calcext:value-type="float">
            <text:p>22589061654</text:p>
          </table:table-cell>
          <table:table-cell table:style-name="ce4" office:value-type="string" calcext:value-type="string">
            <text:p>ADEM 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7-22" calcext:value-type="date">
            <text:p>22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0:58:36" calcext:value-type="date">
            <text:p>26.05.2021</text:p>
          </table:table-cell>
          <table:table-cell table:style-name="ce4" office:value-type="string" calcext:value-type="string">
            <text:p>1834</text:p>
          </table:table-cell>
          <table:table-cell table:style-name="ce15" table:formula="of:=IF([.G49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550636248" calcext:value-type="float">
            <text:p>16550636248</text:p>
          </table:table-cell>
          <table:table-cell table:style-name="ce4" office:value-type="string" calcext:value-type="string">
            <text:p>MUHAMMET ÖMER FARUK ALTU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5-13" calcext:value-type="date">
            <text:p>13.05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2:18" calcext:value-type="date">
            <text:p>26.05.2021</text:p>
          </table:table-cell>
          <table:table-cell table:style-name="ce4" office:value-type="string" calcext:value-type="string">
            <text:p>28560</text:p>
          </table:table-cell>
          <table:table-cell table:style-name="ce15" table:formula="of:=IF([.G49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13139408" calcext:value-type="float">
            <text:p>11513139408</text:p>
          </table:table-cell>
          <table:table-cell table:style-name="ce4" office:value-type="string" calcext:value-type="string">
            <text:p>EMİNE OKY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02" calcext:value-type="date">
            <text:p>02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3:49" calcext:value-type="date">
            <text:p>26.05.2021</text:p>
          </table:table-cell>
          <table:table-cell table:style-name="ce4" office:value-type="string" calcext:value-type="string">
            <text:p>69.38</text:p>
          </table:table-cell>
          <table:table-cell table:style-name="ce15" table:formula="of:=IF([.G49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816021878" calcext:value-type="float">
            <text:p>23816021878</text:p>
          </table:table-cell>
          <table:table-cell table:style-name="ce4" office:value-type="string" calcext:value-type="string">
            <text:p>AHMET SEMİH KO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5-11" calcext:value-type="date">
            <text:p>11.05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5:11" calcext:value-type="date">
            <text:p>26.05.2021</text:p>
          </table:table-cell>
          <table:table-cell table:style-name="ce4" office:value-type="string" calcext:value-type="string">
            <text:p>966400000</text:p>
          </table:table-cell>
          <table:table-cell table:style-name="ce15" table:formula="of:=IF([.G49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049213012" calcext:value-type="float">
            <text:p>48049213012</text:p>
          </table:table-cell>
          <table:table-cell table:style-name="ce4" office:value-type="string" calcext:value-type="string">
            <text:p>EMİNE COŞK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5-05" calcext:value-type="date">
            <text:p>0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7T14:49:03" calcext:value-type="date">
            <text:p>27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0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007345160" calcext:value-type="float">
            <text:p>31007345160</text:p>
          </table:table-cell>
          <table:table-cell table:style-name="ce4" office:value-type="string" calcext:value-type="string">
            <text:p>NURAN UZ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9-18" calcext:value-type="date">
            <text:p>18.09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04:51" calcext:value-type="date">
            <text:p>28.05.2021</text:p>
          </table:table-cell>
          <table:table-cell table:style-name="ce4" office:value-type="string" calcext:value-type="string">
            <text:p>575.5</text:p>
          </table:table-cell>
          <table:table-cell table:style-name="ce15" table:formula="of:=IF([.G50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11:29" calcext:value-type="date">
            <text:p>28.05.2021</text:p>
          </table:table-cell>
          <table:table-cell table:style-name="ce4" office:value-type="string" calcext:value-type="string">
            <text:p>122.5</text:p>
          </table:table-cell>
          <table:table-cell table:style-name="ce15" table:formula="of:=IF([.G50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11:31" calcext:value-type="date">
            <text:p>28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0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150502720" calcext:value-type="float">
            <text:p>26150502720</text:p>
          </table:table-cell>
          <table:table-cell table:style-name="ce4" office:value-type="string" calcext:value-type="string">
            <text:p>ALİ T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3-15" calcext:value-type="date">
            <text:p>15.03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4:07:34" calcext:value-type="date">
            <text:p>28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0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482661190" calcext:value-type="float">
            <text:p>21482661190</text:p>
          </table:table-cell>
          <table:table-cell table:style-name="ce4" office:value-type="string" calcext:value-type="string">
            <text:p>HARU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10-30" calcext:value-type="date">
            <text:p>30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3:45:04" calcext:value-type="date">
            <text:p>31.05.2021</text:p>
          </table:table-cell>
          <table:table-cell table:style-name="ce4" office:value-type="string" calcext:value-type="string">
            <text:p>187.9</text:p>
          </table:table-cell>
          <table:table-cell table:style-name="ce15" table:formula="of:=IF([.G50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4:30:35" calcext:value-type="date">
            <text:p>31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0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4:30:36" calcext:value-type="date">
            <text:p>31.05.2021</text:p>
          </table:table-cell>
          <table:table-cell table:style-name="ce4" office:value-type="string" calcext:value-type="string">
            <text:p>4337</text:p>
          </table:table-cell>
          <table:table-cell table:style-name="ce15" table:formula="of:=IF([.G50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2-04" calcext:value-type="date">
            <text:p>04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1T13:25:47" calcext:value-type="date">
            <text:p>01.06.2021</text:p>
          </table:table-cell>
          <table:table-cell table:style-name="ce4" office:value-type="string" calcext:value-type="string">
            <text:p>354,9</text:p>
          </table:table-cell>
          <table:table-cell table:style-name="ce15" table:formula="of:=IF([.G50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1:28:24" calcext:value-type="date">
            <text:p>02.06.2021</text:p>
          </table:table-cell>
          <table:table-cell table:style-name="ce4" office:value-type="string" calcext:value-type="string">
            <text:p>1054</text:p>
          </table:table-cell>
          <table:table-cell table:style-name="ce15" table:formula="of:=IF([.G50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067537252" calcext:value-type="float">
            <text:p>25067537252</text:p>
          </table:table-cell>
          <table:table-cell table:style-name="ce4" office:value-type="string" calcext:value-type="string">
            <text:p>BÜNYAMİN ES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11-28" calcext:value-type="date">
            <text:p>28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1:28:25" calcext:value-type="date">
            <text:p>02.06.2021</text:p>
          </table:table-cell>
          <table:table-cell table:style-name="ce4" office:value-type="string" calcext:value-type="string">
            <text:p>1332</text:p>
          </table:table-cell>
          <table:table-cell table:style-name="ce15" table:formula="of:=IF([.G51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891070628" calcext:value-type="float">
            <text:p>41891070628</text:p>
          </table:table-cell>
          <table:table-cell table:style-name="ce4" office:value-type="string" calcext:value-type="string">
            <text:p>HÜSEYİN ÇET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9-18" calcext:value-type="date">
            <text:p>18.09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5" calcext:value-type="date">
            <text:p>02.06.2021</text:p>
          </table:table-cell>
          <table:table-cell table:style-name="ce4" office:value-type="string" calcext:value-type="string">
            <text:p>344,9</text:p>
          </table:table-cell>
          <table:table-cell table:style-name="ce15" table:formula="of:=IF([.G51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1428085948" calcext:value-type="float">
            <text:p>71428085948</text:p>
          </table:table-cell>
          <table:table-cell table:style-name="ce4" office:value-type="string" calcext:value-type="string">
            <text:p>SERAP PE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5-28" calcext:value-type="date">
            <text:p>28.05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6" calcext:value-type="date">
            <text:p>02.06.2021</text:p>
          </table:table-cell>
          <table:table-cell table:style-name="ce4" office:value-type="string" calcext:value-type="string">
            <text:p>688100</text:p>
            <text:p/>
          </table:table-cell>
          <table:table-cell table:style-name="ce15" table:formula="of:=IF([.G51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6" calcext:value-type="date">
            <text:p>02.06.2021</text:p>
          </table:table-cell>
          <table:table-cell table:style-name="ce4" office:value-type="string" calcext:value-type="string">
            <text:p>60,81</text:p>
          </table:table-cell>
          <table:table-cell table:style-name="ce15" table:formula="of:=IF([.G51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10" calcext:value-type="date">
            <text:p>1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11:32" calcext:value-type="date">
            <text:p>03.06.2021</text:p>
          </table:table-cell>
          <table:table-cell table:style-name="ce4" office:value-type="string" calcext:value-type="string">
            <text:p>1521</text:p>
          </table:table-cell>
          <table:table-cell table:style-name="ce15" table:formula="of:=IF([.G51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839346444" calcext:value-type="float">
            <text:p>30839346444</text:p>
          </table:table-cell>
          <table:table-cell table:style-name="ce4" office:value-type="string" calcext:value-type="string">
            <text:p>NESLİHAN GÜZ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7-22" calcext:value-type="date">
            <text:p>22.07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21:26" calcext:value-type="date">
            <text:p>03.06.2021</text:p>
          </table:table-cell>
          <table:table-cell table:style-name="ce4" office:value-type="string" calcext:value-type="string">
            <text:p>76,95</text:p>
          </table:table-cell>
          <table:table-cell table:style-name="ce15" table:formula="of:=IF([.G51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2-01" calcext:value-type="date">
            <text:p>01.0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21:27" calcext:value-type="date">
            <text:p>03.06.2021</text:p>
          </table:table-cell>
          <table:table-cell table:style-name="ce4" office:value-type="string" calcext:value-type="string">
            <text:p>857,3</text:p>
          </table:table-cell>
          <table:table-cell table:style-name="ce15" table:formula="of:=IF([.G51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092116394" calcext:value-type="float">
            <text:p>21092116394</text:p>
          </table:table-cell>
          <table:table-cell table:style-name="ce4" office:value-type="string" calcext:value-type="string">
            <text:p>SULTAN YURTKU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6-20" calcext:value-type="date">
            <text:p>20.06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4T11:35:29" calcext:value-type="date">
            <text:p>04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1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5-22" calcext:value-type="date">
            <text:p>22.05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4T14:21:41" calcext:value-type="date">
            <text:p>04.06.2021</text:p>
          </table:table-cell>
          <table:table-cell table:style-name="ce4" office:value-type="string" calcext:value-type="string">
            <text:p>215,3</text:p>
          </table:table-cell>
          <table:table-cell table:style-name="ce15" table:formula="of:=IF([.G51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09:30:18" calcext:value-type="date">
            <text:p>07.06.2021</text:p>
          </table:table-cell>
          <table:table-cell table:style-name="ce4" office:value-type="string" calcext:value-type="string">
            <text:p>81,92</text:p>
          </table:table-cell>
          <table:table-cell table:style-name="ce15" table:formula="of:=IF([.G51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3664254882" calcext:value-type="float">
            <text:p>63664254882</text:p>
          </table:table-cell>
          <table:table-cell table:style-name="ce4" office:value-type="string" calcext:value-type="string">
            <text:p>KIYMET GÜLD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4:43" calcext:value-type="date">
            <text:p>07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2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152073662" calcext:value-type="float">
            <text:p>39152073662</text:p>
          </table:table-cell>
          <table:table-cell table:style-name="ce4" office:value-type="string" calcext:value-type="string">
            <text:p>NEVİN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3-15" calcext:value-type="date">
            <text:p>15.03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9:49" calcext:value-type="date">
            <text:p>07.06.2021</text:p>
          </table:table-cell>
          <table:table-cell table:style-name="ce4" office:value-type="string" calcext:value-type="string">
            <text:p>2.632x10^2</text:p>
          </table:table-cell>
          <table:table-cell table:style-name="ce15" table:formula="of:=IF([.G52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6-22" calcext:value-type="date">
            <text:p>22.06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9:50" calcext:value-type="date">
            <text:p>07.06.2021</text:p>
          </table:table-cell>
          <table:table-cell table:style-name="ce4" office:value-type="string" calcext:value-type="string">
            <text:p>210,4</text:p>
          </table:table-cell>
          <table:table-cell table:style-name="ce15" table:formula="of:=IF([.G52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3:53:12" calcext:value-type="date">
            <text:p>07.06.2021</text:p>
          </table:table-cell>
          <table:table-cell table:style-name="ce4" office:value-type="string" calcext:value-type="string">
            <text:p>201,6</text:p>
          </table:table-cell>
          <table:table-cell table:style-name="ce15" table:formula="of:=IF([.G52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078515480" calcext:value-type="float">
            <text:p>20078515480</text:p>
          </table:table-cell>
          <table:table-cell table:style-name="ce4" office:value-type="string" calcext:value-type="string">
            <text:p>AVNİ Ö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12" calcext:value-type="date">
            <text:p>12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5:14:12" calcext:value-type="date">
            <text:p>07.06.2021</text:p>
          </table:table-cell>
          <table:table-cell table:style-name="ce4" office:value-type="string" calcext:value-type="string">
            <text:p>85,74</text:p>
          </table:table-cell>
          <table:table-cell table:style-name="ce15" table:formula="of:=IF([.G52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925123512" calcext:value-type="float">
            <text:p>31925123512</text:p>
          </table:table-cell>
          <table:table-cell table:style-name="ce4" office:value-type="string" calcext:value-type="string">
            <text:p>HABİBE TEZ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6-09" calcext:value-type="date">
            <text:p>09.06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1:34:14" calcext:value-type="date">
            <text:p>08.06.2021</text:p>
          </table:table-cell>
          <table:table-cell table:style-name="ce4" office:value-type="string" calcext:value-type="string">
            <text:p>390,6</text:p>
            <text:p/>
          </table:table-cell>
          <table:table-cell table:style-name="ce15" table:formula="of:=IF([.G52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7405129712" calcext:value-type="float">
            <text:p>67405129712</text:p>
          </table:table-cell>
          <table:table-cell table:style-name="ce4" office:value-type="string" calcext:value-type="string">
            <text:p>MUSTAFA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3-01" calcext:value-type="date">
            <text:p>01.03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1:34:16" calcext:value-type="date">
            <text:p>08.06.2021</text:p>
          </table:table-cell>
          <table:table-cell table:style-name="ce4" office:value-type="string" calcext:value-type="string">
            <text:p>594,3</text:p>
          </table:table-cell>
          <table:table-cell table:style-name="ce15" table:formula="of:=IF([.G52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644766488" calcext:value-type="float">
            <text:p>12644766488</text:p>
          </table:table-cell>
          <table:table-cell table:style-name="ce4" office:value-type="string" calcext:value-type="string">
            <text:p>ALİ DURAN SAP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5-03-18" calcext:value-type="date">
            <text:p>18.03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3:56:11" calcext:value-type="date">
            <text:p>08.06.2021</text:p>
          </table:table-cell>
          <table:table-cell table:style-name="ce4" office:value-type="string" calcext:value-type="string">
            <text:p>5687</text:p>
          </table:table-cell>
          <table:table-cell table:style-name="ce15" table:formula="of:=IF([.G52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7-01" calcext:value-type="date">
            <text:p>01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3:56:11" calcext:value-type="date">
            <text:p>08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2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0" calcext:value-type="date">
            <text:p>09.06.2021</text:p>
          </table:table-cell>
          <table:table-cell table:style-name="ce4" office:value-type="string" calcext:value-type="string">
            <text:p>165,0</text:p>
          </table:table-cell>
          <table:table-cell table:style-name="ce15" table:formula="of:=IF([.G52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78517338" calcext:value-type="float">
            <text:p>25778517338</text:p>
          </table:table-cell>
          <table:table-cell table:style-name="ce4" office:value-type="string" calcext:value-type="string">
            <text:p>ASIM KAP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1" calcext:value-type="date">
            <text:p>09.06.2021</text:p>
          </table:table-cell>
          <table:table-cell table:style-name="ce4" office:value-type="string" calcext:value-type="string">
            <text:p>186,9</text:p>
          </table:table-cell>
          <table:table-cell table:style-name="ce15" table:formula="of:=IF([.G53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417097818" calcext:value-type="float">
            <text:p>38417097818</text:p>
          </table:table-cell>
          <table:table-cell table:style-name="ce4" office:value-type="string" calcext:value-type="string">
            <text:p>HANİFE GÜNGÖ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2" calcext:value-type="date">
            <text:p>09.06.2021</text:p>
          </table:table-cell>
          <table:table-cell table:style-name="ce4" office:value-type="string" calcext:value-type="string">
            <text:p>9973</text:p>
          </table:table-cell>
          <table:table-cell table:style-name="ce15" table:formula="of:=IF([.G53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3" calcext:value-type="date">
            <text:p>09.06.2021</text:p>
          </table:table-cell>
          <table:table-cell table:style-name="ce4" office:value-type="string" calcext:value-type="string">
            <text:p>3179</text:p>
          </table:table-cell>
          <table:table-cell table:style-name="ce15" table:formula="of:=IF([.G53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4" calcext:value-type="date">
            <text:p>09.06.2021</text:p>
          </table:table-cell>
          <table:table-cell table:style-name="ce4" office:value-type="string" calcext:value-type="string">
            <text:p>220,3</text:p>
            <text:p/>
          </table:table-cell>
          <table:table-cell table:style-name="ce15" table:formula="of:=IF([.G53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02" calcext:value-type="date">
            <text:p>02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42:38" calcext:value-type="date">
            <text:p>09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3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496023244" calcext:value-type="float">
            <text:p>40496023244</text:p>
          </table:table-cell>
          <table:table-cell table:style-name="ce4" office:value-type="string" calcext:value-type="string">
            <text:p>SEVİM KARA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5-11" calcext:value-type="date">
            <text:p>11.05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2:47:41" calcext:value-type="date">
            <text:p>09.06.2021</text:p>
          </table:table-cell>
          <table:table-cell table:style-name="ce4" office:value-type="string" calcext:value-type="string">
            <text:p>276,7</text:p>
          </table:table-cell>
          <table:table-cell table:style-name="ce15" table:formula="of:=IF([.G53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007207668" calcext:value-type="float">
            <text:p>37007207668</text:p>
          </table:table-cell>
          <table:table-cell table:style-name="ce4" office:value-type="string" calcext:value-type="string">
            <text:p>AYÇA KELKİ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2-10" calcext:value-type="date">
            <text:p>10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5:27:08" calcext:value-type="date">
            <text:p>09.06.2021</text:p>
          </table:table-cell>
          <table:table-cell table:style-name="ce4" office:value-type="string" calcext:value-type="string">
            <text:p>250,2</text:p>
          </table:table-cell>
          <table:table-cell table:style-name="ce15" table:formula="of:=IF([.G53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230604654" calcext:value-type="float">
            <text:p>53230604654</text:p>
          </table:table-cell>
          <table:table-cell table:style-name="ce4" office:value-type="string" calcext:value-type="string">
            <text:p>FATMA KOV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1:48:51" calcext:value-type="date">
            <text:p>10.06.2021</text:p>
          </table:table-cell>
          <table:table-cell table:style-name="ce4" office:value-type="string" calcext:value-type="string">
            <text:p>8869</text:p>
            <text:p/>
          </table:table-cell>
          <table:table-cell table:style-name="ce15" table:formula="of:=IF([.G53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734460748" calcext:value-type="float">
            <text:p>21734460748</text:p>
          </table:table-cell>
          <table:table-cell table:style-name="ce4" office:value-type="string" calcext:value-type="string">
            <text:p>MUSTAFA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1:48:51" calcext:value-type="date">
            <text:p>10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3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4:39:41" calcext:value-type="date">
            <text:p>10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3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850886936" calcext:value-type="float">
            <text:p>27850886936</text:p>
          </table:table-cell>
          <table:table-cell table:style-name="ce4" office:value-type="string" calcext:value-type="string">
            <text:p>MUSTAFA ÇALK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4:39:42" calcext:value-type="date">
            <text:p>10.06.2021</text:p>
          </table:table-cell>
          <table:table-cell table:style-name="ce4" office:value-type="string" calcext:value-type="string">
            <text:p>10580</text:p>
          </table:table-cell>
          <table:table-cell table:style-name="ce15" table:formula="of:=IF([.G54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21701714" calcext:value-type="float">
            <text:p>20321701714</text:p>
          </table:table-cell>
          <table:table-cell table:style-name="ce4" office:value-type="string" calcext:value-type="string">
            <text:p>CANAN Ö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5-20" calcext:value-type="date">
            <text:p>20.05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5:11:31" calcext:value-type="date">
            <text:p>10.06.2021</text:p>
          </table:table-cell>
          <table:table-cell table:style-name="ce4" office:value-type="string" calcext:value-type="string">
            <text:p>429,9</text:p>
          </table:table-cell>
          <table:table-cell table:style-name="ce15" table:formula="of:=IF([.G54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096339658" calcext:value-type="float">
            <text:p>61096339658</text:p>
          </table:table-cell>
          <table:table-cell table:style-name="ce4" office:value-type="string" calcext:value-type="string">
            <text:p>FATMA ASI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1-15" calcext:value-type="date">
            <text:p>15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1:48:18" calcext:value-type="date">
            <text:p>11.06.2021</text:p>
          </table:table-cell>
          <table:table-cell table:style-name="ce4" office:value-type="string" calcext:value-type="string">
            <text:p>131,9</text:p>
          </table:table-cell>
          <table:table-cell table:style-name="ce15" table:formula="of:=IF([.G54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233767300" calcext:value-type="float">
            <text:p>18233767300</text:p>
          </table:table-cell>
          <table:table-cell table:style-name="ce4" office:value-type="string" calcext:value-type="string">
            <text:p>OĞULCAN KARAGÖ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9-17" calcext:value-type="date">
            <text:p>17.09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1:48:19" calcext:value-type="date">
            <text:p>11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4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5770623104" calcext:value-type="float">
            <text:p>35770623104</text:p>
          </table:table-cell>
          <table:table-cell table:style-name="ce4" office:value-type="string" calcext:value-type="string">
            <text:p>DÜRDAN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3" calcext:value-type="date">
            <text:p>03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0" calcext:value-type="date">
            <text:p>11.06.2021</text:p>
          </table:table-cell>
          <table:table-cell table:style-name="ce4" office:value-type="string" calcext:value-type="string">
            <text:p>1140</text:p>
          </table:table-cell>
          <table:table-cell table:style-name="ce15" table:formula="of:=IF([.G54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1" calcext:value-type="date">
            <text:p>11.06.2021</text:p>
          </table:table-cell>
          <table:table-cell table:style-name="ce4" office:value-type="string" calcext:value-type="string">
            <text:p>52,04</text:p>
          </table:table-cell>
          <table:table-cell table:style-name="ce15" table:formula="of:=IF([.G54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1" calcext:value-type="date">
            <text:p>11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4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280645596" calcext:value-type="float">
            <text:p>16280645596</text:p>
          </table:table-cell>
          <table:table-cell table:style-name="ce4" office:value-type="string" calcext:value-type="string">
            <text:p>HÜSEYİN DA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2-15" calcext:value-type="date">
            <text:p>15.02.19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5:23:51" calcext:value-type="date">
            <text:p>11.06.2021</text:p>
          </table:table-cell>
          <table:table-cell table:style-name="ce4" office:value-type="string" calcext:value-type="string">
            <text:p>213,8</text:p>
          </table:table-cell>
          <table:table-cell table:style-name="ce15" table:formula="of:=IF([.G54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372768298" calcext:value-type="float">
            <text:p>31372768298</text:p>
          </table:table-cell>
          <table:table-cell table:style-name="ce4" office:value-type="string" calcext:value-type="string">
            <text:p>TUĞBA D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8-06" calcext:value-type="date">
            <text:p>06.08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5:23:53" calcext:value-type="date">
            <text:p>11.06.2021</text:p>
          </table:table-cell>
          <table:table-cell table:style-name="ce4" office:value-type="string" calcext:value-type="string">
            <text:p>501,4</text:p>
          </table:table-cell>
          <table:table-cell table:style-name="ce15" table:formula="of:=IF([.G54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4436373252" calcext:value-type="float">
            <text:p>54436373252</text:p>
          </table:table-cell>
          <table:table-cell table:style-name="ce4" office:value-type="string" calcext:value-type="string">
            <text:p>HÜSEYİN TURG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3-16" calcext:value-type="date">
            <text:p>16.03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1:45:43" calcext:value-type="date">
            <text:p>14.06.2021</text:p>
          </table:table-cell>
          <table:table-cell table:style-name="ce4" office:value-type="string" calcext:value-type="string">
            <text:p>1623</text:p>
          </table:table-cell>
          <table:table-cell table:style-name="ce15" table:formula="of:=IF([.G54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2:19:04" calcext:value-type="date">
            <text:p>14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5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962844616" calcext:value-type="float">
            <text:p>15962844616</text:p>
          </table:table-cell>
          <table:table-cell table:style-name="ce4" office:value-type="string" calcext:value-type="string">
            <text:p>ZARİFE 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3-01" calcext:value-type="date">
            <text:p>01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3:54:11" calcext:value-type="date">
            <text:p>14.06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15" table:formula="of:=IF([.G55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5:21:16" calcext:value-type="date">
            <text:p>14.06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15" table:formula="of:=IF([.G55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5T15:04:11" calcext:value-type="date">
            <text:p>15.06.2021</text:p>
          </table:table-cell>
          <table:table-cell table:style-name="ce4" office:value-type="string" calcext:value-type="string">
            <text:p>628800</text:p>
          </table:table-cell>
          <table:table-cell table:style-name="ce15" table:formula="of:=IF([.G55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8-25" calcext:value-type="date">
            <text:p>25.08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6T11:48:25" calcext:value-type="date">
            <text:p>16.06.2021</text:p>
          </table:table-cell>
          <table:table-cell table:style-name="ce4" office:value-type="string" calcext:value-type="string">
            <text:p>43,65</text:p>
          </table:table-cell>
          <table:table-cell table:style-name="ce15" table:formula="of:=IF([.G55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2-20" calcext:value-type="date">
            <text:p>20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6T11:48:28" calcext:value-type="date">
            <text:p>16.06.2021</text:p>
          </table:table-cell>
          <table:table-cell table:style-name="ce4" office:value-type="string" calcext:value-type="string">
            <text:p>1072000000</text:p>
          </table:table-cell>
          <table:table-cell table:style-name="ce15" table:formula="of:=IF([.G55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522464478" calcext:value-type="float">
            <text:p>40522464478</text:p>
          </table:table-cell>
          <table:table-cell table:style-name="ce4" office:value-type="string" calcext:value-type="string">
            <text:p>RABİA UĞU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7T12:02:37" calcext:value-type="date">
            <text:p>17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5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1:34:31" calcext:value-type="date">
            <text:p>18.06.2021</text:p>
          </table:table-cell>
          <table:table-cell table:style-name="ce4" office:value-type="string" calcext:value-type="string">
            <text:p>377300</text:p>
          </table:table-cell>
          <table:table-cell table:style-name="ce15" table:formula="of:=IF([.G55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6300829316" calcext:value-type="float">
            <text:p>46300829316</text:p>
          </table:table-cell>
          <table:table-cell table:style-name="ce4" office:value-type="string" calcext:value-type="string">
            <text:p>ABDUL METİN EC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2-16" calcext:value-type="date">
            <text:p>16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3:48:27" calcext:value-type="date">
            <text:p>18.06.2021</text:p>
          </table:table-cell>
          <table:table-cell table:style-name="ce4" office:value-type="string" calcext:value-type="string">
            <text:p>24870</text:p>
          </table:table-cell>
          <table:table-cell table:style-name="ce15" table:formula="of:=IF([.G55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11-25" calcext:value-type="date">
            <text:p>25.1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3:48:31" calcext:value-type="date">
            <text:p>18.06.2021</text:p>
          </table:table-cell>
          <table:table-cell table:style-name="ce4" office:value-type="string" calcext:value-type="string">
            <text:p>69,75</text:p>
          </table:table-cell>
          <table:table-cell table:style-name="ce15" table:formula="of:=IF([.G55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1-01" calcext:value-type="date">
            <text:p>01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4:36:00" calcext:value-type="date">
            <text:p>18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6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6-04" calcext:value-type="date">
            <text:p>04.06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4:56:13" calcext:value-type="date">
            <text:p>18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6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5-09" calcext:value-type="date">
            <text:p>09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1:39:05" calcext:value-type="date">
            <text:p>21.06.2021</text:p>
          </table:table-cell>
          <table:table-cell table:style-name="ce4" office:value-type="string" calcext:value-type="string">
            <text:p>490,1</text:p>
          </table:table-cell>
          <table:table-cell table:style-name="ce15" table:formula="of:=IF([.G56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1-01" calcext:value-type="date">
            <text:p>01.0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1:39:07" calcext:value-type="date">
            <text:p>21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6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195399546" calcext:value-type="float">
            <text:p>29195399546</text:p>
          </table:table-cell>
          <table:table-cell table:style-name="ce4" office:value-type="string" calcext:value-type="string">
            <text:p>DURSUN YA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2-02" calcext:value-type="date">
            <text:p>02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4:53:48" calcext:value-type="date">
            <text:p>21.06.2021</text:p>
          </table:table-cell>
          <table:table-cell table:style-name="ce4" office:value-type="string" calcext:value-type="string">
            <text:p>18,37</text:p>
            <text:p/>
          </table:table-cell>
          <table:table-cell table:style-name="ce15" table:formula="of:=IF([.G56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437897826" calcext:value-type="float">
            <text:p>44437897826</text:p>
          </table:table-cell>
          <table:table-cell table:style-name="ce4" office:value-type="string" calcext:value-type="string">
            <text:p>HANİFE İKİK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7-16" calcext:value-type="date">
            <text:p>16.07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7:32" calcext:value-type="date">
            <text:p>22.06.2021</text:p>
          </table:table-cell>
          <table:table-cell table:style-name="ce4" office:value-type="string" calcext:value-type="string">
            <text:p>7351</text:p>
          </table:table-cell>
          <table:table-cell table:style-name="ce15" table:formula="of:=IF([.G56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203911502" calcext:value-type="float">
            <text:p>38203911502</text:p>
          </table:table-cell>
          <table:table-cell table:style-name="ce4" office:value-type="string" calcext:value-type="string">
            <text:p>HÜSEYİN 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1-11-15" calcext:value-type="date">
            <text:p>15.11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9:22" calcext:value-type="date">
            <text:p>22.06.2021</text:p>
          </table:table-cell>
          <table:table-cell table:style-name="ce4" office:value-type="string" calcext:value-type="string">
            <text:p>1,240</text:p>
            <text:p/>
          </table:table-cell>
          <table:table-cell table:style-name="ce15" table:formula="of:=IF([.G56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763589940" calcext:value-type="float">
            <text:p>36763589940</text:p>
          </table:table-cell>
          <table:table-cell table:style-name="ce4" office:value-type="string" calcext:value-type="string">
            <text:p>PERİHAN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8-18" calcext:value-type="date">
            <text:p>18.08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9:23" calcext:value-type="date">
            <text:p>22.06.2021</text:p>
          </table:table-cell>
          <table:table-cell table:style-name="ce4" office:value-type="string" calcext:value-type="string">
            <text:p>737,1</text:p>
          </table:table-cell>
          <table:table-cell table:style-name="ce15" table:formula="of:=IF([.G56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778589430" calcext:value-type="float">
            <text:p>36778589430</text:p>
          </table:table-cell>
          <table:table-cell table:style-name="ce4" office:value-type="string" calcext:value-type="string">
            <text:p>ABDULKADİR İP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2-10" calcext:value-type="date">
            <text:p>1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3:39:36" calcext:value-type="date">
            <text:p>22.06.2021</text:p>
          </table:table-cell>
          <table:table-cell table:style-name="ce4" office:value-type="string" calcext:value-type="string">
            <text:p>4780</text:p>
            <text:p/>
          </table:table-cell>
          <table:table-cell table:style-name="ce15" table:formula="of:=IF([.G56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553657142" calcext:value-type="float">
            <text:p>51553657142</text:p>
          </table:table-cell>
          <table:table-cell table:style-name="ce4" office:value-type="string" calcext:value-type="string">
            <text:p>ŞAHİN CAN BA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8-01-01" calcext:value-type="date">
            <text:p>01.01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4:35:03" calcext:value-type="date">
            <text:p>22.06.2021</text:p>
          </table:table-cell>
          <table:table-cell table:style-name="ce4" office:value-type="string" calcext:value-type="string">
            <text:p>412,4</text:p>
          </table:table-cell>
          <table:table-cell table:style-name="ce15" table:formula="of:=IF([.G56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338884710" calcext:value-type="float">
            <text:p>99338884710</text:p>
          </table:table-cell>
          <table:table-cell table:style-name="ce4" office:value-type="string" calcext:value-type="string">
            <text:p>SHEKIBA AYA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2-04" calcext:value-type="date">
            <text:p>0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4:35:34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7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115411234" calcext:value-type="float">
            <text:p>42115411234</text:p>
          </table:table-cell>
          <table:table-cell table:style-name="ce4" office:value-type="string" calcext:value-type="string">
            <text:p>ŞENGÜL AY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4-10" calcext:value-type="date">
            <text:p>10.04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3:45:37" calcext:value-type="date">
            <text:p>23.06.2021</text:p>
          </table:table-cell>
          <table:table-cell table:style-name="ce4" office:value-type="string" calcext:value-type="string">
            <text:p>8,503</text:p>
          </table:table-cell>
          <table:table-cell table:style-name="ce15" table:formula="of:=IF([.G57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827187620" calcext:value-type="float">
            <text:p>18827187620</text:p>
          </table:table-cell>
          <table:table-cell table:style-name="ce4" office:value-type="string" calcext:value-type="string">
            <text:p>ÜN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17" calcext:value-type="date">
            <text:p>17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3:45:38" calcext:value-type="date">
            <text:p>23.06.2021</text:p>
          </table:table-cell>
          <table:table-cell table:style-name="ce4" office:value-type="string" calcext:value-type="string">
            <text:p>6032</text:p>
          </table:table-cell>
          <table:table-cell table:style-name="ce15" table:formula="of:=IF([.G57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8325243414" calcext:value-type="float">
            <text:p>28325243414</text:p>
          </table:table-cell>
          <table:table-cell table:style-name="ce4" office:value-type="string" calcext:value-type="string">
            <text:p>LEYL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8-02" calcext:value-type="date">
            <text:p>02.08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4:10:36" calcext:value-type="date">
            <text:p>23.06.2021</text:p>
          </table:table-cell>
          <table:table-cell table:style-name="ce4" office:value-type="string" calcext:value-type="string">
            <text:p>30,71</text:p>
            <text:p/>
          </table:table-cell>
          <table:table-cell table:style-name="ce15" table:formula="of:=IF([.G57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359536024" calcext:value-type="float">
            <text:p>38359536024</text:p>
          </table:table-cell>
          <table:table-cell table:style-name="ce4" office:value-type="string" calcext:value-type="string">
            <text:p>MUSTAFA ATMA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1-24" calcext:value-type="date">
            <text:p>24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4:51:04" calcext:value-type="date">
            <text:p>23.06.2021</text:p>
          </table:table-cell>
          <table:table-cell table:style-name="ce4" office:value-type="string" calcext:value-type="string">
            <text:p>57230</text:p>
          </table:table-cell>
          <table:table-cell table:style-name="ce15" table:formula="of:=IF([.G57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5377195902" calcext:value-type="float">
            <text:p>65377195902</text:p>
          </table:table-cell>
          <table:table-cell table:style-name="ce4" office:value-type="string" calcext:value-type="string">
            <text:p>HABİBE YILDIRI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7-01" calcext:value-type="date">
            <text:p>01.07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5:42:23" calcext:value-type="date">
            <text:p>23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7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313371248" calcext:value-type="float">
            <text:p>13313371248</text:p>
          </table:table-cell>
          <table:table-cell table:style-name="ce4" office:value-type="string" calcext:value-type="string">
            <text:p>HÜLYA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1-04" calcext:value-type="date">
            <text:p>04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6:26:06" calcext:value-type="date">
            <text:p>23.06.2021</text:p>
          </table:table-cell>
          <table:table-cell table:style-name="ce4" office:value-type="string" calcext:value-type="string">
            <text:p>668,2</text:p>
            <text:p/>
          </table:table-cell>
          <table:table-cell table:style-name="ce15" table:formula="of:=IF([.G57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4T12:42:15" calcext:value-type="date">
            <text:p>24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7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2-15" calcext:value-type="date">
            <text:p>15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1:47:47" calcext:value-type="date">
            <text:p>25.06.2021</text:p>
          </table:table-cell>
          <table:table-cell table:style-name="ce4" office:value-type="string" calcext:value-type="string">
            <text:p>355100</text:p>
          </table:table-cell>
          <table:table-cell table:style-name="ce15" table:formula="of:=IF([.G57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165804596" calcext:value-type="float">
            <text:p>17165804596</text:p>
          </table:table-cell>
          <table:table-cell table:style-name="ce4" office:value-type="string" calcext:value-type="string">
            <text:p>MEHMET ÇET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15" calcext:value-type="date">
            <text:p>15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3:55:30" calcext:value-type="date">
            <text:p>25.06.2021</text:p>
          </table:table-cell>
          <table:table-cell table:style-name="ce4" office:value-type="string" calcext:value-type="string">
            <text:p>49,14</text:p>
          </table:table-cell>
          <table:table-cell table:style-name="ce15" table:formula="of:=IF([.G57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4978021412" calcext:value-type="float">
            <text:p>64978021412</text:p>
          </table:table-cell>
          <table:table-cell table:style-name="ce4" office:value-type="string" calcext:value-type="string">
            <text:p>ŞERİFE KENDİRCİ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8-10" calcext:value-type="date">
            <text:p>10.08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4:46:40" calcext:value-type="date">
            <text:p>25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8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615334316" calcext:value-type="float">
            <text:p>55615334316</text:p>
          </table:table-cell>
          <table:table-cell table:style-name="ce4" office:value-type="string" calcext:value-type="string">
            <text:p>AYŞE 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1-11" calcext:value-type="date">
            <text:p>11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5:42:18" calcext:value-type="date">
            <text:p>25.06.2021</text:p>
          </table:table-cell>
          <table:table-cell table:style-name="ce4" office:value-type="string" calcext:value-type="string">
            <text:p>10490</text:p>
          </table:table-cell>
          <table:table-cell table:style-name="ce15" table:formula="of:=IF([.G58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6098509260" calcext:value-type="float">
            <text:p>56098509260</text:p>
          </table:table-cell>
          <table:table-cell table:style-name="ce4" office:value-type="string" calcext:value-type="string">
            <text:p>HABİB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5-12-09" calcext:value-type="date">
            <text:p>09.12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2:13:55" calcext:value-type="date">
            <text:p>28.06.2021</text:p>
          </table:table-cell>
          <table:table-cell table:style-name="ce4" office:value-type="string" calcext:value-type="string">
            <text:p>5,366x10^3</text:p>
          </table:table-cell>
          <table:table-cell table:style-name="ce15" table:formula="of:=IF([.G58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861152770" calcext:value-type="float">
            <text:p>49861152770</text:p>
          </table:table-cell>
          <table:table-cell table:style-name="ce4" office:value-type="string" calcext:value-type="string">
            <text:p>ZAHİD GÜL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1-01" calcext:value-type="date">
            <text:p>01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2:13:58" calcext:value-type="date">
            <text:p>28.06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15" table:formula="of:=IF([.G58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474327048" calcext:value-type="float">
            <text:p>61474327048</text:p>
          </table:table-cell>
          <table:table-cell table:style-name="ce4" office:value-type="string" calcext:value-type="string">
            <text:p>REMZİYE ALI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28" calcext:value-type="date">
            <text:p>28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3:52:21" calcext:value-type="date">
            <text:p>28.06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15" table:formula="of:=IF([.G58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8-05" calcext:value-type="date">
            <text:p>05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5:31:28" calcext:value-type="date">
            <text:p>28.06.2021</text:p>
          </table:table-cell>
          <table:table-cell table:style-name="ce4" office:value-type="string" calcext:value-type="string">
            <text:p>4,940</text:p>
          </table:table-cell>
          <table:table-cell table:style-name="ce15" table:formula="of:=IF([.G58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5:31:28" calcext:value-type="date">
            <text:p>28.06.2021</text:p>
          </table:table-cell>
          <table:table-cell table:style-name="ce4" office:value-type="string" calcext:value-type="string">
            <text:p>5,366x10^3</text:p>
          </table:table-cell>
          <table:table-cell table:style-name="ce15" table:formula="of:=IF([.G58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1" calcext:value-type="date">
            <text:p>11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1:34:38" calcext:value-type="date">
            <text:p>29.06.2021</text:p>
          </table:table-cell>
          <table:table-cell table:style-name="ce4" office:value-type="string" calcext:value-type="string">
            <text:p>23590</text:p>
          </table:table-cell>
          <table:table-cell table:style-name="ce15" table:formula="of:=IF([.G58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39:42" calcext:value-type="date">
            <text:p>29.06.2021</text:p>
          </table:table-cell>
          <table:table-cell table:style-name="ce4" office:value-type="string" calcext:value-type="string">
            <text:p>285,8</text:p>
          </table:table-cell>
          <table:table-cell table:style-name="ce15" table:formula="of:=IF([.G58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40:19" calcext:value-type="date">
            <text:p>29.06.2021</text:p>
          </table:table-cell>
          <table:table-cell table:style-name="ce4" office:value-type="string" calcext:value-type="string">
            <text:p>942,1</text:p>
          </table:table-cell>
          <table:table-cell table:style-name="ce15" table:formula="of:=IF([.G58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684285862" calcext:value-type="float">
            <text:p>32684285862</text:p>
          </table:table-cell>
          <table:table-cell table:style-name="ce4" office:value-type="string" calcext:value-type="string">
            <text:p>NURSULTAN GÜNSEL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8-12" calcext:value-type="date">
            <text:p>12.08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42:36" calcext:value-type="date">
            <text:p>29.06.2021</text:p>
          </table:table-cell>
          <table:table-cell table:style-name="ce4" office:value-type="string" calcext:value-type="string">
            <text:p>9523</text:p>
          </table:table-cell>
          <table:table-cell table:style-name="ce15" table:formula="of:=IF([.G59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5:49:14" calcext:value-type="date">
            <text:p>29.06.2021</text:p>
          </table:table-cell>
          <table:table-cell table:style-name="ce4" office:value-type="string" calcext:value-type="string">
            <text:p>84,64</text:p>
          </table:table-cell>
          <table:table-cell table:style-name="ce15" table:formula="of:=IF([.G59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448599592" calcext:value-type="float">
            <text:p>36448599592</text:p>
          </table:table-cell>
          <table:table-cell table:style-name="ce4" office:value-type="string" calcext:value-type="string">
            <text:p>FATMA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6-26" calcext:value-type="date">
            <text:p>26.06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04:01" calcext:value-type="date">
            <text:p>30.06.2021</text:p>
          </table:table-cell>
          <table:table-cell table:style-name="ce4" office:value-type="string" calcext:value-type="string">
            <text:p>2136</text:p>
          </table:table-cell>
          <table:table-cell table:style-name="ce15" table:formula="of:=IF([.G59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271906510" calcext:value-type="float">
            <text:p>27271906510</text:p>
          </table:table-cell>
          <table:table-cell table:style-name="ce4" office:value-type="string" calcext:value-type="string">
            <text:p>HAVVA 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2-10" calcext:value-type="date">
            <text:p>10.1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13:47" calcext:value-type="date">
            <text:p>30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9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461571946" calcext:value-type="float">
            <text:p>18461571946</text:p>
          </table:table-cell>
          <table:table-cell table:style-name="ce4" office:value-type="string" calcext:value-type="string">
            <text:p>HÜSEYİN ALTUNO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3-13" calcext:value-type="date">
            <text:p>13.03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13:48" calcext:value-type="date">
            <text:p>30.06.2021</text:p>
          </table:table-cell>
          <table:table-cell table:style-name="ce4" office:value-type="string" calcext:value-type="string">
            <text:p>905,9</text:p>
          </table:table-cell>
          <table:table-cell table:style-name="ce15" table:formula="of:=IF([.G59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3:14:22" calcext:value-type="date">
            <text:p>30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9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537610370" calcext:value-type="float">
            <text:p>99537610370</text:p>
          </table:table-cell>
          <table:table-cell table:style-name="ce4" office:value-type="string" calcext:value-type="string">
            <text:p>MAHAMAT IBRAHIM SIAM AHM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6-18" calcext:value-type="date">
            <text:p>18.06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5:06:17" calcext:value-type="date">
            <text:p>30.06.2021</text:p>
          </table:table-cell>
          <table:table-cell table:style-name="ce4" office:value-type="string" calcext:value-type="string">
            <text:p>22040 Pozitif</text:p>
          </table:table-cell>
          <table:table-cell table:style-name="ce15" table:formula="of:=IF([.G59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7-01" calcext:value-type="date">
            <text:p>01.07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6:21:30" calcext:value-type="date">
            <text:p>30.06.2021</text:p>
          </table:table-cell>
          <table:table-cell table:style-name="ce4" office:value-type="string" calcext:value-type="string">
            <text:p>79,19</text:p>
          </table:table-cell>
          <table:table-cell table:style-name="ce15" table:formula="of:=IF([.G59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7-31" calcext:value-type="date">
            <text:p>3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06" calcext:value-type="date">
            <text:p>01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59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09" calcext:value-type="date">
            <text:p>01.07.2021</text:p>
          </table:table-cell>
          <table:table-cell table:style-name="ce4" office:value-type="string" calcext:value-type="string">
            <text:p>4,234</text:p>
          </table:table-cell>
          <table:table-cell table:style-name="ce15" table:formula="of:=IF([.G59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10" calcext:value-type="date">
            <text:p>01.07.2021</text:p>
          </table:table-cell>
          <table:table-cell table:style-name="ce4" office:value-type="string" calcext:value-type="string">
            <text:p>2,053</text:p>
          </table:table-cell>
          <table:table-cell table:style-name="ce15" table:formula="of:=IF([.G60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57:40" calcext:value-type="date">
            <text:p>01.07.2021</text:p>
          </table:table-cell>
          <table:table-cell table:style-name="ce4" office:value-type="string" calcext:value-type="string">
            <text:p>6,900</text:p>
          </table:table-cell>
          <table:table-cell table:style-name="ce15" table:formula="of:=IF([.G60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632698372" calcext:value-type="float">
            <text:p>44632698372</text:p>
          </table:table-cell>
          <table:table-cell table:style-name="ce4" office:value-type="string" calcext:value-type="string">
            <text:p>AHMET YUSUF P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12-08-09" calcext:value-type="date">
            <text:p>09.08.201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6" calcext:value-type="date">
            <text:p>01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0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777156084" calcext:value-type="float">
            <text:p>49777156084</text:p>
          </table:table-cell>
          <table:table-cell table:style-name="ce4" office:value-type="string" calcext:value-type="string">
            <text:p>SUDİYE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6-25" calcext:value-type="date">
            <text:p>25.06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7" calcext:value-type="date">
            <text:p>01.07.2021</text:p>
          </table:table-cell>
          <table:table-cell table:style-name="ce4" office:value-type="string" calcext:value-type="string">
            <text:p>481,4</text:p>
          </table:table-cell>
          <table:table-cell table:style-name="ce15" table:formula="of:=IF([.G60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441294458" calcext:value-type="float">
            <text:p>32441294458</text:p>
          </table:table-cell>
          <table:table-cell table:style-name="ce4" office:value-type="string" calcext:value-type="string">
            <text:p>RAHİM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1-05-08" calcext:value-type="date">
            <text:p>08.05.200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8" calcext:value-type="date">
            <text:p>01.07.2021</text:p>
          </table:table-cell>
          <table:table-cell table:style-name="ce4" office:value-type="string" calcext:value-type="string">
            <text:p>4475</text:p>
          </table:table-cell>
          <table:table-cell table:style-name="ce15" table:formula="of:=IF([.G60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345068790" calcext:value-type="float">
            <text:p>99345068790</text:p>
          </table:table-cell>
          <table:table-cell table:style-name="ce4" office:value-type="string" calcext:value-type="string">
            <text:p>RAZIA HAZ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1-01" calcext:value-type="date">
            <text:p>01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2T11:02:39" calcext:value-type="date">
            <text:p>02.07.2021</text:p>
          </table:table-cell>
          <table:table-cell table:style-name="ce4" office:value-type="string" calcext:value-type="string">
            <text:p>51,60</text:p>
          </table:table-cell>
          <table:table-cell table:style-name="ce15" table:formula="of:=IF([.G60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9-11" calcext:value-type="date">
            <text:p>11.09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2:32:52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0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22638634" calcext:value-type="float">
            <text:p>22022638634</text:p>
          </table:table-cell>
          <table:table-cell table:style-name="ce4" office:value-type="string" calcext:value-type="string">
            <text:p>HATİC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2:32:54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0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7087136626" calcext:value-type="float">
            <text:p>67087136626</text:p>
          </table:table-cell>
          <table:table-cell table:style-name="ce4" office:value-type="string" calcext:value-type="string">
            <text:p>İLYAS DEMİR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4:48:37" calcext:value-type="date">
            <text:p>05.07.2021</text:p>
          </table:table-cell>
          <table:table-cell table:style-name="ce4" office:value-type="string" calcext:value-type="string">
            <text:p>1233</text:p>
          </table:table-cell>
          <table:table-cell table:style-name="ce15" table:formula="of:=IF([.G60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493431154" calcext:value-type="float">
            <text:p>22493431154</text:p>
          </table:table-cell>
          <table:table-cell table:style-name="ce4" office:value-type="string" calcext:value-type="string">
            <text:p>ALİ TELL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1-01" calcext:value-type="date">
            <text:p>01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5" calcext:value-type="date">
            <text:p>05.07.2021</text:p>
          </table:table-cell>
          <table:table-cell table:style-name="ce4" office:value-type="string" calcext:value-type="string">
            <text:p>812,3</text:p>
          </table:table-cell>
          <table:table-cell table:style-name="ce15" table:formula="of:=IF([.G60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039704724" calcext:value-type="float">
            <text:p>20039704724</text:p>
          </table:table-cell>
          <table:table-cell table:style-name="ce4" office:value-type="string" calcext:value-type="string">
            <text:p>HALİL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5" calcext:value-type="date">
            <text:p>05.07.2021</text:p>
          </table:table-cell>
          <table:table-cell table:style-name="ce4" office:value-type="string" calcext:value-type="string">
            <text:p>20,11</text:p>
          </table:table-cell>
          <table:table-cell table:style-name="ce15" table:formula="of:=IF([.G61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8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1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1:55:45" calcext:value-type="date">
            <text:p>06.07.2021</text:p>
          </table:table-cell>
          <table:table-cell table:style-name="ce4" office:value-type="string" calcext:value-type="string">
            <text:p>2,304</text:p>
          </table:table-cell>
          <table:table-cell table:style-name="ce15" table:formula="of:=IF([.G61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05-17" calcext:value-type="date">
            <text:p>17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1:58:56" calcext:value-type="date">
            <text:p>06.07.2021</text:p>
          </table:table-cell>
          <table:table-cell table:style-name="ce4" office:value-type="string" calcext:value-type="string">
            <text:p>39,92</text:p>
          </table:table-cell>
          <table:table-cell table:style-name="ce15" table:formula="of:=IF([.G61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687597730" calcext:value-type="float">
            <text:p>17687597730</text:p>
          </table:table-cell>
          <table:table-cell table:style-name="ce4" office:value-type="string" calcext:value-type="string">
            <text:p>ALİ YEŞİL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0-12" calcext:value-type="date">
            <text:p>12.10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2:30" calcext:value-type="date">
            <text:p>06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1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595756728" calcext:value-type="float">
            <text:p>48595756728</text:p>
          </table:table-cell>
          <table:table-cell table:style-name="ce4" office:value-type="string" calcext:value-type="string">
            <text:p>MUSTAFA ÖZ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1-11" calcext:value-type="date">
            <text:p>1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3:59" calcext:value-type="date">
            <text:p>06.07.2021</text:p>
          </table:table-cell>
          <table:table-cell table:style-name="ce4" office:value-type="string" calcext:value-type="string">
            <text:p>63,20</text:p>
          </table:table-cell>
          <table:table-cell table:style-name="ce15" table:formula="of:=IF([.G61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5263011576" calcext:value-type="float">
            <text:p>65263011576</text:p>
          </table:table-cell>
          <table:table-cell table:style-name="ce4" office:value-type="string" calcext:value-type="string">
            <text:p>YAYLA BOZK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2-07-01" calcext:value-type="date">
            <text:p>01.07.19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7:53" calcext:value-type="date">
            <text:p>06.07.2021</text:p>
          </table:table-cell>
          <table:table-cell table:style-name="ce4" office:value-type="string" calcext:value-type="string">
            <text:p>YETERSİZ NUMUNE.</text:p>
          </table:table-cell>
          <table:table-cell table:style-name="ce15" table:formula="of:=IF([.G61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229537588" calcext:value-type="float">
            <text:p>25229537588</text:p>
          </table:table-cell>
          <table:table-cell table:style-name="ce4" office:value-type="string" calcext:value-type="string">
            <text:p>ASİYE ZEN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3-13" calcext:value-type="date">
            <text:p>13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2:31:21" calcext:value-type="date">
            <text:p>07.07.2021</text:p>
          </table:table-cell>
          <table:table-cell table:style-name="ce4" office:value-type="string" calcext:value-type="string">
            <text:p>311,1</text:p>
          </table:table-cell>
          <table:table-cell table:style-name="ce15" table:formula="of:=IF([.G61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23:39" calcext:value-type="date">
            <text:p>07.07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15" table:formula="of:=IF([.G61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037279746" calcext:value-type="float">
            <text:p>16037279746</text:p>
          </table:table-cell>
          <table:table-cell table:style-name="ce4" office:value-type="string" calcext:value-type="string">
            <text:p>GÜNGÖR TUNÇ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40:22" calcext:value-type="date">
            <text:p>07.07.2021</text:p>
          </table:table-cell>
          <table:table-cell table:style-name="ce4" office:value-type="string" calcext:value-type="string">
            <text:p>73,57</text:p>
          </table:table-cell>
          <table:table-cell table:style-name="ce15" table:formula="of:=IF([.G61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6-28" calcext:value-type="date">
            <text:p>28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40:24" calcext:value-type="date">
            <text:p>07.07.2021</text:p>
          </table:table-cell>
          <table:table-cell table:style-name="ce4" office:value-type="string" calcext:value-type="string">
            <text:p>1663</text:p>
            <text:p/>
          </table:table-cell>
          <table:table-cell table:style-name="ce15" table:formula="of:=IF([.G62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4:04:20" calcext:value-type="date">
            <text:p>07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2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815151538" calcext:value-type="float">
            <text:p>36815151538</text:p>
          </table:table-cell>
          <table:table-cell table:style-name="ce4" office:value-type="string" calcext:value-type="string">
            <text:p>HACER ZEYL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8-01" calcext:value-type="date">
            <text:p>01.08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5:40:22" calcext:value-type="date">
            <text:p>07.07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15" table:formula="of:=IF([.G62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4-14" calcext:value-type="date">
            <text:p>14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6:04:08" calcext:value-type="date">
            <text:p>07.07.2021</text:p>
          </table:table-cell>
          <table:table-cell table:style-name="ce4" office:value-type="string" calcext:value-type="string">
            <text:p>6,100</text:p>
          </table:table-cell>
          <table:table-cell table:style-name="ce15" table:formula="of:=IF([.G62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8003882102" calcext:value-type="float">
            <text:p>28003882102</text:p>
          </table:table-cell>
          <table:table-cell table:style-name="ce4" office:value-type="string" calcext:value-type="string">
            <text:p>ERKAN BELGÜZ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6-07" calcext:value-type="date">
            <text:p>07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8T11:39:24" calcext:value-type="date">
            <text:p>08.07.2021</text:p>
          </table:table-cell>
          <table:table-cell table:style-name="ce4" office:value-type="string" calcext:value-type="string">
            <text:p>192,5</text:p>
          </table:table-cell>
          <table:table-cell table:style-name="ce15" table:formula="of:=IF([.G62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397774362" calcext:value-type="float">
            <text:p>42397774362</text:p>
          </table:table-cell>
          <table:table-cell table:style-name="ce4" office:value-type="string" calcext:value-type="string">
            <text:p>CEMİL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5-25" calcext:value-type="date">
            <text:p>25.05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8T12:31:27" calcext:value-type="date">
            <text:p>08.07.2021</text:p>
          </table:table-cell>
          <table:table-cell table:style-name="ce4" office:value-type="string" calcext:value-type="string">
            <text:p>6,055</text:p>
          </table:table-cell>
          <table:table-cell table:style-name="ce15" table:formula="of:=IF([.G62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4-15" calcext:value-type="date">
            <text:p>15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0:55:49" calcext:value-type="date">
            <text:p>09.07.2021</text:p>
          </table:table-cell>
          <table:table-cell table:style-name="ce4" office:value-type="string" calcext:value-type="string">
            <text:p>98,27</text:p>
          </table:table-cell>
          <table:table-cell table:style-name="ce15" table:formula="of:=IF([.G62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575803116" calcext:value-type="float">
            <text:p>15575803116</text:p>
          </table:table-cell>
          <table:table-cell table:style-name="ce4" office:value-type="string" calcext:value-type="string">
            <text:p>NURGÜL ŞEN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7-22" calcext:value-type="date">
            <text:p>22.07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0:55:52" calcext:value-type="date">
            <text:p>09.07.2021</text:p>
          </table:table-cell>
          <table:table-cell table:style-name="ce4" office:value-type="string" calcext:value-type="string">
            <text:p>17390000</text:p>
            <text:p/>
          </table:table-cell>
          <table:table-cell table:style-name="ce15" table:formula="of:=IF([.G62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901585018" calcext:value-type="float">
            <text:p>36901585018</text:p>
          </table:table-cell>
          <table:table-cell table:style-name="ce4" office:value-type="string" calcext:value-type="string">
            <text:p>MURTAZA ALP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3:33:21" calcext:value-type="date">
            <text:p>09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2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5:25:22" calcext:value-type="date">
            <text:p>09.07.2021</text:p>
          </table:table-cell>
          <table:table-cell table:style-name="ce4" office:value-type="string" calcext:value-type="string">
            <text:p>4649000</text:p>
          </table:table-cell>
          <table:table-cell table:style-name="ce15" table:formula="of:=IF([.G62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6:17:32" calcext:value-type="date">
            <text:p>09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3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624199372" calcext:value-type="float">
            <text:p>29624199372</text:p>
          </table:table-cell>
          <table:table-cell table:style-name="ce4" office:value-type="string" calcext:value-type="string">
            <text:p>KENAN ÇİFTÇ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1-30" calcext:value-type="date">
            <text:p>30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1:41:17" calcext:value-type="date">
            <text:p>12.07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63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03593074" calcext:value-type="float">
            <text:p>11503593074</text:p>
          </table:table-cell>
          <table:table-cell table:style-name="ce4" office:value-type="string" calcext:value-type="string">
            <text:p>ERGÜN İ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2-10" calcext:value-type="date">
            <text:p>10.02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2:40:15" calcext:value-type="date">
            <text:p>12.07.2021</text:p>
          </table:table-cell>
          <table:table-cell table:style-name="ce4" office:value-type="string" calcext:value-type="string">
            <text:p>341,9 Pozitif</text:p>
          </table:table-cell>
          <table:table-cell table:style-name="ce15" table:formula="of:=IF([.G63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3" calcext:value-type="date">
            <text:p>12.07.2021</text:p>
          </table:table-cell>
          <table:table-cell table:style-name="ce4" office:value-type="string" calcext:value-type="string">
            <text:p>620,7 Pozitif</text:p>
          </table:table-cell>
          <table:table-cell table:style-name="ce15" table:formula="of:=IF([.G63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4" calcext:value-type="date">
            <text:p>12.07.2021</text:p>
          </table:table-cell>
          <table:table-cell table:style-name="ce4" office:value-type="string" calcext:value-type="string">
            <text:p>100,7</text:p>
            <text:p> Pozitif</text:p>
          </table:table-cell>
          <table:table-cell table:style-name="ce15" table:formula="of:=IF([.G63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962844616" calcext:value-type="float">
            <text:p>15962844616</text:p>
          </table:table-cell>
          <table:table-cell table:style-name="ce4" office:value-type="string" calcext:value-type="string">
            <text:p>ZARİFE 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3-01" calcext:value-type="date">
            <text:p>01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6" calcext:value-type="date">
            <text:p>12.07.2021</text:p>
          </table:table-cell>
          <table:table-cell table:style-name="ce4" office:value-type="string" calcext:value-type="string">
            <text:p>105,2</text:p>
            <text:p> Pozitif</text:p>
          </table:table-cell>
          <table:table-cell table:style-name="ce15" table:formula="of:=IF([.G63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387658240" calcext:value-type="float">
            <text:p>34387658240</text:p>
          </table:table-cell>
          <table:table-cell table:style-name="ce4" office:value-type="string" calcext:value-type="string">
            <text:p>SEMANUR Y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3-04" calcext:value-type="date">
            <text:p>04.03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6:53:59" calcext:value-type="date">
            <text:p>12.07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63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960489592" calcext:value-type="float">
            <text:p>20960489592</text:p>
          </table:table-cell>
          <table:table-cell table:style-name="ce4" office:value-type="string" calcext:value-type="string">
            <text:p>EDALI 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5-14" calcext:value-type="date">
            <text:p>14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49" calcext:value-type="date">
            <text:p>13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3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248912748" calcext:value-type="float">
            <text:p>38248912748</text:p>
          </table:table-cell>
          <table:table-cell table:style-name="ce4" office:value-type="string" calcext:value-type="string">
            <text:p>MİKTAT ALTI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2-02-20" calcext:value-type="date">
            <text:p>20.02.19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1" calcext:value-type="date">
            <text:p>13.07.2021</text:p>
          </table:table-cell>
          <table:table-cell table:style-name="ce4" office:value-type="string" calcext:value-type="string">
            <text:p>286,6</text:p>
          </table:table-cell>
          <table:table-cell table:style-name="ce15" table:formula="of:=IF([.G63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467957118" calcext:value-type="float">
            <text:p>44467957118</text:p>
          </table:table-cell>
          <table:table-cell table:style-name="ce4" office:value-type="string" calcext:value-type="string">
            <text:p>ZAFER AKDA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9-19" calcext:value-type="date">
            <text:p>19.09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2" calcext:value-type="date">
            <text:p>13.07.2021</text:p>
          </table:table-cell>
          <table:table-cell table:style-name="ce4" office:value-type="string" calcext:value-type="string">
            <text:p>363</text:p>
          </table:table-cell>
          <table:table-cell table:style-name="ce15" table:formula="of:=IF([.G63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277686410" calcext:value-type="float">
            <text:p>45277686410</text:p>
          </table:table-cell>
          <table:table-cell table:style-name="ce4" office:value-type="string" calcext:value-type="string">
            <text:p>ZEHRA AVŞ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6-16" calcext:value-type="date">
            <text:p>16.06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3" calcext:value-type="date">
            <text:p>13.07.2021</text:p>
          </table:table-cell>
          <table:table-cell table:style-name="ce4" office:value-type="string" calcext:value-type="string">
            <text:p>5,363 x10^2 Pozitif</text:p>
          </table:table-cell>
          <table:table-cell table:style-name="ce15" table:formula="of:=IF([.G64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693128174" calcext:value-type="float">
            <text:p>61693128174</text:p>
          </table:table-cell>
          <table:table-cell table:style-name="ce4" office:value-type="string" calcext:value-type="string">
            <text:p>FİKRET AK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2-24" calcext:value-type="date">
            <text:p>24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0" calcext:value-type="date">
            <text:p>13.07.2021</text:p>
          </table:table-cell>
          <table:table-cell table:style-name="ce4" office:value-type="string" calcext:value-type="string">
            <text:p>146,3</text:p>
          </table:table-cell>
          <table:table-cell table:style-name="ce15" table:formula="of:=IF([.G64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827820592" calcext:value-type="float">
            <text:p>29827820592</text:p>
          </table:table-cell>
          <table:table-cell table:style-name="ce4" office:value-type="string" calcext:value-type="string">
            <text:p>HULUSİ EŞK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5-10" calcext:value-type="date">
            <text:p>10.05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1" calcext:value-type="date">
            <text:p>13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4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242444870" calcext:value-type="float">
            <text:p>41242444870</text:p>
          </table:table-cell>
          <table:table-cell table:style-name="ce4" office:value-type="string" calcext:value-type="string">
            <text:p>MUSTAFA GÜL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04-26" calcext:value-type="date">
            <text:p>26.04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2" calcext:value-type="date">
            <text:p>13.07.2021</text:p>
          </table:table-cell>
          <table:table-cell table:style-name="ce4" office:value-type="string" calcext:value-type="string">
            <text:p>5,054</text:p>
          </table:table-cell>
          <table:table-cell table:style-name="ce15" table:formula="of:=IF([.G64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073972846" calcext:value-type="float">
            <text:p>42073972846</text:p>
          </table:table-cell>
          <table:table-cell table:style-name="ce4" office:value-type="string" calcext:value-type="string">
            <text:p>ŞERİFE ENG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8-20" calcext:value-type="date">
            <text:p>20.08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3" calcext:value-type="date">
            <text:p>13.07.2021</text:p>
          </table:table-cell>
          <table:table-cell table:style-name="ce4" office:value-type="string" calcext:value-type="string">
            <text:p>1092</text:p>
          </table:table-cell>
          <table:table-cell table:style-name="ce15" table:formula="of:=IF([.G64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767153390" calcext:value-type="float">
            <text:p>36767153390</text:p>
          </table:table-cell>
          <table:table-cell table:style-name="ce4" office:value-type="string" calcext:value-type="string">
            <text:p>SELAHATTİN ÇİT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3-30" calcext:value-type="date">
            <text:p>30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5:47:02" calcext:value-type="date">
            <text:p>13.07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15" table:formula="of:=IF([.G64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379338448" calcext:value-type="float">
            <text:p>25379338448</text:p>
          </table:table-cell>
          <table:table-cell table:style-name="ce4" office:value-type="string" calcext:value-type="string">
            <text:p>EMRİYE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0-23" calcext:value-type="date">
            <text:p>23.10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33" calcext:value-type="date">
            <text:p>16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4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6-23" calcext:value-type="date">
            <text:p>23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34" calcext:value-type="date">
            <text:p>16.07.2021</text:p>
          </table:table-cell>
          <table:table-cell table:style-name="ce4" office:value-type="string" calcext:value-type="string">
            <text:p>96570000 Pozitif</text:p>
          </table:table-cell>
          <table:table-cell table:style-name="ce15" table:formula="of:=IF([.G64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337169458" calcext:value-type="float">
            <text:p>19337169458</text:p>
          </table:table-cell>
          <table:table-cell table:style-name="ce4" office:value-type="string" calcext:value-type="string">
            <text:p>ME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05" calcext:value-type="date">
            <text:p>05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40" calcext:value-type="date">
            <text:p>16.07.2021</text:p>
          </table:table-cell>
          <table:table-cell table:style-name="ce4" office:value-type="string" calcext:value-type="string">
            <text:p>17,7 Pozitif</text:p>
          </table:table-cell>
          <table:table-cell table:style-name="ce15" table:formula="of:=IF([.G64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2:03:27" calcext:value-type="date">
            <text:p>16.07.2021</text:p>
          </table:table-cell>
          <table:table-cell table:style-name="ce4" office:value-type="string" calcext:value-type="string">
            <text:p>134 Pozitif</text:p>
          </table:table-cell>
          <table:table-cell table:style-name="ce15" table:formula="of:=IF([.G64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0942011464" calcext:value-type="float">
            <text:p>70942011464</text:p>
          </table:table-cell>
          <table:table-cell table:style-name="ce4" office:value-type="string" calcext:value-type="string">
            <text:p>ŞERİFE HAS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4-12" calcext:value-type="date">
            <text:p>12.04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3:11:07" calcext:value-type="date">
            <text:p>16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5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7-10" calcext:value-type="date">
            <text:p>10.07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5:16:11" calcext:value-type="date">
            <text:p>16.07.2021</text:p>
          </table:table-cell>
          <table:table-cell table:style-name="ce4" office:value-type="string" calcext:value-type="string">
            <text:p>51,82 Pozitif</text:p>
          </table:table-cell>
          <table:table-cell table:style-name="ce15" table:formula="of:=IF([.G65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869573398" calcext:value-type="float">
            <text:p>99869573398</text:p>
          </table:table-cell>
          <table:table-cell table:style-name="ce4" office:value-type="string" calcext:value-type="string">
            <text:p>ZOHRE AYYUB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5-02-20" calcext:value-type="date">
            <text:p>20.02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1:39:24" calcext:value-type="date">
            <text:p>26.07.2021</text:p>
          </table:table-cell>
          <table:table-cell table:style-name="ce4" office:value-type="string" calcext:value-type="string">
            <text:p>65,84 Pozitif</text:p>
          </table:table-cell>
          <table:table-cell table:style-name="ce15" table:formula="of:=IF([.G65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585088038" calcext:value-type="float">
            <text:p>38585088038</text:p>
          </table:table-cell>
          <table:table-cell table:style-name="ce4" office:value-type="string" calcext:value-type="string">
            <text:p>GAZİ DİRİ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1-20" calcext:value-type="date">
            <text:p>20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3:43:09" calcext:value-type="date">
            <text:p>26.07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15" table:formula="of:=IF([.G65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474327048" calcext:value-type="float">
            <text:p>61474327048</text:p>
          </table:table-cell>
          <table:table-cell table:style-name="ce4" office:value-type="string" calcext:value-type="string">
            <text:p>REMZİYE ALI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28" calcext:value-type="date">
            <text:p>28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4:36:35" calcext:value-type="date">
            <text:p>26.07.2021</text:p>
          </table:table-cell>
          <table:table-cell table:style-name="ce4" office:value-type="string" calcext:value-type="string">
            <text:p>23,68 Pozitif</text:p>
          </table:table-cell>
          <table:table-cell table:style-name="ce15" table:formula="of:=IF([.G65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624199372" calcext:value-type="float">
            <text:p>29624199372</text:p>
          </table:table-cell>
          <table:table-cell table:style-name="ce4" office:value-type="string" calcext:value-type="string">
            <text:p>KENAN ÇİFTÇ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1-30" calcext:value-type="date">
            <text:p>30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0:58:10" calcext:value-type="date">
            <text:p>27.07.2021</text:p>
          </table:table-cell>
          <table:table-cell table:style-name="ce4" office:value-type="string" calcext:value-type="string">
            <text:p>271 Pozitif</text:p>
          </table:table-cell>
          <table:table-cell table:style-name="ce15" table:formula="of:=IF([.G65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911218766" calcext:value-type="float">
            <text:p>47911218766</text:p>
          </table:table-cell>
          <table:table-cell table:style-name="ce4" office:value-type="string" calcext:value-type="string">
            <text:p>ESRA DEMİR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2-16" calcext:value-type="date">
            <text:p>16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32:10" calcext:value-type="date">
            <text:p>27.07.2021</text:p>
          </table:table-cell>
          <table:table-cell table:style-name="ce4" office:value-type="string" calcext:value-type="string">
            <text:p>42700 Pozitif</text:p>
          </table:table-cell>
          <table:table-cell table:style-name="ce15" table:formula="of:=IF([.G65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33:11" calcext:value-type="date">
            <text:p>27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5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320437756" calcext:value-type="float">
            <text:p>41320437756</text:p>
          </table:table-cell>
          <table:table-cell table:style-name="ce4" office:value-type="string" calcext:value-type="string">
            <text:p>AYTEN ÇAVUŞ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4-08" calcext:value-type="date">
            <text:p>08.04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52:13" calcext:value-type="date">
            <text:p>27.07.2021</text:p>
          </table:table-cell>
          <table:table-cell table:style-name="ce4" office:value-type="string" calcext:value-type="string">
            <text:p>1,393x10^2 Pozitif</text:p>
          </table:table-cell>
          <table:table-cell table:style-name="ce15" table:formula="of:=IF([.G65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2T15:22:14" calcext:value-type="date">
            <text:p>02.08.2021</text:p>
          </table:table-cell>
          <table:table-cell table:style-name="ce4" office:value-type="string" calcext:value-type="string">
            <text:p>460 Pozitif</text:p>
          </table:table-cell>
          <table:table-cell table:style-name="ce15" table:formula="of:=IF([.G65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409541496" calcext:value-type="float">
            <text:p>19409541496</text:p>
          </table:table-cell>
          <table:table-cell table:style-name="ce4" office:value-type="string" calcext:value-type="string">
            <text:p>AYŞE ONU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5-10" calcext:value-type="date">
            <text:p>10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1:31:02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6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351798876" calcext:value-type="float">
            <text:p>17351798876</text:p>
          </table:table-cell>
          <table:table-cell table:style-name="ce4" office:value-type="string" calcext:value-type="string">
            <text:p>MUSTAFA ALT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8-20" calcext:value-type="date">
            <text:p>20.08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3:55:27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6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7150137796" calcext:value-type="float">
            <text:p>67150137796</text:p>
          </table:table-cell>
          <table:table-cell table:style-name="ce4" office:value-type="string" calcext:value-type="string">
            <text:p>ŞÜKRÜYE DU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5:18:36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6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239900472" calcext:value-type="float">
            <text:p>44239900472</text:p>
          </table:table-cell>
          <table:table-cell table:style-name="ce4" office:value-type="string" calcext:value-type="string">
            <text:p>HÜSEYİN SOY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12-10" calcext:value-type="date">
            <text:p>10.1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4T10:10:55" calcext:value-type="date">
            <text:p>04.08.2021</text:p>
          </table:table-cell>
          <table:table-cell table:style-name="ce4" office:value-type="string" calcext:value-type="string">
            <text:p>808,2 Pozitif</text:p>
          </table:table-cell>
          <table:table-cell table:style-name="ce15" table:formula="of:=IF([.G66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956182718" calcext:value-type="float">
            <text:p>18956182718</text:p>
          </table:table-cell>
          <table:table-cell table:style-name="ce4" office:value-type="string" calcext:value-type="string">
            <text:p>SALİHA ÖZ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1-27" calcext:value-type="date">
            <text:p>27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4T14:54:44" calcext:value-type="date">
            <text:p>04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6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812048948" calcext:value-type="float">
            <text:p>39812048948</text:p>
          </table:table-cell>
          <table:table-cell table:style-name="ce4" office:value-type="string" calcext:value-type="string">
            <text:p>HATİCE BAŞCI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4:05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6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11-01" calcext:value-type="date">
            <text:p>01.1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4:45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6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119170266" calcext:value-type="float">
            <text:p>36119170266</text:p>
          </table:table-cell>
          <table:table-cell table:style-name="ce4" office:value-type="string" calcext:value-type="string">
            <text:p>AHU TUĞBA KALAY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9-01" calcext:value-type="date">
            <text:p>01.09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5:16" calcext:value-type="date">
            <text:p>05.08.2021</text:p>
          </table:table-cell>
          <table:table-cell table:style-name="ce4" office:value-type="string" calcext:value-type="string">
            <text:p>1,711x10^2 Pozitif</text:p>
          </table:table-cell>
          <table:table-cell table:style-name="ce15" table:formula="of:=IF([.G66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374899402" calcext:value-type="float">
            <text:p>44374899402</text:p>
          </table:table-cell>
          <table:table-cell table:style-name="ce4" office:value-type="string" calcext:value-type="string">
            <text:p>FADİME İLT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1-03" calcext:value-type="date">
            <text:p>03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5:51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6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163809448" calcext:value-type="float">
            <text:p>30163809448</text:p>
          </table:table-cell>
          <table:table-cell table:style-name="ce4" office:value-type="string" calcext:value-type="string">
            <text:p>ALTUN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7:05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6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2-24" calcext:value-type="date">
            <text:p>2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5:07:38" calcext:value-type="date">
            <text:p>05.08.2021</text:p>
          </table:table-cell>
          <table:table-cell table:style-name="ce4" office:value-type="string" calcext:value-type="string">
            <text:p>1,040x10^2 Pozitif</text:p>
          </table:table-cell>
          <table:table-cell table:style-name="ce15" table:formula="of:=IF([.G67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079743464" calcext:value-type="float">
            <text:p>13079743464</text:p>
          </table:table-cell>
          <table:table-cell table:style-name="ce4" office:value-type="string" calcext:value-type="string">
            <text:p>MECİT AV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9-02-02" calcext:value-type="date">
            <text:p>02.02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5:32:01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7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140916394" calcext:value-type="float">
            <text:p>38140916394</text:p>
          </table:table-cell>
          <table:table-cell table:style-name="ce4" office:value-type="string" calcext:value-type="string">
            <text:p>ADİLE ALTIN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2-23" calcext:value-type="date">
            <text:p>23.02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0:54:51" calcext:value-type="date">
            <text:p>06.08.2021</text:p>
          </table:table-cell>
          <table:table-cell table:style-name="ce4" office:value-type="string" calcext:value-type="string">
            <text:p>104 Pozitif</text:p>
          </table:table-cell>
          <table:table-cell table:style-name="ce15" table:formula="of:=IF([.G67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270099738" calcext:value-type="float">
            <text:p>38270099738</text:p>
          </table:table-cell>
          <table:table-cell table:style-name="ce4" office:value-type="string" calcext:value-type="string">
            <text:p>ELİF NUR 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10-13" calcext:value-type="date">
            <text:p>13.10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0:56:18" calcext:value-type="date">
            <text:p>06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7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653596498" calcext:value-type="float">
            <text:p>47653596498</text:p>
          </table:table-cell>
          <table:table-cell table:style-name="ce4" office:value-type="string" calcext:value-type="string">
            <text:p>ZÜLFİKİR ÇOB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4-20" calcext:value-type="date">
            <text:p>20.04.19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1:12:51" calcext:value-type="date">
            <text:p>06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7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1:46:10" calcext:value-type="date">
            <text:p>09.08.2021</text:p>
          </table:table-cell>
          <table:table-cell table:style-name="ce4" office:value-type="string" calcext:value-type="string">
            <text:p>11850 Pozitif</text:p>
          </table:table-cell>
          <table:table-cell table:style-name="ce15" table:formula="of:=IF([.G67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5113643646" calcext:value-type="float">
            <text:p>35113643646</text:p>
          </table:table-cell>
          <table:table-cell table:style-name="ce4" office:value-type="string" calcext:value-type="string">
            <text:p>FATMA HEKİM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1:50:22" calcext:value-type="date">
            <text:p>09.08.2021</text:p>
          </table:table-cell>
          <table:table-cell table:style-name="ce4" office:value-type="string" calcext:value-type="string">
            <text:p>12,75 Pozitif</text:p>
          </table:table-cell>
          <table:table-cell table:style-name="ce15" table:formula="of:=IF([.G67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767347254" calcext:value-type="float">
            <text:p>30767347254</text:p>
          </table:table-cell>
          <table:table-cell table:style-name="ce4" office:value-type="string" calcext:value-type="string">
            <text:p>AHMET ESLE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3-10" calcext:value-type="date">
            <text:p>10.03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4:18:06" calcext:value-type="date">
            <text:p>09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7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873710234" calcext:value-type="float">
            <text:p>49873710234</text:p>
          </table:table-cell>
          <table:table-cell table:style-name="ce4" office:value-type="string" calcext:value-type="string">
            <text:p>CÜNEYT ER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11-21" calcext:value-type="date">
            <text:p>21.11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1:31:22" calcext:value-type="date">
            <text:p>10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7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449832966" calcext:value-type="float">
            <text:p>29449832966</text:p>
          </table:table-cell>
          <table:table-cell table:style-name="ce4" office:value-type="string" calcext:value-type="string">
            <text:p>HÜSEYİN BAĞ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4-29" calcext:value-type="date">
            <text:p>29.04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1:31:22" calcext:value-type="date">
            <text:p>10.08.2021</text:p>
          </table:table-cell>
          <table:table-cell table:style-name="ce4" office:value-type="string" calcext:value-type="string">
            <text:p>796,1 Pozitif</text:p>
          </table:table-cell>
          <table:table-cell table:style-name="ce15" table:formula="of:=IF([.G67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8313639410" calcext:value-type="float">
            <text:p>28313639410</text:p>
          </table:table-cell>
          <table:table-cell table:style-name="ce4" office:value-type="string" calcext:value-type="string">
            <text:p>FATMA ÖZKO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2-21" calcext:value-type="date">
            <text:p>21.0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3:37:12" calcext:value-type="date">
            <text:p>10.08.2021</text:p>
          </table:table-cell>
          <table:table-cell table:style-name="ce4" office:value-type="string" calcext:value-type="string">
            <text:p>39,77 Pozitif</text:p>
          </table:table-cell>
          <table:table-cell table:style-name="ce15" table:formula="of:=IF([.G68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731923104" calcext:value-type="float">
            <text:p>26731923104</text:p>
          </table:table-cell>
          <table:table-cell table:style-name="ce4" office:value-type="string" calcext:value-type="string">
            <text:p>NECMİ BAC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28" calcext:value-type="date">
            <text:p>28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3:42:15" calcext:value-type="date">
            <text:p>10.08.2021</text:p>
          </table:table-cell>
          <table:table-cell table:style-name="ce4" office:value-type="string" calcext:value-type="string">
            <text:p>17,69 Pozitif</text:p>
          </table:table-cell>
          <table:table-cell table:style-name="ce15" table:formula="of:=IF([.G68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4:09:18" calcext:value-type="date">
            <text:p>10.08.2021</text:p>
          </table:table-cell>
          <table:table-cell table:style-name="ce4" office:value-type="string" calcext:value-type="string">
            <text:p>597,9</text:p>
            <text:p> Pozitif</text:p>
          </table:table-cell>
          <table:table-cell table:style-name="ce15" table:formula="of:=IF([.G68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360794456" calcext:value-type="float">
            <text:p>17360794456</text:p>
          </table:table-cell>
          <table:table-cell table:style-name="ce4" office:value-type="string" calcext:value-type="string">
            <text:p>İSMAİL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7-01" calcext:value-type="date">
            <text:p>01.07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4:35:25" calcext:value-type="date">
            <text:p>10.08.2021</text:p>
          </table:table-cell>
          <table:table-cell table:style-name="ce4" office:value-type="string" calcext:value-type="string">
            <text:p>277,4 Pozitif</text:p>
          </table:table-cell>
          <table:table-cell table:style-name="ce15" table:formula="of:=IF([.G68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0393029766" calcext:value-type="float">
            <text:p>70393029766</text:p>
          </table:table-cell>
          <table:table-cell table:style-name="ce4" office:value-type="string" calcext:value-type="string">
            <text:p>HAKAN KARAS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12-09" calcext:value-type="date">
            <text:p>09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1:54:55" calcext:value-type="date">
            <text:p>11.08.2021</text:p>
          </table:table-cell>
          <table:table-cell table:style-name="ce4" office:value-type="string" calcext:value-type="string">
            <text:p>38,95 Pozitif</text:p>
          </table:table-cell>
          <table:table-cell table:style-name="ce15" table:formula="of:=IF([.G68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12-31" calcext:value-type="date">
            <text:p>31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22:59" calcext:value-type="date">
            <text:p>11.08.2021</text:p>
          </table:table-cell>
          <table:table-cell table:style-name="ce4" office:value-type="string" calcext:value-type="string">
            <text:p>1137 Pozitif</text:p>
          </table:table-cell>
          <table:table-cell table:style-name="ce15" table:formula="of:=IF([.G68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43:26" calcext:value-type="date">
            <text:p>11.08.2021</text:p>
          </table:table-cell>
          <table:table-cell table:style-name="ce4" office:value-type="string" calcext:value-type="string">
            <text:p>1391 Pozitif</text:p>
          </table:table-cell>
          <table:table-cell table:style-name="ce15" table:formula="of:=IF([.G68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767153390" calcext:value-type="float">
            <text:p>36767153390</text:p>
          </table:table-cell>
          <table:table-cell table:style-name="ce4" office:value-type="string" calcext:value-type="string">
            <text:p>SELAHATTİN ÇİT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3-30" calcext:value-type="date">
            <text:p>30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43:26" calcext:value-type="date">
            <text:p>11.08.2021</text:p>
          </table:table-cell>
          <table:table-cell table:style-name="ce4" office:value-type="string" calcext:value-type="string">
            <text:p>42,07 Pozitif</text:p>
          </table:table-cell>
          <table:table-cell table:style-name="ce15" table:formula="of:=IF([.G68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328470454" calcext:value-type="float">
            <text:p>10328470454</text:p>
          </table:table-cell>
          <table:table-cell table:style-name="ce4" office:value-type="string" calcext:value-type="string">
            <text:p>DENİZ AKS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7-07" calcext:value-type="date">
            <text:p>07.07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19" calcext:value-type="date">
            <text:p>13.08.2021</text:p>
          </table:table-cell>
          <table:table-cell table:style-name="ce4" office:value-type="string" calcext:value-type="string">
            <text:p>15890 Pozitif</text:p>
          </table:table-cell>
          <table:table-cell table:style-name="ce15" table:formula="of:=IF([.G68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285844982" calcext:value-type="float">
            <text:p>40285844982</text:p>
          </table:table-cell>
          <table:table-cell table:style-name="ce4" office:value-type="string" calcext:value-type="string">
            <text:p>MEMNUNE 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4-18" calcext:value-type="date">
            <text:p>18.04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22" calcext:value-type="date">
            <text:p>13.08.2021</text:p>
          </table:table-cell>
          <table:table-cell table:style-name="ce4" office:value-type="string" calcext:value-type="string">
            <text:p>137 Pozitif</text:p>
          </table:table-cell>
          <table:table-cell table:style-name="ce15" table:formula="of:=IF([.G68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23" calcext:value-type="date">
            <text:p>13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69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4-14" calcext:value-type="date">
            <text:p>14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3:32" calcext:value-type="date">
            <text:p>13.08.2021</text:p>
          </table:table-cell>
          <table:table-cell table:style-name="ce4" office:value-type="string" calcext:value-type="string">
            <text:p>155 Pozitif</text:p>
          </table:table-cell>
          <table:table-cell table:style-name="ce15" table:formula="of:=IF([.G69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3:33" calcext:value-type="date">
            <text:p>13.08.2021</text:p>
          </table:table-cell>
          <table:table-cell table:style-name="ce4" office:value-type="string" calcext:value-type="string">
            <text:p>16,67</text:p>
            <text:p> Pozitif</text:p>
          </table:table-cell>
          <table:table-cell table:style-name="ce15" table:formula="of:=IF([.G69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533217374" calcext:value-type="float">
            <text:p>12533217374</text:p>
          </table:table-cell>
          <table:table-cell table:style-name="ce4" office:value-type="string" calcext:value-type="string">
            <text:p>GÜLHAN AR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10-09" calcext:value-type="date">
            <text:p>09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5:13" calcext:value-type="date">
            <text:p>13.08.2021</text:p>
          </table:table-cell>
          <table:table-cell table:style-name="ce4" office:value-type="string" calcext:value-type="string">
            <text:p>15390 Pozitif</text:p>
          </table:table-cell>
          <table:table-cell table:style-name="ce15" table:formula="of:=IF([.G69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142837732" calcext:value-type="float">
            <text:p>16142837732</text:p>
          </table:table-cell>
          <table:table-cell table:style-name="ce4" office:value-type="string" calcext:value-type="string">
            <text:p>EMİNE ÖZY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5-09-20" calcext:value-type="date">
            <text:p>20.09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58:02" calcext:value-type="date">
            <text:p>13.08.2021</text:p>
          </table:table-cell>
          <table:table-cell table:style-name="ce4" office:value-type="string" calcext:value-type="string">
            <text:p>27,98 Pozitif</text:p>
          </table:table-cell>
          <table:table-cell table:style-name="ce15" table:formula="of:=IF([.G69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550636248" calcext:value-type="float">
            <text:p>16550636248</text:p>
          </table:table-cell>
          <table:table-cell table:style-name="ce4" office:value-type="string" calcext:value-type="string">
            <text:p>MUHAMMET ÖMER FARUK ALTU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5-13" calcext:value-type="date">
            <text:p>13.05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5:10:08" calcext:value-type="date">
            <text:p>13.08.2021</text:p>
          </table:table-cell>
          <table:table-cell table:style-name="ce4" office:value-type="string" calcext:value-type="string">
            <text:p>29400 Pozitif</text:p>
          </table:table-cell>
          <table:table-cell table:style-name="ce15" table:formula="of:=IF([.G69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1" calcext:value-type="date">
            <text:p>11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4:48:31" calcext:value-type="date">
            <text:p>17.08.2021</text:p>
          </table:table-cell>
          <table:table-cell table:style-name="ce4" office:value-type="string" calcext:value-type="string">
            <text:p>3101 Pozitif</text:p>
          </table:table-cell>
          <table:table-cell table:style-name="ce15" table:formula="of:=IF([.G69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442740274" calcext:value-type="float">
            <text:p>13442740274</text:p>
          </table:table-cell>
          <table:table-cell table:style-name="ce4" office:value-type="string" calcext:value-type="string">
            <text:p>SAFİYE YALÇ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03-01" calcext:value-type="date">
            <text:p>01.03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5:36:21" calcext:value-type="date">
            <text:p>17.08.2021</text:p>
          </table:table-cell>
          <table:table-cell table:style-name="ce4" office:value-type="string" calcext:value-type="string">
            <text:p>119,5</text:p>
            <text:p> Pozitif</text:p>
          </table:table-cell>
          <table:table-cell table:style-name="ce15" table:formula="of:=IF([.G69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5:36:22" calcext:value-type="date">
            <text:p>17.08.2021</text:p>
          </table:table-cell>
          <table:table-cell table:style-name="ce4" office:value-type="string" calcext:value-type="string">
            <text:p>8,154 Pozitif</text:p>
          </table:table-cell>
          <table:table-cell table:style-name="ce15" table:formula="of:=IF([.G69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454828558" calcext:value-type="float">
            <text:p>16454828558</text:p>
          </table:table-cell>
          <table:table-cell table:style-name="ce4" office:value-type="string" calcext:value-type="string">
            <text:p>MUSA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1-10" calcext:value-type="date">
            <text:p>10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8T13:29:14" calcext:value-type="date">
            <text:p>18.08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15" table:formula="of:=IF([.G69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9T14:04:08" calcext:value-type="date">
            <text:p>19.08.2021</text:p>
          </table:table-cell>
          <table:table-cell table:style-name="ce4" office:value-type="string" calcext:value-type="string">
            <text:p>427,8 Pozitif</text:p>
          </table:table-cell>
          <table:table-cell table:style-name="ce15" table:formula="of:=IF([.G70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0T14:05:58" calcext:value-type="date">
            <text:p>20.08.2021</text:p>
          </table:table-cell>
          <table:table-cell table:style-name="ce4" office:value-type="string" calcext:value-type="string">
            <text:p>100,3 Pozitif</text:p>
          </table:table-cell>
          <table:table-cell table:style-name="ce15" table:formula="of:=IF([.G70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793658052" calcext:value-type="float">
            <text:p>45793658052</text:p>
          </table:table-cell>
          <table:table-cell table:style-name="ce4" office:value-type="string" calcext:value-type="string">
            <text:p>ZELİHA YAV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8-15" calcext:value-type="date">
            <text:p>15.08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0:37" calcext:value-type="date">
            <text:p>23.08.2021</text:p>
          </table:table-cell>
          <table:table-cell table:style-name="ce4" office:value-type="string" calcext:value-type="string">
            <text:p>171,4 Pozitif</text:p>
          </table:table-cell>
          <table:table-cell table:style-name="ce15" table:formula="of:=IF([.G70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049007394" calcext:value-type="float">
            <text:p>11049007394</text:p>
          </table:table-cell>
          <table:table-cell table:style-name="ce4" office:value-type="string" calcext:value-type="string">
            <text:p>CELAL 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13" calcext:value-type="date">
            <text:p>13.0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0:59" calcext:value-type="date">
            <text:p>23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0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1:00" calcext:value-type="date">
            <text:p>23.08.2021</text:p>
          </table:table-cell>
          <table:table-cell table:style-name="ce4" office:value-type="string" calcext:value-type="string">
            <text:p>375,8</text:p>
            <text:p> Pozitif</text:p>
          </table:table-cell>
          <table:table-cell table:style-name="ce15" table:formula="of:=IF([.G70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894488036" calcext:value-type="float">
            <text:p>20894488036</text:p>
          </table:table-cell>
          <table:table-cell table:style-name="ce4" office:value-type="string" calcext:value-type="string">
            <text:p>NEVGİ 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1-17" calcext:value-type="date">
            <text:p>17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27:55" calcext:value-type="date">
            <text:p>23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0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728923152" calcext:value-type="float">
            <text:p>14728923152</text:p>
          </table:table-cell>
          <table:table-cell table:style-name="ce4" office:value-type="string" calcext:value-type="string">
            <text:p>İRFAN GÖKSU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01" calcext:value-type="date">
            <text:p>01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5:49:03" calcext:value-type="date">
            <text:p>23.08.2021</text:p>
          </table:table-cell>
          <table:table-cell table:style-name="ce4" office:value-type="string" calcext:value-type="string">
            <text:p>1070</text:p>
            <text:p> Pozitif</text:p>
          </table:table-cell>
          <table:table-cell table:style-name="ce15" table:formula="of:=IF([.G70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174345778" calcext:value-type="float">
            <text:p>55174345778</text:p>
          </table:table-cell>
          <table:table-cell table:style-name="ce4" office:value-type="string" calcext:value-type="string">
            <text:p>RIZA Ç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9-26" calcext:value-type="date">
            <text:p>26.09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5:49:04" calcext:value-type="date">
            <text:p>23.08.2021</text:p>
          </table:table-cell>
          <table:table-cell table:style-name="ce4" office:value-type="string" calcext:value-type="string">
            <text:p>12,08</text:p>
            <text:p> Pozitif</text:p>
          </table:table-cell>
          <table:table-cell table:style-name="ce15" table:formula="of:=IF([.G70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806194574" calcext:value-type="float">
            <text:p>59806194574</text:p>
          </table:table-cell>
          <table:table-cell table:style-name="ce4" office:value-type="string" calcext:value-type="string">
            <text:p>EYÜP PEK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3-28" calcext:value-type="date">
            <text:p>28.03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1:31:23" calcext:value-type="date">
            <text:p>24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0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444494298" calcext:value-type="float">
            <text:p>26444494298</text:p>
          </table:table-cell>
          <table:table-cell table:style-name="ce4" office:value-type="string" calcext:value-type="string">
            <text:p>BEKİR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13" calcext:value-type="date">
            <text:p>13.01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2:18:57" calcext:value-type="date">
            <text:p>24.08.2021</text:p>
          </table:table-cell>
          <table:table-cell table:style-name="ce4" office:value-type="string" calcext:value-type="string">
            <text:p>3592 Pozitif</text:p>
          </table:table-cell>
          <table:table-cell table:style-name="ce15" table:formula="of:=IF([.G70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034513514" calcext:value-type="float">
            <text:p>39034513514</text:p>
          </table:table-cell>
          <table:table-cell table:style-name="ce4" office:value-type="string" calcext:value-type="string">
            <text:p>SİNAN AK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8-08" calcext:value-type="date">
            <text:p>08.08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2:18:59" calcext:value-type="date">
            <text:p>24.08.2021</text:p>
          </table:table-cell>
          <table:table-cell table:style-name="ce4" office:value-type="string" calcext:value-type="string">
            <text:p>296,9 Pozitif</text:p>
          </table:table-cell>
          <table:table-cell table:style-name="ce15" table:formula="of:=IF([.G71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4:00:47" calcext:value-type="date">
            <text:p>24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1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356032280" calcext:value-type="float">
            <text:p>10356032280</text:p>
          </table:table-cell>
          <table:table-cell table:style-name="ce4" office:value-type="string" calcext:value-type="string">
            <text:p>NİDANUR KOCAB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6-03-15" calcext:value-type="date">
            <text:p>15.03.200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5:16:05" calcext:value-type="date">
            <text:p>24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1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1:55:24" calcext:value-type="date">
            <text:p>25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1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362102782" calcext:value-type="float">
            <text:p>21362102782</text:p>
          </table:table-cell>
          <table:table-cell table:style-name="ce4" office:value-type="string" calcext:value-type="string">
            <text:p>SÜHEY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6-04" calcext:value-type="date">
            <text:p>04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4:22:57" calcext:value-type="date">
            <text:p>25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1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126043966" calcext:value-type="float">
            <text:p>23126043966</text:p>
          </table:table-cell>
          <table:table-cell table:style-name="ce4" office:value-type="string" calcext:value-type="string">
            <text:p>ÖZLEM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7-01" calcext:value-type="date">
            <text:p>01.07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5:37:04" calcext:value-type="date">
            <text:p>25.08.2021</text:p>
          </table:table-cell>
          <table:table-cell table:style-name="ce4" office:value-type="string" calcext:value-type="string">
            <text:p>63,43 Pozitif</text:p>
          </table:table-cell>
          <table:table-cell table:style-name="ce15" table:formula="of:=IF([.G71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076512452" calcext:value-type="float">
            <text:p>39076512452</text:p>
          </table:table-cell>
          <table:table-cell table:style-name="ce4" office:value-type="string" calcext:value-type="string">
            <text:p>YILMAZ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4-03" calcext:value-type="date">
            <text:p>03.04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1:58:51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1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5-01" calcext:value-type="date">
            <text:p>01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4:11:38" calcext:value-type="date">
            <text:p>26.08.2021</text:p>
          </table:table-cell>
          <table:table-cell table:style-name="ce4" office:value-type="string" calcext:value-type="string">
            <text:p>428900 Pozitif</text:p>
          </table:table-cell>
          <table:table-cell table:style-name="ce15" table:formula="of:=IF([.G71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4:11:41" calcext:value-type="date">
            <text:p>26.08.2021</text:p>
          </table:table-cell>
          <table:table-cell table:style-name="ce4" office:value-type="string" calcext:value-type="string">
            <text:p>587,3 Pozitif</text:p>
          </table:table-cell>
          <table:table-cell table:style-name="ce15" table:formula="of:=IF([.G71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106811910" calcext:value-type="float">
            <text:p>30106811910</text:p>
          </table:table-cell>
          <table:table-cell table:style-name="ce4" office:value-type="string" calcext:value-type="string">
            <text:p>SELDA AKB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9-21" calcext:value-type="date">
            <text:p>2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5:23:02" calcext:value-type="date">
            <text:p>26.08.2021</text:p>
          </table:table-cell>
          <table:table-cell table:style-name="ce4" office:value-type="string" calcext:value-type="string">
            <text:p>195,7 Pozitif</text:p>
          </table:table-cell>
          <table:table-cell table:style-name="ce15" table:formula="of:=IF([.G71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730386900" calcext:value-type="float">
            <text:p>13730386900</text:p>
          </table:table-cell>
          <table:table-cell table:style-name="ce4" office:value-type="string" calcext:value-type="string">
            <text:p>FATMA KES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9-03-23" calcext:value-type="date">
            <text:p>23.03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5:45:06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2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1-19" calcext:value-type="date">
            <text:p>19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7T13:34:37" calcext:value-type="date">
            <text:p>27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2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546524602" calcext:value-type="float">
            <text:p>55546524602</text:p>
          </table:table-cell>
          <table:table-cell table:style-name="ce4" office:value-type="string" calcext:value-type="string">
            <text:p>ÖZGÜR BAHÇİV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6-17" calcext:value-type="date">
            <text:p>17.06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7T13:35:59" calcext:value-type="date">
            <text:p>27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2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717493834" calcext:value-type="float">
            <text:p>20717493834</text:p>
          </table:table-cell>
          <table:table-cell table:style-name="ce4" office:value-type="string" calcext:value-type="string">
            <text:p>AZİZ KEÇE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20" calcext:value-type="date">
            <text:p>2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4:30:12" calcext:value-type="date">
            <text:p>31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2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4:30:17" calcext:value-type="date">
            <text:p>31.08.2021</text:p>
          </table:table-cell>
          <table:table-cell table:style-name="ce4" office:value-type="string" calcext:value-type="string">
            <text:p>44,63 Pozitif</text:p>
          </table:table-cell>
          <table:table-cell table:style-name="ce15" table:formula="of:=IF([.G72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0628165970" calcext:value-type="float">
            <text:p>60628165970</text:p>
          </table:table-cell>
          <table:table-cell table:style-name="ce4" office:value-type="string" calcext:value-type="string">
            <text:p>SALİCE KAŞIKE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12-19" calcext:value-type="date">
            <text:p>19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6:27:47" calcext:value-type="date">
            <text:p>31.08.2021</text:p>
          </table:table-cell>
          <table:table-cell table:style-name="ce4" office:value-type="string" calcext:value-type="string">
            <text:p>20890 Pozitif</text:p>
          </table:table-cell>
          <table:table-cell table:style-name="ce15" table:formula="of:=IF([.G72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2:00:04" calcext:value-type="date">
            <text:p>01.09.2021</text:p>
          </table:table-cell>
          <table:table-cell table:style-name="ce4" office:value-type="string" calcext:value-type="string">
            <text:p>15,8 Pozitif</text:p>
          </table:table-cell>
          <table:table-cell table:style-name="ce15" table:formula="of:=IF([.G72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2:00:05" calcext:value-type="date">
            <text:p>01.09.2021</text:p>
          </table:table-cell>
          <table:table-cell table:style-name="ce4" office:value-type="string" calcext:value-type="string">
            <text:p>245,6</text:p>
            <text:p> Pozitif</text:p>
          </table:table-cell>
          <table:table-cell table:style-name="ce15" table:formula="of:=IF([.G72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3:26:17" calcext:value-type="date">
            <text:p>01.09.2021</text:p>
          </table:table-cell>
          <table:table-cell table:style-name="ce4" office:value-type="string" calcext:value-type="string">
            <text:p>17,96</text:p>
            <text:p> Pozitif</text:p>
          </table:table-cell>
          <table:table-cell table:style-name="ce15" table:formula="of:=IF([.G72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3:26:20" calcext:value-type="date">
            <text:p>01.09.2021</text:p>
          </table:table-cell>
          <table:table-cell table:style-name="ce4" office:value-type="string" calcext:value-type="string">
            <text:p>2471</text:p>
            <text:p> Pozitif</text:p>
          </table:table-cell>
          <table:table-cell table:style-name="ce15" table:formula="of:=IF([.G72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7-16" calcext:value-type="date">
            <text:p>16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4:05:23" calcext:value-type="date">
            <text:p>01.09.2021</text:p>
          </table:table-cell>
          <table:table-cell table:style-name="ce4" office:value-type="string" calcext:value-type="string">
            <text:p>9,727 Pozitif</text:p>
          </table:table-cell>
          <table:table-cell table:style-name="ce15" table:formula="of:=IF([.G73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111045388" calcext:value-type="float">
            <text:p>23111045388</text:p>
          </table:table-cell>
          <table:table-cell table:style-name="ce4" office:value-type="string" calcext:value-type="string">
            <text:p>RECEP AYD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1-01" calcext:value-type="date">
            <text:p>01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4:05:24" calcext:value-type="date">
            <text:p>01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3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13139408" calcext:value-type="float">
            <text:p>11513139408</text:p>
          </table:table-cell>
          <table:table-cell table:style-name="ce4" office:value-type="string" calcext:value-type="string">
            <text:p>EMİNE OKY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02" calcext:value-type="date">
            <text:p>02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6:43" calcext:value-type="date">
            <text:p>02.09.2021</text:p>
          </table:table-cell>
          <table:table-cell table:style-name="ce4" office:value-type="string" calcext:value-type="string">
            <text:p>70,8 Pozitif</text:p>
          </table:table-cell>
          <table:table-cell table:style-name="ce15" table:formula="of:=IF([.G73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6:44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3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041246660" calcext:value-type="float">
            <text:p>47041246660</text:p>
          </table:table-cell>
          <table:table-cell table:style-name="ce4" office:value-type="string" calcext:value-type="string">
            <text:p>BİLA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6" calcext:value-type="date">
            <text:p>02.09.2021</text:p>
          </table:table-cell>
          <table:table-cell table:style-name="ce4" office:value-type="string" calcext:value-type="string">
            <text:p>70,45 Pozitif</text:p>
          </table:table-cell>
          <table:table-cell table:style-name="ce15" table:formula="of:=IF([.G73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226846672" calcext:value-type="float">
            <text:p>10226846672</text:p>
          </table:table-cell>
          <table:table-cell table:style-name="ce4" office:value-type="string" calcext:value-type="string">
            <text:p>GÜLŞEN BAYS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4-05" calcext:value-type="date">
            <text:p>05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8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3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359536024" calcext:value-type="float">
            <text:p>38359536024</text:p>
          </table:table-cell>
          <table:table-cell table:style-name="ce4" office:value-type="string" calcext:value-type="string">
            <text:p>MUSTAFA ATMA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1-24" calcext:value-type="date">
            <text:p>24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8" calcext:value-type="date">
            <text:p>02.09.2021</text:p>
          </table:table-cell>
          <table:table-cell table:style-name="ce4" office:value-type="string" calcext:value-type="string">
            <text:p>26710 Pozitif</text:p>
          </table:table-cell>
          <table:table-cell table:style-name="ce15" table:formula="of:=IF([.G73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317666406" calcext:value-type="float">
            <text:p>21317666406</text:p>
          </table:table-cell>
          <table:table-cell table:style-name="ce4" office:value-type="string" calcext:value-type="string">
            <text:p>ÖMER AKKOY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9-20" calcext:value-type="date">
            <text:p>20.09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6:18:26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3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344676590" calcext:value-type="float">
            <text:p>15344676590</text:p>
          </table:table-cell>
          <table:table-cell table:style-name="ce4" office:value-type="string" calcext:value-type="string">
            <text:p>ZÜBEYDE TÜFENKÇ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5:24:14" calcext:value-type="date">
            <text:p>03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3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335676882" calcext:value-type="float">
            <text:p>15335676882</text:p>
          </table:table-cell>
          <table:table-cell table:style-name="ce4" office:value-type="string" calcext:value-type="string">
            <text:p>TÜRKAN GÖB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5-18" calcext:value-type="date">
            <text:p>18.05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5:38:52" calcext:value-type="date">
            <text:p>03.09.2021</text:p>
          </table:table-cell>
          <table:table-cell table:style-name="ce4" office:value-type="string" calcext:value-type="string">
            <text:p>37,77 Pozitif</text:p>
          </table:table-cell>
          <table:table-cell table:style-name="ce15" table:formula="of:=IF([.G73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0458693392" calcext:value-type="float">
            <text:p>50458693392</text:p>
          </table:table-cell>
          <table:table-cell table:style-name="ce4" office:value-type="string" calcext:value-type="string">
            <text:p>İBRAHİM 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1-15" calcext:value-type="date">
            <text:p>15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6:00:56" calcext:value-type="date">
            <text:p>03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4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7535118038" calcext:value-type="float">
            <text:p>57535118038</text:p>
          </table:table-cell>
          <table:table-cell table:style-name="ce4" office:value-type="string" calcext:value-type="string">
            <text:p>MAHMUT AK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0-11" calcext:value-type="date">
            <text:p>11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6:00:57" calcext:value-type="date">
            <text:p>03.09.2021</text:p>
          </table:table-cell>
          <table:table-cell table:style-name="ce4" office:value-type="string" calcext:value-type="string">
            <text:p>1099</text:p>
          </table:table-cell>
          <table:table-cell table:style-name="ce15" table:formula="of:=IF([.G74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2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4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7438126962" calcext:value-type="float">
            <text:p>67438126962</text:p>
          </table:table-cell>
          <table:table-cell table:style-name="ce4" office:value-type="string" calcext:value-type="string">
            <text:p>MAZLUM ÖZÜB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1-01" calcext:value-type="date">
            <text:p>01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4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4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7859450340" calcext:value-type="float">
            <text:p>57859450340</text:p>
          </table:table-cell>
          <table:table-cell table:style-name="ce4" office:value-type="string" calcext:value-type="string">
            <text:p>SIDDIKA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4-04" calcext:value-type="date">
            <text:p>04.04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5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4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802589214" calcext:value-type="float">
            <text:p>36802589214</text:p>
          </table:table-cell>
          <table:table-cell table:style-name="ce4" office:value-type="string" calcext:value-type="string">
            <text:p>UĞUR KU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6-18" calcext:value-type="date">
            <text:p>18.06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7" calcext:value-type="date">
            <text:p>06.09.2021</text:p>
          </table:table-cell>
          <table:table-cell table:style-name="ce4" office:value-type="string" calcext:value-type="string">
            <text:p>123,4</text:p>
          </table:table-cell>
          <table:table-cell table:style-name="ce15" table:formula="of:=IF([.G74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082479304" calcext:value-type="float">
            <text:p>10082479304</text:p>
          </table:table-cell>
          <table:table-cell table:style-name="ce4" office:value-type="string" calcext:value-type="string">
            <text:p>AYTEN YALÇ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6-01" calcext:value-type="date">
            <text:p>01.06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4:39:46" calcext:value-type="date">
            <text:p>07.09.2021</text:p>
          </table:table-cell>
          <table:table-cell table:style-name="ce4" office:value-type="string" calcext:value-type="string">
            <text:p>78830</text:p>
          </table:table-cell>
          <table:table-cell table:style-name="ce15" table:formula="of:=IF([.G74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662925454" calcext:value-type="float">
            <text:p>41662925454</text:p>
          </table:table-cell>
          <table:table-cell table:style-name="ce4" office:value-type="string" calcext:value-type="string">
            <text:p>HATİCE KOŞ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7-30" calcext:value-type="date">
            <text:p>30.07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4:39:48" calcext:value-type="date">
            <text:p>07.09.2021</text:p>
          </table:table-cell>
          <table:table-cell table:style-name="ce4" office:value-type="string" calcext:value-type="string">
            <text:p>1528000</text:p>
          </table:table-cell>
          <table:table-cell table:style-name="ce15" table:formula="of:=IF([.G74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5-05" calcext:value-type="date">
            <text:p>05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6:11" calcext:value-type="date">
            <text:p>07.09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15" table:formula="of:=IF([.G74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159704086" calcext:value-type="float">
            <text:p>20159704086</text:p>
          </table:table-cell>
          <table:table-cell table:style-name="ce4" office:value-type="string" calcext:value-type="string">
            <text:p>DURAN UL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10-21" calcext:value-type="date">
            <text:p>21.10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5" calcext:value-type="date">
            <text:p>07.09.2021</text:p>
          </table:table-cell>
          <table:table-cell table:style-name="ce4" office:value-type="string" calcext:value-type="string">
            <text:p>2941</text:p>
          </table:table-cell>
          <table:table-cell table:style-name="ce15" table:formula="of:=IF([.G74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9-02" calcext:value-type="date">
            <text:p>02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5" calcext:value-type="date">
            <text:p>07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5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6-04" calcext:value-type="date">
            <text:p>04.06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6" calcext:value-type="date">
            <text:p>07.09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15" table:formula="of:=IF([.G75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4:15:09" calcext:value-type="date">
            <text:p>08.09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75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454828558" calcext:value-type="float">
            <text:p>16454828558</text:p>
          </table:table-cell>
          <table:table-cell table:style-name="ce4" office:value-type="string" calcext:value-type="string">
            <text:p>MUSA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1-10" calcext:value-type="date">
            <text:p>10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4:16:54" calcext:value-type="date">
            <text:p>08.09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15" table:formula="of:=IF([.G75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911218766" calcext:value-type="float">
            <text:p>47911218766</text:p>
          </table:table-cell>
          <table:table-cell table:style-name="ce4" office:value-type="string" calcext:value-type="string">
            <text:p>ESRA DEMİR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2-16" calcext:value-type="date">
            <text:p>16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4:19:24" calcext:value-type="date">
            <text:p>08.09.2021</text:p>
          </table:table-cell>
          <table:table-cell table:style-name="ce4" office:value-type="string" calcext:value-type="string">
            <text:p>7007</text:p>
            <text:p/>
          </table:table-cell>
          <table:table-cell table:style-name="ce15" table:formula="of:=IF([.G75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752695732" calcext:value-type="float">
            <text:p>44752695732</text:p>
          </table:table-cell>
          <table:table-cell table:style-name="ce4" office:value-type="string" calcext:value-type="string">
            <text:p>ALİ TOPR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11-17" calcext:value-type="date">
            <text:p>17.1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5:55:57" calcext:value-type="date">
            <text:p>08.09.2021</text:p>
          </table:table-cell>
          <table:table-cell table:style-name="ce4" office:value-type="string" calcext:value-type="string">
            <text:p>12530000</text:p>
          </table:table-cell>
          <table:table-cell table:style-name="ce15" table:formula="of:=IF([.G75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12-10" calcext:value-type="date">
            <text:p>10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5:55:58" calcext:value-type="date">
            <text:p>08.09.2021</text:p>
          </table:table-cell>
          <table:table-cell table:style-name="ce4" office:value-type="string" calcext:value-type="string">
            <text:p>1,537x10^1</text:p>
          </table:table-cell>
          <table:table-cell table:style-name="ce15" table:formula="of:=IF([.G75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2:34" calcext:value-type="date">
            <text:p>09.09.2021</text:p>
          </table:table-cell>
          <table:table-cell table:style-name="ce4" office:value-type="string" calcext:value-type="string">
            <text:p>11390</text:p>
          </table:table-cell>
          <table:table-cell table:style-name="ce15" table:formula="of:=IF([.G75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14" calcext:value-type="date">
            <text:p>14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2:35" calcext:value-type="date">
            <text:p>09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5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02" calcext:value-type="date">
            <text:p>02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4:05" calcext:value-type="date">
            <text:p>09.09.2021</text:p>
          </table:table-cell>
          <table:table-cell table:style-name="ce4" office:value-type="string" calcext:value-type="string">
            <text:p>165</text:p>
          </table:table-cell>
          <table:table-cell table:style-name="ce15" table:formula="of:=IF([.G75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963280250" calcext:value-type="float">
            <text:p>32963280250</text:p>
          </table:table-cell>
          <table:table-cell table:style-name="ce4" office:value-type="string" calcext:value-type="string">
            <text:p>SATİ ÜN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8-01" calcext:value-type="date">
            <text:p>01.08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4:47" calcext:value-type="date">
            <text:p>09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6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049213012" calcext:value-type="float">
            <text:p>48049213012</text:p>
          </table:table-cell>
          <table:table-cell table:style-name="ce4" office:value-type="string" calcext:value-type="string">
            <text:p>EMİNE COŞK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5-05" calcext:value-type="date">
            <text:p>0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6:16:17" calcext:value-type="date">
            <text:p>09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6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239968044" calcext:value-type="float">
            <text:p>12239968044</text:p>
          </table:table-cell>
          <table:table-cell table:style-name="ce4" office:value-type="string" calcext:value-type="string">
            <text:p>RUKİYE AY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0-05" calcext:value-type="date">
            <text:p>05.10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0T13:36:10" calcext:value-type="date">
            <text:p>10.09.2021</text:p>
          </table:table-cell>
          <table:table-cell table:style-name="ce4" office:value-type="string" calcext:value-type="string">
            <text:p>670,7</text:p>
          </table:table-cell>
          <table:table-cell table:style-name="ce15" table:formula="of:=IF([.G76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4433003978" calcext:value-type="float">
            <text:p>54433003978</text:p>
          </table:table-cell>
          <table:table-cell table:style-name="ce4" office:value-type="string" calcext:value-type="string">
            <text:p>YİĞİT ARDA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20-01-23" calcext:value-type="date">
            <text:p>23.01.202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0T13:36:11" calcext:value-type="date">
            <text:p>10.09.2021</text:p>
          </table:table-cell>
          <table:table-cell table:style-name="ce4" office:value-type="string" calcext:value-type="string">
            <text:p>98160000</text:p>
          </table:table-cell>
          <table:table-cell table:style-name="ce15" table:formula="of:=IF([.G76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482932950" calcext:value-type="float">
            <text:p>26482932950</text:p>
          </table:table-cell>
          <table:table-cell table:style-name="ce4" office:value-type="string" calcext:value-type="string">
            <text:p>YAKUP GENÇ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3-01" calcext:value-type="date">
            <text:p>01.03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3:00:08" calcext:value-type="date">
            <text:p>14.09.2021</text:p>
          </table:table-cell>
          <table:table-cell table:style-name="ce4" office:value-type="string" calcext:value-type="string">
            <text:p>1044</text:p>
          </table:table-cell>
          <table:table-cell table:style-name="ce15" table:formula="of:=IF([.G76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292735446" calcext:value-type="float">
            <text:p>19292735446</text:p>
          </table:table-cell>
          <table:table-cell table:style-name="ce4" office:value-type="string" calcext:value-type="string">
            <text:p>ZEYNEP ÇEV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2-20" calcext:value-type="date">
            <text:p>20.1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3:00:09" calcext:value-type="date">
            <text:p>14.09.2021</text:p>
          </table:table-cell>
          <table:table-cell table:style-name="ce4" office:value-type="string" calcext:value-type="string">
            <text:p>6614</text:p>
          </table:table-cell>
          <table:table-cell table:style-name="ce15" table:formula="of:=IF([.G76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849652854" calcext:value-type="float">
            <text:p>34849652854</text:p>
          </table:table-cell>
          <table:table-cell table:style-name="ce4" office:value-type="string" calcext:value-type="string">
            <text:p>BUĞRA GÖKS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8-20" calcext:value-type="date">
            <text:p>20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5:20:31" calcext:value-type="date">
            <text:p>14.09.2021</text:p>
          </table:table-cell>
          <table:table-cell table:style-name="ce4" office:value-type="string" calcext:value-type="string">
            <text:p>15560</text:p>
          </table:table-cell>
          <table:table-cell table:style-name="ce15" table:formula="of:=IF([.G76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556296316" calcext:value-type="float">
            <text:p>45556296316</text:p>
          </table:table-cell>
          <table:table-cell table:style-name="ce4" office:value-type="string" calcext:value-type="string">
            <text:p>KEMAL US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01" calcext:value-type="date">
            <text:p>01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5:20:33" calcext:value-type="date">
            <text:p>14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6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3:08:58" calcext:value-type="date">
            <text:p>15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6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5-22" calcext:value-type="date">
            <text:p>22.05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3:09:45" calcext:value-type="date">
            <text:p>15.09.2021</text:p>
          </table:table-cell>
          <table:table-cell table:style-name="ce4" office:value-type="string" calcext:value-type="string">
            <text:p>1641</text:p>
          </table:table-cell>
          <table:table-cell table:style-name="ce15" table:formula="of:=IF([.G76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298405150" calcext:value-type="float">
            <text:p>42298405150</text:p>
          </table:table-cell>
          <table:table-cell table:style-name="ce4" office:value-type="string" calcext:value-type="string">
            <text:p>AYŞE İM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3-01" calcext:value-type="date">
            <text:p>01.03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5:43:39" calcext:value-type="date">
            <text:p>15.09.2021</text:p>
          </table:table-cell>
          <table:table-cell table:style-name="ce4" office:value-type="string" calcext:value-type="string">
            <text:p>67,24</text:p>
          </table:table-cell>
          <table:table-cell table:style-name="ce15" table:formula="of:=IF([.G77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8-05" calcext:value-type="date">
            <text:p>05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6T12:20:32" calcext:value-type="date">
            <text:p>16.09.2021</text:p>
          </table:table-cell>
          <table:table-cell table:style-name="ce4" office:value-type="string" calcext:value-type="string">
            <text:p>17730</text:p>
          </table:table-cell>
          <table:table-cell table:style-name="ce15" table:formula="of:=IF([.G77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6T12:20:33" calcext:value-type="date">
            <text:p>16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7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7T13:06:51" calcext:value-type="date">
            <text:p>17.09.2021</text:p>
          </table:table-cell>
          <table:table-cell table:style-name="ce4" office:value-type="string" calcext:value-type="string">
            <text:p>5,503</text:p>
          </table:table-cell>
          <table:table-cell table:style-name="ce15" table:formula="of:=IF([.G77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526325872" calcext:value-type="float">
            <text:p>31526325872</text:p>
          </table:table-cell>
          <table:table-cell table:style-name="ce4" office:value-type="string" calcext:value-type="string">
            <text:p>HANİF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4-09" calcext:value-type="date">
            <text:p>09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7T16:57:03" calcext:value-type="date">
            <text:p>17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7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454828558" calcext:value-type="float">
            <text:p>16454828558</text:p>
          </table:table-cell>
          <table:table-cell table:style-name="ce4" office:value-type="string" calcext:value-type="string">
            <text:p>MUSA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1-10" calcext:value-type="date">
            <text:p>10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0T13:00:10" calcext:value-type="date">
            <text:p>20.09.2021</text:p>
          </table:table-cell>
          <table:table-cell table:style-name="ce4" office:value-type="string" calcext:value-type="string">
            <text:p>38,40</text:p>
          </table:table-cell>
          <table:table-cell table:style-name="ce15" table:formula="of:=IF([.G77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2-01" calcext:value-type="date">
            <text:p>01.0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0T13:00:11" calcext:value-type="date">
            <text:p>20.09.2021</text:p>
          </table:table-cell>
          <table:table-cell table:style-name="ce4" office:value-type="string" calcext:value-type="string">
            <text:p>1293</text:p>
            <text:p/>
          </table:table-cell>
          <table:table-cell table:style-name="ce15" table:formula="of:=IF([.G77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6-25" calcext:value-type="date">
            <text:p>25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18:33" calcext:value-type="date">
            <text:p>21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7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18:33" calcext:value-type="date">
            <text:p>21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7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420612080" calcext:value-type="float">
            <text:p>52420612080</text:p>
          </table:table-cell>
          <table:table-cell table:style-name="ce4" office:value-type="string" calcext:value-type="string">
            <text:p>BİRCAN UZ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1-01" calcext:value-type="date">
            <text:p>01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24:53" calcext:value-type="date">
            <text:p>21.09.2021</text:p>
          </table:table-cell>
          <table:table-cell table:style-name="ce4" office:value-type="string" calcext:value-type="string">
            <text:p>1509</text:p>
          </table:table-cell>
          <table:table-cell table:style-name="ce15" table:formula="of:=IF([.G77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0236140360" calcext:value-type="float">
            <text:p>50236140360</text:p>
          </table:table-cell>
          <table:table-cell table:style-name="ce4" office:value-type="string" calcext:value-type="string">
            <text:p>SUNA ER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12-15" calcext:value-type="date">
            <text:p>15.1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2T11:01:24" calcext:value-type="date">
            <text:p>22.09.2021</text:p>
          </table:table-cell>
          <table:table-cell table:style-name="ce4" office:value-type="string" calcext:value-type="string">
            <text:p>6,967</text:p>
          </table:table-cell>
          <table:table-cell table:style-name="ce15" table:formula="of:=IF([.G78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1:41:55" calcext:value-type="date">
            <text:p>23.09.2021</text:p>
          </table:table-cell>
          <table:table-cell table:style-name="ce4" office:value-type="string" calcext:value-type="string">
            <text:p>136,7</text:p>
          </table:table-cell>
          <table:table-cell table:style-name="ce15" table:formula="of:=IF([.G78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6-04" calcext:value-type="date">
            <text:p>04.06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1:41:58" calcext:value-type="date">
            <text:p>23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8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3:54:30" calcext:value-type="date">
            <text:p>23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8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25" calcext:value-type="date">
            <text:p>25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07:43" calcext:value-type="date">
            <text:p>24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8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926577408" calcext:value-type="float">
            <text:p>53926577408</text:p>
          </table:table-cell>
          <table:table-cell table:style-name="ce4" office:value-type="string" calcext:value-type="string">
            <text:p>KENAN HAMAR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5-02" calcext:value-type="date">
            <text:p>02.05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10:00" calcext:value-type="date">
            <text:p>24.09.2021</text:p>
          </table:table-cell>
          <table:table-cell table:style-name="ce4" office:value-type="string" calcext:value-type="string">
            <text:p>2878</text:p>
          </table:table-cell>
          <table:table-cell table:style-name="ce15" table:formula="of:=IF([.G78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311768724" calcext:value-type="float">
            <text:p>18311768724</text:p>
          </table:table-cell>
          <table:table-cell table:style-name="ce4" office:value-type="string" calcext:value-type="string">
            <text:p>YASİN BEK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05-10" calcext:value-type="date">
            <text:p>10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10:36" calcext:value-type="date">
            <text:p>24.09.2021</text:p>
          </table:table-cell>
          <table:table-cell table:style-name="ce4" office:value-type="string" calcext:value-type="string">
            <text:p>1420000000</text:p>
            <text:p/>
          </table:table-cell>
          <table:table-cell table:style-name="ce15" table:formula="of:=IF([.G78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19:39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8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24:24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8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0027042956" calcext:value-type="float">
            <text:p>70027042956</text:p>
          </table:table-cell>
          <table:table-cell table:style-name="ce4" office:value-type="string" calcext:value-type="string">
            <text:p>KAZIM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10-22" calcext:value-type="date">
            <text:p>22.10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45:48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8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8-25" calcext:value-type="date">
            <text:p>25.08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48:30" calcext:value-type="date">
            <text:p>27.09.2021</text:p>
          </table:table-cell>
          <table:table-cell table:style-name="ce4" office:value-type="string" calcext:value-type="string">
            <text:p>308</text:p>
          </table:table-cell>
          <table:table-cell table:style-name="ce15" table:formula="of:=IF([.G79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1-01" calcext:value-type="date">
            <text:p>01.0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3:43:29" calcext:value-type="date">
            <text:p>27.09.2021</text:p>
          </table:table-cell>
          <table:table-cell table:style-name="ce4" office:value-type="string" calcext:value-type="string">
            <text:p>98,47</text:p>
            <text:p/>
          </table:table-cell>
          <table:table-cell table:style-name="ce15" table:formula="of:=IF([.G79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604758934" calcext:value-type="float">
            <text:p>48604758934</text:p>
          </table:table-cell>
          <table:table-cell table:style-name="ce4" office:value-type="string" calcext:value-type="string">
            <text:p>NESİBE KAÇ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15" calcext:value-type="date">
            <text:p>15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4:46:30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9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95955298" calcext:value-type="float">
            <text:p>25795955298</text:p>
          </table:table-cell>
          <table:table-cell table:style-name="ce4" office:value-type="string" calcext:value-type="string">
            <text:p>ŞAZİY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2-01" calcext:value-type="date">
            <text:p>01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5:26:58" calcext:value-type="date">
            <text:p>27.09.2021</text:p>
          </table:table-cell>
          <table:table-cell table:style-name="ce4" office:value-type="string" calcext:value-type="string">
            <text:p>1328</text:p>
            <text:p/>
          </table:table-cell>
          <table:table-cell table:style-name="ce15" table:formula="of:=IF([.G79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0:16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9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286836066" calcext:value-type="float">
            <text:p>16286836066</text:p>
          </table:table-cell>
          <table:table-cell table:style-name="ce4" office:value-type="string" calcext:value-type="string">
            <text:p>HASİNE CERT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1-11" calcext:value-type="date">
            <text:p>1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0:20" calcext:value-type="date">
            <text:p>28.09.2021</text:p>
          </table:table-cell>
          <table:table-cell table:style-name="ce4" office:value-type="string" calcext:value-type="string">
            <text:p>268,1</text:p>
          </table:table-cell>
          <table:table-cell table:style-name="ce15" table:formula="of:=IF([.G79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9-11" calcext:value-type="date">
            <text:p>11.09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1:32" calcext:value-type="date">
            <text:p>28.09.2021</text:p>
          </table:table-cell>
          <table:table-cell table:style-name="ce4" office:value-type="string" calcext:value-type="string">
            <text:p>42,26</text:p>
            <text:p/>
          </table:table-cell>
          <table:table-cell table:style-name="ce15" table:formula="of:=IF([.G79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1-07" calcext:value-type="date">
            <text:p>07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40:22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79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981779054" calcext:value-type="float">
            <text:p>17981779054</text:p>
          </table:table-cell>
          <table:table-cell table:style-name="ce4" office:value-type="string" calcext:value-type="string">
            <text:p>LEVENT ANL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04" calcext:value-type="date">
            <text:p>04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4:42:14" calcext:value-type="date">
            <text:p>28.09.2021</text:p>
          </table:table-cell>
          <table:table-cell table:style-name="ce4" office:value-type="string" calcext:value-type="string">
            <text:p>1591</text:p>
          </table:table-cell>
          <table:table-cell table:style-name="ce15" table:formula="of:=IF([.G79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5" calcext:value-type="date">
            <text:p>29.09.2021</text:p>
          </table:table-cell>
          <table:table-cell table:style-name="ce4" office:value-type="string" calcext:value-type="string">
            <text:p>3816</text:p>
          </table:table-cell>
          <table:table-cell table:style-name="ce15" table:formula="of:=IF([.G79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286279064" calcext:value-type="float">
            <text:p>31286279064</text:p>
          </table:table-cell>
          <table:table-cell table:style-name="ce4" office:value-type="string" calcext:value-type="string">
            <text:p>HASAN OC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10-09" calcext:value-type="date">
            <text:p>09.10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5" calcext:value-type="date">
            <text:p>29.09.2021</text:p>
          </table:table-cell>
          <table:table-cell table:style-name="ce4" office:value-type="string" calcext:value-type="string">
            <text:p>3815</text:p>
          </table:table-cell>
          <table:table-cell table:style-name="ce15" table:formula="of:=IF([.G80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2-20" calcext:value-type="date">
            <text:p>20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6" calcext:value-type="date">
            <text:p>29.09.2021</text:p>
          </table:table-cell>
          <table:table-cell table:style-name="ce4" office:value-type="string" calcext:value-type="string">
            <text:p>90,96</text:p>
          </table:table-cell>
          <table:table-cell table:style-name="ce15" table:formula="of:=IF([.G80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986514846" calcext:value-type="float">
            <text:p>38986514846</text:p>
          </table:table-cell>
          <table:table-cell table:style-name="ce4" office:value-type="string" calcext:value-type="string">
            <text:p>MEVLÜT 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6-23" calcext:value-type="date">
            <text:p>23.06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28:00" calcext:value-type="date">
            <text:p>29.09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80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983514900" calcext:value-type="float">
            <text:p>38983514900</text:p>
          </table:table-cell>
          <table:table-cell table:style-name="ce4" office:value-type="string" calcext:value-type="string">
            <text:p>NAFİYE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5-09-05" calcext:value-type="date">
            <text:p>05.09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29:34" calcext:value-type="date">
            <text:p>29.09.2021</text:p>
          </table:table-cell>
          <table:table-cell table:style-name="ce4" office:value-type="string" calcext:value-type="string">
            <text:p>1,044</text:p>
          </table:table-cell>
          <table:table-cell table:style-name="ce15" table:formula="of:=IF([.G80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374234846" calcext:value-type="float">
            <text:p>47374234846</text:p>
          </table:table-cell>
          <table:table-cell table:style-name="ce4" office:value-type="string" calcext:value-type="string">
            <text:p>BEKİR ÇELİ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7-15" calcext:value-type="date">
            <text:p>15.07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2:38" calcext:value-type="date">
            <text:p>29.09.2021</text:p>
          </table:table-cell>
          <table:table-cell table:style-name="ce4" office:value-type="string" calcext:value-type="string">
            <text:p>89,57</text:p>
          </table:table-cell>
          <table:table-cell table:style-name="ce15" table:formula="of:=IF([.G80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2:38" calcext:value-type="date">
            <text:p>29.09.2021</text:p>
          </table:table-cell>
          <table:table-cell table:style-name="ce4" office:value-type="string" calcext:value-type="string">
            <text:p>24,19</text:p>
          </table:table-cell>
          <table:table-cell table:style-name="ce15" table:formula="of:=IF([.G80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356235410" calcext:value-type="float">
            <text:p>47356235410</text:p>
          </table:table-cell>
          <table:table-cell table:style-name="ce4" office:value-type="string" calcext:value-type="string">
            <text:p>FATMA ÇELİKSO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5-17" calcext:value-type="date">
            <text:p>17.05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3:23" calcext:value-type="date">
            <text:p>29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0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528047654" calcext:value-type="float">
            <text:p>52528047654</text:p>
          </table:table-cell>
          <table:table-cell table:style-name="ce4" office:value-type="string" calcext:value-type="string">
            <text:p>PERİH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5-01" calcext:value-type="date">
            <text:p>01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43:04" calcext:value-type="date">
            <text:p>29.09.2021</text:p>
          </table:table-cell>
          <table:table-cell table:style-name="ce4" office:value-type="string" calcext:value-type="string">
            <text:p>36,74</text:p>
          </table:table-cell>
          <table:table-cell table:style-name="ce15" table:formula="of:=IF([.G80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1:32:38" calcext:value-type="date">
            <text:p>30.09.2021</text:p>
          </table:table-cell>
          <table:table-cell table:style-name="ce4" office:value-type="string" calcext:value-type="string">
            <text:p>264,7</text:p>
          </table:table-cell>
          <table:table-cell table:style-name="ce15" table:formula="of:=IF([.G80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9-03" calcext:value-type="date">
            <text:p>03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3:42:25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0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260867218" calcext:value-type="float">
            <text:p>15260867218</text:p>
          </table:table-cell>
          <table:table-cell table:style-name="ce4" office:value-type="string" calcext:value-type="string">
            <text:p>YÜKSEL ANGÜ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2-01-01" calcext:value-type="date">
            <text:p>01.01.19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3:42:27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1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590898370" calcext:value-type="float">
            <text:p>38590898370</text:p>
          </table:table-cell>
          <table:table-cell table:style-name="ce4" office:value-type="string" calcext:value-type="string">
            <text:p>FADİM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2-20" calcext:value-type="date">
            <text:p>20.0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4" calcext:value-type="date">
            <text:p>01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1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322075474" calcext:value-type="float">
            <text:p>22322075474</text:p>
          </table:table-cell>
          <table:table-cell table:style-name="ce4" office:value-type="string" calcext:value-type="string">
            <text:p>FATİH KARAMEŞ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12-20" calcext:value-type="date">
            <text:p>20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4" calcext:value-type="date">
            <text:p>01.10.2021</text:p>
          </table:table-cell>
          <table:table-cell table:style-name="ce4" office:value-type="string" calcext:value-type="string">
            <text:p>448,2</text:p>
          </table:table-cell>
          <table:table-cell table:style-name="ce15" table:formula="of:=IF([.G81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728914672" calcext:value-type="float">
            <text:p>26728914672</text:p>
          </table:table-cell>
          <table:table-cell table:style-name="ce4" office:value-type="string" calcext:value-type="string">
            <text:p>ZEYNEP SARP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6" calcext:value-type="date">
            <text:p>01.10.2021</text:p>
          </table:table-cell>
          <table:table-cell table:style-name="ce4" office:value-type="string" calcext:value-type="string">
            <text:p>118,9</text:p>
            <text:p/>
          </table:table-cell>
          <table:table-cell table:style-name="ce15" table:formula="of:=IF([.G81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3:46:02" calcext:value-type="date">
            <text:p>01.10.2021</text:p>
          </table:table-cell>
          <table:table-cell table:style-name="ce4" office:value-type="string" calcext:value-type="string">
            <text:p>140</text:p>
          </table:table-cell>
          <table:table-cell table:style-name="ce15" table:formula="of:=IF([.G81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3-08" calcext:value-type="date">
            <text:p>08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1:25:10" calcext:value-type="date">
            <text:p>04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1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4385002074" calcext:value-type="float">
            <text:p>54385002074</text:p>
          </table:table-cell>
          <table:table-cell table:style-name="ce4" office:value-type="string" calcext:value-type="string">
            <text:p>SELAHATTİN 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4:25:41" calcext:value-type="date">
            <text:p>04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1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319443750" calcext:value-type="float">
            <text:p>22319443750</text:p>
          </table:table-cell>
          <table:table-cell table:style-name="ce4" office:value-type="string" calcext:value-type="string">
            <text:p>AHMET 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39-07-01" calcext:value-type="date">
            <text:p>01.07.19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4:46:42" calcext:value-type="date">
            <text:p>04.10.2021</text:p>
          </table:table-cell>
          <table:table-cell table:style-name="ce4" office:value-type="string" calcext:value-type="string">
            <text:p>144,6</text:p>
          </table:table-cell>
          <table:table-cell table:style-name="ce15" table:formula="of:=IF([.G81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51772838" calcext:value-type="float">
            <text:p>20351772838</text:p>
          </table:table-cell>
          <table:table-cell table:style-name="ce4" office:value-type="string" calcext:value-type="string">
            <text:p>SERAP ALIM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2-18" calcext:value-type="date">
            <text:p>18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04:44" calcext:value-type="date">
            <text:p>05.10.2021</text:p>
          </table:table-cell>
          <table:table-cell table:style-name="ce4" office:value-type="string" calcext:value-type="string">
            <text:p>3794</text:p>
          </table:table-cell>
          <table:table-cell table:style-name="ce15" table:formula="of:=IF([.G81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823816094" calcext:value-type="float">
            <text:p>16823816094</text:p>
          </table:table-cell>
          <table:table-cell table:style-name="ce4" office:value-type="string" calcext:value-type="string">
            <text:p>MUSTAFA A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4-02" calcext:value-type="date">
            <text:p>02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17:28" calcext:value-type="date">
            <text:p>05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1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397328972" calcext:value-type="float">
            <text:p>31397328972</text:p>
          </table:table-cell>
          <table:table-cell table:style-name="ce4" office:value-type="string" calcext:value-type="string">
            <text:p>KADİR KO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15" calcext:value-type="date">
            <text:p>15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30:28" calcext:value-type="date">
            <text:p>05.10.2021</text:p>
          </table:table-cell>
          <table:table-cell table:style-name="ce4" office:value-type="string" calcext:value-type="string">
            <text:p>135,7</text:p>
          </table:table-cell>
          <table:table-cell table:style-name="ce15" table:formula="of:=IF([.G82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986514846" calcext:value-type="float">
            <text:p>38986514846</text:p>
          </table:table-cell>
          <table:table-cell table:style-name="ce4" office:value-type="string" calcext:value-type="string">
            <text:p>MEVLÜT 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6-23" calcext:value-type="date">
            <text:p>23.06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40:20" calcext:value-type="date">
            <text:p>05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2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7-01" calcext:value-type="date">
            <text:p>01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6T11:51:37" calcext:value-type="date">
            <text:p>06.10.2021</text:p>
          </table:table-cell>
          <table:table-cell table:style-name="ce4" office:value-type="string" calcext:value-type="string">
            <text:p>124,5</text:p>
          </table:table-cell>
          <table:table-cell table:style-name="ce15" table:formula="of:=IF([.G82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204630378" calcext:value-type="float">
            <text:p>49204630378</text:p>
          </table:table-cell>
          <table:table-cell table:style-name="ce4" office:value-type="string" calcext:value-type="string">
            <text:p>RASIM ÖZ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7T12:07:02" calcext:value-type="date">
            <text:p>07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2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7T14:15:44" calcext:value-type="date">
            <text:p>07.10.2021</text:p>
          </table:table-cell>
          <table:table-cell table:style-name="ce4" office:value-type="string" calcext:value-type="string">
            <text:p>26,85</text:p>
          </table:table-cell>
          <table:table-cell table:style-name="ce15" table:formula="of:=IF([.G82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193708194" calcext:value-type="float">
            <text:p>33193708194</text:p>
          </table:table-cell>
          <table:table-cell table:style-name="ce4" office:value-type="string" calcext:value-type="string">
            <text:p>RUHİGÜL KURUL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11-10" calcext:value-type="date">
            <text:p>10.1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8T10:57:01" calcext:value-type="date">
            <text:p>08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2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520497458" calcext:value-type="float">
            <text:p>39520497458</text:p>
          </table:table-cell>
          <table:table-cell table:style-name="ce4" office:value-type="string" calcext:value-type="string">
            <text:p>ARİFE D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12-01" calcext:value-type="date">
            <text:p>01.12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8T13:30:02" calcext:value-type="date">
            <text:p>08.10.2021</text:p>
          </table:table-cell>
          <table:table-cell table:style-name="ce4" office:value-type="string" calcext:value-type="string">
            <text:p>690,7</text:p>
          </table:table-cell>
          <table:table-cell table:style-name="ce15" table:formula="of:=IF([.G82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7-03" calcext:value-type="date">
            <text:p>03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1T11:49:32" calcext:value-type="date">
            <text:p>11.10.2021</text:p>
          </table:table-cell>
          <table:table-cell table:style-name="ce4" office:value-type="string" calcext:value-type="string">
            <text:p>37130</text:p>
          </table:table-cell>
          <table:table-cell table:style-name="ce15" table:formula="of:=IF([.G82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115612128" calcext:value-type="float">
            <text:p>36115612128</text:p>
          </table:table-cell>
          <table:table-cell table:style-name="ce4" office:value-type="string" calcext:value-type="string">
            <text:p>DÜRDANE 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9-07" calcext:value-type="date">
            <text:p>07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1T14:27:20" calcext:value-type="date">
            <text:p>11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2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5936178844" calcext:value-type="float">
            <text:p>35936178844</text:p>
          </table:table-cell>
          <table:table-cell table:style-name="ce4" office:value-type="string" calcext:value-type="string">
            <text:p>ÇİÇEK KILINÇ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10-01" calcext:value-type="date">
            <text:p>01.10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2T09:15:04" calcext:value-type="date">
            <text:p>12.10.2021</text:p>
          </table:table-cell>
          <table:table-cell table:style-name="ce4" office:value-type="string" calcext:value-type="string">
            <text:p>330,9</text:p>
            <text:p/>
          </table:table-cell>
          <table:table-cell table:style-name="ce15" table:formula="of:=IF([.G82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2T14:39:56" calcext:value-type="date">
            <text:p>12.10.2021</text:p>
          </table:table-cell>
          <table:table-cell table:style-name="ce4" office:value-type="string" calcext:value-type="string">
            <text:p>129,5</text:p>
            <text:p/>
          </table:table-cell>
          <table:table-cell table:style-name="ce15" table:formula="of:=IF([.G83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6-28" calcext:value-type="date">
            <text:p>28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3T11:21:28" calcext:value-type="date">
            <text:p>13.10.2021</text:p>
          </table:table-cell>
          <table:table-cell table:style-name="ce4" office:value-type="string" calcext:value-type="string">
            <text:p>15,28</text:p>
          </table:table-cell>
          <table:table-cell table:style-name="ce15" table:formula="of:=IF([.G83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309608004" calcext:value-type="float">
            <text:p>17309608004</text:p>
          </table:table-cell>
          <table:table-cell table:style-name="ce4" office:value-type="string" calcext:value-type="string">
            <text:p>ŞAHİDE SAP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9-07" calcext:value-type="date">
            <text:p>07.09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3T11:34:46" calcext:value-type="date">
            <text:p>13.10.2021</text:p>
          </table:table-cell>
          <table:table-cell table:style-name="ce4" office:value-type="string" calcext:value-type="string">
            <text:p>7,740</text:p>
          </table:table-cell>
          <table:table-cell table:style-name="ce15" table:formula="of:=IF([.G83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359894118" calcext:value-type="float">
            <text:p>44359894118</text:p>
          </table:table-cell>
          <table:table-cell table:style-name="ce4" office:value-type="string" calcext:value-type="string">
            <text:p>OSMAN BUL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5-02-02" calcext:value-type="date">
            <text:p>02.02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4T10:11:10" calcext:value-type="date">
            <text:p>14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3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414392228" calcext:value-type="float">
            <text:p>29414392228</text:p>
          </table:table-cell>
          <table:table-cell table:style-name="ce4" office:value-type="string" calcext:value-type="string">
            <text:p>FEHMİ ŞAHİN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12-06" calcext:value-type="date">
            <text:p>06.1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4T10:59:46" calcext:value-type="date">
            <text:p>14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3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6166079854" calcext:value-type="float">
            <text:p>66166079854</text:p>
          </table:table-cell>
          <table:table-cell table:style-name="ce4" office:value-type="string" calcext:value-type="string">
            <text:p>GÜRKAN ÇALIŞK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11-03" calcext:value-type="date">
            <text:p>03.11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2:41:07" calcext:value-type="date">
            <text:p>15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3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0-08" calcext:value-type="date">
            <text:p>08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2:49:13" calcext:value-type="date">
            <text:p>15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3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77081656" calcext:value-type="float">
            <text:p>21977081656</text:p>
          </table:table-cell>
          <table:table-cell table:style-name="ce4" office:value-type="string" calcext:value-type="string">
            <text:p>ZEYNEP SEYREK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9-02" calcext:value-type="date">
            <text:p>02.09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5:34:32" calcext:value-type="date">
            <text:p>15.10.2021</text:p>
          </table:table-cell>
          <table:table-cell table:style-name="ce4" office:value-type="string" calcext:value-type="string">
            <text:p>5876000000</text:p>
          </table:table-cell>
          <table:table-cell table:style-name="ce15" table:formula="of:=IF([.G83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194039052" calcext:value-type="float">
            <text:p>10194039052</text:p>
          </table:table-cell>
          <table:table-cell table:style-name="ce4" office:value-type="string" calcext:value-type="string">
            <text:p>ALİ AL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1-05" calcext:value-type="date">
            <text:p>05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1:35" calcext:value-type="date">
            <text:p>18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3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193477978" calcext:value-type="float">
            <text:p>10193477978</text:p>
          </table:table-cell>
          <table:table-cell table:style-name="ce4" office:value-type="string" calcext:value-type="string">
            <text:p>ŞABAN SEYREK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5-03-08" calcext:value-type="date">
            <text:p>08.03.200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3:28" calcext:value-type="date">
            <text:p>18.10.2021</text:p>
          </table:table-cell>
          <table:table-cell table:style-name="ce4" office:value-type="string" calcext:value-type="string">
            <text:p>321700000</text:p>
            <text:p/>
          </table:table-cell>
          <table:table-cell table:style-name="ce15" table:formula="of:=IF([.G83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71081874" calcext:value-type="float">
            <text:p>21971081874</text:p>
          </table:table-cell>
          <table:table-cell table:style-name="ce4" office:value-type="string" calcext:value-type="string">
            <text:p>MERYEM SEYREK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03-16" calcext:value-type="date">
            <text:p>16.03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4:06" calcext:value-type="date">
            <text:p>18.10.2021</text:p>
          </table:table-cell>
          <table:table-cell table:style-name="ce4" office:value-type="string" calcext:value-type="string">
            <text:p>504200000</text:p>
            <text:p/>
          </table:table-cell>
          <table:table-cell table:style-name="ce15" table:formula="of:=IF([.G84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380836054" calcext:value-type="float">
            <text:p>29380836054</text:p>
          </table:table-cell>
          <table:table-cell table:style-name="ce4" office:value-type="string" calcext:value-type="string">
            <text:p>FADİME ATAL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9T13:31:22" calcext:value-type="date">
            <text:p>19.10.2021</text:p>
          </table:table-cell>
          <table:table-cell table:style-name="ce4" office:value-type="string" calcext:value-type="string">
            <text:p>3613</text:p>
          </table:table-cell>
          <table:table-cell table:style-name="ce15" table:formula="of:=IF([.G84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9T14:05:54" calcext:value-type="date">
            <text:p>19.10.2021</text:p>
          </table:table-cell>
          <table:table-cell table:style-name="ce4" office:value-type="string" calcext:value-type="string">
            <text:p>466,6</text:p>
          </table:table-cell>
          <table:table-cell table:style-name="ce15" table:formula="of:=IF([.G84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208508544" calcext:value-type="float">
            <text:p>39208508544</text:p>
          </table:table-cell>
          <table:table-cell table:style-name="ce4" office:value-type="string" calcext:value-type="string">
            <text:p>MAHMUT GEN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9-15" calcext:value-type="date">
            <text:p>15.09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1:13:27" calcext:value-type="date">
            <text:p>20.10.2021</text:p>
          </table:table-cell>
          <table:table-cell table:style-name="ce4" office:value-type="string" calcext:value-type="string">
            <text:p>9863000</text:p>
          </table:table-cell>
          <table:table-cell table:style-name="ce15" table:formula="of:=IF([.G84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007207668" calcext:value-type="float">
            <text:p>37007207668</text:p>
          </table:table-cell>
          <table:table-cell table:style-name="ce4" office:value-type="string" calcext:value-type="string">
            <text:p>AYÇA KELKİ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2-10" calcext:value-type="date">
            <text:p>10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2:10:56" calcext:value-type="date">
            <text:p>20.10.2021</text:p>
          </table:table-cell>
          <table:table-cell table:style-name="ce4" office:value-type="string" calcext:value-type="string">
            <text:p>25650</text:p>
          </table:table-cell>
          <table:table-cell table:style-name="ce15" table:formula="of:=IF([.G84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868713878" calcext:value-type="float">
            <text:p>19868713878</text:p>
          </table:table-cell>
          <table:table-cell table:style-name="ce4" office:value-type="string" calcext:value-type="string">
            <text:p>ARİFE D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8-08-05" calcext:value-type="date">
            <text:p>05.08.19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3:54:02" calcext:value-type="date">
            <text:p>20.10.2021</text:p>
          </table:table-cell>
          <table:table-cell table:style-name="ce4" office:value-type="string" calcext:value-type="string">
            <text:p>86,56</text:p>
          </table:table-cell>
          <table:table-cell table:style-name="ce15" table:formula="of:=IF([.G84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11-11" calcext:value-type="date">
            <text:p>11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3:54:03" calcext:value-type="date">
            <text:p>20.10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84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954149106" calcext:value-type="float">
            <text:p>49954149106</text:p>
          </table:table-cell>
          <table:table-cell table:style-name="ce4" office:value-type="string" calcext:value-type="string">
            <text:p>ZÜHAL A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6-06" calcext:value-type="date">
            <text:p>06.06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1T12:09:23" calcext:value-type="date">
            <text:p>21.10.2021</text:p>
          </table:table-cell>
          <table:table-cell table:style-name="ce4" office:value-type="string" calcext:value-type="string">
            <text:p>702,1</text:p>
          </table:table-cell>
          <table:table-cell table:style-name="ce15" table:formula="of:=IF([.G84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854919442" calcext:value-type="float">
            <text:p>26854919442</text:p>
          </table:table-cell>
          <table:table-cell table:style-name="ce4" office:value-type="string" calcext:value-type="string">
            <text:p>ŞÜKRÜ SULUGÖ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9-10" calcext:value-type="date">
            <text:p>10.09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3:30:12" calcext:value-type="date">
            <text:p>22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4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4:45:02" calcext:value-type="date">
            <text:p>22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4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5:10:45" calcext:value-type="date">
            <text:p>22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5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669459474" calcext:value-type="float">
            <text:p>40669459474</text:p>
          </table:table-cell>
          <table:table-cell table:style-name="ce4" office:value-type="string" calcext:value-type="string">
            <text:p>AYSUN AKBUL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8-20" calcext:value-type="date">
            <text:p>20.08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5T12:39:05" calcext:value-type="date">
            <text:p>25.10.2021</text:p>
          </table:table-cell>
          <table:table-cell table:style-name="ce4" office:value-type="string" calcext:value-type="string">
            <text:p>313,7</text:p>
          </table:table-cell>
          <table:table-cell table:style-name="ce15" table:formula="of:=IF([.G85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98080928" calcext:value-type="float">
            <text:p>21998080928</text:p>
          </table:table-cell>
          <table:table-cell table:style-name="ce4" office:value-type="string" calcext:value-type="string">
            <text:p>NARİNGÜL SEYREK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1-28" calcext:value-type="date">
            <text:p>28.0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7T14:37:40" calcext:value-type="date">
            <text:p>27.10.2021</text:p>
          </table:table-cell>
          <table:table-cell table:style-name="ce4" office:value-type="string" calcext:value-type="string">
            <text:p>115000</text:p>
          </table:table-cell>
          <table:table-cell table:style-name="ce15" table:formula="of:=IF([.G85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251064370" calcext:value-type="float">
            <text:p>39251064370</text:p>
          </table:table-cell>
          <table:table-cell table:style-name="ce4" office:value-type="string" calcext:value-type="string">
            <text:p>MEHME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2-01" calcext:value-type="date">
            <text:p>01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3:50:13" calcext:value-type="date">
            <text:p>01.11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85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954780506" calcext:value-type="float">
            <text:p>17954780506</text:p>
          </table:table-cell>
          <table:table-cell table:style-name="ce4" office:value-type="string" calcext:value-type="string">
            <text:p>ENGİN 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1-10" calcext:value-type="date">
            <text:p>10.1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09:23" calcext:value-type="date">
            <text:p>01.11.2021</text:p>
          </table:table-cell>
          <table:table-cell table:style-name="ce4" office:value-type="string" calcext:value-type="string">
            <text:p>46,29</text:p>
            <text:p/>
          </table:table-cell>
          <table:table-cell table:style-name="ce15" table:formula="of:=IF([.G85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290104582" calcext:value-type="float">
            <text:p>21290104582</text:p>
          </table:table-cell>
          <table:table-cell table:style-name="ce4" office:value-type="string" calcext:value-type="string">
            <text:p>METEHAN DAŞ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1-10" calcext:value-type="date">
            <text:p>10.01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17:15" calcext:value-type="date">
            <text:p>01.11.2021</text:p>
          </table:table-cell>
          <table:table-cell table:style-name="ce4" office:value-type="string" calcext:value-type="string">
            <text:p>985500000</text:p>
          </table:table-cell>
          <table:table-cell table:style-name="ce15" table:formula="of:=IF([.G85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49:07" calcext:value-type="date">
            <text:p>01.11.2021</text:p>
          </table:table-cell>
          <table:table-cell table:style-name="ce4" office:value-type="string" calcext:value-type="string">
            <text:p>71,13</text:p>
          </table:table-cell>
          <table:table-cell table:style-name="ce15" table:formula="of:=IF([.G85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8483866128" calcext:value-type="float">
            <text:p>28483866128</text:p>
          </table:table-cell>
          <table:table-cell table:style-name="ce4" office:value-type="string" calcext:value-type="string">
            <text:p>CEMAL SİN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04" calcext:value-type="date">
            <text:p>04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0:44:02" calcext:value-type="date">
            <text:p>02.11.2021</text:p>
          </table:table-cell>
          <table:table-cell table:style-name="ce4" office:value-type="string" calcext:value-type="string">
            <text:p>22,34</text:p>
          </table:table-cell>
          <table:table-cell table:style-name="ce15" table:formula="of:=IF([.G85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895984368" calcext:value-type="float">
            <text:p>24895984368</text:p>
          </table:table-cell>
          <table:table-cell table:style-name="ce4" office:value-type="string" calcext:value-type="string">
            <text:p>LEMAN S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3-23" calcext:value-type="date">
            <text:p>23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0:51:37" calcext:value-type="date">
            <text:p>02.11.2021</text:p>
          </table:table-cell>
          <table:table-cell table:style-name="ce4" office:value-type="string" calcext:value-type="string">
            <text:p>186,1</text:p>
          </table:table-cell>
          <table:table-cell table:style-name="ce15" table:formula="of:=IF([.G85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9-01" calcext:value-type="date">
            <text:p>01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1:52" calcext:value-type="date">
            <text:p>02.11.2021</text:p>
          </table:table-cell>
          <table:table-cell table:style-name="ce4" office:value-type="string" calcext:value-type="string">
            <text:p>1242</text:p>
          </table:table-cell>
          <table:table-cell table:style-name="ce15" table:formula="of:=IF([.G85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156476994" calcext:value-type="float">
            <text:p>52156476994</text:p>
          </table:table-cell>
          <table:table-cell table:style-name="ce4" office:value-type="string" calcext:value-type="string">
            <text:p>ABDURRAHİM ÇEV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8-24" calcext:value-type="date">
            <text:p>24.08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3:27" calcext:value-type="date">
            <text:p>02.11.2021</text:p>
          </table:table-cell>
          <table:table-cell table:style-name="ce4" office:value-type="string" calcext:value-type="string">
            <text:p>118,1</text:p>
          </table:table-cell>
          <table:table-cell table:style-name="ce15" table:formula="of:=IF([.G86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540993912" calcext:value-type="float">
            <text:p>11540993912</text:p>
          </table:table-cell>
          <table:table-cell table:style-name="ce4" office:value-type="string" calcext:value-type="string">
            <text:p>HÜSAMETTİN YİĞİ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9-08" calcext:value-type="date">
            <text:p>08.09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6:10" calcext:value-type="date">
            <text:p>02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6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417093858" calcext:value-type="float">
            <text:p>38417093858</text:p>
          </table:table-cell>
          <table:table-cell table:style-name="ce4" office:value-type="string" calcext:value-type="string">
            <text:p>MÜNEVVER YAVU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4:29:48" calcext:value-type="date">
            <text:p>02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6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129846868" calcext:value-type="float">
            <text:p>40129846868</text:p>
          </table:table-cell>
          <table:table-cell table:style-name="ce4" office:value-type="string" calcext:value-type="string">
            <text:p>ALİY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5-07-01" calcext:value-type="date">
            <text:p>01.07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4:33:15" calcext:value-type="date">
            <text:p>02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6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02" calcext:value-type="date">
            <text:p>02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3T13:44:02" calcext:value-type="date">
            <text:p>03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6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3T13:44:07" calcext:value-type="date">
            <text:p>03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6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24:50" calcext:value-type="date">
            <text:p>04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6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099279040" calcext:value-type="float">
            <text:p>46099279040</text:p>
          </table:table-cell>
          <table:table-cell table:style-name="ce4" office:value-type="string" calcext:value-type="string">
            <text:p>PENBE ZEN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15" calcext:value-type="date">
            <text:p>15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24:52" calcext:value-type="date">
            <text:p>04.11.2021</text:p>
          </table:table-cell>
          <table:table-cell table:style-name="ce4" office:value-type="string" calcext:value-type="string">
            <text:p>1943</text:p>
          </table:table-cell>
          <table:table-cell table:style-name="ce15" table:formula="of:=IF([.G86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6041376888" calcext:value-type="float">
            <text:p>56041376888</text:p>
          </table:table-cell>
          <table:table-cell table:style-name="ce4" office:value-type="string" calcext:value-type="string">
            <text:p>FERDİ COŞK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8-12" calcext:value-type="date">
            <text:p>12.08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30:57" calcext:value-type="date">
            <text:p>04.11.2021</text:p>
          </table:table-cell>
          <table:table-cell table:style-name="ce4" office:value-type="string" calcext:value-type="string">
            <text:p>392,5</text:p>
          </table:table-cell>
          <table:table-cell table:style-name="ce15" table:formula="of:=IF([.G86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6-22" calcext:value-type="date">
            <text:p>22.06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1:31:01" calcext:value-type="date">
            <text:p>05.11.2021</text:p>
          </table:table-cell>
          <table:table-cell table:style-name="ce4" office:value-type="string" calcext:value-type="string">
            <text:p>113,8</text:p>
          </table:table-cell>
          <table:table-cell table:style-name="ce15" table:formula="of:=IF([.G86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549263728" calcext:value-type="float">
            <text:p>46549263728</text:p>
          </table:table-cell>
          <table:table-cell table:style-name="ce4" office:value-type="string" calcext:value-type="string">
            <text:p>NERİMAN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2-09" calcext:value-type="date">
            <text:p>09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3:39:11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7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2941086758" calcext:value-type="float">
            <text:p>62941086758</text:p>
          </table:table-cell>
          <table:table-cell table:style-name="ce4" office:value-type="string" calcext:value-type="string">
            <text:p>DURA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5:25:41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7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2-01" calcext:value-type="date">
            <text:p>01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0:04:16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7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697495462" calcext:value-type="float">
            <text:p>39697495462</text:p>
          </table:table-cell>
          <table:table-cell table:style-name="ce4" office:value-type="string" calcext:value-type="string">
            <text:p>YASİN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15-12-08" calcext:value-type="date">
            <text:p>08.12.201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0:04:17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7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203911502" calcext:value-type="float">
            <text:p>38203911502</text:p>
          </table:table-cell>
          <table:table-cell table:style-name="ce4" office:value-type="string" calcext:value-type="string">
            <text:p>HÜSEYİN 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1-11-15" calcext:value-type="date">
            <text:p>15.11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18:37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7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30:04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7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076512148" calcext:value-type="float">
            <text:p>39076512148</text:p>
          </table:table-cell>
          <table:table-cell table:style-name="ce4" office:value-type="string" calcext:value-type="string">
            <text:p>DÜRDANE AK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32:46" calcext:value-type="date">
            <text:p>08.11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87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2-03" calcext:value-type="date">
            <text:p>03.0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9T11:36:44" calcext:value-type="date">
            <text:p>09.11.2021</text:p>
          </table:table-cell>
          <table:table-cell table:style-name="ce4" office:value-type="string" calcext:value-type="string">
            <text:p>583,3</text:p>
          </table:table-cell>
          <table:table-cell table:style-name="ce15" table:formula="of:=IF([.G87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465765524" calcext:value-type="float">
            <text:p>31465765524</text:p>
          </table:table-cell>
          <table:table-cell table:style-name="ce4" office:value-type="string" calcext:value-type="string">
            <text:p>AYŞEGÜL ÖZ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5-02" calcext:value-type="date">
            <text:p>02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9T13:53:19" calcext:value-type="date">
            <text:p>09.11.2021</text:p>
          </table:table-cell>
          <table:table-cell table:style-name="ce4" office:value-type="string" calcext:value-type="string">
            <text:p>3,753x10^4</text:p>
            <text:p/>
          </table:table-cell>
          <table:table-cell table:style-name="ce15" table:formula="of:=IF([.G87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596788622" calcext:value-type="float">
            <text:p>47596788622</text:p>
          </table:table-cell>
          <table:table-cell table:style-name="ce4" office:value-type="string" calcext:value-type="string">
            <text:p>SATİ PÜSK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7-05" calcext:value-type="date">
            <text:p>05.07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0:28:45" calcext:value-type="date">
            <text:p>10.11.2021</text:p>
          </table:table-cell>
          <table:table-cell table:style-name="ce4" office:value-type="string" calcext:value-type="string">
            <text:p>31,32</text:p>
          </table:table-cell>
          <table:table-cell table:style-name="ce15" table:formula="of:=IF([.G87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1:31:58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8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01" calcext:value-type="date">
            <text:p>01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3:46:07" calcext:value-type="date">
            <text:p>10.11.2021</text:p>
          </table:table-cell>
          <table:table-cell table:style-name="ce4" office:value-type="string" calcext:value-type="string">
            <text:p>195,2</text:p>
          </table:table-cell>
          <table:table-cell table:style-name="ce15" table:formula="of:=IF([.G88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4:36:46" calcext:value-type="date">
            <text:p>10.11.2021</text:p>
          </table:table-cell>
          <table:table-cell table:style-name="ce4" office:value-type="string" calcext:value-type="string">
            <text:p>127,1</text:p>
          </table:table-cell>
          <table:table-cell table:style-name="ce15" table:formula="of:=IF([.G88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45296726" calcext:value-type="float">
            <text:p>15545296726</text:p>
          </table:table-cell>
          <table:table-cell table:style-name="ce4" office:value-type="string" calcext:value-type="string">
            <text:p>MAHMUT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8-01" calcext:value-type="date">
            <text:p>01.08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0" calcext:value-type="date">
            <text:p>11.11.2021</text:p>
          </table:table-cell>
          <table:table-cell table:style-name="ce4" office:value-type="string" calcext:value-type="string">
            <text:p>209900</text:p>
          </table:table-cell>
          <table:table-cell table:style-name="ce15" table:formula="of:=IF([.G88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201441868" calcext:value-type="float">
            <text:p>11201441868</text:p>
          </table:table-cell>
          <table:table-cell table:style-name="ce4" office:value-type="string" calcext:value-type="string">
            <text:p>SÜZAN G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19" calcext:value-type="date">
            <text:p>19.04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0" calcext:value-type="date">
            <text:p>11.11.2021</text:p>
          </table:table-cell>
          <table:table-cell table:style-name="ce4" office:value-type="string" calcext:value-type="string">
            <text:p>3680</text:p>
          </table:table-cell>
          <table:table-cell table:style-name="ce15" table:formula="of:=IF([.G88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745862970" calcext:value-type="float">
            <text:p>39745862970</text:p>
          </table:table-cell>
          <table:table-cell table:style-name="ce4" office:value-type="string" calcext:value-type="string">
            <text:p>ÜMMÜGÜLSÜM K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7-13" calcext:value-type="date">
            <text:p>13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1" calcext:value-type="date">
            <text:p>11.11.2021</text:p>
          </table:table-cell>
          <table:table-cell table:style-name="ce4" office:value-type="string" calcext:value-type="string">
            <text:p>27,12</text:p>
          </table:table-cell>
          <table:table-cell table:style-name="ce15" table:formula="of:=IF([.G88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511498358" calcext:value-type="float">
            <text:p>39511498358</text:p>
          </table:table-cell>
          <table:table-cell table:style-name="ce4" office:value-type="string" calcext:value-type="string">
            <text:p>SULTAN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9-09" calcext:value-type="date">
            <text:p>09.09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3:13" calcext:value-type="date">
            <text:p>11.11.2021</text:p>
          </table:table-cell>
          <table:table-cell table:style-name="ce4" office:value-type="string" calcext:value-type="string">
            <text:p>2017</text:p>
          </table:table-cell>
          <table:table-cell table:style-name="ce15" table:formula="of:=IF([.G88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362102782" calcext:value-type="float">
            <text:p>21362102782</text:p>
          </table:table-cell>
          <table:table-cell table:style-name="ce4" office:value-type="string" calcext:value-type="string">
            <text:p>SÜHEY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6-04" calcext:value-type="date">
            <text:p>04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4:43:36" calcext:value-type="date">
            <text:p>11.11.2021</text:p>
          </table:table-cell>
          <table:table-cell table:style-name="ce4" office:value-type="string" calcext:value-type="string">
            <text:p>95,50</text:p>
            <text:p/>
          </table:table-cell>
          <table:table-cell table:style-name="ce15" table:formula="of:=IF([.G88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11-27" calcext:value-type="date">
            <text:p>27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1:30:14" calcext:value-type="date">
            <text:p>12.11.2021</text:p>
          </table:table-cell>
          <table:table-cell table:style-name="ce4" office:value-type="string" calcext:value-type="string">
            <text:p>36450</text:p>
            <text:p/>
          </table:table-cell>
          <table:table-cell table:style-name="ce15" table:formula="of:=IF([.G88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825513950" calcext:value-type="float">
            <text:p>20825513950</text:p>
          </table:table-cell>
          <table:table-cell table:style-name="ce4" office:value-type="string" calcext:value-type="string">
            <text:p>VEYSİ ÇEV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9-02-17" calcext:value-type="date">
            <text:p>17.02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3:16:41" calcext:value-type="date">
            <text:p>12.11.2021</text:p>
          </table:table-cell>
          <table:table-cell table:style-name="ce4" office:value-type="string" calcext:value-type="string">
            <text:p>4637000</text:p>
          </table:table-cell>
          <table:table-cell table:style-name="ce15" table:formula="of:=IF([.G88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529201966" calcext:value-type="float">
            <text:p>48529201966</text:p>
          </table:table-cell>
          <table:table-cell table:style-name="ce4" office:value-type="string" calcext:value-type="string">
            <text:p>SÜNDÜS BEK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12" calcext:value-type="date">
            <text:p>12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3:31:04" calcext:value-type="date">
            <text:p>12.11.2021</text:p>
          </table:table-cell>
          <table:table-cell table:style-name="ce4" office:value-type="string" calcext:value-type="string">
            <text:p>267900</text:p>
          </table:table-cell>
          <table:table-cell table:style-name="ce15" table:formula="of:=IF([.G89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7729117976" calcext:value-type="float">
            <text:p>67729117976</text:p>
          </table:table-cell>
          <table:table-cell table:style-name="ce4" office:value-type="string" calcext:value-type="string">
            <text:p>MUSA SARI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2-05" calcext:value-type="date">
            <text:p>05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4:44:40" calcext:value-type="date">
            <text:p>12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9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99961776802" calcext:value-type="float">
            <text:p>99961776802</text:p>
          </table:table-cell>
          <table:table-cell table:style-name="ce4" office:value-type="string" calcext:value-type="string">
            <text:p>HANAN ALHAS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03" calcext:value-type="date">
            <text:p>03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3:10:38" calcext:value-type="date">
            <text:p>15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89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892285722" calcext:value-type="float">
            <text:p>45892285722</text:p>
          </table:table-cell>
          <table:table-cell table:style-name="ce4" office:value-type="string" calcext:value-type="string">
            <text:p>İLHAN YÜCE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3:10:39" calcext:value-type="date">
            <text:p>15.11.2021</text:p>
          </table:table-cell>
          <table:table-cell table:style-name="ce4" office:value-type="string" calcext:value-type="string">
            <text:p>2,368</text:p>
            <text:p/>
          </table:table-cell>
          <table:table-cell table:style-name="ce15" table:formula="of:=IF([.G89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360352938" calcext:value-type="float">
            <text:p>43360352938</text:p>
          </table:table-cell>
          <table:table-cell table:style-name="ce4" office:value-type="string" calcext:value-type="string">
            <text:p>MEVLÜDE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2-02" calcext:value-type="date">
            <text:p>02.02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4:39:34" calcext:value-type="date">
            <text:p>15.11.2021</text:p>
          </table:table-cell>
          <table:table-cell table:style-name="ce4" office:value-type="string" calcext:value-type="string">
            <text:p>861,7</text:p>
          </table:table-cell>
          <table:table-cell table:style-name="ce15" table:formula="of:=IF([.G89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910420976" calcext:value-type="float">
            <text:p>22910420976</text:p>
          </table:table-cell>
          <table:table-cell table:style-name="ce4" office:value-type="string" calcext:value-type="string">
            <text:p>NERİMAN EROĞU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12-20" calcext:value-type="date">
            <text:p>20.1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25:53" calcext:value-type="date">
            <text:p>16.11.2021</text:p>
          </table:table-cell>
          <table:table-cell table:style-name="ce4" office:value-type="string" calcext:value-type="string">
            <text:p>119,8</text:p>
          </table:table-cell>
          <table:table-cell table:style-name="ce15" table:formula="of:=IF([.G89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table:style-name="ce4" office:value-type="string" calcext:value-type="string">
            <text:p>ZELİH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5-23" calcext:value-type="date">
            <text:p>23.05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26:31" calcext:value-type="date">
            <text:p>16.11.2021</text:p>
          </table:table-cell>
          <table:table-cell table:style-name="ce4" office:value-type="string" calcext:value-type="string">
            <text:p>YETERSİZ NUMUNE.</text:p>
          </table:table-cell>
          <table:table-cell table:style-name="ce15" table:formula="of:=IF([.G89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991253854" calcext:value-type="float">
            <text:p>57991253854</text:p>
          </table:table-cell>
          <table:table-cell table:style-name="ce4" office:value-type="string" calcext:value-type="string">
            <text:p>ALİ SAR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3-08" calcext:value-type="date">
            <text:p>08.03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4" calcext:value-type="date">
            <text:p>16.11.2021</text:p>
          </table:table-cell>
          <table:table-cell table:style-name="ce4" office:value-type="string" calcext:value-type="string">
            <text:p>528,8</text:p>
          </table:table-cell>
          <table:table-cell table:style-name="ce15" table:formula="of:=IF([.G89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5" calcext:value-type="date">
            <text:p>16.11.2021</text:p>
          </table:table-cell>
          <table:table-cell table:style-name="ce4" office:value-type="string" calcext:value-type="string">
            <text:p>366,6</text:p>
          </table:table-cell>
          <table:table-cell table:style-name="ce15" table:formula="of:=IF([.G89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076512148" calcext:value-type="float">
            <text:p>39076512148</text:p>
          </table:table-cell>
          <table:table-cell table:style-name="ce4" office:value-type="string" calcext:value-type="string">
            <text:p>DÜRDANE AK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6" calcext:value-type="date">
            <text:p>16.11.2021</text:p>
          </table:table-cell>
          <table:table-cell table:style-name="ce4" office:value-type="string" calcext:value-type="string">
            <text:p>512</text:p>
          </table:table-cell>
          <table:table-cell table:style-name="ce15" table:formula="of:=IF([.G89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3:37:55" calcext:value-type="date">
            <text:p>16.11.2021</text:p>
          </table:table-cell>
          <table:table-cell table:style-name="ce4" office:value-type="string" calcext:value-type="string">
            <text:p>3261</text:p>
          </table:table-cell>
          <table:table-cell table:style-name="ce15" table:formula="of:=IF([.G90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127471992" calcext:value-type="float">
            <text:p>57127471992</text:p>
          </table:table-cell>
          <table:table-cell table:style-name="ce4" office:value-type="string" calcext:value-type="string">
            <text:p>SAADET SAĞLA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1-25" calcext:value-type="date">
            <text:p>25.01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4:42:41" calcext:value-type="date">
            <text:p>16.11.2021</text:p>
          </table:table-cell>
          <table:table-cell table:style-name="ce4" office:value-type="string" calcext:value-type="string">
            <text:p>1208</text:p>
          </table:table-cell>
          <table:table-cell table:style-name="ce15" table:formula="of:=IF([.G90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485802406" calcext:value-type="float">
            <text:p>41485802406</text:p>
          </table:table-cell>
          <table:table-cell table:style-name="ce4" office:value-type="string" calcext:value-type="string">
            <text:p>AYŞE KARA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7T12:11:30" calcext:value-type="date">
            <text:p>17.11.2021</text:p>
          </table:table-cell>
          <table:table-cell table:style-name="ce4" office:value-type="string" calcext:value-type="string">
            <text:p>11,62</text:p>
          </table:table-cell>
          <table:table-cell table:style-name="ce15" table:formula="of:=IF([.G90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243074300" calcext:value-type="float">
            <text:p>52243074300</text:p>
          </table:table-cell>
          <table:table-cell table:style-name="ce4" office:value-type="string" calcext:value-type="string">
            <text:p>DURAN EKİN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16" calcext:value-type="date">
            <text:p>16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8T13:50:08" calcext:value-type="date">
            <text:p>18.11.2021</text:p>
          </table:table-cell>
          <table:table-cell table:style-name="ce4" office:value-type="string" calcext:value-type="string">
            <text:p>YETERSİZ NUMUNE.</text:p>
          </table:table-cell>
          <table:table-cell table:style-name="ce15" table:formula="of:=IF([.G90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251064370" calcext:value-type="float">
            <text:p>39251064370</text:p>
          </table:table-cell>
          <table:table-cell table:style-name="ce4" office:value-type="string" calcext:value-type="string">
            <text:p>MEHME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2-01" calcext:value-type="date">
            <text:p>01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8T13:50:11" calcext:value-type="date">
            <text:p>18.11.2021</text:p>
          </table:table-cell>
          <table:table-cell table:style-name="ce4" office:value-type="string" calcext:value-type="string">
            <text:p>36,12</text:p>
          </table:table-cell>
          <table:table-cell table:style-name="ce15" table:formula="of:=IF([.G90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12-31" calcext:value-type="date">
            <text:p>31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10:35" calcext:value-type="date">
            <text:p>22.11.2021</text:p>
          </table:table-cell>
          <table:table-cell table:style-name="ce4" office:value-type="string" calcext:value-type="string">
            <text:p>419</text:p>
          </table:table-cell>
          <table:table-cell table:style-name="ce15" table:formula="of:=IF([.G90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861318822" calcext:value-type="float">
            <text:p>14861318822</text:p>
          </table:table-cell>
          <table:table-cell table:style-name="ce4" office:value-type="string" calcext:value-type="string">
            <text:p>GÜLAY DÜ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11-06" calcext:value-type="date">
            <text:p>06.1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12:58" calcext:value-type="date">
            <text:p>22.11.2021</text:p>
          </table:table-cell>
          <table:table-cell table:style-name="ce4" office:value-type="string" calcext:value-type="string">
            <text:p>1831</text:p>
          </table:table-cell>
          <table:table-cell table:style-name="ce15" table:formula="of:=IF([.G90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4883547374" calcext:value-type="float">
            <text:p>54883547374</text:p>
          </table:table-cell>
          <table:table-cell table:style-name="ce4" office:value-type="string" calcext:value-type="string">
            <text:p>LÜTFİ ORU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3-07-01" calcext:value-type="date">
            <text:p>01.07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30:52" calcext:value-type="date">
            <text:p>22.11.2021</text:p>
          </table:table-cell>
          <table:table-cell table:style-name="ce4" office:value-type="string" calcext:value-type="string">
            <text:p>1055</text:p>
          </table:table-cell>
          <table:table-cell table:style-name="ce15" table:formula="of:=IF([.G90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5:00:52" calcext:value-type="date">
            <text:p>22.11.2021</text:p>
          </table:table-cell>
          <table:table-cell table:style-name="ce4" office:value-type="string" calcext:value-type="string">
            <text:p>7467</text:p>
            <text:p/>
          </table:table-cell>
          <table:table-cell table:style-name="ce15" table:formula="of:=IF([.G90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42:19" calcext:value-type="date">
            <text:p>23.11.2021</text:p>
          </table:table-cell>
          <table:table-cell table:style-name="ce4" office:value-type="string" calcext:value-type="string">
            <text:p>33</text:p>
          </table:table-cell>
          <table:table-cell table:style-name="ce15" table:formula="of:=IF([.G90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400267264" calcext:value-type="float">
            <text:p>16400267264</text:p>
          </table:table-cell>
          <table:table-cell table:style-name="ce4" office:value-type="string" calcext:value-type="string">
            <text:p>CELAL BAY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5-15" calcext:value-type="date">
            <text:p>15.05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52:02" calcext:value-type="date">
            <text:p>23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1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255003774" calcext:value-type="float">
            <text:p>41255003774</text:p>
          </table:table-cell>
          <table:table-cell table:style-name="ce4" office:value-type="string" calcext:value-type="string">
            <text:p>EMİNE ALDAT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2" calcext:value-type="date">
            <text:p>02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52:02" calcext:value-type="date">
            <text:p>23.11.2021</text:p>
          </table:table-cell>
          <table:table-cell table:style-name="ce4" office:value-type="string" calcext:value-type="string">
            <text:p>197</text:p>
          </table:table-cell>
          <table:table-cell table:style-name="ce15" table:formula="of:=IF([.G91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9987148404" calcext:value-type="float">
            <text:p>49987148404</text:p>
          </table:table-cell>
          <table:table-cell table:style-name="ce4" office:value-type="string" calcext:value-type="string">
            <text:p>SEVGİ ÖZ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10-10" calcext:value-type="date">
            <text:p>10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3:36:49" calcext:value-type="date">
            <text:p>23.11.2021</text:p>
          </table:table-cell>
          <table:table-cell table:style-name="ce4" office:value-type="string" calcext:value-type="string">
            <text:p>32,327,380</text:p>
          </table:table-cell>
          <table:table-cell table:style-name="ce15" table:formula="of:=IF([.G91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4:54:55" calcext:value-type="date">
            <text:p>23.11.2021</text:p>
          </table:table-cell>
          <table:table-cell table:style-name="ce4" office:value-type="string" calcext:value-type="string">
            <text:p>100</text:p>
          </table:table-cell>
          <table:table-cell table:style-name="ce15" table:formula="of:=IF([.G91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070240370" calcext:value-type="float">
            <text:p>34070240370</text:p>
          </table:table-cell>
          <table:table-cell table:style-name="ce4" office:value-type="string" calcext:value-type="string">
            <text:p>FATMA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8-05" calcext:value-type="date">
            <text:p>05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1:01:39" calcext:value-type="date">
            <text:p>24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1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3:15:27" calcext:value-type="date">
            <text:p>24.11.2021</text:p>
          </table:table-cell>
          <table:table-cell table:style-name="ce4" office:value-type="string" calcext:value-type="string">
            <text:p>367</text:p>
          </table:table-cell>
          <table:table-cell table:style-name="ce15" table:formula="of:=IF([.G91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018947622" calcext:value-type="float">
            <text:p>14018947622</text:p>
          </table:table-cell>
          <table:table-cell table:style-name="ce4" office:value-type="string" calcext:value-type="string">
            <text:p>GÜLER ANDİ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5-05" calcext:value-type="date">
            <text:p>05.05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3:15:28" calcext:value-type="date">
            <text:p>24.11.2021</text:p>
          </table:table-cell>
          <table:table-cell table:style-name="ce4" office:value-type="string" calcext:value-type="string">
            <text:p>6</text:p>
          </table:table-cell>
          <table:table-cell table:style-name="ce15" table:formula="of:=IF([.G91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3127749790" calcext:value-type="float">
            <text:p>13127749790</text:p>
          </table:table-cell>
          <table:table-cell table:style-name="ce4" office:value-type="string" calcext:value-type="string">
            <text:p>AYHAN ÇUH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25" calcext:value-type="date">
            <text:p>2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5:15:23" calcext:value-type="date">
            <text:p>24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1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033842774" calcext:value-type="float">
            <text:p>46033842774</text:p>
          </table:table-cell>
          <table:table-cell table:style-name="ce4" office:value-type="string" calcext:value-type="string">
            <text:p>SALİCE KILINÇ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03" calcext:value-type="date">
            <text:p>03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0:28" calcext:value-type="date">
            <text:p>25.11.2021</text:p>
          </table:table-cell>
          <table:table-cell table:style-name="ce4" office:value-type="string" calcext:value-type="string">
            <text:p>11</text:p>
          </table:table-cell>
          <table:table-cell table:style-name="ce15" table:formula="of:=IF([.G91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7-20" calcext:value-type="date">
            <text:p>20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0:29" calcext:value-type="date">
            <text:p>25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1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337169458" calcext:value-type="float">
            <text:p>19337169458</text:p>
          </table:table-cell>
          <table:table-cell table:style-name="ce4" office:value-type="string" calcext:value-type="string">
            <text:p>ME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05" calcext:value-type="date">
            <text:p>05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2:57" calcext:value-type="date">
            <text:p>25.11.2021</text:p>
          </table:table-cell>
          <table:table-cell table:style-name="ce4" office:value-type="string" calcext:value-type="string">
            <text:p>7</text:p>
          </table:table-cell>
          <table:table-cell table:style-name="ce15" table:formula="of:=IF([.G92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298677930" calcext:value-type="float">
            <text:p>45298677930</text:p>
          </table:table-cell>
          <table:table-cell table:style-name="ce4" office:value-type="string" calcext:value-type="string">
            <text:p>SAFFET SATIL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3-11" calcext:value-type="date">
            <text:p>11.03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07:23" calcext:value-type="date">
            <text:p>25.11.2021</text:p>
          </table:table-cell>
          <table:table-cell table:style-name="ce4" office:value-type="string" calcext:value-type="string">
            <text:p>1,794</text:p>
          </table:table-cell>
          <table:table-cell table:style-name="ce15" table:formula="of:=IF([.G92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5615333180" calcext:value-type="float">
            <text:p>55615333180</text:p>
          </table:table-cell>
          <table:table-cell table:style-name="ce4" office:value-type="string" calcext:value-type="string">
            <text:p>ABBAS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03" calcext:value-type="date">
            <text:p>03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12:06" calcext:value-type="date">
            <text:p>25.11.2021</text:p>
          </table:table-cell>
          <table:table-cell table:style-name="ce4" office:value-type="string" calcext:value-type="string">
            <text:p>23</text:p>
          </table:table-cell>
          <table:table-cell table:style-name="ce15" table:formula="of:=IF([.G92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03" calcext:value-type="date">
            <text:p>03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52:50" calcext:value-type="date">
            <text:p>25.11.2021</text:p>
          </table:table-cell>
          <table:table-cell table:style-name="ce4" office:value-type="string" calcext:value-type="string">
            <text:p>88</text:p>
          </table:table-cell>
          <table:table-cell table:style-name="ce15" table:formula="of:=IF([.G92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015107094" calcext:value-type="float">
            <text:p>38015107094</text:p>
          </table:table-cell>
          <table:table-cell table:style-name="ce4" office:value-type="string" calcext:value-type="string">
            <text:p>AYŞEGÜL TOR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3-18" calcext:value-type="date">
            <text:p>18.03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4:58:58" calcext:value-type="date">
            <text:p>25.11.2021</text:p>
          </table:table-cell>
          <table:table-cell table:style-name="ce4" office:value-type="string" calcext:value-type="string">
            <text:p>96</text:p>
          </table:table-cell>
          <table:table-cell table:style-name="ce15" table:formula="of:=IF([.G92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1-12" calcext:value-type="date">
            <text:p>12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3:56:08" calcext:value-type="date">
            <text:p>26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2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385041884" calcext:value-type="float">
            <text:p>34385041884</text:p>
          </table:table-cell>
          <table:table-cell table:style-name="ce4" office:value-type="string" calcext:value-type="string">
            <text:p>HÜSEYİN KUTLU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24" calcext:value-type="date">
            <text:p>24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3:56:10" calcext:value-type="date">
            <text:p>26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2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046714198" calcext:value-type="float">
            <text:p>33046714198</text:p>
          </table:table-cell>
          <table:table-cell table:style-name="ce4" office:value-type="string" calcext:value-type="string">
            <text:p>MERV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0-08" calcext:value-type="date">
            <text:p>08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4:27:21" calcext:value-type="date">
            <text:p>26.11.2021</text:p>
          </table:table-cell>
          <table:table-cell table:style-name="ce4" office:value-type="string" calcext:value-type="string">
            <text:p>17</text:p>
          </table:table-cell>
          <table:table-cell table:style-name="ce15" table:formula="of:=IF([.G92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9T11:51:33" calcext:value-type="date">
            <text:p>29.11.2021</text:p>
          </table:table-cell>
          <table:table-cell table:style-name="ce4" office:value-type="string" calcext:value-type="string">
            <text:p>103</text:p>
          </table:table-cell>
          <table:table-cell table:style-name="ce15" table:formula="of:=IF([.G92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table:style-name="ce4" office:value-type="string" calcext:value-type="string">
            <text:p>ZELİH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5-23" calcext:value-type="date">
            <text:p>23.05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9T15:28:35" calcext:value-type="date">
            <text:p>29.11.2021</text:p>
          </table:table-cell>
          <table:table-cell table:style-name="ce4" office:value-type="string" calcext:value-type="string">
            <text:p>16</text:p>
          </table:table-cell>
          <table:table-cell table:style-name="ce15" table:formula="of:=IF([.G92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30T13:50:31" calcext:value-type="date">
            <text:p>30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3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7-31" calcext:value-type="date">
            <text:p>3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0:53" calcext:value-type="date">
            <text:p>01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3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827520814" calcext:value-type="float">
            <text:p>38827520814</text:p>
          </table:table-cell>
          <table:table-cell table:style-name="ce4" office:value-type="string" calcext:value-type="string">
            <text:p>DÜRDANE ALP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0-10" calcext:value-type="date">
            <text:p>10.10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3:24" calcext:value-type="date">
            <text:p>01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3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7850886936" calcext:value-type="float">
            <text:p>27850886936</text:p>
          </table:table-cell>
          <table:table-cell table:style-name="ce4" office:value-type="string" calcext:value-type="string">
            <text:p>MUSTAFA ÇALK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3:25" calcext:value-type="date">
            <text:p>01.12.2021</text:p>
          </table:table-cell>
          <table:table-cell table:style-name="ce4" office:value-type="string" calcext:value-type="string">
            <text:p>11</text:p>
          </table:table-cell>
          <table:table-cell table:style-name="ce15" table:formula="of:=IF([.G93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648487768" calcext:value-type="float">
            <text:p>26648487768</text:p>
          </table:table-cell>
          <table:table-cell table:style-name="ce4" office:value-type="string" calcext:value-type="string">
            <text:p>DURSUN CA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1" calcext:value-type="date">
            <text:p>02.12.2021</text:p>
          </table:table-cell>
          <table:table-cell table:style-name="ce4" office:value-type="string" calcext:value-type="string">
            <text:p>728</text:p>
          </table:table-cell>
          <table:table-cell table:style-name="ce15" table:formula="of:=IF([.G93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02" calcext:value-type="date">
            <text:p>02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2" calcext:value-type="date">
            <text:p>02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3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7265024558" calcext:value-type="float">
            <text:p>27265024558</text:p>
          </table:table-cell>
          <table:table-cell table:style-name="ce4" office:value-type="string" calcext:value-type="string">
            <text:p>ŞEMSİ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4-06" calcext:value-type="date">
            <text:p>06.04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4" calcext:value-type="date">
            <text:p>02.12.2021</text:p>
          </table:table-cell>
          <table:table-cell table:style-name="ce4" office:value-type="string" calcext:value-type="string">
            <text:p>10,052</text:p>
          </table:table-cell>
          <table:table-cell table:style-name="ce15" table:formula="of:=IF([.G93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2-24" calcext:value-type="date">
            <text:p>2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4:00:13" calcext:value-type="date">
            <text:p>02.12.2021</text:p>
          </table:table-cell>
          <table:table-cell table:style-name="ce4" office:value-type="string" calcext:value-type="string">
            <text:p>3,769</text:p>
          </table:table-cell>
          <table:table-cell table:style-name="ce15" table:formula="of:=IF([.G93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1" calcext:value-type="date">
            <text:p>11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4:25:49" calcext:value-type="date">
            <text:p>02.12.2021</text:p>
          </table:table-cell>
          <table:table-cell table:style-name="ce4" office:value-type="string" calcext:value-type="string">
            <text:p>22,954</text:p>
          </table:table-cell>
          <table:table-cell table:style-name="ce15" table:formula="of:=IF([.G93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5-01" calcext:value-type="date">
            <text:p>01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5:13:46" calcext:value-type="date">
            <text:p>02.12.2021</text:p>
          </table:table-cell>
          <table:table-cell table:style-name="ce4" office:value-type="string" calcext:value-type="string">
            <text:p>1,145</text:p>
          </table:table-cell>
          <table:table-cell table:style-name="ce15" table:formula="of:=IF([.G93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8-25" calcext:value-type="date">
            <text:p>25.08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6" calcext:value-type="date">
            <text:p>03.12.2021</text:p>
          </table:table-cell>
          <table:table-cell table:style-name="ce4" office:value-type="string" calcext:value-type="string">
            <text:p>49</text:p>
          </table:table-cell>
          <table:table-cell table:style-name="ce15" table:formula="of:=IF([.G94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5-22" calcext:value-type="date">
            <text:p>22.05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7" calcext:value-type="date">
            <text:p>03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4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242270788" calcext:value-type="float">
            <text:p>33242270788</text:p>
          </table:table-cell>
          <table:table-cell table:style-name="ce4" office:value-type="string" calcext:value-type="string">
            <text:p>BAHAR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9-01" calcext:value-type="date">
            <text:p>0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7" calcext:value-type="date">
            <text:p>03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4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503593074" calcext:value-type="float">
            <text:p>11503593074</text:p>
          </table:table-cell>
          <table:table-cell table:style-name="ce4" office:value-type="string" calcext:value-type="string">
            <text:p>ERGÜN İ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2-10" calcext:value-type="date">
            <text:p>10.02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9" calcext:value-type="date">
            <text:p>03.12.2021</text:p>
          </table:table-cell>
          <table:table-cell table:style-name="ce4" office:value-type="string" calcext:value-type="string">
            <text:p>7,051</text:p>
          </table:table-cell>
          <table:table-cell table:style-name="ce15" table:formula="of:=IF([.G94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1:07:39" calcext:value-type="date">
            <text:p>06.12.2021</text:p>
          </table:table-cell>
          <table:table-cell table:style-name="ce4" office:value-type="string" calcext:value-type="string">
            <text:p>1,950</text:p>
          </table:table-cell>
          <table:table-cell table:style-name="ce15" table:formula="of:=IF([.G94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761561470" calcext:value-type="float">
            <text:p>21761561470</text:p>
          </table:table-cell>
          <table:table-cell table:style-name="ce4" office:value-type="string" calcext:value-type="string">
            <text:p>SAİME İNC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1-01" calcext:value-type="date">
            <text:p>01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22:53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4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23:52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4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38:44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4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429033770" calcext:value-type="float">
            <text:p>23429033770</text:p>
          </table:table-cell>
          <table:table-cell table:style-name="ce4" office:value-type="string" calcext:value-type="string">
            <text:p>HALİS 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01" calcext:value-type="date">
            <text:p>01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51:33" calcext:value-type="date">
            <text:p>06.12.2021</text:p>
          </table:table-cell>
          <table:table-cell table:style-name="ce4" office:value-type="string" calcext:value-type="string">
            <text:p>23</text:p>
          </table:table-cell>
          <table:table-cell table:style-name="ce15" table:formula="of:=IF([.G94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536197842" calcext:value-type="float">
            <text:p>18536197842</text:p>
          </table:table-cell>
          <table:table-cell table:style-name="ce4" office:value-type="string" calcext:value-type="string">
            <text:p>APDULLAH ÖZ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2-05" calcext:value-type="date">
            <text:p>05.0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6:58" calcext:value-type="date">
            <text:p>07.12.2021</text:p>
          </table:table-cell>
          <table:table-cell table:style-name="ce4" office:value-type="string" calcext:value-type="string">
            <text:p>3,026</text:p>
          </table:table-cell>
          <table:table-cell table:style-name="ce15" table:formula="of:=IF([.G94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1120338824" calcext:value-type="float">
            <text:p>61120338824</text:p>
          </table:table-cell>
          <table:table-cell table:style-name="ce4" office:value-type="string" calcext:value-type="string">
            <text:p>HAYRETTİN ASI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04" calcext:value-type="date">
            <text:p>04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7:03" calcext:value-type="date">
            <text:p>07.12.2021</text:p>
          </table:table-cell>
          <table:table-cell table:style-name="ce4" office:value-type="string" calcext:value-type="string">
            <text:p>749</text:p>
          </table:table-cell>
          <table:table-cell table:style-name="ce15" table:formula="of:=IF([.G95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719424732" calcext:value-type="float">
            <text:p>41719424732</text:p>
          </table:table-cell>
          <table:table-cell table:style-name="ce4" office:value-type="string" calcext:value-type="string">
            <text:p>NİHAL UÇ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6-04" calcext:value-type="date">
            <text:p>04.06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9:53" calcext:value-type="date">
            <text:p>07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5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9:54" calcext:value-type="date">
            <text:p>07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5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60296206" calcext:value-type="float">
            <text:p>15560296206</text:p>
          </table:table-cell>
          <table:table-cell table:style-name="ce4" office:value-type="string" calcext:value-type="string">
            <text:p>FARUK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5" calcext:value-type="date">
            <text:p>15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1:00:47" calcext:value-type="date">
            <text:p>08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5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180224218" calcext:value-type="float">
            <text:p>17180224218</text:p>
          </table:table-cell>
          <table:table-cell table:style-name="ce4" office:value-type="string" calcext:value-type="string">
            <text:p>ŞABAN SÜMB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09-20" calcext:value-type="date">
            <text:p>20.09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24:48" calcext:value-type="date">
            <text:p>08.12.2021</text:p>
          </table:table-cell>
          <table:table-cell table:style-name="ce4" office:value-type="string" calcext:value-type="string">
            <text:p>194</text:p>
          </table:table-cell>
          <table:table-cell table:style-name="ce15" table:formula="of:=IF([.G95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8844413824" calcext:value-type="float">
            <text:p>28844413824</text:p>
          </table:table-cell>
          <table:table-cell table:style-name="ce4" office:value-type="string" calcext:value-type="string">
            <text:p>RABİY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4-01" calcext:value-type="date">
            <text:p>01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37:05" calcext:value-type="date">
            <text:p>08.12.2021</text:p>
          </table:table-cell>
          <table:table-cell table:style-name="ce4" office:value-type="string" calcext:value-type="string">
            <text:p>4,908</text:p>
          </table:table-cell>
          <table:table-cell table:style-name="ce15" table:formula="of:=IF([.G95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38:53" calcext:value-type="date">
            <text:p>08.12.2021</text:p>
          </table:table-cell>
          <table:table-cell table:style-name="ce4" office:value-type="string" calcext:value-type="string">
            <text:p>181</text:p>
          </table:table-cell>
          <table:table-cell table:style-name="ce15" table:formula="of:=IF([.G95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8606861962" calcext:value-type="float">
            <text:p>28606861962</text:p>
          </table:table-cell>
          <table:table-cell table:style-name="ce4" office:value-type="string" calcext:value-type="string">
            <text:p>SEMANUR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4-23" calcext:value-type="date">
            <text:p>23.04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4:25:20" calcext:value-type="date">
            <text:p>08.12.2021</text:p>
          </table:table-cell>
          <table:table-cell table:style-name="ce4" office:value-type="string" calcext:value-type="string">
            <text:p>911</text:p>
          </table:table-cell>
          <table:table-cell table:style-name="ce15" table:formula="of:=IF([.G95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238001578" calcext:value-type="float">
            <text:p>11238001578</text:p>
          </table:table-cell>
          <table:table-cell table:style-name="ce4" office:value-type="string" calcext:value-type="string">
            <text:p>MEHMET ZEKİ ÇO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2-15" calcext:value-type="date">
            <text:p>15.1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0:35:10" calcext:value-type="date">
            <text:p>09.12.2021</text:p>
          </table:table-cell>
          <table:table-cell table:style-name="ce4" office:value-type="string" calcext:value-type="string">
            <text:p>992</text:p>
          </table:table-cell>
          <table:table-cell table:style-name="ce15" table:formula="of:=IF([.G95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871746948" calcext:value-type="float">
            <text:p>48871746948</text:p>
          </table:table-cell>
          <table:table-cell table:style-name="ce4" office:value-type="string" calcext:value-type="string">
            <text:p>NAZIM GÜR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9-30" calcext:value-type="date">
            <text:p>30.09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1:29:35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5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42:33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6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54:17" calcext:value-type="date">
            <text:p>09.12.2021</text:p>
          </table:table-cell>
          <table:table-cell table:style-name="ce4" office:value-type="string" calcext:value-type="string">
            <text:p>359</text:p>
          </table:table-cell>
          <table:table-cell table:style-name="ce15" table:formula="of:=IF([.G96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58:09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6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997247106" calcext:value-type="float">
            <text:p>16997247106</text:p>
          </table:table-cell>
          <table:table-cell table:style-name="ce4" office:value-type="string" calcext:value-type="string">
            <text:p>ZÜLFİKİR KAPUSU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7-01" calcext:value-type="date">
            <text:p>01.07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5:08:27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6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855817240" calcext:value-type="float">
            <text:p>46855817240</text:p>
          </table:table-cell>
          <table:table-cell table:style-name="ce4" office:value-type="string" calcext:value-type="string">
            <text:p>ARİFE ER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3-10" calcext:value-type="date">
            <text:p>10.03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5:09:44" calcext:value-type="date">
            <text:p>09.12.2021</text:p>
          </table:table-cell>
          <table:table-cell table:style-name="ce4" office:value-type="string" calcext:value-type="string">
            <text:p>158</text:p>
          </table:table-cell>
          <table:table-cell table:style-name="ce15" table:formula="of:=IF([.G96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0235807648" calcext:value-type="float">
            <text:p>30235807648</text:p>
          </table:table-cell>
          <table:table-cell table:style-name="ce4" office:value-type="string" calcext:value-type="string">
            <text:p>CEMİL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1-01" calcext:value-type="date">
            <text:p>01.0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0:13:31" calcext:value-type="date">
            <text:p>10.12.2021</text:p>
          </table:table-cell>
          <table:table-cell table:style-name="ce4" office:value-type="string" calcext:value-type="string">
            <text:p>96</text:p>
          </table:table-cell>
          <table:table-cell table:style-name="ce15" table:formula="of:=IF([.G96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809421436" calcext:value-type="float">
            <text:p>41809421436</text:p>
          </table:table-cell>
          <table:table-cell table:style-name="ce4" office:value-type="string" calcext:value-type="string">
            <text:p>M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6-01" calcext:value-type="date">
            <text:p>01.06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04:35" calcext:value-type="date">
            <text:p>10.12.2021</text:p>
          </table:table-cell>
          <table:table-cell table:style-name="ce4" office:value-type="string" calcext:value-type="string">
            <text:p>555</text:p>
          </table:table-cell>
          <table:table-cell table:style-name="ce15" table:formula="of:=IF([.G96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7" calcext:value-type="date">
            <text:p>10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6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090678894" calcext:value-type="float">
            <text:p>34090678894</text:p>
          </table:table-cell>
          <table:table-cell table:style-name="ce4" office:value-type="string" calcext:value-type="string">
            <text:p>NEŞ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02" calcext:value-type="date">
            <text:p>02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8" calcext:value-type="date">
            <text:p>10.12.2021</text:p>
          </table:table-cell>
          <table:table-cell table:style-name="ce4" office:value-type="string" calcext:value-type="string">
            <text:p>7,309</text:p>
          </table:table-cell>
          <table:table-cell table:style-name="ce15" table:formula="of:=IF([.G96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126043966" calcext:value-type="float">
            <text:p>23126043966</text:p>
          </table:table-cell>
          <table:table-cell table:style-name="ce4" office:value-type="string" calcext:value-type="string">
            <text:p>ÖZLEM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7-01" calcext:value-type="date">
            <text:p>01.07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9" calcext:value-type="date">
            <text:p>10.12.2021</text:p>
          </table:table-cell>
          <table:table-cell table:style-name="ce4" office:value-type="string" calcext:value-type="string">
            <text:p>329</text:p>
          </table:table-cell>
          <table:table-cell table:style-name="ce15" table:formula="of:=IF([.G96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50:07" calcext:value-type="date">
            <text:p>10.12.2021</text:p>
          </table:table-cell>
          <table:table-cell table:style-name="ce4" office:value-type="string" calcext:value-type="string">
            <text:p>982</text:p>
          </table:table-cell>
          <table:table-cell table:style-name="ce15" table:formula="of:=IF([.G97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54:02" calcext:value-type="date">
            <text:p>10.12.2021</text:p>
          </table:table-cell>
          <table:table-cell table:style-name="ce4" office:value-type="string" calcext:value-type="string">
            <text:p>7,376</text:p>
          </table:table-cell>
          <table:table-cell table:style-name="ce15" table:formula="of:=IF([.G97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850987496" calcext:value-type="float">
            <text:p>24850987496</text:p>
          </table:table-cell>
          <table:table-cell table:style-name="ce4" office:value-type="string" calcext:value-type="string">
            <text:p>AYLİN G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6-12" calcext:value-type="date">
            <text:p>12.06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4:31:55" calcext:value-type="date">
            <text:p>10.12.2021</text:p>
          </table:table-cell>
          <table:table-cell table:style-name="ce4" office:value-type="string" calcext:value-type="string">
            <text:p>89</text:p>
          </table:table-cell>
          <table:table-cell table:style-name="ce15" table:formula="of:=IF([.G97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2-15" calcext:value-type="date">
            <text:p>15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25:17" calcext:value-type="date">
            <text:p>13.12.2021</text:p>
          </table:table-cell>
          <table:table-cell table:style-name="ce4" office:value-type="string" calcext:value-type="string">
            <text:p>1,557</text:p>
          </table:table-cell>
          <table:table-cell table:style-name="ce15" table:formula="of:=IF([.G97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495401480" calcext:value-type="float">
            <text:p>23495401480</text:p>
          </table:table-cell>
          <table:table-cell table:style-name="ce4" office:value-type="string" calcext:value-type="string">
            <text:p>SEVDA YİĞİ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25:18" calcext:value-type="date">
            <text:p>13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7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30:59" calcext:value-type="date">
            <text:p>13.12.2021</text:p>
          </table:table-cell>
          <table:table-cell table:style-name="ce4" office:value-type="string" calcext:value-type="string">
            <text:p>4,179</text:p>
          </table:table-cell>
          <table:table-cell table:style-name="ce15" table:formula="of:=IF([.G97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921479336" calcext:value-type="float">
            <text:p>26921479336</text:p>
          </table:table-cell>
          <table:table-cell table:style-name="ce4" office:value-type="string" calcext:value-type="string">
            <text:p>HARUN KORK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5-03" calcext:value-type="date">
            <text:p>03.05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5:21:02" calcext:value-type="date">
            <text:p>13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7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718157784" calcext:value-type="float">
            <text:p>19718157784</text:p>
          </table:table-cell>
          <table:table-cell table:style-name="ce4" office:value-type="string" calcext:value-type="string">
            <text:p>İSA GÖR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3-01" calcext:value-type="date">
            <text:p>01.03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1:35:37" calcext:value-type="date">
            <text:p>14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7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980185870" calcext:value-type="float">
            <text:p>59980185870</text:p>
          </table:table-cell>
          <table:table-cell table:style-name="ce4" office:value-type="string" calcext:value-type="string">
            <text:p>TUĞÇE MELİKE KEL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4-19" calcext:value-type="date">
            <text:p>19.04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1:35:40" calcext:value-type="date">
            <text:p>14.12.2021</text:p>
          </table:table-cell>
          <table:table-cell table:style-name="ce4" office:value-type="string" calcext:value-type="string">
            <text:p>34</text:p>
          </table:table-cell>
          <table:table-cell table:style-name="ce15" table:formula="of:=IF([.G97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75803116" calcext:value-type="float">
            <text:p>15575803116</text:p>
          </table:table-cell>
          <table:table-cell table:style-name="ce4" office:value-type="string" calcext:value-type="string">
            <text:p>NURGÜL ŞEN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7-22" calcext:value-type="date">
            <text:p>22.07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4:25:31" calcext:value-type="date">
            <text:p>14.12.2021</text:p>
          </table:table-cell>
          <table:table-cell table:style-name="ce4" office:value-type="string" calcext:value-type="string">
            <text:p>73,435,050</text:p>
          </table:table-cell>
          <table:table-cell table:style-name="ce15" table:formula="of:=IF([.G97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2-24" calcext:value-type="date">
            <text:p>2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5:46:21" calcext:value-type="date">
            <text:p>14.12.2021</text:p>
          </table:table-cell>
          <table:table-cell table:style-name="ce4" office:value-type="string" calcext:value-type="string">
            <text:p>1,302</text:p>
          </table:table-cell>
          <table:table-cell table:style-name="ce15" table:formula="of:=IF([.G98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745390442" calcext:value-type="float">
            <text:p>42745390442</text:p>
          </table:table-cell>
          <table:table-cell table:style-name="ce4" office:value-type="string" calcext:value-type="string">
            <text:p>SADIK GEÇG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8-01" calcext:value-type="date">
            <text:p>01.08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5T11:50:16" calcext:value-type="date">
            <text:p>15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8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374899402" calcext:value-type="float">
            <text:p>44374899402</text:p>
          </table:table-cell>
          <table:table-cell table:style-name="ce4" office:value-type="string" calcext:value-type="string">
            <text:p>FADİME İLT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1-03" calcext:value-type="date">
            <text:p>03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23:06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8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815151538" calcext:value-type="float">
            <text:p>36815151538</text:p>
          </table:table-cell>
          <table:table-cell table:style-name="ce4" office:value-type="string" calcext:value-type="string">
            <text:p>HACER ZEYL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8-01" calcext:value-type="date">
            <text:p>01.08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2:35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8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2-02" calcext:value-type="date">
            <text:p>02.0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4:09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8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3412074502" calcext:value-type="float">
            <text:p>63412074502</text:p>
          </table:table-cell>
          <table:table-cell table:style-name="ce4" office:value-type="string" calcext:value-type="string">
            <text:p>ERCAN ÖZ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04-12" calcext:value-type="date">
            <text:p>12.04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4:10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8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728923152" calcext:value-type="float">
            <text:p>14728923152</text:p>
          </table:table-cell>
          <table:table-cell table:style-name="ce4" office:value-type="string" calcext:value-type="string">
            <text:p>İRFAN GÖKSU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01" calcext:value-type="date">
            <text:p>01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7T13:21:04" calcext:value-type="date">
            <text:p>17.12.2021</text:p>
          </table:table-cell>
          <table:table-cell table:style-name="ce4" office:value-type="string" calcext:value-type="string">
            <text:p>874</text:p>
          </table:table-cell>
          <table:table-cell table:style-name="ce15" table:formula="of:=IF([.G98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3760356270" calcext:value-type="float">
            <text:p>13760356270</text:p>
          </table:table-cell>
          <table:table-cell table:style-name="ce4" office:value-type="string" calcext:value-type="string">
            <text:p>HÜSNÜ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1-01" calcext:value-type="date">
            <text:p>01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0T13:53:11" calcext:value-type="date">
            <text:p>20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8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097839126" calcext:value-type="float">
            <text:p>16097839126</text:p>
          </table:table-cell>
          <table:table-cell table:style-name="ce4" office:value-type="string" calcext:value-type="string">
            <text:p>NURTEN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4-06" calcext:value-type="date">
            <text:p>06.04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0T14:48:12" calcext:value-type="date">
            <text:p>20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8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001514902" calcext:value-type="float">
            <text:p>39001514902</text:p>
          </table:table-cell>
          <table:table-cell table:style-name="ce4" office:value-type="string" calcext:value-type="string">
            <text:p>NECİP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30" calcext:value-type="date">
            <text:p>30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1T13:50:45" calcext:value-type="date">
            <text:p>21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8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710003798" calcext:value-type="float">
            <text:p>29710003798</text:p>
          </table:table-cell>
          <table:table-cell table:style-name="ce4" office:value-type="string" calcext:value-type="string">
            <text:p>HASAN BAYR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25" calcext:value-type="date">
            <text:p>25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1T13:52:33" calcext:value-type="date">
            <text:p>21.12.2021</text:p>
          </table:table-cell>
          <table:table-cell table:style-name="ce4" office:value-type="string" calcext:value-type="string">
            <text:p>224</text:p>
          </table:table-cell>
          <table:table-cell table:style-name="ce15" table:formula="of:=IF([.G99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077011530" calcext:value-type="float">
            <text:p>24077011530</text:p>
          </table:table-cell>
          <table:table-cell table:style-name="ce4" office:value-type="string" calcext:value-type="string">
            <text:p>GÜLDEN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2-01" calcext:value-type="date">
            <text:p>01.02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2T10:57:21" calcext:value-type="date">
            <text:p>22.12.2021</text:p>
          </table:table-cell>
          <table:table-cell table:style-name="ce4" office:value-type="string" calcext:value-type="string">
            <text:p>23,98</text:p>
          </table:table-cell>
          <table:table-cell table:style-name="ce15" table:formula="of:=IF([.G99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848320968" calcext:value-type="float">
            <text:p>44848320968</text:p>
          </table:table-cell>
          <table:table-cell table:style-name="ce4" office:value-type="string" calcext:value-type="string">
            <text:p>RUKİYE AK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01" calcext:value-type="date">
            <text:p>01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2T10:57:22" calcext:value-type="date">
            <text:p>22.12.2021</text:p>
          </table:table-cell>
          <table:table-cell table:style-name="ce4" office:value-type="string" calcext:value-type="string">
            <text:p>9387</text:p>
          </table:table-cell>
          <table:table-cell table:style-name="ce15" table:formula="of:=IF([.G99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0371507974" calcext:value-type="float">
            <text:p>50371507974</text:p>
          </table:table-cell>
          <table:table-cell table:style-name="ce4" office:value-type="string" calcext:value-type="string">
            <text:p>AHMET ARİF SAĞI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3-09-25" calcext:value-type="date">
            <text:p>25.09.200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3T11:55:37" calcext:value-type="date">
            <text:p>23.12.2021</text:p>
          </table:table-cell>
          <table:table-cell table:style-name="ce4" office:value-type="string" calcext:value-type="string">
            <text:p>121100000</text:p>
          </table:table-cell>
          <table:table-cell table:style-name="ce15" table:formula="of:=IF([.G99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945451024" calcext:value-type="float">
            <text:p>40945451024</text:p>
          </table:table-cell>
          <table:table-cell table:style-name="ce4" office:value-type="string" calcext:value-type="string">
            <text:p>MERVE DEMİRSO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9-27" calcext:value-type="date">
            <text:p>27.09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3T11:56:22" calcext:value-type="date">
            <text:p>23.12.2021</text:p>
          </table:table-cell>
          <table:table-cell table:style-name="ce4" office:value-type="string" calcext:value-type="string">
            <text:p>214,2</text:p>
          </table:table-cell>
          <table:table-cell table:style-name="ce15" table:formula="of:=IF([.G99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913184288" calcext:value-type="float">
            <text:p>48913184288</text:p>
          </table:table-cell>
          <table:table-cell table:style-name="ce4" office:value-type="string" calcext:value-type="string">
            <text:p>CABİR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07-29" calcext:value-type="date">
            <text:p>29.07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6" calcext:value-type="date">
            <text:p>24.12.2021</text:p>
          </table:table-cell>
          <table:table-cell table:style-name="ce4" office:value-type="string" calcext:value-type="string">
            <text:p>44,93</text:p>
          </table:table-cell>
          <table:table-cell table:style-name="ce15" table:formula="of:=IF([.G99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909451596" calcext:value-type="float">
            <text:p>40909451596</text:p>
          </table:table-cell>
          <table:table-cell table:style-name="ce4" office:value-type="string" calcext:value-type="string">
            <text:p>HÜSEYİN AKDA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3-22" calcext:value-type="date">
            <text:p>22.03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7" calcext:value-type="date">
            <text:p>24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99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7-03-20" calcext:value-type="date">
            <text:p>20.03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7" calcext:value-type="date">
            <text:p>24.12.2021</text:p>
          </table:table-cell>
          <table:table-cell table:style-name="ce4" office:value-type="string" calcext:value-type="string">
            <text:p>80880000</text:p>
          </table:table-cell>
          <table:table-cell table:style-name="ce15" table:formula="of:=IF([.G99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600361744" calcext:value-type="float">
            <text:p>43600361744</text:p>
          </table:table-cell>
          <table:table-cell table:style-name="ce4" office:value-type="string" calcext:value-type="string">
            <text:p>HACI ALİ ÖNC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7T09:40:27" calcext:value-type="date">
            <text:p>27.12.2021</text:p>
          </table:table-cell>
          <table:table-cell table:style-name="ce4" office:value-type="string" calcext:value-type="string">
            <text:p>85,57</text:p>
          </table:table-cell>
          <table:table-cell table:style-name="ce15" table:formula="of:=IF([.G99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7T09:50:28" calcext:value-type="date">
            <text:p>27.12.2021</text:p>
          </table:table-cell>
          <table:table-cell table:style-name="ce4" office:value-type="string" calcext:value-type="string">
            <text:p>690</text:p>
          </table:table-cell>
          <table:table-cell table:style-name="ce15" table:formula="of:=IF([.G99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293798740" calcext:value-type="float">
            <text:p>47293798740</text:p>
          </table:table-cell>
          <table:table-cell table:style-name="ce4" office:value-type="string" calcext:value-type="string">
            <text:p>RAFET VURUC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6-10" calcext:value-type="date">
            <text:p>10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3:43:31" calcext:value-type="date">
            <text:p>28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0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3:43:32" calcext:value-type="date">
            <text:p>28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0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554929406" calcext:value-type="float">
            <text:p>26554929406</text:p>
          </table:table-cell>
          <table:table-cell table:style-name="ce4" office:value-type="string" calcext:value-type="string">
            <text:p>HAYRETTİN BİLK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11-02" calcext:value-type="date">
            <text:p>02.1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4:26:25" calcext:value-type="date">
            <text:p>28.12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100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2-02" calcext:value-type="date">
            <text:p>02.02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0:32:54" calcext:value-type="date">
            <text:p>29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0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15" calcext:value-type="date">
            <text:p>1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1:37:02" calcext:value-type="date">
            <text:p>29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0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2:11:09" calcext:value-type="date">
            <text:p>29.12.2021</text:p>
          </table:table-cell>
          <table:table-cell table:style-name="ce4" office:value-type="string" calcext:value-type="string">
            <text:p>6,104x10^2</text:p>
          </table:table-cell>
          <table:table-cell table:style-name="ce15" table:formula="of:=IF([.G100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750224334" calcext:value-type="float">
            <text:p>17750224334</text:p>
          </table:table-cell>
          <table:table-cell table:style-name="ce4" office:value-type="string" calcext:value-type="string">
            <text:p>HALİME GÜMÜ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1-15" calcext:value-type="date">
            <text:p>15.01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30T13:17:13" calcext:value-type="date">
            <text:p>30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0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70393029766" calcext:value-type="float">
            <text:p>70393029766</text:p>
          </table:table-cell>
          <table:table-cell table:style-name="ce4" office:value-type="string" calcext:value-type="string">
            <text:p>HAKAN KARAS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12-09" calcext:value-type="date">
            <text:p>09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30T15:21:20" calcext:value-type="date">
            <text:p>30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0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2-19" calcext:value-type="date">
            <text:p>19.0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4" calcext:value-type="date">
            <text:p>03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0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619752316" calcext:value-type="float">
            <text:p>48619752316</text:p>
          </table:table-cell>
          <table:table-cell table:style-name="ce4" office:value-type="string" calcext:value-type="string">
            <text:p>MEHMET ŞİMŞ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5-25" calcext:value-type="date">
            <text:p>25.05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5" calcext:value-type="date">
            <text:p>03.01.2022</text:p>
          </table:table-cell>
          <table:table-cell table:style-name="ce4" office:value-type="string" calcext:value-type="string">
            <text:p>478</text:p>
          </table:table-cell>
          <table:table-cell table:style-name="ce15" table:formula="of:=IF([.G100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71428085948" calcext:value-type="float">
            <text:p>71428085948</text:p>
          </table:table-cell>
          <table:table-cell table:style-name="ce4" office:value-type="string" calcext:value-type="string">
            <text:p>SERAP PE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5-28" calcext:value-type="date">
            <text:p>28.05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7" calcext:value-type="date">
            <text:p>03.01.2022</text:p>
          </table:table-cell>
          <table:table-cell table:style-name="ce4" office:value-type="string" calcext:value-type="string">
            <text:p>651500</text:p>
          </table:table-cell>
          <table:table-cell table:style-name="ce15" table:formula="of:=IF([.G101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841152854" calcext:value-type="float">
            <text:p>19841152854</text:p>
          </table:table-cell>
          <table:table-cell table:style-name="ce4" office:value-type="string" calcext:value-type="string">
            <text:p>SALİH EVC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1-24" calcext:value-type="date">
            <text:p>24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3:34:59" calcext:value-type="date">
            <text:p>03.01.2022</text:p>
          </table:table-cell>
          <table:table-cell table:style-name="ce4" office:value-type="string" calcext:value-type="string">
            <text:p>28,42</text:p>
          </table:table-cell>
          <table:table-cell table:style-name="ce15" table:formula="of:=IF([.G101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5:54:52" calcext:value-type="date">
            <text:p>03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1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970282704" calcext:value-type="float">
            <text:p>45970282704</text:p>
          </table:table-cell>
          <table:table-cell table:style-name="ce4" office:value-type="string" calcext:value-type="string">
            <text:p>HALİS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2-06" calcext:value-type="date">
            <text:p>06.0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4T11:16:21" calcext:value-type="date">
            <text:p>04.01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101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311837532" calcext:value-type="float">
            <text:p>29311837532</text:p>
          </table:table-cell>
          <table:table-cell table:style-name="ce4" office:value-type="string" calcext:value-type="string">
            <text:p>ÜMMÜGÜLSÜM HALI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17" calcext:value-type="date">
            <text:p>17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4T14:05:21" calcext:value-type="date">
            <text:p>04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1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815322032" calcext:value-type="float">
            <text:p>44815322032</text:p>
          </table:table-cell>
          <table:table-cell table:style-name="ce4" office:value-type="string" calcext:value-type="string">
            <text:p>ŞAKİRE SO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6-03" calcext:value-type="date">
            <text:p>03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4T14:22:58" calcext:value-type="date">
            <text:p>04.01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101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1:30:27" calcext:value-type="date">
            <text:p>05.01.2022</text:p>
          </table:table-cell>
          <table:table-cell table:style-name="ce4" office:value-type="string" calcext:value-type="string">
            <text:p>174,8</text:p>
          </table:table-cell>
          <table:table-cell table:style-name="ce15" table:formula="of:=IF([.G101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499164520" calcext:value-type="float">
            <text:p>19499164520</text:p>
          </table:table-cell>
          <table:table-cell table:style-name="ce4" office:value-type="string" calcext:value-type="string">
            <text:p>MURAT YÜZBAŞ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12-12" calcext:value-type="date">
            <text:p>12.1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1:30:28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1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574162038" calcext:value-type="float">
            <text:p>19574162038</text:p>
          </table:table-cell>
          <table:table-cell table:style-name="ce4" office:value-type="string" calcext:value-type="string">
            <text:p>HATİCE FIRAT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2-10" calcext:value-type="date">
            <text:p>10.0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3:04:39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1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361760768" calcext:value-type="float">
            <text:p>48361760768</text:p>
          </table:table-cell>
          <table:table-cell table:style-name="ce4" office:value-type="string" calcext:value-type="string">
            <text:p>SEMRA KALAY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3-06" calcext:value-type="date">
            <text:p>06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3:15:20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1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778589430" calcext:value-type="float">
            <text:p>36778589430</text:p>
          </table:table-cell>
          <table:table-cell table:style-name="ce4" office:value-type="string" calcext:value-type="string">
            <text:p>ABDULKADİR İP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2-10" calcext:value-type="date">
            <text:p>1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2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2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6-25" calcext:value-type="date">
            <text:p>25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6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2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364069226" calcext:value-type="float">
            <text:p>22364069226</text:p>
          </table:table-cell>
          <table:table-cell table:style-name="ce4" office:value-type="string" calcext:value-type="string">
            <text:p>ŞERİF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8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2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050245838" calcext:value-type="float">
            <text:p>47050245838</text:p>
          </table:table-cell>
          <table:table-cell table:style-name="ce4" office:value-type="string" calcext:value-type="string">
            <text:p>ASIM ERS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8" calcext:value-type="date">
            <text:p>08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06:33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2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739256458" calcext:value-type="float">
            <text:p>16739256458</text:p>
          </table:table-cell>
          <table:table-cell table:style-name="ce4" office:value-type="string" calcext:value-type="string">
            <text:p>EMİNE DEDE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8-22" calcext:value-type="date">
            <text:p>22.08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23:51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2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705458294" calcext:value-type="float">
            <text:p>40705458294</text:p>
          </table:table-cell>
          <table:table-cell table:style-name="ce4" office:value-type="string" calcext:value-type="string">
            <text:p>CENGİZ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19" calcext:value-type="date">
            <text:p>19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27:02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2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207455906" calcext:value-type="float">
            <text:p>40207455906</text:p>
          </table:table-cell>
          <table:table-cell table:style-name="ce4" office:value-type="string" calcext:value-type="string">
            <text:p>AYLİN KAP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06-12" calcext:value-type="date">
            <text:p>12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26:41" calcext:value-type="date">
            <text:p>07.01.2022</text:p>
          </table:table-cell>
          <table:table-cell table:style-name="ce4" office:value-type="string" calcext:value-type="string">
            <text:p>5361</text:p>
          </table:table-cell>
          <table:table-cell table:style-name="ce15" table:formula="of:=IF([.G102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554929406" calcext:value-type="float">
            <text:p>26554929406</text:p>
          </table:table-cell>
          <table:table-cell table:style-name="ce4" office:value-type="string" calcext:value-type="string">
            <text:p>HAYRETTİN BİLK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11-02" calcext:value-type="date">
            <text:p>02.1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46:36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2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283405110" calcext:value-type="float">
            <text:p>42283405110</text:p>
          </table:table-cell>
          <table:table-cell table:style-name="ce4" office:value-type="string" calcext:value-type="string">
            <text:p>SALİH DİL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2-29" calcext:value-type="date">
            <text:p>29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55:19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2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129406036" calcext:value-type="float">
            <text:p>29129406036</text:p>
          </table:table-cell>
          <table:table-cell table:style-name="ce4" office:value-type="string" calcext:value-type="string">
            <text:p>KENAN ÇOB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11-28" calcext:value-type="date">
            <text:p>28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58:39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2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7-01" calcext:value-type="date">
            <text:p>01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3:02:44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3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077603506" calcext:value-type="float">
            <text:p>53077603506</text:p>
          </table:table-cell>
          <table:table-cell table:style-name="ce4" office:value-type="string" calcext:value-type="string">
            <text:p>SALİH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7-01" calcext:value-type="date">
            <text:p>01.07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4:41:53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3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136282442" calcext:value-type="float">
            <text:p>57136282442</text:p>
          </table:table-cell>
          <table:table-cell table:style-name="ce4" office:value-type="string" calcext:value-type="string">
            <text:p>AZİZ GÖ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6-17" calcext:value-type="date">
            <text:p>17.06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0T13:50:01" calcext:value-type="date">
            <text:p>10.01.2022</text:p>
          </table:table-cell>
          <table:table-cell table:style-name="ce4" office:value-type="string" calcext:value-type="string">
            <text:p>140,8</text:p>
          </table:table-cell>
          <table:table-cell table:style-name="ce15" table:formula="of:=IF([.G103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15857186" calcext:value-type="float">
            <text:p>15515857186</text:p>
          </table:table-cell>
          <table:table-cell table:style-name="ce4" office:value-type="string" calcext:value-type="string">
            <text:p>ASLIHAN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5-10" calcext:value-type="date">
            <text:p>10.05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0:24:10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3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877385958" calcext:value-type="float">
            <text:p>42877385958</text:p>
          </table:table-cell>
          <table:table-cell table:style-name="ce4" office:value-type="string" calcext:value-type="string">
            <text:p>LEYLA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2-18" calcext:value-type="date">
            <text:p>18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6" calcext:value-type="date">
            <text:p>11.01.2022</text:p>
          </table:table-cell>
          <table:table-cell table:style-name="ce4" office:value-type="string" calcext:value-type="string">
            <text:p>18,39</text:p>
          </table:table-cell>
          <table:table-cell table:style-name="ce15" table:formula="of:=IF([.G103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999348470" calcext:value-type="float">
            <text:p>43999348470</text:p>
          </table:table-cell>
          <table:table-cell table:style-name="ce4" office:value-type="string" calcext:value-type="string">
            <text:p>SERDAR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8-27" calcext:value-type="date">
            <text:p>27.08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7" calcext:value-type="date">
            <text:p>11.01.2022</text:p>
          </table:table-cell>
          <table:table-cell table:style-name="ce4" office:value-type="string" calcext:value-type="string">
            <text:p>68,31</text:p>
          </table:table-cell>
          <table:table-cell table:style-name="ce15" table:formula="of:=IF([.G103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472542960" calcext:value-type="float">
            <text:p>10472542960</text:p>
          </table:table-cell>
          <table:table-cell table:style-name="ce4" office:value-type="string" calcext:value-type="string">
            <text:p>SÜLEYMAN MAHMUT KAYAG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1-22" calcext:value-type="date">
            <text:p>22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8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3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204241382" calcext:value-type="float">
            <text:p>17204241382</text:p>
          </table:table-cell>
          <table:table-cell table:style-name="ce4" office:value-type="string" calcext:value-type="string">
            <text:p>SARE KOÇAK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6-25" calcext:value-type="date">
            <text:p>25.06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3:37:58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3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0-05" calcext:value-type="date">
            <text:p>05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4:36:15" calcext:value-type="date">
            <text:p>11.01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103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3-08" calcext:value-type="date">
            <text:p>08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1:03:34" calcext:value-type="date">
            <text:p>12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3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1:04:45" calcext:value-type="date">
            <text:p>12.01.2022</text:p>
          </table:table-cell>
          <table:table-cell table:style-name="ce4" office:value-type="string" calcext:value-type="string">
            <text:p>ÇALIŞMADAN SONUÇ ALINMIYOR.</text:p>
          </table:table-cell>
          <table:table-cell table:style-name="ce15" table:formula="of:=IF([.G104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6-01" calcext:value-type="date">
            <text:p>01.06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2:42:33" calcext:value-type="date">
            <text:p>12.01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104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138977192" calcext:value-type="float">
            <text:p>25138977192</text:p>
          </table:table-cell>
          <table:table-cell table:style-name="ce4" office:value-type="string" calcext:value-type="string">
            <text:p>HACER BAYG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10-01" calcext:value-type="date">
            <text:p>01.10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4:46:10" calcext:value-type="date">
            <text:p>12.01.2022</text:p>
          </table:table-cell>
          <table:table-cell table:style-name="ce4" office:value-type="string" calcext:value-type="string">
            <text:p>ÇALIŞAMADAN SONUÇ ALINAMIYOR.</text:p>
          </table:table-cell>
          <table:table-cell table:style-name="ce15" table:formula="of:=IF([.G104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1:59:44" calcext:value-type="date">
            <text:p>13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4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1-29" calcext:value-type="date">
            <text:p>29.01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4:02:35" calcext:value-type="date">
            <text:p>13.01.2022</text:p>
          </table:table-cell>
          <table:table-cell table:style-name="ce4" office:value-type="string" calcext:value-type="string">
            <text:p>YETERSİZ NUMUNE</text:p>
          </table:table-cell>
          <table:table-cell table:style-name="ce15" table:formula="of:=IF([.G104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016538842" calcext:value-type="float">
            <text:p>25016538842</text:p>
          </table:table-cell>
          <table:table-cell table:style-name="ce4" office:value-type="string" calcext:value-type="string">
            <text:p>ZEYNEP KES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11-15" calcext:value-type="date">
            <text:p>15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5:20:47" calcext:value-type="date">
            <text:p>13.01.2022</text:p>
          </table:table-cell>
          <table:table-cell table:style-name="ce4" office:value-type="string" calcext:value-type="string">
            <text:p>20,6</text:p>
          </table:table-cell>
          <table:table-cell table:style-name="ce15" table:formula="of:=IF([.G104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2-26" calcext:value-type="date">
            <text:p>26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5:21:42" calcext:value-type="date">
            <text:p>13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4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11-25" calcext:value-type="date">
            <text:p>25.1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06:03" calcext:value-type="date">
            <text:p>14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4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7989439898" calcext:value-type="float">
            <text:p>27989439898</text:p>
          </table:table-cell>
          <table:table-cell table:style-name="ce4" office:value-type="string" calcext:value-type="string">
            <text:p>ZÖHRE EDİ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2-01" calcext:value-type="date">
            <text:p>01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06:05" calcext:value-type="date">
            <text:p>14.01.2022</text:p>
          </table:table-cell>
          <table:table-cell table:style-name="ce4" office:value-type="string" calcext:value-type="string">
            <text:p>18,72</text:p>
          </table:table-cell>
          <table:table-cell table:style-name="ce15" table:formula="of:=IF([.G104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11-11" calcext:value-type="date">
            <text:p>11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23:52" calcext:value-type="date">
            <text:p>14.01.2022</text:p>
          </table:table-cell>
          <table:table-cell table:style-name="ce4" office:value-type="string" calcext:value-type="string">
            <text:p>244,2</text:p>
          </table:table-cell>
          <table:table-cell table:style-name="ce15" table:formula="of:=IF([.G104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7-16" calcext:value-type="date">
            <text:p>16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41:33" calcext:value-type="date">
            <text:p>14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5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076584338" calcext:value-type="float">
            <text:p>48076584338</text:p>
          </table:table-cell>
          <table:table-cell table:style-name="ce4" office:value-type="string" calcext:value-type="string">
            <text:p>İHSAN KARS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9-16" calcext:value-type="date">
            <text:p>16.09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55:56" calcext:value-type="date">
            <text:p>14.01.2022</text:p>
          </table:table-cell>
          <table:table-cell table:style-name="ce4" office:value-type="string" calcext:value-type="string">
            <text:p>1126</text:p>
          </table:table-cell>
          <table:table-cell table:style-name="ce15" table:formula="of:=IF([.G105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3-16" calcext:value-type="date">
            <text:p>16.03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1:38:35" calcext:value-type="date">
            <text:p>17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5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7-03-20" calcext:value-type="date">
            <text:p>20.03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3:13:40" calcext:value-type="date">
            <text:p>17.01.2022</text:p>
          </table:table-cell>
          <table:table-cell table:style-name="ce4" office:value-type="string" calcext:value-type="string">
            <text:p>20,3</text:p>
          </table:table-cell>
          <table:table-cell table:style-name="ce15" table:formula="of:=IF([.G105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921575396" calcext:value-type="float">
            <text:p>23921575396</text:p>
          </table:table-cell>
          <table:table-cell table:style-name="ce4" office:value-type="string" calcext:value-type="string">
            <text:p>BEKİR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3-07" calcext:value-type="date">
            <text:p>07.03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6" calcext:value-type="date">
            <text:p>17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5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482661190" calcext:value-type="float">
            <text:p>21482661190</text:p>
          </table:table-cell>
          <table:table-cell table:style-name="ce4" office:value-type="string" calcext:value-type="string">
            <text:p>HARU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10-30" calcext:value-type="date">
            <text:p>30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7" calcext:value-type="date">
            <text:p>17.01.2022</text:p>
          </table:table-cell>
          <table:table-cell table:style-name="ce4" office:value-type="string" calcext:value-type="string">
            <text:p>18010000</text:p>
          </table:table-cell>
          <table:table-cell table:style-name="ce15" table:formula="of:=IF([.G105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338838048" calcext:value-type="float">
            <text:p>29338838048</text:p>
          </table:table-cell>
          <table:table-cell table:style-name="ce4" office:value-type="string" calcext:value-type="string">
            <text:p>NEVİN E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20" calcext:value-type="date">
            <text:p>20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8" calcext:value-type="date">
            <text:p>17.01.2022</text:p>
          </table:table-cell>
          <table:table-cell table:style-name="ce4" office:value-type="string" calcext:value-type="string">
            <text:p>38,40</text:p>
          </table:table-cell>
          <table:table-cell table:style-name="ce15" table:formula="of:=IF([.G105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2-20" calcext:value-type="date">
            <text:p>20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5:57:40" calcext:value-type="date">
            <text:p>17.01.2022</text:p>
          </table:table-cell>
          <table:table-cell table:style-name="ce4" office:value-type="string" calcext:value-type="string">
            <text:p>4832</text:p>
          </table:table-cell>
          <table:table-cell table:style-name="ce15" table:formula="of:=IF([.G105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2:11:55" calcext:value-type="date">
            <text:p>18.01.2022</text:p>
          </table:table-cell>
          <table:table-cell table:style-name="ce4" office:value-type="string" calcext:value-type="string">
            <text:p>313,4</text:p>
          </table:table-cell>
          <table:table-cell table:style-name="ce15" table:formula="of:=IF([.G105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510464824" calcext:value-type="float">
            <text:p>40510464824</text:p>
          </table:table-cell>
          <table:table-cell table:style-name="ce4" office:value-type="string" calcext:value-type="string">
            <text:p>HALİL İBRAHİM UĞ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3:28:25" calcext:value-type="date">
            <text:p>18.01.2022</text:p>
          </table:table-cell>
          <table:table-cell table:style-name="ce4" office:value-type="string" calcext:value-type="string">
            <text:p>52460</text:p>
          </table:table-cell>
          <table:table-cell table:style-name="ce15" table:formula="of:=IF([.G105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4:31:47" calcext:value-type="date">
            <text:p>18.01.2022</text:p>
          </table:table-cell>
          <table:table-cell table:style-name="ce4" office:value-type="string" calcext:value-type="string">
            <text:p>340</text:p>
          </table:table-cell>
          <table:table-cell table:style-name="ce15" table:formula="of:=IF([.G106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8-05" calcext:value-type="date">
            <text:p>05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5:26:25" calcext:value-type="date">
            <text:p>18.01.2022</text:p>
          </table:table-cell>
          <table:table-cell table:style-name="ce4" office:value-type="string" calcext:value-type="string">
            <text:p>727,7</text:p>
          </table:table-cell>
          <table:table-cell table:style-name="ce15" table:formula="of:=IF([.G106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694492174" calcext:value-type="float">
            <text:p>39694492174</text:p>
          </table:table-cell>
          <table:table-cell table:style-name="ce4" office:value-type="string" calcext:value-type="string">
            <text:p>ALİ ÇA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4-25" calcext:value-type="date">
            <text:p>25.04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3" calcext:value-type="date">
            <text:p>19.01.2022</text:p>
          </table:table-cell>
          <table:table-cell table:style-name="ce4" office:value-type="string" calcext:value-type="string">
            <text:p>264100000</text:p>
          </table:table-cell>
          <table:table-cell table:style-name="ce15" table:formula="of:=IF([.G106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652493540" calcext:value-type="float">
            <text:p>39652493540</text:p>
          </table:table-cell>
          <table:table-cell table:style-name="ce4" office:value-type="string" calcext:value-type="string">
            <text:p>HACER ÇAT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6-10" calcext:value-type="date">
            <text:p>10.06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4" calcext:value-type="date">
            <text:p>19.01.2022</text:p>
          </table:table-cell>
          <table:table-cell table:style-name="ce4" office:value-type="string" calcext:value-type="string">
            <text:p>25,79</text:p>
          </table:table-cell>
          <table:table-cell table:style-name="ce15" table:formula="of:=IF([.G106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200541160" calcext:value-type="float">
            <text:p>38200541160</text:p>
          </table:table-cell>
          <table:table-cell table:style-name="ce4" office:value-type="string" calcext:value-type="string">
            <text:p>TÜRKAN TURAP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5-23" calcext:value-type="date">
            <text:p>23.05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9" calcext:value-type="date">
            <text:p>19.01.2022</text:p>
          </table:table-cell>
          <table:table-cell table:style-name="ce4" office:value-type="string" calcext:value-type="string">
            <text:p>539,6</text:p>
          </table:table-cell>
          <table:table-cell table:style-name="ce15" table:formula="of:=IF([.G106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815322032" calcext:value-type="float">
            <text:p>44815322032</text:p>
          </table:table-cell>
          <table:table-cell table:style-name="ce4" office:value-type="string" calcext:value-type="string">
            <text:p>ŞAKİRE SO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6-03" calcext:value-type="date">
            <text:p>03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4:35:24" calcext:value-type="date">
            <text:p>19.01.2022</text:p>
          </table:table-cell>
          <table:table-cell table:style-name="ce4" office:value-type="string" calcext:value-type="string">
            <text:p>213700000</text:p>
          </table:table-cell>
          <table:table-cell table:style-name="ce15" table:formula="of:=IF([.G106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510592490" calcext:value-type="float">
            <text:p>23510592490</text:p>
          </table:table-cell>
          <table:table-cell table:style-name="ce4" office:value-type="string" calcext:value-type="string">
            <text:p>MİYASE AKKU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2-04" calcext:value-type="date">
            <text:p>04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4:59:06" calcext:value-type="date">
            <text:p>19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6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5:41:13" calcext:value-type="date">
            <text:p>19.01.2022</text:p>
          </table:table-cell>
          <table:table-cell table:style-name="ce4" office:value-type="string" calcext:value-type="string">
            <text:p>270400000</text:p>
          </table:table-cell>
          <table:table-cell table:style-name="ce15" table:formula="of:=IF([.G106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122944886" calcext:value-type="float">
            <text:p>26122944886</text:p>
          </table:table-cell>
          <table:table-cell table:style-name="ce4" office:value-type="string" calcext:value-type="string">
            <text:p>SEDAT AK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8-23" calcext:value-type="date">
            <text:p>23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1:43:27" calcext:value-type="date">
            <text:p>20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6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629666988" calcext:value-type="float">
            <text:p>15629666988</text:p>
          </table:table-cell>
          <table:table-cell table:style-name="ce4" office:value-type="string" calcext:value-type="string">
            <text:p>FİKRİYE AK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6-07" calcext:value-type="date">
            <text:p>07.06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2:42:16" calcext:value-type="date">
            <text:p>20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6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970282704" calcext:value-type="float">
            <text:p>45970282704</text:p>
          </table:table-cell>
          <table:table-cell table:style-name="ce4" office:value-type="string" calcext:value-type="string">
            <text:p>HALİS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2-06" calcext:value-type="date">
            <text:p>06.0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2:42:17" calcext:value-type="date">
            <text:p>20.01.2022</text:p>
          </table:table-cell>
          <table:table-cell table:style-name="ce4" office:value-type="string" calcext:value-type="string">
            <text:p>1.603x10^1</text:p>
          </table:table-cell>
          <table:table-cell table:style-name="ce15" table:formula="of:=IF([.G107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0-05" calcext:value-type="date">
            <text:p>05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4:51:17" calcext:value-type="date">
            <text:p>20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7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551899446" calcext:value-type="float">
            <text:p>38551899446</text:p>
          </table:table-cell>
          <table:table-cell table:style-name="ce4" office:value-type="string" calcext:value-type="string">
            <text:p>İSMAİL KASAP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8-29" calcext:value-type="date">
            <text:p>29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0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7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601995466" calcext:value-type="float">
            <text:p>24601995466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24" calcext:value-type="date">
            <text:p>24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1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7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611897474" calcext:value-type="float">
            <text:p>38611897474</text:p>
          </table:table-cell>
          <table:table-cell table:style-name="ce4" office:value-type="string" calcext:value-type="string">
            <text:p>NURETTİN KASAP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10" calcext:value-type="date">
            <text:p>10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2" calcext:value-type="date">
            <text:p>21.01.2022</text:p>
          </table:table-cell>
          <table:table-cell table:style-name="ce4" office:value-type="string" calcext:value-type="string">
            <text:p>5529000</text:p>
          </table:table-cell>
          <table:table-cell table:style-name="ce15" table:formula="of:=IF([.G107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3487738786" calcext:value-type="float">
            <text:p>13487738786</text:p>
          </table:table-cell>
          <table:table-cell table:style-name="ce4" office:value-type="string" calcext:value-type="string">
            <text:p>PEHLÜL YAL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1-20" calcext:value-type="date">
            <text:p>20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3:26:04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7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740390310" calcext:value-type="float">
            <text:p>12740390310</text:p>
          </table:table-cell>
          <table:table-cell table:style-name="ce4" office:value-type="string" calcext:value-type="string">
            <text:p>KARANFİL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5:08:09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7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974082328" calcext:value-type="float">
            <text:p>21974082328</text:p>
          </table:table-cell>
          <table:table-cell table:style-name="ce4" office:value-type="string" calcext:value-type="string">
            <text:p>ÜNAL SAR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4-17" calcext:value-type="date">
            <text:p>17.04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4T10:21:43" calcext:value-type="date">
            <text:p>24.01.2022</text:p>
          </table:table-cell>
          <table:table-cell table:style-name="ce4" office:value-type="string" calcext:value-type="string">
            <text:p>514</text:p>
          </table:table-cell>
          <table:table-cell table:style-name="ce15" table:formula="of:=IF([.G107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526064052" calcext:value-type="float">
            <text:p>22526064052</text:p>
          </table:table-cell>
          <table:table-cell table:style-name="ce4" office:value-type="string" calcext:value-type="string">
            <text:p>ÖMER AK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2-10" calcext:value-type="date">
            <text:p>10.02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4T14:27:21" calcext:value-type="date">
            <text:p>24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7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290104582" calcext:value-type="float">
            <text:p>21290104582</text:p>
          </table:table-cell>
          <table:table-cell table:style-name="ce4" office:value-type="string" calcext:value-type="string">
            <text:p>METEHAN DAŞ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1-10" calcext:value-type="date">
            <text:p>10.01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08" calcext:value-type="date">
            <text:p>25.01.2022</text:p>
          </table:table-cell>
          <table:table-cell table:style-name="ce4" office:value-type="string" calcext:value-type="string">
            <text:p>1075000000</text:p>
          </table:table-cell>
          <table:table-cell table:style-name="ce15" table:formula="of:=IF([.G107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387658240" calcext:value-type="float">
            <text:p>34387658240</text:p>
          </table:table-cell>
          <table:table-cell table:style-name="ce4" office:value-type="string" calcext:value-type="string">
            <text:p>SEMANUR Y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3-04" calcext:value-type="date">
            <text:p>04.03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10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8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593956268" calcext:value-type="float">
            <text:p>12593956268</text:p>
          </table:table-cell>
          <table:table-cell table:style-name="ce4" office:value-type="string" calcext:value-type="string">
            <text:p>YASEMİN DAYANG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2-24" calcext:value-type="date">
            <text:p>24.02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10" calcext:value-type="date">
            <text:p>25.01.2022</text:p>
          </table:table-cell>
          <table:table-cell table:style-name="ce4" office:value-type="string" calcext:value-type="string">
            <text:p>156,6</text:p>
          </table:table-cell>
          <table:table-cell table:style-name="ce15" table:formula="of:=IF([.G108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2:01:34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8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497871928" calcext:value-type="float">
            <text:p>47497871928</text:p>
          </table:table-cell>
          <table:table-cell table:style-name="ce4" office:value-type="string" calcext:value-type="string">
            <text:p>FETH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4-16" calcext:value-type="date">
            <text:p>16.04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3:13:59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8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150776224" calcext:value-type="float">
            <text:p>31150776224</text:p>
          </table:table-cell>
          <table:table-cell table:style-name="ce4" office:value-type="string" calcext:value-type="string">
            <text:p>OSMAN ÖND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5-20" calcext:value-type="date">
            <text:p>20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3:14:00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8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7703890646" calcext:value-type="float">
            <text:p>27703890646</text:p>
          </table:table-cell>
          <table:table-cell table:style-name="ce4" office:value-type="string" calcext:value-type="string">
            <text:p>MUSTAFA KARA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7-29" calcext:value-type="date">
            <text:p>29.07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4:46:36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8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5906175804" calcext:value-type="float">
            <text:p>35906175804</text:p>
          </table:table-cell>
          <table:table-cell table:style-name="ce4" office:value-type="string" calcext:value-type="string">
            <text:p>HALİT DEMİR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5-25" calcext:value-type="date">
            <text:p>2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6T11:16:53" calcext:value-type="date">
            <text:p>26.01.2022</text:p>
          </table:table-cell>
          <table:table-cell table:style-name="ce4" office:value-type="string" calcext:value-type="string">
            <text:p>2,523x10^1</text:p>
          </table:table-cell>
          <table:table-cell table:style-name="ce15" table:formula="of:=IF([.G108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9664052176" calcext:value-type="float">
            <text:p>69664052176</text:p>
          </table:table-cell>
          <table:table-cell table:style-name="ce4" office:value-type="string" calcext:value-type="string">
            <text:p>ÖMER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2-06" calcext:value-type="date">
            <text:p>06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7T10:05:51" calcext:value-type="date">
            <text:p>27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8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111045388" calcext:value-type="float">
            <text:p>23111045388</text:p>
          </table:table-cell>
          <table:table-cell table:style-name="ce4" office:value-type="string" calcext:value-type="string">
            <text:p>RECEP AYD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1-01" calcext:value-type="date">
            <text:p>01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7T12:18:14" calcext:value-type="date">
            <text:p>27.01.2022</text:p>
          </table:table-cell>
          <table:table-cell table:style-name="ce4" office:value-type="string" calcext:value-type="string">
            <text:p>12,84</text:p>
          </table:table-cell>
          <table:table-cell table:style-name="ce15" table:formula="of:=IF([.G108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0164368708" calcext:value-type="float">
            <text:p>30164368708</text:p>
          </table:table-cell>
          <table:table-cell table:style-name="ce4" office:value-type="string" calcext:value-type="string">
            <text:p>KADİR ER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11-10" calcext:value-type="date">
            <text:p>10.11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4:22:37" calcext:value-type="date">
            <text:p>28.01.2022</text:p>
          </table:table-cell>
          <table:table-cell table:style-name="ce4" office:value-type="string" calcext:value-type="string">
            <text:p>15,61</text:p>
          </table:table-cell>
          <table:table-cell table:style-name="ce15" table:formula="of:=IF([.G108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137110332" calcext:value-type="float">
            <text:p>21137110332</text:p>
          </table:table-cell>
          <table:table-cell table:style-name="ce4" office:value-type="string" calcext:value-type="string">
            <text:p>ŞÜKRÜ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06" calcext:value-type="date">
            <text:p>06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4:22:40" calcext:value-type="date">
            <text:p>28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9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2-01" calcext:value-type="date">
            <text:p>01.0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5:00:43" calcext:value-type="date">
            <text:p>28.01.2022</text:p>
          </table:table-cell>
          <table:table-cell table:style-name="ce4" office:value-type="string" calcext:value-type="string">
            <text:p>126,7</text:p>
          </table:table-cell>
          <table:table-cell table:style-name="ce15" table:formula="of:=IF([.G109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452780638" calcext:value-type="float">
            <text:p>12452780638</text:p>
          </table:table-cell>
          <table:table-cell table:style-name="ce4" office:value-type="string" calcext:value-type="string">
            <text:p>DUYGU İŞBİL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2-12-21" calcext:value-type="date">
            <text:p>21.12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31T13:39:00" calcext:value-type="date">
            <text:p>31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9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12-10" calcext:value-type="date">
            <text:p>10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09:40:42" calcext:value-type="date">
            <text:p>01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9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878058002" calcext:value-type="float">
            <text:p>33878058002</text:p>
          </table:table-cell>
          <table:table-cell table:style-name="ce4" office:value-type="string" calcext:value-type="string">
            <text:p>DOĞAN İŞBİL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4-04" calcext:value-type="date">
            <text:p>04.04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0:03:56" calcext:value-type="date">
            <text:p>01.02.2022</text:p>
          </table:table-cell>
          <table:table-cell table:style-name="ce4" office:value-type="string" calcext:value-type="string">
            <text:p>11,90</text:p>
          </table:table-cell>
          <table:table-cell table:style-name="ce15" table:formula="of:=IF([.G109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914056832" calcext:value-type="float">
            <text:p>33914056832</text:p>
          </table:table-cell>
          <table:table-cell table:style-name="ce4" office:value-type="string" calcext:value-type="string">
            <text:p>MEHMET İŞBİL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7-01" calcext:value-type="date">
            <text:p>01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0:05:44" calcext:value-type="date">
            <text:p>01.02.2022</text:p>
          </table:table-cell>
          <table:table-cell table:style-name="ce4" office:value-type="string" calcext:value-type="string">
            <text:p>163700</text:p>
          </table:table-cell>
          <table:table-cell table:style-name="ce15" table:formula="of:=IF([.G109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8021881156" calcext:value-type="float">
            <text:p>28021881156</text:p>
          </table:table-cell>
          <table:table-cell table:style-name="ce4" office:value-type="string" calcext:value-type="string">
            <text:p>ÖMER AT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3-18" calcext:value-type="date">
            <text:p>18.03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2:48:36" calcext:value-type="date">
            <text:p>01.02.2022</text:p>
          </table:table-cell>
          <table:table-cell table:style-name="ce4" office:value-type="string" calcext:value-type="string">
            <text:p>232,3</text:p>
          </table:table-cell>
          <table:table-cell table:style-name="ce15" table:formula="of:=IF([.G109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2470105746" calcext:value-type="float">
            <text:p>62470105746</text:p>
          </table:table-cell>
          <table:table-cell table:style-name="ce4" office:value-type="string" calcext:value-type="string">
            <text:p>CEMİLE ŞEN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7-28" calcext:value-type="date">
            <text:p>28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5:17:23" calcext:value-type="date">
            <text:p>01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9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924878676" calcext:value-type="float">
            <text:p>14924878676</text:p>
          </table:table-cell>
          <table:table-cell table:style-name="ce4" office:value-type="string" calcext:value-type="string">
            <text:p>HASAN AKTU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01" calcext:value-type="date">
            <text:p>0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1:10:35" calcext:value-type="date">
            <text:p>02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09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642059700" calcext:value-type="float">
            <text:p>52642059700</text:p>
          </table:table-cell>
          <table:table-cell table:style-name="ce4" office:value-type="string" calcext:value-type="string">
            <text:p>AHMET TURAN KASIML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1-05" calcext:value-type="date">
            <text:p>05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4:33:33" calcext:value-type="date">
            <text:p>02.02.2022</text:p>
          </table:table-cell>
          <table:table-cell table:style-name="ce4" office:value-type="string" calcext:value-type="string">
            <text:p>6113000</text:p>
          </table:table-cell>
          <table:table-cell table:style-name="ce15" table:formula="of:=IF([.G109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751155846" calcext:value-type="float">
            <text:p>19751155846</text:p>
          </table:table-cell>
          <table:table-cell table:style-name="ce4" office:value-type="string" calcext:value-type="string">
            <text:p>İSMET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6-10" calcext:value-type="date">
            <text:p>10.06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4:56:43" calcext:value-type="date">
            <text:p>02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0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053346616" calcext:value-type="float">
            <text:p>44053346616</text:p>
          </table:table-cell>
          <table:table-cell table:style-name="ce4" office:value-type="string" calcext:value-type="string">
            <text:p>EROL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1-01" calcext:value-type="date">
            <text:p>01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5:17:49" calcext:value-type="date">
            <text:p>02.02.2022</text:p>
          </table:table-cell>
          <table:table-cell table:style-name="ce4" office:value-type="string" calcext:value-type="string">
            <text:p>3006000</text:p>
          </table:table-cell>
          <table:table-cell table:style-name="ce15" table:formula="of:=IF([.G110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7-03" calcext:value-type="date">
            <text:p>03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1:43:12" calcext:value-type="date">
            <text:p>04.02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110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555230592" calcext:value-type="float">
            <text:p>17555230592</text:p>
          </table:table-cell>
          <table:table-cell table:style-name="ce4" office:value-type="string" calcext:value-type="string">
            <text:p>FİLİZ EKİNC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10-01" calcext:value-type="date">
            <text:p>01.10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4:57:50" calcext:value-type="date">
            <text:p>04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0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7-01" calcext:value-type="date">
            <text:p>01.07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4:58:01" calcext:value-type="date">
            <text:p>04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0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163540118" calcext:value-type="float">
            <text:p>25163540118</text:p>
          </table:table-cell>
          <table:table-cell table:style-name="ce4" office:value-type="string" calcext:value-type="string">
            <text:p>BEKİR ALTINDA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3-03" calcext:value-type="date">
            <text:p>03.03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5:44:44" calcext:value-type="date">
            <text:p>04.02.2022</text:p>
          </table:table-cell>
          <table:table-cell table:style-name="ce4" office:value-type="string" calcext:value-type="string">
            <text:p>56,2</text:p>
          </table:table-cell>
          <table:table-cell table:style-name="ce15" table:formula="of:=IF([.G110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7885113942" calcext:value-type="float">
            <text:p>67885113942</text:p>
          </table:table-cell>
          <table:table-cell table:style-name="ce4" office:value-type="string" calcext:value-type="string">
            <text:p>MUSTAFA YAL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21" calcext:value-type="date">
            <text:p>21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1:55:33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0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325304242" calcext:value-type="float">
            <text:p>45325304242</text:p>
          </table:table-cell>
          <table:table-cell table:style-name="ce4" office:value-type="string" calcext:value-type="string">
            <text:p>AYŞEGÜL US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2-01" calcext:value-type="date">
            <text:p>01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35:44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0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4301005356" calcext:value-type="float">
            <text:p>54301005356</text:p>
          </table:table-cell>
          <table:table-cell table:style-name="ce4" office:value-type="string" calcext:value-type="string">
            <text:p>KEMAL 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0-01" calcext:value-type="date">
            <text:p>01.10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46:51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0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5-05" calcext:value-type="date">
            <text:p>05.05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47:51" calcext:value-type="date">
            <text:p>07.02.2022</text:p>
          </table:table-cell>
          <table:table-cell table:style-name="ce4" office:value-type="string" calcext:value-type="string">
            <text:p>104,2</text:p>
          </table:table-cell>
          <table:table-cell table:style-name="ce15" table:formula="of:=IF([.G110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0283805818" calcext:value-type="float">
            <text:p>30283805818</text:p>
          </table:table-cell>
          <table:table-cell table:style-name="ce4" office:value-type="string" calcext:value-type="string">
            <text:p>ZİYAATTİN ŞAHİNP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10" calcext:value-type="date">
            <text:p>10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5:20:35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1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1334103998" calcext:value-type="float">
            <text:p>51334103998</text:p>
          </table:table-cell>
          <table:table-cell table:style-name="ce4" office:value-type="string" calcext:value-type="string">
            <text:p>AKGÜL AYB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30" calcext:value-type="date">
            <text:p>30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5:32:47" calcext:value-type="date">
            <text:p>07.02.2022</text:p>
          </table:table-cell>
          <table:table-cell table:style-name="ce4" office:value-type="string" calcext:value-type="string">
            <text:p>416,7</text:p>
          </table:table-cell>
          <table:table-cell table:style-name="ce15" table:formula="of:=IF([.G111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1-28" calcext:value-type="date">
            <text:p>28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0:07" calcext:value-type="date">
            <text:p>08.02.2022</text:p>
          </table:table-cell>
          <table:table-cell table:style-name="ce4" office:value-type="string" calcext:value-type="string">
            <text:p>24,43</text:p>
          </table:table-cell>
          <table:table-cell table:style-name="ce15" table:formula="of:=IF([.G111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1-19" calcext:value-type="date">
            <text:p>19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9:05" calcext:value-type="date">
            <text:p>08.02.2022</text:p>
          </table:table-cell>
          <table:table-cell table:style-name="ce4" office:value-type="string" calcext:value-type="string">
            <text:p>19,43</text:p>
          </table:table-cell>
          <table:table-cell table:style-name="ce15" table:formula="of:=IF([.G111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9:17" calcext:value-type="date">
            <text:p>08.02.2022</text:p>
          </table:table-cell>
          <table:table-cell table:style-name="ce4" office:value-type="string" calcext:value-type="string">
            <text:p>33,55</text:p>
          </table:table-cell>
          <table:table-cell table:style-name="ce15" table:formula="of:=IF([.G111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6-01" calcext:value-type="date">
            <text:p>01.06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2:55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1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115411234" calcext:value-type="float">
            <text:p>42115411234</text:p>
          </table:table-cell>
          <table:table-cell table:style-name="ce4" office:value-type="string" calcext:value-type="string">
            <text:p>ŞENGÜL AY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4-10" calcext:value-type="date">
            <text:p>10.04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2:56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1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250402658" calcext:value-type="float">
            <text:p>31250402658</text:p>
          </table:table-cell>
          <table:table-cell table:style-name="ce4" office:value-type="string" calcext:value-type="string">
            <text:p>SEVGİ SOY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2-10" calcext:value-type="date">
            <text:p>10.02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6:33" calcext:value-type="date">
            <text:p>10.02.2022</text:p>
          </table:table-cell>
          <table:table-cell table:style-name="ce4" office:value-type="string" calcext:value-type="string">
            <text:p>34,99</text:p>
          </table:table-cell>
          <table:table-cell table:style-name="ce15" table:formula="of:=IF([.G111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440892870" calcext:value-type="float">
            <text:p>44440892870</text:p>
          </table:table-cell>
          <table:table-cell table:style-name="ce4" office:value-type="string" calcext:value-type="string">
            <text:p>HATİCE K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1-08" calcext:value-type="date">
            <text:p>0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2:29:47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1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196608324" calcext:value-type="float">
            <text:p>36196608324</text:p>
          </table:table-cell>
          <table:table-cell table:style-name="ce4" office:value-type="string" calcext:value-type="string">
            <text:p>NİZAMETTİN UY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12-11" calcext:value-type="date">
            <text:p>11.1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2:29:48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1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536830400" calcext:value-type="float">
            <text:p>29536830400</text:p>
          </table:table-cell>
          <table:table-cell table:style-name="ce4" office:value-type="string" calcext:value-type="string">
            <text:p>YADİGAR SÖĞÜT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03-23" calcext:value-type="date">
            <text:p>23.03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4:46:18" calcext:value-type="date">
            <text:p>10.02.2022</text:p>
          </table:table-cell>
          <table:table-cell table:style-name="ce4" office:value-type="string" calcext:value-type="string">
            <text:p>22,89</text:p>
          </table:table-cell>
          <table:table-cell table:style-name="ce15" table:formula="of:=IF([.G112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9348169352" calcext:value-type="float">
            <text:p>49348169352</text:p>
          </table:table-cell>
          <table:table-cell table:style-name="ce4" office:value-type="string" calcext:value-type="string">
            <text:p>HURİYE DAN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1-01" calcext:value-type="date">
            <text:p>01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4:46:41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2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793658052" calcext:value-type="float">
            <text:p>45793658052</text:p>
          </table:table-cell>
          <table:table-cell table:style-name="ce4" office:value-type="string" calcext:value-type="string">
            <text:p>ZELİHA YAV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8-15" calcext:value-type="date">
            <text:p>15.08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0:35" calcext:value-type="date">
            <text:p>11.02.2022</text:p>
          </table:table-cell>
          <table:table-cell table:style-name="ce4" office:value-type="string" calcext:value-type="string">
            <text:p>537,1</text:p>
          </table:table-cell>
          <table:table-cell table:style-name="ce15" table:formula="of:=IF([.G112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0:49" calcext:value-type="date">
            <text:p>11.02.2022</text:p>
          </table:table-cell>
          <table:table-cell table:style-name="ce4" office:value-type="string" calcext:value-type="string">
            <text:p>46,48</text:p>
          </table:table-cell>
          <table:table-cell table:style-name="ce15" table:formula="of:=IF([.G112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01" calcext:value-type="date">
            <text:p>01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2" calcext:value-type="date">
            <text:p>11.02.2022</text:p>
          </table:table-cell>
          <table:table-cell table:style-name="ce4" office:value-type="string" calcext:value-type="string">
            <text:p>22,54</text:p>
          </table:table-cell>
          <table:table-cell table:style-name="ce15" table:formula="of:=IF([.G112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3" calcext:value-type="date">
            <text:p>11.02.2022</text:p>
          </table:table-cell>
          <table:table-cell table:style-name="ce4" office:value-type="string" calcext:value-type="string">
            <text:p>101,2</text:p>
          </table:table-cell>
          <table:table-cell table:style-name="ce15" table:formula="of:=IF([.G112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4664393404" calcext:value-type="float">
            <text:p>54664393404</text:p>
          </table:table-cell>
          <table:table-cell table:style-name="ce4" office:value-type="string" calcext:value-type="string">
            <text:p>RESUL AK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11-16" calcext:value-type="date">
            <text:p>16.11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4" calcext:value-type="date">
            <text:p>11.02.2022</text:p>
          </table:table-cell>
          <table:table-cell table:style-name="ce4" office:value-type="string" calcext:value-type="string">
            <text:p>23,65</text:p>
          </table:table-cell>
          <table:table-cell table:style-name="ce15" table:formula="of:=IF([.G112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5315010536" calcext:value-type="float">
            <text:p>35315010536</text:p>
          </table:table-cell>
          <table:table-cell table:style-name="ce4" office:value-type="string" calcext:value-type="string">
            <text:p>BAHRİ AKY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4-04" calcext:value-type="date">
            <text:p>04.04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5:22:38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2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5198537340" calcext:value-type="float">
            <text:p>55198537340</text:p>
          </table:table-cell>
          <table:table-cell table:style-name="ce4" office:value-type="string" calcext:value-type="string">
            <text:p>HASAN ER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5-01" calcext:value-type="date">
            <text:p>01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5:27:54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2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789459972" calcext:value-type="float">
            <text:p>40789459972</text:p>
          </table:table-cell>
          <table:table-cell table:style-name="ce4" office:value-type="string" calcext:value-type="string">
            <text:p>REMZİ 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11-12" calcext:value-type="date">
            <text:p>12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2:43:31" calcext:value-type="date">
            <text:p>14.02.2022</text:p>
          </table:table-cell>
          <table:table-cell table:style-name="ce4" office:value-type="string" calcext:value-type="string">
            <text:p>529,4</text:p>
          </table:table-cell>
          <table:table-cell table:style-name="ce15" table:formula="of:=IF([.G112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915455700" calcext:value-type="float">
            <text:p>40915455700</text:p>
          </table:table-cell>
          <table:table-cell table:style-name="ce4" office:value-type="string" calcext:value-type="string">
            <text:p>İSA 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01" calcext:value-type="date">
            <text:p>0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08:32" calcext:value-type="date">
            <text:p>14.02.2022</text:p>
          </table:table-cell>
          <table:table-cell table:style-name="ce4" office:value-type="string" calcext:value-type="string">
            <text:p>47,29</text:p>
          </table:table-cell>
          <table:table-cell table:style-name="ce15" table:formula="of:=IF([.G113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569029548" calcext:value-type="float">
            <text:p>53569029548</text:p>
          </table:table-cell>
          <table:table-cell table:style-name="ce4" office:value-type="string" calcext:value-type="string">
            <text:p>HACI CAN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10" calcext:value-type="date">
            <text:p>10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12:46" calcext:value-type="date">
            <text:p>14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3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12:47" calcext:value-type="date">
            <text:p>14.02.2022</text:p>
          </table:table-cell>
          <table:table-cell table:style-name="ce4" office:value-type="string" calcext:value-type="string">
            <text:p>47,46</text:p>
          </table:table-cell>
          <table:table-cell table:style-name="ce15" table:formula="of:=IF([.G113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7909551920" calcext:value-type="float">
            <text:p>37909551920</text:p>
          </table:table-cell>
          <table:table-cell table:style-name="ce4" office:value-type="string" calcext:value-type="string">
            <text:p>KAAN YENİL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3-06" calcext:value-type="date">
            <text:p>06.03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30:47" calcext:value-type="date">
            <text:p>14.02.2022</text:p>
          </table:table-cell>
          <table:table-cell table:style-name="ce4" office:value-type="string" calcext:value-type="string">
            <text:p>269900000</text:p>
          </table:table-cell>
          <table:table-cell table:style-name="ce15" table:formula="of:=IF([.G113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518031264" calcext:value-type="float">
            <text:p>53518031264</text:p>
          </table:table-cell>
          <table:table-cell table:style-name="ce4" office:value-type="string" calcext:value-type="string">
            <text:p>ANAKIZ CAN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4:38:23" calcext:value-type="date">
            <text:p>14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3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344303946" calcext:value-type="float">
            <text:p>15344303946</text:p>
          </table:table-cell>
          <table:table-cell table:style-name="ce4" office:value-type="string" calcext:value-type="string">
            <text:p>CAFER GÜRSE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3-01" calcext:value-type="date">
            <text:p>01.03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1:28:00" calcext:value-type="date">
            <text:p>15.02.2022</text:p>
          </table:table-cell>
          <table:table-cell table:style-name="ce4" office:value-type="string" calcext:value-type="string">
            <text:p>108,9</text:p>
          </table:table-cell>
          <table:table-cell table:style-name="ce15" table:formula="of:=IF([.G113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12-31" calcext:value-type="date">
            <text:p>31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2:34:59" calcext:value-type="date">
            <text:p>15.02.2022</text:p>
          </table:table-cell>
          <table:table-cell table:style-name="ce4" office:value-type="string" calcext:value-type="string">
            <text:p>552,6</text:p>
          </table:table-cell>
          <table:table-cell table:style-name="ce15" table:formula="of:=IF([.G113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2-03" calcext:value-type="date">
            <text:p>03.0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2:40:35" calcext:value-type="date">
            <text:p>15.02.2022</text:p>
          </table:table-cell>
          <table:table-cell table:style-name="ce4" office:value-type="string" calcext:value-type="string">
            <text:p>49,14</text:p>
          </table:table-cell>
          <table:table-cell table:style-name="ce15" table:formula="of:=IF([.G113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224307194" calcext:value-type="float">
            <text:p>15224307194</text:p>
          </table:table-cell>
          <table:table-cell table:style-name="ce4" office:value-type="string" calcext:value-type="string">
            <text:p>CELİ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9" calcext:value-type="date">
            <text:p>19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0:57:36" calcext:value-type="date">
            <text:p>16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3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1:38:27" calcext:value-type="date">
            <text:p>16.02.2022</text:p>
          </table:table-cell>
          <table:table-cell table:style-name="ce4" office:value-type="string" calcext:value-type="string">
            <text:p>1117</text:p>
          </table:table-cell>
          <table:table-cell table:style-name="ce15" table:formula="of:=IF([.G113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745694630" calcext:value-type="float">
            <text:p>33745694630</text:p>
          </table:table-cell>
          <table:table-cell table:style-name="ce4" office:value-type="string" calcext:value-type="string">
            <text:p>MEME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9-06-12" calcext:value-type="date">
            <text:p>12.06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2:40:19" calcext:value-type="date">
            <text:p>16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4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924775204" calcext:value-type="float">
            <text:p>17924775204</text:p>
          </table:table-cell>
          <table:table-cell table:style-name="ce4" office:value-type="string" calcext:value-type="string">
            <text:p>MENEKŞ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2:40:19" calcext:value-type="date">
            <text:p>16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4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243074300" calcext:value-type="float">
            <text:p>52243074300</text:p>
          </table:table-cell>
          <table:table-cell table:style-name="ce4" office:value-type="string" calcext:value-type="string">
            <text:p>DURAN EKİN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16" calcext:value-type="date">
            <text:p>16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4:55:47" calcext:value-type="date">
            <text:p>16.02.2022</text:p>
          </table:table-cell>
          <table:table-cell table:style-name="ce4" office:value-type="string" calcext:value-type="string">
            <text:p>13,58</text:p>
          </table:table-cell>
          <table:table-cell table:style-name="ce15" table:formula="of:=IF([.G114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5:07:18" calcext:value-type="date">
            <text:p>16.02.2022</text:p>
          </table:table-cell>
          <table:table-cell table:style-name="ce4" office:value-type="string" calcext:value-type="string">
            <text:p>383,7</text:p>
          </table:table-cell>
          <table:table-cell table:style-name="ce15" table:formula="of:=IF([.G114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0146512936" calcext:value-type="float">
            <text:p>50146512936</text:p>
          </table:table-cell>
          <table:table-cell table:style-name="ce4" office:value-type="string" calcext:value-type="string">
            <text:p>EVREN ÜÇDİRH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5-05" calcext:value-type="date">
            <text:p>05.05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5:56:25" calcext:value-type="date">
            <text:p>16.02.2022</text:p>
          </table:table-cell>
          <table:table-cell table:style-name="ce4" office:value-type="string" calcext:value-type="string">
            <text:p>52,63</text:p>
          </table:table-cell>
          <table:table-cell table:style-name="ce15" table:formula="of:=IF([.G114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1:41:04" calcext:value-type="date">
            <text:p>17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4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7478903640" calcext:value-type="float">
            <text:p>27478903640</text:p>
          </table:table-cell>
          <table:table-cell table:style-name="ce4" office:value-type="string" calcext:value-type="string">
            <text:p>ORHAN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1-01" calcext:value-type="date">
            <text:p>01.0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2:37:28" calcext:value-type="date">
            <text:p>17.02.2022</text:p>
          </table:table-cell>
          <table:table-cell table:style-name="ce4" office:value-type="string" calcext:value-type="string">
            <text:p>58,11</text:p>
          </table:table-cell>
          <table:table-cell table:style-name="ce15" table:formula="of:=IF([.G114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4:48:49" calcext:value-type="date">
            <text:p>17.02.2022</text:p>
          </table:table-cell>
          <table:table-cell table:style-name="ce4" office:value-type="string" calcext:value-type="string">
            <text:p>24,69</text:p>
          </table:table-cell>
          <table:table-cell table:style-name="ce15" table:formula="of:=IF([.G114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7-03" calcext:value-type="date">
            <text:p>03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1:18:16" calcext:value-type="date">
            <text:p>18.02.2022</text:p>
          </table:table-cell>
          <table:table-cell table:style-name="ce4" office:value-type="string" calcext:value-type="string">
            <text:p>866,8</text:p>
          </table:table-cell>
          <table:table-cell table:style-name="ce15" table:formula="of:=IF([.G114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5-09" calcext:value-type="date">
            <text:p>09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4:33:01" calcext:value-type="date">
            <text:p>18.02.2022</text:p>
          </table:table-cell>
          <table:table-cell table:style-name="ce4" office:value-type="string" calcext:value-type="string">
            <text:p>26,67</text:p>
          </table:table-cell>
          <table:table-cell table:style-name="ce15" table:formula="of:=IF([.G114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1-29" calcext:value-type="date">
            <text:p>29.01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5:14:44" calcext:value-type="date">
            <text:p>18.02.2022</text:p>
          </table:table-cell>
          <table:table-cell table:style-name="ce4" office:value-type="string" calcext:value-type="string">
            <text:p>118</text:p>
          </table:table-cell>
          <table:table-cell table:style-name="ce15" table:formula="of:=IF([.G115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027938512" calcext:value-type="float">
            <text:p>43027938512</text:p>
          </table:table-cell>
          <table:table-cell table:style-name="ce4" office:value-type="string" calcext:value-type="string">
            <text:p>TÜLAY GÜN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3-03" calcext:value-type="date">
            <text:p>03.03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5:14:45" calcext:value-type="date">
            <text:p>18.02.2022</text:p>
          </table:table-cell>
          <table:table-cell table:style-name="ce4" office:value-type="string" calcext:value-type="string">
            <text:p>435</text:p>
          </table:table-cell>
          <table:table-cell table:style-name="ce15" table:formula="of:=IF([.G115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826559838" calcext:value-type="float">
            <text:p>48826559838</text:p>
          </table:table-cell>
          <table:table-cell table:style-name="ce4" office:value-type="string" calcext:value-type="string">
            <text:p>NİGARİ ŞENDEMİR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2-01" calcext:value-type="date">
            <text:p>01.02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2:30:21" calcext:value-type="date">
            <text:p>21.02.2022</text:p>
          </table:table-cell>
          <table:table-cell table:style-name="ce4" office:value-type="string" calcext:value-type="string">
            <text:p>52,12</text:p>
          </table:table-cell>
          <table:table-cell table:style-name="ce15" table:formula="of:=IF([.G115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3:32:29" calcext:value-type="date">
            <text:p>21.02.2022</text:p>
          </table:table-cell>
          <table:table-cell table:style-name="ce4" office:value-type="string" calcext:value-type="string">
            <text:p>24,14</text:p>
          </table:table-cell>
          <table:table-cell table:style-name="ce15" table:formula="of:=IF([.G115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741257938" calcext:value-type="float">
            <text:p>46741257938</text:p>
          </table:table-cell>
          <table:table-cell table:style-name="ce4" office:value-type="string" calcext:value-type="string">
            <text:p>AHMET ÇEL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15" calcext:value-type="date">
            <text:p>15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5:31:15" calcext:value-type="date">
            <text:p>21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5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088511252" calcext:value-type="float">
            <text:p>39088511252</text:p>
          </table:table-cell>
          <table:table-cell table:style-name="ce4" office:value-type="string" calcext:value-type="string">
            <text:p>RAKİBE ATAP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5-06" calcext:value-type="date">
            <text:p>06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1:45:27" calcext:value-type="date">
            <text:p>22.02.2022</text:p>
          </table:table-cell>
          <table:table-cell table:style-name="ce4" office:value-type="string" calcext:value-type="string">
            <text:p>193,7</text:p>
          </table:table-cell>
          <table:table-cell table:style-name="ce15" table:formula="of:=IF([.G115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45296726" calcext:value-type="float">
            <text:p>15545296726</text:p>
          </table:table-cell>
          <table:table-cell table:style-name="ce4" office:value-type="string" calcext:value-type="string">
            <text:p>MAHMUT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8-01" calcext:value-type="date">
            <text:p>01.08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1:46:45" calcext:value-type="date">
            <text:p>22.02.2022</text:p>
          </table:table-cell>
          <table:table-cell table:style-name="ce4" office:value-type="string" calcext:value-type="string">
            <text:p>1889</text:p>
          </table:table-cell>
          <table:table-cell table:style-name="ce15" table:formula="of:=IF([.G115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4-15" calcext:value-type="date">
            <text:p>15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06:51" calcext:value-type="date">
            <text:p>22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5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7-10" calcext:value-type="date">
            <text:p>10.07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47:11" calcext:value-type="date">
            <text:p>22.02.2022</text:p>
          </table:table-cell>
          <table:table-cell table:style-name="ce4" office:value-type="string" calcext:value-type="string">
            <text:p>35,23</text:p>
          </table:table-cell>
          <table:table-cell table:style-name="ce15" table:formula="of:=IF([.G115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479263164" calcext:value-type="float">
            <text:p>33479263164</text:p>
          </table:table-cell>
          <table:table-cell table:style-name="ce4" office:value-type="string" calcext:value-type="string">
            <text:p>TUĞBA GEN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01-10" calcext:value-type="date">
            <text:p>10.01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51:09" calcext:value-type="date">
            <text:p>22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5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4:49:42" calcext:value-type="date">
            <text:p>22.02.2022</text:p>
          </table:table-cell>
          <table:table-cell table:style-name="ce4" office:value-type="string" calcext:value-type="string">
            <text:p>107,6</text:p>
          </table:table-cell>
          <table:table-cell table:style-name="ce15" table:formula="of:=IF([.G116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322470672" calcext:value-type="float">
            <text:p>10322470672</text:p>
          </table:table-cell>
          <table:table-cell table:style-name="ce4" office:value-type="string" calcext:value-type="string">
            <text:p>MERYEM ŞAŞ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9-24" calcext:value-type="date">
            <text:p>24.09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7" calcext:value-type="date">
            <text:p>23.02.2022</text:p>
          </table:table-cell>
          <table:table-cell table:style-name="ce4" office:value-type="string" calcext:value-type="string">
            <text:p>360,3</text:p>
          </table:table-cell>
          <table:table-cell table:style-name="ce15" table:formula="of:=IF([.G116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654059354" calcext:value-type="float">
            <text:p>52654059354</text:p>
          </table:table-cell>
          <table:table-cell table:style-name="ce4" office:value-type="string" calcext:value-type="string">
            <text:p>NURAN KASIM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6-17" calcext:value-type="date">
            <text:p>17.06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8" calcext:value-type="date">
            <text:p>23.02.2022</text:p>
          </table:table-cell>
          <table:table-cell table:style-name="ce4" office:value-type="string" calcext:value-type="string">
            <text:p>91300</text:p>
          </table:table-cell>
          <table:table-cell table:style-name="ce15" table:formula="of:=IF([.G116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827187620" calcext:value-type="float">
            <text:p>18827187620</text:p>
          </table:table-cell>
          <table:table-cell table:style-name="ce4" office:value-type="string" calcext:value-type="string">
            <text:p>ÜN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17" calcext:value-type="date">
            <text:p>17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8" calcext:value-type="date">
            <text:p>23.02.2022</text:p>
          </table:table-cell>
          <table:table-cell table:style-name="ce4" office:value-type="string" calcext:value-type="string">
            <text:p>446,5</text:p>
          </table:table-cell>
          <table:table-cell table:style-name="ce15" table:formula="of:=IF([.G116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639059874" calcext:value-type="float">
            <text:p>52639059874</text:p>
          </table:table-cell>
          <table:table-cell table:style-name="ce4" office:value-type="string" calcext:value-type="string">
            <text:p>YASİN KASIML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09-08" calcext:value-type="date">
            <text:p>08.09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9" calcext:value-type="date">
            <text:p>23.02.2022</text:p>
          </table:table-cell>
          <table:table-cell table:style-name="ce4" office:value-type="string" calcext:value-type="string">
            <text:p>875400</text:p>
          </table:table-cell>
          <table:table-cell table:style-name="ce15" table:formula="of:=IF([.G116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430067026" calcext:value-type="float">
            <text:p>22430067026</text:p>
          </table:table-cell>
          <table:table-cell table:style-name="ce4" office:value-type="string" calcext:value-type="string">
            <text:p>AYŞ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2-07-01" calcext:value-type="date">
            <text:p>01.07.19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37:20" calcext:value-type="date">
            <text:p>23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6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52:11" calcext:value-type="date">
            <text:p>23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6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58:16" calcext:value-type="date">
            <text:p>23.02.2022</text:p>
          </table:table-cell>
          <table:table-cell table:style-name="ce4" office:value-type="string" calcext:value-type="string">
            <text:p>318,2</text:p>
          </table:table-cell>
          <table:table-cell table:style-name="ce15" table:formula="of:=IF([.G116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04:27" calcext:value-type="date">
            <text:p>23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6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10:56" calcext:value-type="date">
            <text:p>23.02.2022</text:p>
          </table:table-cell>
          <table:table-cell table:style-name="ce4" office:value-type="string" calcext:value-type="string">
            <text:p>242,9</text:p>
          </table:table-cell>
          <table:table-cell table:style-name="ce15" table:formula="of:=IF([.G116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20:02" calcext:value-type="date">
            <text:p>23.02.2022</text:p>
          </table:table-cell>
          <table:table-cell table:style-name="ce4" office:value-type="string" calcext:value-type="string">
            <text:p>104,2</text:p>
          </table:table-cell>
          <table:table-cell table:style-name="ce15" table:formula="of:=IF([.G117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5315010536" calcext:value-type="float">
            <text:p>35315010536</text:p>
          </table:table-cell>
          <table:table-cell table:style-name="ce4" office:value-type="string" calcext:value-type="string">
            <text:p>BAHRİ AKY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4-04" calcext:value-type="date">
            <text:p>04.04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17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7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018947622" calcext:value-type="float">
            <text:p>14018947622</text:p>
          </table:table-cell>
          <table:table-cell table:style-name="ce4" office:value-type="string" calcext:value-type="string">
            <text:p>GÜLER ANDİ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5-05" calcext:value-type="date">
            <text:p>05.05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20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7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704008568" calcext:value-type="float">
            <text:p>53704008568</text:p>
          </table:table-cell>
          <table:table-cell table:style-name="ce4" office:value-type="string" calcext:value-type="string">
            <text:p>KADİR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9-30" calcext:value-type="date">
            <text:p>30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24" calcext:value-type="date">
            <text:p>24.02.2022</text:p>
          </table:table-cell>
          <table:table-cell table:style-name="ce4" office:value-type="string" calcext:value-type="string">
            <text:p>415,2</text:p>
          </table:table-cell>
          <table:table-cell table:style-name="ce15" table:formula="of:=IF([.G117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662925454" calcext:value-type="float">
            <text:p>41662925454</text:p>
          </table:table-cell>
          <table:table-cell table:style-name="ce4" office:value-type="string" calcext:value-type="string">
            <text:p>HATİCE KOŞ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7-30" calcext:value-type="date">
            <text:p>30.07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5:21:42" calcext:value-type="date">
            <text:p>24.02.2022</text:p>
          </table:table-cell>
          <table:table-cell table:style-name="ce4" office:value-type="string" calcext:value-type="string">
            <text:p>21,13</text:p>
          </table:table-cell>
          <table:table-cell table:style-name="ce15" table:formula="of:=IF([.G117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438966384" calcext:value-type="float">
            <text:p>25438966384</text:p>
          </table:table-cell>
          <table:table-cell table:style-name="ce4" office:value-type="string" calcext:value-type="string">
            <text:p>ŞADİ ERB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5-09-18" calcext:value-type="date">
            <text:p>18.09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0:45:48" calcext:value-type="date">
            <text:p>25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7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5770623104" calcext:value-type="float">
            <text:p>35770623104</text:p>
          </table:table-cell>
          <table:table-cell table:style-name="ce4" office:value-type="string" calcext:value-type="string">
            <text:p>DÜRDAN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3" calcext:value-type="date">
            <text:p>03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2" calcext:value-type="date">
            <text:p>25.02.2022</text:p>
          </table:table-cell>
          <table:table-cell table:style-name="ce4" office:value-type="string" calcext:value-type="string">
            <text:p>77,42</text:p>
          </table:table-cell>
          <table:table-cell table:style-name="ce15" table:formula="of:=IF([.G117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6" calcext:value-type="date">
            <text:p>25.02.2022</text:p>
          </table:table-cell>
          <table:table-cell table:style-name="ce4" office:value-type="string" calcext:value-type="string">
            <text:p>1500</text:p>
          </table:table-cell>
          <table:table-cell table:style-name="ce15" table:formula="of:=IF([.G117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14" calcext:value-type="date">
            <text:p>14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7" calcext:value-type="date">
            <text:p>25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7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05-17" calcext:value-type="date">
            <text:p>17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3:14:10" calcext:value-type="date">
            <text:p>25.02.2022</text:p>
          </table:table-cell>
          <table:table-cell table:style-name="ce4" office:value-type="string" calcext:value-type="string">
            <text:p>31,36</text:p>
          </table:table-cell>
          <table:table-cell table:style-name="ce15" table:formula="of:=IF([.G117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059409876" calcext:value-type="float">
            <text:p>59059409876</text:p>
          </table:table-cell>
          <table:table-cell table:style-name="ce4" office:value-type="string" calcext:value-type="string">
            <text:p>MÜKERREM İN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1-01-01" calcext:value-type="date">
            <text:p>01.01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5:26:18" calcext:value-type="date">
            <text:p>25.02.2022</text:p>
          </table:table-cell>
          <table:table-cell table:style-name="ce4" office:value-type="string" calcext:value-type="string">
            <text:p>45,61</text:p>
          </table:table-cell>
          <table:table-cell table:style-name="ce15" table:formula="of:=IF([.G118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3:42:04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8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360794456" calcext:value-type="float">
            <text:p>17360794456</text:p>
          </table:table-cell>
          <table:table-cell table:style-name="ce4" office:value-type="string" calcext:value-type="string">
            <text:p>İSMAİL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7-01" calcext:value-type="date">
            <text:p>01.07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3:42:05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8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645260058" calcext:value-type="float">
            <text:p>46645260058</text:p>
          </table:table-cell>
          <table:table-cell table:style-name="ce4" office:value-type="string" calcext:value-type="string">
            <text:p>ZÜLFİYE US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10" calcext:value-type="date">
            <text:p>10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4:11:28" calcext:value-type="date">
            <text:p>28.02.2022</text:p>
          </table:table-cell>
          <table:table-cell table:style-name="ce4" office:value-type="string" calcext:value-type="string">
            <text:p>19,66</text:p>
          </table:table-cell>
          <table:table-cell table:style-name="ce15" table:formula="of:=IF([.G118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267372992" calcext:value-type="float">
            <text:p>43267372992</text:p>
          </table:table-cell>
          <table:table-cell table:style-name="ce4" office:value-type="string" calcext:value-type="string">
            <text:p>FAİK DALG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05" calcext:value-type="date">
            <text:p>0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4:12:02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8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385273162" calcext:value-type="float">
            <text:p>34385273162</text:p>
          </table:table-cell>
          <table:table-cell table:style-name="ce4" office:value-type="string" calcext:value-type="string">
            <text:p>ZEKİYE ÇOB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6-20" calcext:value-type="date">
            <text:p>20.06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5:49:28" calcext:value-type="date">
            <text:p>28.02.2022</text:p>
          </table:table-cell>
          <table:table-cell table:style-name="ce4" office:value-type="string" calcext:value-type="string">
            <text:p>525000</text:p>
          </table:table-cell>
          <table:table-cell table:style-name="ce15" table:formula="of:=IF([.G118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1-01" calcext:value-type="date">
            <text:p>01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3:48:18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8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554989106" calcext:value-type="float">
            <text:p>41554989106</text:p>
          </table:table-cell>
          <table:table-cell table:style-name="ce4" office:value-type="string" calcext:value-type="string">
            <text:p>TUĞÇE NUR Çİ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5-09-25" calcext:value-type="date">
            <text:p>25.09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1:57" calcext:value-type="date">
            <text:p>01.03.2022</text:p>
          </table:table-cell>
          <table:table-cell table:style-name="ce4" office:value-type="string" calcext:value-type="string">
            <text:p>1720</text:p>
          </table:table-cell>
          <table:table-cell table:style-name="ce15" table:formula="of:=IF([.G118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522464478" calcext:value-type="float">
            <text:p>40522464478</text:p>
          </table:table-cell>
          <table:table-cell table:style-name="ce4" office:value-type="string" calcext:value-type="string">
            <text:p>RABİA UĞU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4:53" calcext:value-type="date">
            <text:p>01.03.2022</text:p>
          </table:table-cell>
          <table:table-cell table:style-name="ce4" office:value-type="string" calcext:value-type="string">
            <text:p>16,81</text:p>
          </table:table-cell>
          <table:table-cell table:style-name="ce15" table:formula="of:=IF([.G118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6-22" calcext:value-type="date">
            <text:p>22.06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7:12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8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543433548" calcext:value-type="float">
            <text:p>52543433548</text:p>
          </table:table-cell>
          <table:table-cell table:style-name="ce4" office:value-type="string" calcext:value-type="string">
            <text:p>ESRA SELEM SERİ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8-26" calcext:value-type="date">
            <text:p>26.08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9:48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9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35:58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9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958555920" calcext:value-type="float">
            <text:p>48958555920</text:p>
          </table:table-cell>
          <table:table-cell table:style-name="ce4" office:value-type="string" calcext:value-type="string">
            <text:p>ALİ GÜ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7-08" calcext:value-type="date">
            <text:p>08.07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5:17:34" calcext:value-type="date">
            <text:p>01.03.2022</text:p>
          </table:table-cell>
          <table:table-cell table:style-name="ce4" office:value-type="string" calcext:value-type="string">
            <text:p>128,4</text:p>
          </table:table-cell>
          <table:table-cell table:style-name="ce15" table:formula="of:=IF([.G119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8860083458" calcext:value-type="float">
            <text:p>68860083458</text:p>
          </table:table-cell>
          <table:table-cell table:style-name="ce4" office:value-type="string" calcext:value-type="string">
            <text:p>MURAT ÇALIŞI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6-14" calcext:value-type="date">
            <text:p>14.06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09:34:05" calcext:value-type="date">
            <text:p>02.03.2022</text:p>
          </table:table-cell>
          <table:table-cell table:style-name="ce4" office:value-type="string" calcext:value-type="string">
            <text:p>291,9</text:p>
          </table:table-cell>
          <table:table-cell table:style-name="ce15" table:formula="of:=IF([.G119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099279040" calcext:value-type="float">
            <text:p>46099279040</text:p>
          </table:table-cell>
          <table:table-cell table:style-name="ce4" office:value-type="string" calcext:value-type="string">
            <text:p>PENBE ZEN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15" calcext:value-type="date">
            <text:p>15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2:17:58" calcext:value-type="date">
            <text:p>02.03.2022</text:p>
          </table:table-cell>
          <table:table-cell table:style-name="ce4" office:value-type="string" calcext:value-type="string">
            <text:p>14,36</text:p>
          </table:table-cell>
          <table:table-cell table:style-name="ce15" table:formula="of:=IF([.G119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2:20:08" calcext:value-type="date">
            <text:p>02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9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5-01" calcext:value-type="date">
            <text:p>01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3:04:10" calcext:value-type="date">
            <text:p>02.03.2022</text:p>
          </table:table-cell>
          <table:table-cell table:style-name="ce4" office:value-type="string" calcext:value-type="string">
            <text:p>49,55</text:p>
          </table:table-cell>
          <table:table-cell table:style-name="ce15" table:formula="of:=IF([.G119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467990058" calcext:value-type="float">
            <text:p>17467990058</text:p>
          </table:table-cell>
          <table:table-cell table:style-name="ce4" office:value-type="string" calcext:value-type="string">
            <text:p>AHMET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19" calcext:value-type="date">
            <text:p>19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0:52:58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9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823253820" calcext:value-type="float">
            <text:p>16823253820</text:p>
          </table:table-cell>
          <table:table-cell table:style-name="ce4" office:value-type="string" calcext:value-type="string">
            <text:p>ELİF HALİL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10-01" calcext:value-type="date">
            <text:p>01.10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31:52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9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266075888" calcext:value-type="float">
            <text:p>33266075888</text:p>
          </table:table-cell>
          <table:table-cell table:style-name="ce4" office:value-type="string" calcext:value-type="string">
            <text:p>LEMAN AYT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6-01" calcext:value-type="date">
            <text:p>01.06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8:59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19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2-20" calcext:value-type="date">
            <text:p>20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9:00" calcext:value-type="date">
            <text:p>03.03.2022</text:p>
          </table:table-cell>
          <table:table-cell table:style-name="ce4" office:value-type="string" calcext:value-type="string">
            <text:p>59,27</text:p>
          </table:table-cell>
          <table:table-cell table:style-name="ce15" table:formula="of:=IF([.G120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9954149106" calcext:value-type="float">
            <text:p>49954149106</text:p>
          </table:table-cell>
          <table:table-cell table:style-name="ce4" office:value-type="string" calcext:value-type="string">
            <text:p>ZÜHAL A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6-06" calcext:value-type="date">
            <text:p>06.06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9:00" calcext:value-type="date">
            <text:p>03.03.2022</text:p>
          </table:table-cell>
          <table:table-cell table:style-name="ce4" office:value-type="string" calcext:value-type="string">
            <text:p>2012</text:p>
          </table:table-cell>
          <table:table-cell table:style-name="ce15" table:formula="of:=IF([.G120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262470362" calcext:value-type="float">
            <text:p>57262470362</text:p>
          </table:table-cell>
          <table:table-cell table:style-name="ce4" office:value-type="string" calcext:value-type="string">
            <text:p>İLHAN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7-27" calcext:value-type="date">
            <text:p>27.07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50:15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0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3202266322" calcext:value-type="float">
            <text:p>63202266322</text:p>
          </table:table-cell>
          <table:table-cell table:style-name="ce4" office:value-type="string" calcext:value-type="string">
            <text:p>GÜLTEN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4-04" calcext:value-type="date">
            <text:p>04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3:03:31" calcext:value-type="date">
            <text:p>03.03.2022</text:p>
          </table:table-cell>
          <table:table-cell table:style-name="ce4" office:value-type="string" calcext:value-type="string">
            <text:p>43,44</text:p>
          </table:table-cell>
          <table:table-cell table:style-name="ce15" table:formula="of:=IF([.G120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6166079854" calcext:value-type="float">
            <text:p>66166079854</text:p>
          </table:table-cell>
          <table:table-cell table:style-name="ce4" office:value-type="string" calcext:value-type="string">
            <text:p>GÜRKAN ÇALIŞK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11-03" calcext:value-type="date">
            <text:p>03.11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3:14:30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0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09:45:50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0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345237800" calcext:value-type="float">
            <text:p>17345237800</text:p>
          </table:table-cell>
          <table:table-cell table:style-name="ce4" office:value-type="string" calcext:value-type="string">
            <text:p>YASİN 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1-02-18" calcext:value-type="date">
            <text:p>18.02.200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3:12:45" calcext:value-type="date">
            <text:p>04.03.2022</text:p>
          </table:table-cell>
          <table:table-cell table:style-name="ce4" office:value-type="string" calcext:value-type="string">
            <text:p>71300000</text:p>
          </table:table-cell>
          <table:table-cell table:style-name="ce15" table:formula="of:=IF([.G120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3:14:50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0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716191318" calcext:value-type="float">
            <text:p>18716191318</text:p>
          </table:table-cell>
          <table:table-cell table:style-name="ce4" office:value-type="string" calcext:value-type="string">
            <text:p>SİNAN ALTIN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6-08" calcext:value-type="date">
            <text:p>08.06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5:22:33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0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1:13:57" calcext:value-type="date">
            <text:p>07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0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3:07" calcext:value-type="date">
            <text:p>07.03.2022</text:p>
          </table:table-cell>
          <table:table-cell table:style-name="ce4" office:value-type="string" calcext:value-type="string">
            <text:p>27,77</text:p>
          </table:table-cell>
          <table:table-cell table:style-name="ce15" table:formula="of:=IF([.G121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9324728504" calcext:value-type="float">
            <text:p>49324728504</text:p>
          </table:table-cell>
          <table:table-cell table:style-name="ce4" office:value-type="string" calcext:value-type="string">
            <text:p>SEFER GÜÇ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12-04" calcext:value-type="date">
            <text:p>04.12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3:08" calcext:value-type="date">
            <text:p>07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1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201441868" calcext:value-type="float">
            <text:p>11201441868</text:p>
          </table:table-cell>
          <table:table-cell table:style-name="ce4" office:value-type="string" calcext:value-type="string">
            <text:p>SÜZAN G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19" calcext:value-type="date">
            <text:p>19.04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9:40" calcext:value-type="date">
            <text:p>07.03.2022</text:p>
          </table:table-cell>
          <table:table-cell table:style-name="ce4" office:value-type="string" calcext:value-type="string">
            <text:p>187,7</text:p>
          </table:table-cell>
          <table:table-cell table:style-name="ce15" table:formula="of:=IF([.G121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5:50:22" calcext:value-type="date">
            <text:p>07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1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119210104" calcext:value-type="float">
            <text:p>18119210104</text:p>
          </table:table-cell>
          <table:table-cell table:style-name="ce4" office:value-type="string" calcext:value-type="string">
            <text:p>HANİFE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19" calcext:value-type="date">
            <text:p>19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0:31:48" calcext:value-type="date">
            <text:p>08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1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280671946" calcext:value-type="float">
            <text:p>45280671946</text:p>
          </table:table-cell>
          <table:table-cell table:style-name="ce4" office:value-type="string" calcext:value-type="string">
            <text:p>FATMA ÖZ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03" calcext:value-type="date">
            <text:p>03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2:34:42" calcext:value-type="date">
            <text:p>08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1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531260368" calcext:value-type="float">
            <text:p>11531260368</text:p>
          </table:table-cell>
          <table:table-cell table:style-name="ce4" office:value-type="string" calcext:value-type="string">
            <text:p>HAKAN KİR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9-06" calcext:value-type="date">
            <text:p>06.09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2:34:43" calcext:value-type="date">
            <text:p>08.03.2022</text:p>
          </table:table-cell>
          <table:table-cell table:style-name="ce4" office:value-type="string" calcext:value-type="string">
            <text:p>27,26</text:p>
          </table:table-cell>
          <table:table-cell table:style-name="ce15" table:formula="of:=IF([.G121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5:22:06" calcext:value-type="date">
            <text:p>08.03.2022</text:p>
          </table:table-cell>
          <table:table-cell table:style-name="ce4" office:value-type="string" calcext:value-type="string">
            <text:p>20,16</text:p>
          </table:table-cell>
          <table:table-cell table:style-name="ce15" table:formula="of:=IF([.G121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082479304" calcext:value-type="float">
            <text:p>10082479304</text:p>
          </table:table-cell>
          <table:table-cell table:style-name="ce4" office:value-type="string" calcext:value-type="string">
            <text:p>AYTEN YALÇ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6-01" calcext:value-type="date">
            <text:p>01.06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4:31:46" calcext:value-type="date">
            <text:p>09.03.2022</text:p>
          </table:table-cell>
          <table:table-cell table:style-name="ce4" office:value-type="string" calcext:value-type="string">
            <text:p>142300</text:p>
          </table:table-cell>
          <table:table-cell table:style-name="ce15" table:formula="of:=IF([.G121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4:31:47" calcext:value-type="date">
            <text:p>09.03.2022</text:p>
          </table:table-cell>
          <table:table-cell table:style-name="ce4" office:value-type="string" calcext:value-type="string">
            <text:p>29,75</text:p>
          </table:table-cell>
          <table:table-cell table:style-name="ce15" table:formula="of:=IF([.G121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4736554504" calcext:value-type="float">
            <text:p>54736554504</text:p>
          </table:table-cell>
          <table:table-cell table:style-name="ce4" office:value-type="string" calcext:value-type="string">
            <text:p>İBRAHİM OK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20" calcext:value-type="date">
            <text:p>20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5:38:06" calcext:value-type="date">
            <text:p>09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2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3:32:00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2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1228337620" calcext:value-type="float">
            <text:p>61228337620</text:p>
          </table:table-cell>
          <table:table-cell table:style-name="ce4" office:value-type="string" calcext:value-type="string">
            <text:p>GÜLŞAH İL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11-07" calcext:value-type="date">
            <text:p>07.11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3:57:45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2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590154632" calcext:value-type="float">
            <text:p>36590154632</text:p>
          </table:table-cell>
          <table:table-cell table:style-name="ce4" office:value-type="string" calcext:value-type="string">
            <text:p>HİLMİ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7-01" calcext:value-type="date">
            <text:p>01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00:59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2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313304698" calcext:value-type="float">
            <text:p>45313304698</text:p>
          </table:table-cell>
          <table:table-cell table:style-name="ce4" office:value-type="string" calcext:value-type="string">
            <text:p>HARUN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13" calcext:value-type="date">
            <text:p>13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46:40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2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502825492" calcext:value-type="float">
            <text:p>16502825492</text:p>
          </table:table-cell>
          <table:table-cell table:style-name="ce4" office:value-type="string" calcext:value-type="string">
            <text:p>HÜSEYİN GÜRBÜ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01" calcext:value-type="date">
            <text:p>01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46:52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2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937984028" calcext:value-type="float">
            <text:p>24937984028</text:p>
          </table:table-cell>
          <table:table-cell table:style-name="ce4" office:value-type="string" calcext:value-type="string">
            <text:p>HAFİZE EKİ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2-10" calcext:value-type="date">
            <text:p>10.02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0:34" calcext:value-type="date">
            <text:p>1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2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0496798310" calcext:value-type="float">
            <text:p>30496798310</text:p>
          </table:table-cell>
          <table:table-cell table:style-name="ce4" office:value-type="string" calcext:value-type="string">
            <text:p>DÖNDÜ AT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3-10" calcext:value-type="date">
            <text:p>1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8:58" calcext:value-type="date">
            <text:p>1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2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10" calcext:value-type="date">
            <text:p>10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8:58" calcext:value-type="date">
            <text:p>1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2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342701076" calcext:value-type="float">
            <text:p>20342701076</text:p>
          </table:table-cell>
          <table:table-cell table:style-name="ce4" office:value-type="string" calcext:value-type="string">
            <text:p>YUSUF ÜNV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12-22" calcext:value-type="date">
            <text:p>22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21:23" calcext:value-type="date">
            <text:p>11.03.2022</text:p>
          </table:table-cell>
          <table:table-cell table:style-name="ce4" office:value-type="string" calcext:value-type="string">
            <text:p>205</text:p>
          </table:table-cell>
          <table:table-cell table:style-name="ce15" table:formula="of:=IF([.G122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1:39:57" calcext:value-type="date">
            <text:p>14.03.2022</text:p>
          </table:table-cell>
          <table:table-cell table:style-name="ce4" office:value-type="string" calcext:value-type="string">
            <text:p>154,8</text:p>
          </table:table-cell>
          <table:table-cell table:style-name="ce15" table:formula="of:=IF([.G123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3:49:24" calcext:value-type="date">
            <text:p>14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3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896344798" calcext:value-type="float">
            <text:p>17896344798</text:p>
          </table:table-cell>
          <table:table-cell table:style-name="ce4" office:value-type="string" calcext:value-type="string">
            <text:p>MUSTAFA BAYR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2-07" calcext:value-type="date">
            <text:p>07.02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5:23:58" calcext:value-type="date">
            <text:p>14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3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5T11:19:51" calcext:value-type="date">
            <text:p>15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3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5T15:24:08" calcext:value-type="date">
            <text:p>15.03.2022</text:p>
          </table:table-cell>
          <table:table-cell table:style-name="ce4" office:value-type="string" calcext:value-type="string">
            <text:p>YETERSİZ NUMUNE</text:p>
          </table:table-cell>
          <table:table-cell table:style-name="ce15" table:formula="of:=IF([.G123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6T11:51:06" calcext:value-type="date">
            <text:p>16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3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10" calcext:value-type="date">
            <text:p>1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1:22:28" calcext:value-type="date">
            <text:p>17.03.2022</text:p>
          </table:table-cell>
          <table:table-cell table:style-name="ce4" office:value-type="string" calcext:value-type="string">
            <text:p>1432</text:p>
          </table:table-cell>
          <table:table-cell table:style-name="ce15" table:formula="of:=IF([.G123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3:47:50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3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5032865068" calcext:value-type="float">
            <text:p>35032865068</text:p>
          </table:table-cell>
          <table:table-cell table:style-name="ce4" office:value-type="string" calcext:value-type="string">
            <text:p>MUSA EN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10" calcext:value-type="date">
            <text:p>10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4:12:05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3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359396302" calcext:value-type="float">
            <text:p>59359396302</text:p>
          </table:table-cell>
          <table:table-cell table:style-name="ce4" office:value-type="string" calcext:value-type="string">
            <text:p>AYNUR K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6" calcext:value-type="date">
            <text:p>06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5:30:17" calcext:value-type="date">
            <text:p>17.03.2022</text:p>
          </table:table-cell>
          <table:table-cell table:style-name="ce4" office:value-type="string" calcext:value-type="string">
            <text:p>565,1</text:p>
          </table:table-cell>
          <table:table-cell table:style-name="ce15" table:formula="of:=IF([.G123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907184652" calcext:value-type="float">
            <text:p>48907184652</text:p>
          </table:table-cell>
          <table:table-cell table:style-name="ce4" office:value-type="string" calcext:value-type="string">
            <text:p>SEVİM PARL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04-24" calcext:value-type="date">
            <text:p>24.04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5:40:43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4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2-02" calcext:value-type="date">
            <text:p>02.02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8T14:15:04" calcext:value-type="date">
            <text:p>18.03.2022</text:p>
          </table:table-cell>
          <table:table-cell table:style-name="ce4" office:value-type="string" calcext:value-type="string">
            <text:p>68,97</text:p>
          </table:table-cell>
          <table:table-cell table:style-name="ce15" table:formula="of:=IF([.G124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717493834" calcext:value-type="float">
            <text:p>20717493834</text:p>
          </table:table-cell>
          <table:table-cell table:style-name="ce4" office:value-type="string" calcext:value-type="string">
            <text:p>AZİZ KEÇE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20" calcext:value-type="date">
            <text:p>2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8T15:27:31" calcext:value-type="date">
            <text:p>18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4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097311820" calcext:value-type="float">
            <text:p>45097311820</text:p>
          </table:table-cell>
          <table:table-cell table:style-name="ce4" office:value-type="string" calcext:value-type="string">
            <text:p>AHMET DURAN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0-10" calcext:value-type="date">
            <text:p>10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3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4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6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4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7790114518" calcext:value-type="float">
            <text:p>37790114518</text:p>
          </table:table-cell>
          <table:table-cell table:style-name="ce4" office:value-type="string" calcext:value-type="string">
            <text:p>SALİM DİRİ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12-14" calcext:value-type="date">
            <text:p>14.12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7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4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545588328" calcext:value-type="float">
            <text:p>53545588328</text:p>
          </table:table-cell>
          <table:table-cell table:style-name="ce4" office:value-type="string" calcext:value-type="string">
            <text:p>RECEP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2-20" calcext:value-type="date">
            <text:p>2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3:38:40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4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151982230" calcext:value-type="float">
            <text:p>36151982230</text:p>
          </table:table-cell>
          <table:table-cell table:style-name="ce4" office:value-type="string" calcext:value-type="string">
            <text:p>ZEYNEP SATIL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3:38:41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4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02:47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4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116344962" calcext:value-type="float">
            <text:p>44116344962</text:p>
          </table:table-cell>
          <table:table-cell table:style-name="ce4" office:value-type="string" calcext:value-type="string">
            <text:p>ZÜHAL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20" calcext:value-type="date">
            <text:p>2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02:48" calcext:value-type="date">
            <text:p>21.03.2022</text:p>
          </table:table-cell>
          <table:table-cell table:style-name="ce4" office:value-type="string" calcext:value-type="string">
            <text:p>3595</text:p>
          </table:table-cell>
          <table:table-cell table:style-name="ce15" table:formula="of:=IF([.G124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239968044" calcext:value-type="float">
            <text:p>12239968044</text:p>
          </table:table-cell>
          <table:table-cell table:style-name="ce4" office:value-type="string" calcext:value-type="string">
            <text:p>RUKİYE AY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0-05" calcext:value-type="date">
            <text:p>05.10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45:09" calcext:value-type="date">
            <text:p>21.03.2022</text:p>
          </table:table-cell>
          <table:table-cell table:style-name="ce4" office:value-type="string" calcext:value-type="string">
            <text:p>80,91</text:p>
          </table:table-cell>
          <table:table-cell table:style-name="ce15" table:formula="of:=IF([.G125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25" calcext:value-type="date">
            <text:p>25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2:54:13" calcext:value-type="date">
            <text:p>22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5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991148226" calcext:value-type="float">
            <text:p>19991148226</text:p>
          </table:table-cell>
          <table:table-cell table:style-name="ce4" office:value-type="string" calcext:value-type="string">
            <text:p>PAKİZE KAR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4-06-07" calcext:value-type="date">
            <text:p>07.06.19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2:54:14" calcext:value-type="date">
            <text:p>22.03.2022</text:p>
          </table:table-cell>
          <table:table-cell table:style-name="ce4" office:value-type="string" calcext:value-type="string">
            <text:p>24,94</text:p>
          </table:table-cell>
          <table:table-cell table:style-name="ce15" table:formula="of:=IF([.G125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616321104" calcext:value-type="float">
            <text:p>31616321104</text:p>
          </table:table-cell>
          <table:table-cell table:style-name="ce4" office:value-type="string" calcext:value-type="string">
            <text:p>AYDI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5-16" calcext:value-type="date">
            <text:p>16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3:00:05" calcext:value-type="date">
            <text:p>22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5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176738498" calcext:value-type="float">
            <text:p>21176738498</text:p>
          </table:table-cell>
          <table:table-cell table:style-name="ce4" office:value-type="string" calcext:value-type="string">
            <text:p>BAYRAM EYİ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10" calcext:value-type="date">
            <text:p>10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3:04:37" calcext:value-type="date">
            <text:p>22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5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935241842" calcext:value-type="float">
            <text:p>33935241842</text:p>
          </table:table-cell>
          <table:table-cell table:style-name="ce4" office:value-type="string" calcext:value-type="string">
            <text:p>CEMAL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6-10" calcext:value-type="date">
            <text:p>10.06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5:09:53" calcext:value-type="date">
            <text:p>22.03.2022</text:p>
          </table:table-cell>
          <table:table-cell table:style-name="ce4" office:value-type="string" calcext:value-type="string">
            <text:p>206,5</text:p>
          </table:table-cell>
          <table:table-cell table:style-name="ce15" table:formula="of:=IF([.G125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729128540" calcext:value-type="float">
            <text:p>20729128540</text:p>
          </table:table-cell>
          <table:table-cell table:style-name="ce4" office:value-type="string" calcext:value-type="string">
            <text:p>CAFER ÇİN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1:31:00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5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8325243414" calcext:value-type="float">
            <text:p>28325243414</text:p>
          </table:table-cell>
          <table:table-cell table:style-name="ce4" office:value-type="string" calcext:value-type="string">
            <text:p>LEYL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8-02" calcext:value-type="date">
            <text:p>02.08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1:32:37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5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145004624" calcext:value-type="float">
            <text:p>11145004624</text:p>
          </table:table-cell>
          <table:table-cell table:style-name="ce4" office:value-type="string" calcext:value-type="string">
            <text:p>ZÜBEYDE ÇOKO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9-01" calcext:value-type="date">
            <text:p>01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3:18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5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731924958" calcext:value-type="float">
            <text:p>26731924958</text:p>
          </table:table-cell>
          <table:table-cell table:style-name="ce4" office:value-type="string" calcext:value-type="string">
            <text:p>AHMET ER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2-26" calcext:value-type="date">
            <text:p>26.0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3:29" calcext:value-type="date">
            <text:p>23.03.2022</text:p>
          </table:table-cell>
          <table:table-cell table:style-name="ce4" office:value-type="string" calcext:value-type="string">
            <text:p>27,90</text:p>
          </table:table-cell>
          <table:table-cell table:style-name="ce15" table:formula="of:=IF([.G125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5:05" calcext:value-type="date">
            <text:p>23.03.2022</text:p>
          </table:table-cell>
          <table:table-cell table:style-name="ce4" office:value-type="string" calcext:value-type="string">
            <text:p>578,1</text:p>
          </table:table-cell>
          <table:table-cell table:style-name="ce15" table:formula="of:=IF([.G126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311304570" calcext:value-type="float">
            <text:p>15311304570</text:p>
          </table:table-cell>
          <table:table-cell table:style-name="ce4" office:value-type="string" calcext:value-type="string">
            <text:p>MELİHA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5-02-11" calcext:value-type="date">
            <text:p>11.02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16:50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6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722191180" calcext:value-type="float">
            <text:p>18722191180</text:p>
          </table:table-cell>
          <table:table-cell table:style-name="ce4" office:value-type="string" calcext:value-type="string">
            <text:p>SABRİYE ALT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2-04" calcext:value-type="date">
            <text:p>04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3:22" calcext:value-type="date">
            <text:p>23.03.2022</text:p>
          </table:table-cell>
          <table:table-cell table:style-name="ce4" office:value-type="string" calcext:value-type="string">
            <text:p>10,81</text:p>
          </table:table-cell>
          <table:table-cell table:style-name="ce15" table:formula="of:=IF([.G126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867052050" calcext:value-type="float">
            <text:p>52867052050</text:p>
          </table:table-cell>
          <table:table-cell table:style-name="ce4" office:value-type="string" calcext:value-type="string">
            <text:p>ATALAY ALTUN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12" calcext:value-type="date">
            <text:p>12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3:36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6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5:21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6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22" calcext:value-type="date">
            <text:p>22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5:36" calcext:value-type="date">
            <text:p>23.03.2022</text:p>
          </table:table-cell>
          <table:table-cell table:style-name="ce4" office:value-type="string" calcext:value-type="string">
            <text:p>1713</text:p>
          </table:table-cell>
          <table:table-cell table:style-name="ce15" table:formula="of:=IF([.G126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6:17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6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290194880" calcext:value-type="float">
            <text:p>18290194880</text:p>
          </table:table-cell>
          <table:table-cell table:style-name="ce4" office:value-type="string" calcext:value-type="string">
            <text:p>ABDULKADIR AG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11-05" calcext:value-type="date">
            <text:p>05.1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5:25:55" calcext:value-type="date">
            <text:p>23.03.2022</text:p>
          </table:table-cell>
          <table:table-cell table:style-name="ce4" office:value-type="string" calcext:value-type="string">
            <text:p>123,3</text:p>
          </table:table-cell>
          <table:table-cell table:style-name="ce15" table:formula="of:=IF([.G126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7837537430" calcext:value-type="float">
            <text:p>37837537430</text:p>
          </table:table-cell>
          <table:table-cell table:style-name="ce4" office:value-type="string" calcext:value-type="string">
            <text:p>SÜMEYYE ÇAKM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8-25" calcext:value-type="date">
            <text:p>25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5:44:12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6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3490735642" calcext:value-type="float">
            <text:p>13490735642</text:p>
          </table:table-cell>
          <table:table-cell table:style-name="ce4" office:value-type="string" calcext:value-type="string">
            <text:p>SATİYE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0:30:45" calcext:value-type="date">
            <text:p>24.03.2022</text:p>
          </table:table-cell>
          <table:table-cell table:style-name="ce4" office:value-type="string" calcext:value-type="string">
            <text:p>1920</text:p>
          </table:table-cell>
          <table:table-cell table:style-name="ce15" table:formula="of:=IF([.G126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1:52" calcext:value-type="date">
            <text:p>24.03.2022</text:p>
          </table:table-cell>
          <table:table-cell table:style-name="ce4" office:value-type="string" calcext:value-type="string">
            <text:p>245,9</text:p>
          </table:table-cell>
          <table:table-cell table:style-name="ce15" table:formula="of:=IF([.G127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0953117584" calcext:value-type="float">
            <text:p>50953117584</text:p>
          </table:table-cell>
          <table:table-cell table:style-name="ce4" office:value-type="string" calcext:value-type="string">
            <text:p>ÖMER FARUK KAŞIKE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1-01" calcext:value-type="date">
            <text:p>01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1:54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7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072936914" calcext:value-type="float">
            <text:p>43072936914</text:p>
          </table:table-cell>
          <table:table-cell table:style-name="ce4" office:value-type="string" calcext:value-type="string">
            <text:p>SÜLEYMAN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8-01" calcext:value-type="date">
            <text:p>01.08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7:34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7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776922674" calcext:value-type="float">
            <text:p>26776922674</text:p>
          </table:table-cell>
          <table:table-cell table:style-name="ce4" office:value-type="string" calcext:value-type="string">
            <text:p>AYŞE BUL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12-27" calcext:value-type="date">
            <text:p>27.12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21:09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7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089681752" calcext:value-type="float">
            <text:p>53089681752</text:p>
          </table:table-cell>
          <table:table-cell table:style-name="ce4" office:value-type="string" calcext:value-type="string">
            <text:p>SİNAN AT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3-14" calcext:value-type="date">
            <text:p>14.03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4:29:45" calcext:value-type="date">
            <text:p>24.03.2022</text:p>
          </table:table-cell>
          <table:table-cell table:style-name="ce4" office:value-type="string" calcext:value-type="string">
            <text:p>57,11</text:p>
          </table:table-cell>
          <table:table-cell table:style-name="ce15" table:formula="of:=IF([.G127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547296844" calcext:value-type="float">
            <text:p>45547296844</text:p>
          </table:table-cell>
          <table:table-cell table:style-name="ce4" office:value-type="string" calcext:value-type="string">
            <text:p>MUSA ALTUN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4-29" calcext:value-type="date">
            <text:p>29.04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4:29:52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7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8606861962" calcext:value-type="float">
            <text:p>28606861962</text:p>
          </table:table-cell>
          <table:table-cell table:style-name="ce4" office:value-type="string" calcext:value-type="string">
            <text:p>SEMANUR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4-23" calcext:value-type="date">
            <text:p>23.04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5:23:44" calcext:value-type="date">
            <text:p>24.03.2022</text:p>
          </table:table-cell>
          <table:table-cell table:style-name="ce4" office:value-type="string" calcext:value-type="string">
            <text:p>289,2</text:p>
          </table:table-cell>
          <table:table-cell table:style-name="ce15" table:formula="of:=IF([.G127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1:44:04" calcext:value-type="date">
            <text:p>25.03.2022</text:p>
          </table:table-cell>
          <table:table-cell table:style-name="ce4" office:value-type="string" calcext:value-type="string">
            <text:p>795,1</text:p>
          </table:table-cell>
          <table:table-cell table:style-name="ce15" table:formula="of:=IF([.G127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99961776802" calcext:value-type="float">
            <text:p>99961776802</text:p>
          </table:table-cell>
          <table:table-cell table:style-name="ce4" office:value-type="string" calcext:value-type="string">
            <text:p>HANAN ALHAS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03" calcext:value-type="date">
            <text:p>03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1:46:49" calcext:value-type="date">
            <text:p>25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7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2-20" calcext:value-type="date">
            <text:p>20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5:22:46" calcext:value-type="date">
            <text:p>25.03.2022</text:p>
          </table:table-cell>
          <table:table-cell table:style-name="ce4" office:value-type="string" calcext:value-type="string">
            <text:p>11560000</text:p>
          </table:table-cell>
          <table:table-cell table:style-name="ce15" table:formula="of:=IF([.G127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7195401954" calcext:value-type="float">
            <text:p>37195401954</text:p>
          </table:table-cell>
          <table:table-cell table:style-name="ce4" office:value-type="string" calcext:value-type="string">
            <text:p>SALİH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8-10" calcext:value-type="date">
            <text:p>10.08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5:22:53" calcext:value-type="date">
            <text:p>25.03.2022</text:p>
          </table:table-cell>
          <table:table-cell table:style-name="ce4" office:value-type="string" calcext:value-type="string">
            <text:p>1995</text:p>
          </table:table-cell>
          <table:table-cell table:style-name="ce15" table:formula="of:=IF([.G128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466299926" calcext:value-type="float">
            <text:p>45466299926</text:p>
          </table:table-cell>
          <table:table-cell table:style-name="ce4" office:value-type="string" calcext:value-type="string">
            <text:p>ŞERİF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1-04" calcext:value-type="date">
            <text:p>04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36:14" calcext:value-type="date">
            <text:p>28.03.2022</text:p>
          </table:table-cell>
          <table:table-cell table:style-name="ce4" office:value-type="string" calcext:value-type="string">
            <text:p>2703</text:p>
          </table:table-cell>
          <table:table-cell table:style-name="ce15" table:formula="of:=IF([.G128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097681572" calcext:value-type="float">
            <text:p>45097681572</text:p>
          </table:table-cell>
          <table:table-cell table:style-name="ce4" office:value-type="string" calcext:value-type="string">
            <text:p>NACİY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6-02" calcext:value-type="date">
            <text:p>02.06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38:59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8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9321160376" calcext:value-type="float">
            <text:p>49321160376</text:p>
          </table:table-cell>
          <table:table-cell table:style-name="ce4" office:value-type="string" calcext:value-type="string">
            <text:p>NURHAN KARAKAŞ SUAT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6-01" calcext:value-type="date">
            <text:p>01.06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40:39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8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4:26:50" calcext:value-type="date">
            <text:p>28.03.2022</text:p>
          </table:table-cell>
          <table:table-cell table:style-name="ce4" office:value-type="string" calcext:value-type="string">
            <text:p>553,5</text:p>
          </table:table-cell>
          <table:table-cell table:style-name="ce15" table:formula="of:=IF([.G128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076312558" calcext:value-type="float">
            <text:p>45076312558</text:p>
          </table:table-cell>
          <table:table-cell table:style-name="ce4" office:value-type="string" calcext:value-type="string">
            <text:p>YAŞAR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20" calcext:value-type="date">
            <text:p>20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5:33:26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8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696616584" calcext:value-type="float">
            <text:p>52696616584</text:p>
          </table:table-cell>
          <table:table-cell table:style-name="ce4" office:value-type="string" calcext:value-type="string">
            <text:p>VELİ ÇOB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10-11" calcext:value-type="date">
            <text:p>11.10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6:17:00" calcext:value-type="date">
            <text:p>28.03.2022</text:p>
          </table:table-cell>
          <table:table-cell table:style-name="ce4" office:value-type="string" calcext:value-type="string">
            <text:p>334,6</text:p>
          </table:table-cell>
          <table:table-cell table:style-name="ce15" table:formula="of:=IF([.G128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0-05" calcext:value-type="date">
            <text:p>05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6:17:16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8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097312360" calcext:value-type="float">
            <text:p>45097312360</text:p>
          </table:table-cell>
          <table:table-cell table:style-name="ce4" office:value-type="string" calcext:value-type="string">
            <text:p>OSMA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0-05-28T11:55:41" calcext:value-type="date">
            <text:p>28.05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8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8967182308" calcext:value-type="float">
            <text:p>48967182308</text:p>
          </table:table-cell>
          <table:table-cell table:style-name="ce4" office:value-type="string" calcext:value-type="string">
            <text:p>GÜLLÜ CÖME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8" calcext:value-type="date">
            <text:p>08.01.1963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0-06-04T10:34:14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8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111278280" calcext:value-type="float">
            <text:p>46111278280</text:p>
          </table:table-cell>
          <table:table-cell table:style-name="ce4" office:value-type="string" calcext:value-type="string">
            <text:p>BEHİYE 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6-05-04" calcext:value-type="date">
            <text:p>04.05.1946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3-25T13:17:28" calcext:value-type="date">
            <text:p>25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9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414704836" calcext:value-type="float">
            <text:p>14414704836</text:p>
          </table:table-cell>
          <table:table-cell table:style-name="ce4" office:value-type="string" calcext:value-type="string">
            <text:p>GÜLSEREN REŞADİYEL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4-21T12:58:28" calcext:value-type="date">
            <text:p>21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9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542360430" calcext:value-type="float">
            <text:p>30542360430</text:p>
          </table:table-cell>
          <table:table-cell table:style-name="ce4" office:value-type="string" calcext:value-type="string">
            <text:p>HASAN BAY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4-04" calcext:value-type="date">
            <text:p>04.04.1953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5-18T11:00:53" calcext:value-type="date">
            <text:p>18.05.2021</text:p>
          </table:table-cell>
          <table:table-cell table:style-name="ce4" office:value-type="string" calcext:value-type="string">
            <text:p>Ayrıntılı Rapora Bakınız</text:p>
          </table:table-cell>
          <table:table-cell table:style-name="ce15" table:formula="of:=IF([.G129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8956604" calcext:value-type="float">
            <text:p>25768956604</text:p>
          </table:table-cell>
          <table:table-cell table:style-name="ce4" office:value-type="string" calcext:value-type="string">
            <text:p>FATİH KART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8-02" calcext:value-type="date">
            <text:p>02.08.1983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6-14T11:45:42" calcext:value-type="date">
            <text:p>14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9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248407558" calcext:value-type="float">
            <text:p>12248407558</text:p>
          </table:table-cell>
          <table:table-cell table:style-name="ce4" office:value-type="string" calcext:value-type="string">
            <text:p>YUNİS CEY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27" calcext:value-type="date">
            <text:p>27.02.1989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8-18T16:38:29" calcext:value-type="date">
            <text:p>18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29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12-29T11:26:09" calcext:value-type="date">
            <text:p>29.12.2021</text:p>
          </table:table-cell>
          <table:table-cell table:style-name="ce4" office:value-type="string" calcext:value-type="string">
            <text:p>Ayrıntılı Rapora Bakınız</text:p>
          </table:table-cell>
          <table:table-cell table:style-name="ce15" table:formula="of:=IF([.G129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0481359578" calcext:value-type="float">
            <text:p>60481359578</text:p>
          </table:table-cell>
          <table:table-cell table:style-name="ce4" office:value-type="string" calcext:value-type="string">
            <text:p>NEŞİDE KÖ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0-03-25" calcext:value-type="date">
            <text:p>25.03.1940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2-01-13T15:27:48" calcext:value-type="date">
            <text:p>13.01.2022</text:p>
          </table:table-cell>
          <table:table-cell table:style-name="ce4" office:value-type="string" calcext:value-type="string">
            <text:p>Ayrıntılı Rapora Bakınız</text:p>
          </table:table-cell>
          <table:table-cell table:style-name="ce15" table:formula="of:=IF([.G129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087277898" calcext:value-type="float">
            <text:p>46087277898</text:p>
          </table:table-cell>
          <table:table-cell table:style-name="ce4" office:value-type="string" calcext:value-type="string">
            <text:p>PAKİZE SAYIB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11-14" calcext:value-type="date">
            <text:p>14.11.1948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2-01-14T15:06:02" calcext:value-type="date">
            <text:p>14.01.2022</text:p>
          </table:table-cell>
          <table:table-cell table:style-name="ce4" office:value-type="string" calcext:value-type="string">
            <text:p>Ayrıntılı Rapora Bakınız</text:p>
          </table:table-cell>
          <table:table-cell table:style-name="ce15" table:formula="of:=IF([.G129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2-03-02T13:10:31" calcext:value-type="date">
            <text:p>02.03.2022</text:p>
          </table:table-cell>
          <table:table-cell table:style-name="ce4" office:value-type="string" calcext:value-type="string">
            <text:p>31940</text:p>
          </table:table-cell>
          <table:table-cell table:style-name="ce15" table:formula="of:=IF([.G129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146404418" calcext:value-type="float">
            <text:p>59146404418</text:p>
          </table:table-cell>
          <table:table-cell table:style-name="ce4" office:value-type="string" calcext:value-type="string">
            <text:p>OSMAN ŞIVG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5-12" calcext:value-type="date">
            <text:p>12.05.194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5-04T15:03:49" calcext:value-type="date">
            <text:p>04.05.2020</text:p>
          </table:table-cell>
          <table:table-cell table:style-name="ce4" office:value-type="string" calcext:value-type="string">
            <text:p>Pozitif 3.760x10^3 </text:p>
          </table:table-cell>
          <table:table-cell table:style-name="ce15" table:formula="of:=IF([.G129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5097312360" calcext:value-type="float">
            <text:p>45097312360</text:p>
          </table:table-cell>
          <table:table-cell table:style-name="ce4" office:value-type="string" calcext:value-type="string">
            <text:p>OSMA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5-15T15:13:27" calcext:value-type="date">
            <text:p>15.05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0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5097312360" calcext:value-type="float">
            <text:p>45097312360</text:p>
          </table:table-cell>
          <table:table-cell table:style-name="ce4" office:value-type="string" calcext:value-type="string">
            <text:p>OSMA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5-28T11:55:41" calcext:value-type="date">
            <text:p>28.05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0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8967182308" calcext:value-type="float">
            <text:p>48967182308</text:p>
          </table:table-cell>
          <table:table-cell table:style-name="ce4" office:value-type="string" calcext:value-type="string">
            <text:p>GÜLLÜ CÖME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8" calcext:value-type="date">
            <text:p>08.01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04T10:34:14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0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424368168" calcext:value-type="float">
            <text:p>13424368168</text:p>
          </table:table-cell>
          <table:table-cell table:style-name="ce4" office:value-type="string" calcext:value-type="string">
            <text:p>KADRİYE DOĞANSE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1-15" calcext:value-type="date">
            <text:p>15.11.198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05T10:41:05" calcext:value-type="date">
            <text:p>05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0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4280005262" calcext:value-type="float">
            <text:p>54280005262</text:p>
          </table:table-cell>
          <table:table-cell table:style-name="ce4" office:value-type="string" calcext:value-type="string">
            <text:p>HATİCE SÜBÜNLÜ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3-02" calcext:value-type="date">
            <text:p>02.03.195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05T15:46:40" calcext:value-type="date">
            <text:p>05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0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484065450" calcext:value-type="float">
            <text:p>22484065450</text:p>
          </table:table-cell>
          <table:table-cell table:style-name="ce4" office:value-type="string" calcext:value-type="string">
            <text:p>SEMİHA AK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1-01" calcext:value-type="date">
            <text:p>01.01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08T13:25:46" calcext:value-type="date">
            <text:p>08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0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345070804" calcext:value-type="float">
            <text:p>52345070804</text:p>
          </table:table-cell>
          <table:table-cell table:style-name="ce4" office:value-type="string" calcext:value-type="string">
            <text:p>SEVİM FIRTIN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12T14:42:28" calcext:value-type="date">
            <text:p>12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0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240240202" calcext:value-type="float">
            <text:p>17240240202</text:p>
          </table:table-cell>
          <table:table-cell table:style-name="ce4" office:value-type="string" calcext:value-type="string">
            <text:p>AYSE DE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1-12-14" calcext:value-type="date">
            <text:p>14.12.194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15T15:28:05" calcext:value-type="date">
            <text:p>15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0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7878443968" calcext:value-type="float">
            <text:p>27878443968</text:p>
          </table:table-cell>
          <table:table-cell table:style-name="ce4" office:value-type="string" calcext:value-type="string">
            <text:p>MENŞURE KAN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2-17" calcext:value-type="date">
            <text:p>17.02.196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16T12:58:55" calcext:value-type="date">
            <text:p>16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0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669620310" calcext:value-type="float">
            <text:p>52669620310</text:p>
          </table:table-cell>
          <table:table-cell table:style-name="ce4" office:value-type="string" calcext:value-type="string">
            <text:p>AYSEL AZG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6-05" calcext:value-type="date">
            <text:p>05.06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16T14:05:34" calcext:value-type="date">
            <text:p>16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0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458661698" calcext:value-type="float">
            <text:p>21458661698</text:p>
          </table:table-cell>
          <table:table-cell table:style-name="ce4" office:value-type="string" calcext:value-type="string">
            <text:p>SALİC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07-01" calcext:value-type="date">
            <text:p>01.07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1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1148109964" calcext:value-type="float">
            <text:p>51148109964</text:p>
          </table:table-cell>
          <table:table-cell table:style-name="ce4" office:value-type="string" calcext:value-type="string">
            <text:p>MÜNİS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7-08" calcext:value-type="date">
            <text:p>08.07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1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243340090" calcext:value-type="float">
            <text:p>14243340090</text:p>
          </table:table-cell>
          <table:table-cell table:style-name="ce4" office:value-type="string" calcext:value-type="string">
            <text:p>SEVİM EYÜB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8-15" calcext:value-type="date">
            <text:p>15.08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4T12:13:14" calcext:value-type="date">
            <text:p>24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1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222141060" calcext:value-type="float">
            <text:p>20222141060</text:p>
          </table:table-cell>
          <table:table-cell table:style-name="ce4" office:value-type="string" calcext:value-type="string">
            <text:p>MÜZEYYEN KOŞ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0-02-18" calcext:value-type="date">
            <text:p>18.02.194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4T12:13:38" calcext:value-type="date">
            <text:p>24.06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1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712462430" calcext:value-type="float">
            <text:p>10712462430</text:p>
          </table:table-cell>
          <table:table-cell table:style-name="ce4" office:value-type="string" calcext:value-type="string">
            <text:p>FATMA EZMEC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6-02-01" calcext:value-type="date">
            <text:p>01.02.193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5T11:28:11" calcext:value-type="date">
            <text:p>25.06.2020</text:p>
          </table:table-cell>
          <table:table-cell table:style-name="ce4" office:value-type="string" calcext:value-type="string">
            <text:p>Pozitif <text:s/>6.938x10^6 </text:p>
          </table:table-cell>
          <table:table-cell table:style-name="ce15" table:formula="of:=IF([.G131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759494820" calcext:value-type="float">
            <text:p>20759494820</text:p>
          </table:table-cell>
          <table:table-cell table:style-name="ce4" office:value-type="string" calcext:value-type="string">
            <text:p>AYŞE BAYIR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7-06-10" calcext:value-type="date">
            <text:p>10.06.194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9T12:21:52" calcext:value-type="date">
            <text:p>29.06.2020</text:p>
          </table:table-cell>
          <table:table-cell table:style-name="ce4" office:value-type="string" calcext:value-type="string">
            <text:p>Pozitif 2.002x10^1</text:p>
          </table:table-cell>
          <table:table-cell table:style-name="ce15" table:formula="of:=IF([.G131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7-03-20" calcext:value-type="date">
            <text:p>20.03.194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13T12:46:16" calcext:value-type="date">
            <text:p>13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1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910262568" calcext:value-type="float">
            <text:p>99910262568</text:p>
          </table:table-cell>
          <table:table-cell table:style-name="ce4" office:value-type="string" calcext:value-type="string">
            <text:p>ayşe özyü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1-01" calcext:value-type="date">
            <text:p>01.01.199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15T14:12:00" calcext:value-type="date">
            <text:p>15.07.2020</text:p>
          </table:table-cell>
          <table:table-cell table:style-name="ce4" office:value-type="string" calcext:value-type="string">
            <text:p>Pozitif 16260</text:p>
          </table:table-cell>
          <table:table-cell table:style-name="ce15" table:formula="of:=IF([.G131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631159780" calcext:value-type="float">
            <text:p>19631159780</text:p>
          </table:table-cell>
          <table:table-cell table:style-name="ce4" office:value-type="string" calcext:value-type="string">
            <text:p>NURİY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9-20" calcext:value-type="date">
            <text:p>20.09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16T14:34:26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1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8320574606" calcext:value-type="float">
            <text:p>18320574606</text:p>
          </table:table-cell>
          <table:table-cell table:style-name="ce4" office:value-type="string" calcext:value-type="string">
            <text:p>HAMİDE CELEP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0-09" calcext:value-type="date">
            <text:p>09.10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17T14:03:03" calcext:value-type="date">
            <text:p>17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1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499528408" calcext:value-type="float">
            <text:p>25499528408</text:p>
          </table:table-cell>
          <table:table-cell table:style-name="ce4" office:value-type="string" calcext:value-type="string">
            <text:p>FATMA ÖZ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0T12:39:53" calcext:value-type="date">
            <text:p>20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2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8587901472" calcext:value-type="float">
            <text:p>38587901472</text:p>
          </table:table-cell>
          <table:table-cell table:style-name="ce4" office:value-type="string" calcext:value-type="string">
            <text:p>ZEKİY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4-11-15" calcext:value-type="date">
            <text:p>15.11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0T12:39:55" calcext:value-type="date">
            <text:p>20.07.2020</text:p>
          </table:table-cell>
          <table:table-cell table:style-name="ce4" office:value-type="string" calcext:value-type="string">
            <text:p>Pozitif <text:s/>557800</text:p>
          </table:table-cell>
          <table:table-cell table:style-name="ce15" table:formula="of:=IF([.G132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6568435718" calcext:value-type="float">
            <text:p>36568435718</text:p>
          </table:table-cell>
          <table:table-cell table:style-name="ce4" office:value-type="string" calcext:value-type="string">
            <text:p>FATMA GÜMÜ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2-07-01" calcext:value-type="date">
            <text:p>01.07.195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2T10:54:25" calcext:value-type="date">
            <text:p>22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2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7180948426" calcext:value-type="float">
            <text:p>37180948426</text:p>
          </table:table-cell>
          <table:table-cell table:style-name="ce4" office:value-type="string" calcext:value-type="string">
            <text:p>CELAL SÜM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2-08-22" calcext:value-type="date">
            <text:p>22.08.194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3T14:20:47" calcext:value-type="date">
            <text:p>23.07.2020</text:p>
          </table:table-cell>
          <table:table-cell table:style-name="ce4" office:value-type="string" calcext:value-type="string">
            <text:p>Pozitif 8.544x10^4</text:p>
          </table:table-cell>
          <table:table-cell table:style-name="ce15" table:formula="of:=IF([.G132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0297472432" calcext:value-type="float">
            <text:p>40297472432</text:p>
          </table:table-cell>
          <table:table-cell table:style-name="ce4" office:value-type="string" calcext:value-type="string">
            <text:p>ŞÜKRAN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4T14:29:48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2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62269111378" calcext:value-type="float">
            <text:p>62269111378</text:p>
          </table:table-cell>
          <table:table-cell table:style-name="ce4" office:value-type="string" calcext:value-type="string">
            <text:p>AHMET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11-04" calcext:value-type="date">
            <text:p>04.11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4T14:58:44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2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1-12" calcext:value-type="date">
            <text:p>12.01.197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2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318352864" calcext:value-type="float">
            <text:p>99318352864</text:p>
          </table:table-cell>
          <table:table-cell table:style-name="ce4" office:value-type="string" calcext:value-type="string">
            <text:p>SOAD ALSULAI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1-02" calcext:value-type="date">
            <text:p>02.01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2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852220838" calcext:value-type="float">
            <text:p>17852220838</text:p>
          </table:table-cell>
          <table:table-cell table:style-name="ce4" office:value-type="string" calcext:value-type="string">
            <text:p>SEVİM 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22" calcext:value-type="date">
            <text:p>22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06T14:01:13" calcext:value-type="date">
            <text:p>06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2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833086528" calcext:value-type="float">
            <text:p>21833086528</text:p>
          </table:table-cell>
          <table:table-cell table:style-name="ce4" office:value-type="string" calcext:value-type="string">
            <text:p>ABDULLAH OMAL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06T14:38:07" calcext:value-type="date">
            <text:p>06.08.2020</text:p>
          </table:table-cell>
          <table:table-cell table:style-name="ce4" office:value-type="string" calcext:value-type="string">
            <text:p>sonuç alınamıyor </text:p>
          </table:table-cell>
          <table:table-cell table:style-name="ce15" table:formula="of:=IF([.G132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4611328504" calcext:value-type="float">
            <text:p>44611328504</text:p>
          </table:table-cell>
          <table:table-cell table:style-name="ce4" office:value-type="string" calcext:value-type="string">
            <text:p>ZEYNEP BUL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8-12-29" calcext:value-type="date">
            <text:p>29.12.193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18T10:24:54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3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695091418" calcext:value-type="float">
            <text:p>21695091418</text:p>
          </table:table-cell>
          <table:table-cell table:style-name="ce4" office:value-type="string" calcext:value-type="string">
            <text:p>BUĞRAHAN SÖN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5-29" calcext:value-type="date">
            <text:p>29.05.199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18T12:05:26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3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10" calcext:value-type="date">
            <text:p>10.04.196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18T12:05:26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3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406067388" calcext:value-type="float">
            <text:p>22406067388</text:p>
          </table:table-cell>
          <table:table-cell table:style-name="ce4" office:value-type="string" calcext:value-type="string">
            <text:p>HANIM ÇELİK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25-07-01" calcext:value-type="date">
            <text:p>01.07.192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20T12:26:16" calcext:value-type="date">
            <text:p>20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3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9219174232" calcext:value-type="float">
            <text:p>49219174232</text:p>
          </table:table-cell>
          <table:table-cell table:style-name="ce4" office:value-type="string" calcext:value-type="string">
            <text:p>GÜLTEN SÖNME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8" calcext:value-type="date">
            <text:p>18.11.199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26T14:17:58" calcext:value-type="date">
            <text:p>26.08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3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1592658810" calcext:value-type="float">
            <text:p>51592658810</text:p>
          </table:table-cell>
          <table:table-cell table:style-name="ce4" office:value-type="string" calcext:value-type="string">
            <text:p>EMİNE ATIL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4-05" calcext:value-type="date">
            <text:p>05.04.194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01T14:13:34" calcext:value-type="date">
            <text:p>01.09.2020</text:p>
          </table:table-cell>
          <table:table-cell table:style-name="ce4" office:value-type="string" calcext:value-type="string">
            <text:p>POZITIF55480</text:p>
          </table:table-cell>
          <table:table-cell table:style-name="ce15" table:formula="of:=IF([.G1335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8136771142" calcext:value-type="float">
            <text:p>48136771142</text:p>
          </table:table-cell>
          <table:table-cell table:style-name="ce4" office:value-type="string" calcext:value-type="string">
            <text:p>AL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10" calcext:value-type="date">
            <text:p>10.05.197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07T14:37:56" calcext:value-type="date">
            <text:p>07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3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5441263042" calcext:value-type="float">
            <text:p>35441263042</text:p>
          </table:table-cell>
          <table:table-cell table:style-name="ce4" office:value-type="string" calcext:value-type="string">
            <text:p>FADİME GENÇA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11-16" calcext:value-type="date">
            <text:p>16.11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14T13:35:34" calcext:value-type="date">
            <text:p>14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3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5694292584" calcext:value-type="float">
            <text:p>45694292584</text:p>
          </table:table-cell>
          <table:table-cell table:style-name="ce4" office:value-type="string" calcext:value-type="string">
            <text:p>NURAN DOB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4-18" calcext:value-type="date">
            <text:p>18.04.197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15T14:31:41" calcext:value-type="date">
            <text:p>15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3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839014826" calcext:value-type="float">
            <text:p>10839014826</text:p>
          </table:table-cell>
          <table:table-cell table:style-name="ce4" office:value-type="string" calcext:value-type="string">
            <text:p>YASEMİN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1-12" calcext:value-type="date">
            <text:p>12.01.196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16T11:19:30" calcext:value-type="date">
            <text:p>16.09.2020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3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3867916206" calcext:value-type="float">
            <text:p>43867916206</text:p>
          </table:table-cell>
          <table:table-cell table:style-name="ce4" office:value-type="string" calcext:value-type="string">
            <text:p>MESUT ULU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10-01" calcext:value-type="date">
            <text:p>01.10.197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14T11:26:55" calcext:value-type="date">
            <text:p>14.01.2021</text:p>
          </table:table-cell>
          <table:table-cell table:style-name="ce4" office:value-type="string" calcext:value-type="string">
            <text:p><text:s/>16810 Pozitif</text:p>
          </table:table-cell>
          <table:table-cell table:style-name="ce15" table:formula="of:=IF([.G1340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184367412" calcext:value-type="float">
            <text:p>99184367412</text:p>
          </table:table-cell>
          <table:table-cell table:style-name="ce4" office:value-type="string" calcext:value-type="string">
            <text:p>M.ENVER SERVAR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5-06" calcext:value-type="date">
            <text:p>06.05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21T13:31:38" calcext:value-type="date">
            <text:p>21.0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4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127211534" calcext:value-type="float">
            <text:p>48127211534</text:p>
          </table:table-cell>
          <table:table-cell table:style-name="ce4" office:value-type="string" calcext:value-type="string">
            <text:p>MEHMET MENEVŞ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4-01" calcext:value-type="date">
            <text:p>01.04.197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22T13:00:55" calcext:value-type="date">
            <text:p>22.0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4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849556262" calcext:value-type="float">
            <text:p>52849556262</text:p>
          </table:table-cell>
          <table:table-cell table:style-name="ce4" office:value-type="string" calcext:value-type="string">
            <text:p>NÜTVİYE K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8-01" calcext:value-type="date">
            <text:p>01.08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27T10:53:37" calcext:value-type="date">
            <text:p>27.0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4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823524228" calcext:value-type="float">
            <text:p>19823524228</text:p>
          </table:table-cell>
          <table:table-cell table:style-name="ce4" office:value-type="string" calcext:value-type="string">
            <text:p>ŞABAN AV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4-01" calcext:value-type="date">
            <text:p>01.04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28T15:23:37" calcext:value-type="date">
            <text:p>28.0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4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466070670" calcext:value-type="float">
            <text:p>22466070670</text:p>
          </table:table-cell>
          <table:table-cell table:style-name="ce4" office:value-type="string" calcext:value-type="string">
            <text:p>MEHMET KARAMEŞ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12T14:22:33" calcext:value-type="date">
            <text:p>12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4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8474424020" calcext:value-type="float">
            <text:p>58474424020</text:p>
          </table:table-cell>
          <table:table-cell table:style-name="ce4" office:value-type="string" calcext:value-type="string">
            <text:p>ÖMER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38-07-01" calcext:value-type="date">
            <text:p>01.07.193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16T16:29:26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4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222341896" calcext:value-type="float">
            <text:p>14222341896</text:p>
          </table:table-cell>
          <table:table-cell table:style-name="ce4" office:value-type="string" calcext:value-type="string">
            <text:p>ZELİHA ÖZ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3-05" calcext:value-type="date">
            <text:p>05.03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23T12:11:06" calcext:value-type="date">
            <text:p>23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4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10453164" calcext:value-type="float">
            <text:p>22010453164</text:p>
          </table:table-cell>
          <table:table-cell table:style-name="ce4" office:value-type="string" calcext:value-type="string">
            <text:p>ABDULLAH BUĞRA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9-10-15" calcext:value-type="date">
            <text:p>15.10.199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25T12:12:30" calcext:value-type="date">
            <text:p>25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4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8095105048" calcext:value-type="float">
            <text:p>68095105048</text:p>
          </table:table-cell>
          <table:table-cell table:style-name="ce4" office:value-type="string" calcext:value-type="string">
            <text:p>SEZAİ SAĞI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4-15" calcext:value-type="date">
            <text:p>15.04.197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26T16:14:07" calcext:value-type="date">
            <text:p>26.0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4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5-05" calcext:value-type="date">
            <text:p>05.05.197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2T13:42:07" calcext:value-type="date">
            <text:p>02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5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241106358" calcext:value-type="float">
            <text:p>51241106358</text:p>
          </table:table-cell>
          <table:table-cell table:style-name="ce4" office:value-type="string" calcext:value-type="string">
            <text:p>EMİNE YEŞİLIRM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4T12:25:02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5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967482604" calcext:value-type="float">
            <text:p>39967482604</text:p>
          </table:table-cell>
          <table:table-cell table:style-name="ce4" office:value-type="string" calcext:value-type="string">
            <text:p>FATMA GÜND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5T12:31:21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5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406325992" calcext:value-type="float">
            <text:p>31406325992</text:p>
          </table:table-cell>
          <table:table-cell table:style-name="ce4" office:value-type="string" calcext:value-type="string">
            <text:p>ŞERİFE KARA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3-07-01" calcext:value-type="date">
            <text:p>01.07.193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5T14:55:19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5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332104242" calcext:value-type="float">
            <text:p>21332104242</text:p>
          </table:table-cell>
          <table:table-cell table:style-name="ce4" office:value-type="string" calcext:value-type="string">
            <text:p>ZAHİDE ÇAKMAKÇ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2-20" calcext:value-type="date">
            <text:p>20.02.195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5T14:57:08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5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421574038" calcext:value-type="float">
            <text:p>48421574038</text:p>
          </table:table-cell>
          <table:table-cell table:style-name="ce4" office:value-type="string" calcext:value-type="string">
            <text:p>ALİ ÖMRÜ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21" calcext:value-type="date">
            <text:p>21.04.197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8T12:46:34" calcext:value-type="date">
            <text:p>08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5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174975640" calcext:value-type="float">
            <text:p>25174975640</text:p>
          </table:table-cell>
          <table:table-cell table:style-name="ce4" office:value-type="string" calcext:value-type="string">
            <text:p>HATİCE ERO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9T12:44:05" calcext:value-type="date">
            <text:p>09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5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334202882" calcext:value-type="float">
            <text:p>48334202882</text:p>
          </table:table-cell>
          <table:table-cell table:style-name="ce4" office:value-type="string" calcext:value-type="string">
            <text:p>LEYLA DÖK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16" calcext:value-type="date">
            <text:p>16.01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1T12:43:59" calcext:value-type="date">
            <text:p>11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5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819555384" calcext:value-type="float">
            <text:p>37819555384</text:p>
          </table:table-cell>
          <table:table-cell table:style-name="ce4" office:value-type="string" calcext:value-type="string">
            <text:p>SALİH KO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9-05-20" calcext:value-type="date">
            <text:p>20.05.199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5T11:48:21" calcext:value-type="date">
            <text:p>15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5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336501264" calcext:value-type="float">
            <text:p>26336501264</text:p>
          </table:table-cell>
          <table:table-cell table:style-name="ce4" office:value-type="string" calcext:value-type="string">
            <text:p>SABİHA Ö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9-25" calcext:value-type="date">
            <text:p>25.09.194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6T11:23:09" calcext:value-type="date">
            <text:p>16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5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0363027884" calcext:value-type="float">
            <text:p>70363027884</text:p>
          </table:table-cell>
          <table:table-cell table:style-name="ce4" office:value-type="string" calcext:value-type="string">
            <text:p>KORAY ER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5-15" calcext:value-type="date">
            <text:p>15.05.199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6T11:57:21" calcext:value-type="date">
            <text:p>16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6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223607290" calcext:value-type="float">
            <text:p>36223607290</text:p>
          </table:table-cell>
          <table:table-cell table:style-name="ce4" office:value-type="string" calcext:value-type="string">
            <text:p>MELEK YÖR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8-10" calcext:value-type="date">
            <text:p>10.08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7T11:55:11" calcext:value-type="date">
            <text:p>17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6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939553270" calcext:value-type="float">
            <text:p>52939553270</text:p>
          </table:table-cell>
          <table:table-cell table:style-name="ce4" office:value-type="string" calcext:value-type="string">
            <text:p>BİLAL KAR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8-10" calcext:value-type="date">
            <text:p>10.08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8T13:16:15" calcext:value-type="date">
            <text:p>18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6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6111278280" calcext:value-type="float">
            <text:p>46111278280</text:p>
          </table:table-cell>
          <table:table-cell table:style-name="ce4" office:value-type="string" calcext:value-type="string">
            <text:p>BEHİYE 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6-05-04" calcext:value-type="date">
            <text:p>04.05.194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25T13:17:28" calcext:value-type="date">
            <text:p>25.03.2021</text:p>
          </table:table-cell>
          <table:table-cell table:style-name="ce4" office:value-type="string" calcext:value-type="string">
            <text:p>178700 </text:p>
          </table:table-cell>
          <table:table-cell table:style-name="ce15" table:formula="of:=IF([.G136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394701796" calcext:value-type="float">
            <text:p>33394701796</text:p>
          </table:table-cell>
          <table:table-cell table:style-name="ce4" office:value-type="string" calcext:value-type="string">
            <text:p>HÜSNE SAK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11-15" calcext:value-type="date">
            <text:p>15.1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25T13:18:00" calcext:value-type="date">
            <text:p>25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6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850053050" calcext:value-type="float">
            <text:p>22850053050</text:p>
          </table:table-cell>
          <table:table-cell table:style-name="ce4" office:value-type="string" calcext:value-type="string">
            <text:p>SELAHATTİN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29T13:20:01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6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967182308" calcext:value-type="float">
            <text:p>48967182308</text:p>
          </table:table-cell>
          <table:table-cell table:style-name="ce4" office:value-type="string" calcext:value-type="string">
            <text:p>GÜLLÜ CÖME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8" calcext:value-type="date">
            <text:p>08.01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31T14:06:01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6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929379148" calcext:value-type="float">
            <text:p>59929379148</text:p>
          </table:table-cell>
          <table:table-cell table:style-name="ce4" office:value-type="string" calcext:value-type="string">
            <text:p>AHMET ER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10-05" calcext:value-type="date">
            <text:p>05.10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02T12:20:54" calcext:value-type="date">
            <text:p>02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6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916615260" calcext:value-type="float">
            <text:p>22916615260</text:p>
          </table:table-cell>
          <table:table-cell table:style-name="ce4" office:value-type="string" calcext:value-type="string">
            <text:p>MUHSİN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1-11" calcext:value-type="date">
            <text:p>11.01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08T11:19:11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6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158433098" calcext:value-type="float">
            <text:p>41158433098</text:p>
          </table:table-cell>
          <table:table-cell table:style-name="ce4" office:value-type="string" calcext:value-type="string">
            <text:p>ZEYNEP Çİ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08T15:23:55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6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916885040" calcext:value-type="float">
            <text:p>27916885040</text:p>
          </table:table-cell>
          <table:table-cell table:style-name="ce4" office:value-type="string" calcext:value-type="string">
            <text:p>CEZAİR ATILG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05" calcext:value-type="date">
            <text:p>05.0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08T15:32:23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7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004314326" calcext:value-type="float">
            <text:p>45004314326</text:p>
          </table:table-cell>
          <table:table-cell table:style-name="ce4" office:value-type="string" calcext:value-type="string">
            <text:p>ZEKİYE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4-07-01" calcext:value-type="date">
            <text:p>01.07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13T14:46:43" calcext:value-type="date">
            <text:p>13.04.2021</text:p>
          </table:table-cell>
          <table:table-cell table:style-name="ce4" office:value-type="string" calcext:value-type="string">
            <text:p>511000</text:p>
          </table:table-cell>
          <table:table-cell table:style-name="ce15" table:formula="of:=IF([.G1371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4060049706" calcext:value-type="float">
            <text:p>64060049706</text:p>
          </table:table-cell>
          <table:table-cell table:style-name="ce4" office:value-type="string" calcext:value-type="string">
            <text:p>ZEKİYE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8-09-25" calcext:value-type="date">
            <text:p>25.09.193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20T15:04:02" calcext:value-type="date">
            <text:p>20.04.2021</text:p>
          </table:table-cell>
          <table:table-cell table:style-name="ce4" office:value-type="string" calcext:value-type="string">
            <text:p>148300</text:p>
          </table:table-cell>
          <table:table-cell table:style-name="ce15" table:formula="of:=IF([.G1372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072349106" calcext:value-type="float">
            <text:p>55072349106</text:p>
          </table:table-cell>
          <table:table-cell table:style-name="ce4" office:value-type="string" calcext:value-type="string">
            <text:p>FADİME Ç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2-05" calcext:value-type="date">
            <text:p>05.02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21T12:51:32" calcext:value-type="date">
            <text:p>21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7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414704836" calcext:value-type="float">
            <text:p>14414704836</text:p>
          </table:table-cell>
          <table:table-cell table:style-name="ce4" office:value-type="string" calcext:value-type="string">
            <text:p>GÜLSEREN REŞADİYEL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21T12:58:28" calcext:value-type="date">
            <text:p>21.04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7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669620310" calcext:value-type="float">
            <text:p>52669620310</text:p>
          </table:table-cell>
          <table:table-cell table:style-name="ce4" office:value-type="string" calcext:value-type="string">
            <text:p>AYSEL AZG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6-05" calcext:value-type="date">
            <text:p>05.06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04T12:18:18" calcext:value-type="date">
            <text:p>04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7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542360430" calcext:value-type="float">
            <text:p>30542360430</text:p>
          </table:table-cell>
          <table:table-cell table:style-name="ce4" office:value-type="string" calcext:value-type="string">
            <text:p>HASAN BAY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4-04" calcext:value-type="date">
            <text:p>04.04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18T11:00:53" calcext:value-type="date">
            <text:p>18.05.2021</text:p>
          </table:table-cell>
          <table:table-cell table:style-name="ce4" office:value-type="string" calcext:value-type="string">
            <text:p>9.246x10^4</text:p>
          </table:table-cell>
          <table:table-cell table:style-name="ce15" table:formula="of:=IF([.G137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58643572" calcext:value-type="float">
            <text:p>22058643572</text:p>
          </table:table-cell>
          <table:table-cell table:style-name="ce4" office:value-type="string" calcext:value-type="string">
            <text:p>ALİ GÜRBÜZ ÇEÇ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12" calcext:value-type="date">
            <text:p>12.1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24T14:28:17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7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462565648" calcext:value-type="float">
            <text:p>37462565648</text:p>
          </table:table-cell>
          <table:table-cell table:style-name="ce4" office:value-type="string" calcext:value-type="string">
            <text:p>ZEKİYE AKBIY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5" calcext:value-type="date">
            <text:p>05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27T11:04:34" calcext:value-type="date">
            <text:p>27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7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797189044" calcext:value-type="float">
            <text:p>18797189044</text:p>
          </table:table-cell>
          <table:table-cell table:style-name="ce4" office:value-type="string" calcext:value-type="string">
            <text:p>HAMZA D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8-27" calcext:value-type="date">
            <text:p>27.08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27T14:49:04" calcext:value-type="date">
            <text:p>27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7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6983477650" calcext:value-type="float">
            <text:p>56983477650</text:p>
          </table:table-cell>
          <table:table-cell table:style-name="ce4" office:value-type="string" calcext:value-type="string">
            <text:p>HAKKI TALHA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01" calcext:value-type="date">
            <text:p>01.05.199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28T12:04:53" calcext:value-type="date">
            <text:p>28.05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8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8956604" calcext:value-type="float">
            <text:p>25768956604</text:p>
          </table:table-cell>
          <table:table-cell table:style-name="ce4" office:value-type="string" calcext:value-type="string">
            <text:p>FATİH KART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8-02" calcext:value-type="date">
            <text:p>02.08.198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14T11:45:42" calcext:value-type="date">
            <text:p>14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8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404539444" calcext:value-type="float">
            <text:p>38404539444</text:p>
          </table:table-cell>
          <table:table-cell table:style-name="ce4" office:value-type="string" calcext:value-type="string">
            <text:p>FADİME ALMA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15T15:01:38" calcext:value-type="date">
            <text:p>15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8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318352864" calcext:value-type="float">
            <text:p>99318352864</text:p>
          </table:table-cell>
          <table:table-cell table:style-name="ce4" office:value-type="string" calcext:value-type="string">
            <text:p>SOAD ALSULAI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1-02" calcext:value-type="date">
            <text:p>02.01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16T14:29:09" calcext:value-type="date">
            <text:p>16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8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8456427124" calcext:value-type="float">
            <text:p>58456427124</text:p>
          </table:table-cell>
          <table:table-cell table:style-name="ce4" office:value-type="string" calcext:value-type="string">
            <text:p>MUSTAFA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1-07-01" calcext:value-type="date">
            <text:p>01.07.194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1T14:49:10" calcext:value-type="date">
            <text:p>21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8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545031220" calcext:value-type="float">
            <text:p>53545031220</text:p>
          </table:table-cell>
          <table:table-cell table:style-name="ce4" office:value-type="string" calcext:value-type="string">
            <text:p>ENSAR ÇİM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1-08-02" calcext:value-type="date">
            <text:p>02.08.200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2T13:39:38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8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227407982" calcext:value-type="float">
            <text:p>12227407982</text:p>
          </table:table-cell>
          <table:table-cell table:style-name="ce4" office:value-type="string" calcext:value-type="string">
            <text:p>HACER OLG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2-15" calcext:value-type="date">
            <text:p>15.02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2T14:52:00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8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722091442" calcext:value-type="float">
            <text:p>21722091442</text:p>
          </table:table-cell>
          <table:table-cell table:style-name="ce4" office:value-type="string" calcext:value-type="string">
            <text:p>FADİME AYB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2-15" calcext:value-type="date">
            <text:p>15.12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2T16:10:59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8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5965177792" calcext:value-type="float">
            <text:p>65965177792</text:p>
          </table:table-cell>
          <table:table-cell table:style-name="ce4" office:value-type="string" calcext:value-type="string">
            <text:p>CANSEL YAN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10" calcext:value-type="date">
            <text:p>10.07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5T11:47:45" calcext:value-type="date">
            <text:p>25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8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389359796" calcext:value-type="float">
            <text:p>30389359796</text:p>
          </table:table-cell>
          <table:table-cell table:style-name="ce4" office:value-type="string" calcext:value-type="string">
            <text:p>SEMAHAT ED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4-03" calcext:value-type="date">
            <text:p>03.04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5T13:54:44" calcext:value-type="date">
            <text:p>25.06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8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195042242" calcext:value-type="float">
            <text:p>23195042242</text:p>
          </table:table-cell>
          <table:table-cell table:style-name="ce4" office:value-type="string" calcext:value-type="string">
            <text:p>SELVİ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5-01-01" calcext:value-type="date">
            <text:p>01.01.193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5T13:33:37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9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535621680" calcext:value-type="float">
            <text:p>22535621680</text:p>
          </table:table-cell>
          <table:table-cell table:style-name="ce4" office:value-type="string" calcext:value-type="string">
            <text:p>OSMAN S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5T14:48:39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9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3343261682" calcext:value-type="float">
            <text:p>63343261682</text:p>
          </table:table-cell>
          <table:table-cell table:style-name="ce4" office:value-type="string" calcext:value-type="string">
            <text:p>RAHİME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6T16:04:00" calcext:value-type="date">
            <text:p>06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9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3957349532" calcext:value-type="float">
            <text:p>43957349532</text:p>
          </table:table-cell>
          <table:table-cell table:style-name="ce4" office:value-type="string" calcext:value-type="string">
            <text:p>EYÜP Ç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11-18" calcext:value-type="date">
            <text:p>18.11.198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8T11:39:24" calcext:value-type="date">
            <text:p>08.07.2021</text:p>
          </table:table-cell>
          <table:table-cell table:style-name="ce4" office:value-type="string" calcext:value-type="string">
            <text:p>Pozitif</text:p>
          </table:table-cell>
          <table:table-cell table:style-name="ce15" table:formula="of:=IF([.G139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297137630" calcext:value-type="float">
            <text:p>20297137630</text:p>
          </table:table-cell>
          <table:table-cell table:style-name="ce4" office:value-type="string" calcext:value-type="string">
            <text:p>SUZAN AC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2-07" calcext:value-type="date">
            <text:p>07.02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8T12:35:42" calcext:value-type="date">
            <text:p>08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9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787288302" calcext:value-type="float">
            <text:p>45787288302</text:p>
          </table:table-cell>
          <table:table-cell table:style-name="ce4" office:value-type="string" calcext:value-type="string">
            <text:p>AYSEL TURG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4-08-21" calcext:value-type="date">
            <text:p>21.08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12T11:41:51" calcext:value-type="date">
            <text:p>12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9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728542528" calcext:value-type="float">
            <text:p>21728542528</text:p>
          </table:table-cell>
          <table:table-cell table:style-name="ce4" office:value-type="string" calcext:value-type="string">
            <text:p>GÜLESER KORUC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7-04" calcext:value-type="date">
            <text:p>04.07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16T12:41:30" calcext:value-type="date">
            <text:p>16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9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8767084534" calcext:value-type="float">
            <text:p>68767084534</text:p>
          </table:table-cell>
          <table:table-cell table:style-name="ce4" office:value-type="string" calcext:value-type="string">
            <text:p>SABİR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5-11" calcext:value-type="date">
            <text:p>11.05.197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27T14:52:14" calcext:value-type="date">
            <text:p>27.07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9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981598446" calcext:value-type="float">
            <text:p>99981598446</text:p>
          </table:table-cell>
          <table:table-cell table:style-name="ce4" office:value-type="string" calcext:value-type="string">
            <text:p>DJIMI BANDI FATIM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2-04-06" calcext:value-type="date">
            <text:p>06.04.200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03T11:31:03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9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026920910" calcext:value-type="float">
            <text:p>38026920910</text:p>
          </table:table-cell>
          <table:table-cell table:style-name="ce4" office:value-type="string" calcext:value-type="string">
            <text:p>HALİME ÖMRÜUZ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11-25" calcext:value-type="date">
            <text:p>25.11.200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13T13:09:21" calcext:value-type="date">
            <text:p>13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39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823524228" calcext:value-type="float">
            <text:p>19823524228</text:p>
          </table:table-cell>
          <table:table-cell table:style-name="ce4" office:value-type="string" calcext:value-type="string">
            <text:p>ŞABAN AV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4-01" calcext:value-type="date">
            <text:p>01.04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17T14:48:30" calcext:value-type="date">
            <text:p>17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0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248407558" calcext:value-type="float">
            <text:p>12248407558</text:p>
          </table:table-cell>
          <table:table-cell table:style-name="ce4" office:value-type="string" calcext:value-type="string">
            <text:p>YUNİS CEY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27" calcext:value-type="date">
            <text:p>27.02.198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18T16:38:30" calcext:value-type="date">
            <text:p>18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0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852220838" calcext:value-type="float">
            <text:p>17852220838</text:p>
          </table:table-cell>
          <table:table-cell table:style-name="ce4" office:value-type="string" calcext:value-type="string">
            <text:p>SEVİM 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22" calcext:value-type="date">
            <text:p>22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3T12:27:56" calcext:value-type="date">
            <text:p>23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0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145309472" calcext:value-type="float">
            <text:p>45145309472</text:p>
          </table:table-cell>
          <table:table-cell table:style-name="ce4" office:value-type="string" calcext:value-type="string">
            <text:p>NACİYE ÇANKAYA COŞK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2-18" calcext:value-type="date">
            <text:p>18.02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5T11:55:28" calcext:value-type="date">
            <text:p>25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0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106811910" calcext:value-type="float">
            <text:p>30106811910</text:p>
          </table:table-cell>
          <table:table-cell table:style-name="ce4" office:value-type="string" calcext:value-type="string">
            <text:p>SELDA AKB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9-21" calcext:value-type="date">
            <text:p>21.09.197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6T15:23:02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0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282439112" calcext:value-type="float">
            <text:p>11282439112</text:p>
          </table:table-cell>
          <table:table-cell table:style-name="ce4" office:value-type="string" calcext:value-type="string">
            <text:p>İSMAİL GÜ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32-07-01" calcext:value-type="date">
            <text:p>01.07.193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6T16:37:40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0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826291194" calcext:value-type="float">
            <text:p>42826291194</text:p>
          </table:table-cell>
          <table:table-cell table:style-name="ce4" office:value-type="string" calcext:value-type="string">
            <text:p>MUHAMMET ER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01-01" calcext:value-type="date">
            <text:p>01.01.200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7T13:40:45" calcext:value-type="date">
            <text:p>27.08.2021</text:p>
          </table:table-cell>
          <table:table-cell table:style-name="ce4" office:value-type="string" calcext:value-type="string">
            <text:p><text:s/>2,697x10^6 Pozitif</text:p>
          </table:table-cell>
          <table:table-cell table:style-name="ce15" table:formula="of:=IF([.G140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630326072" calcext:value-type="float">
            <text:p>14630326072</text:p>
          </table:table-cell>
          <table:table-cell table:style-name="ce4" office:value-type="string" calcext:value-type="string">
            <text:p>KÜBRA AÇIK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9-07" calcext:value-type="date">
            <text:p>07.09.199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31T16:27:45" calcext:value-type="date">
            <text:p>31.08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0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31T16:27:46" calcext:value-type="date">
            <text:p>31.08.2021</text:p>
          </table:table-cell>
          <table:table-cell table:style-name="ce4" office:value-type="string" calcext:value-type="string">
            <text:p>214000</text:p>
          </table:table-cell>
          <table:table-cell table:style-name="ce15" table:formula="of:=IF([.G1408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852757828" calcext:value-type="float">
            <text:p>31852757828</text:p>
          </table:table-cell>
          <table:table-cell table:style-name="ce4" office:value-type="string" calcext:value-type="string">
            <text:p>RAZİYE SO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1T12:00:06" calcext:value-type="date">
            <text:p>01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0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2379137380" calcext:value-type="float">
            <text:p>72379137380</text:p>
          </table:table-cell>
          <table:table-cell table:style-name="ce4" office:value-type="string" calcext:value-type="string">
            <text:p>METEHAN YÜC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14-05-21" calcext:value-type="date">
            <text:p>21.05.201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1T16:21:10" calcext:value-type="date">
            <text:p>01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1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947153552" calcext:value-type="float">
            <text:p>30947153552</text:p>
          </table:table-cell>
          <table:table-cell table:style-name="ce4" office:value-type="string" calcext:value-type="string">
            <text:p>ELİF YALÇ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8-20" calcext:value-type="date">
            <text:p>20.08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2T12:36:42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1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8956604" calcext:value-type="float">
            <text:p>25768956604</text:p>
          </table:table-cell>
          <table:table-cell table:style-name="ce4" office:value-type="string" calcext:value-type="string">
            <text:p>FATİH KART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8-02" calcext:value-type="date">
            <text:p>02.08.198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2T12:36:44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1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229206384" calcext:value-type="float">
            <text:p>48229206384</text:p>
          </table:table-cell>
          <table:table-cell table:style-name="ce4" office:value-type="string" calcext:value-type="string">
            <text:p>ESRA ÇENG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8-11" calcext:value-type="date">
            <text:p>11.08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2T16:32:05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1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625494642" calcext:value-type="float">
            <text:p>39625494642</text:p>
          </table:table-cell>
          <table:table-cell table:style-name="ce4" office:value-type="string" calcext:value-type="string">
            <text:p>ZEYNEP GİD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17" calcext:value-type="date">
            <text:p>17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6T15:10:13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1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532633470" calcext:value-type="float">
            <text:p>16532633470</text:p>
          </table:table-cell>
          <table:table-cell table:style-name="ce4" office:value-type="string" calcext:value-type="string">
            <text:p>ÖZDEN ÇELİKDEL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2-28" calcext:value-type="date">
            <text:p>28.12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8T14:17:27" calcext:value-type="date">
            <text:p>08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1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012780710" calcext:value-type="float">
            <text:p>31012780710</text:p>
          </table:table-cell>
          <table:table-cell table:style-name="ce4" office:value-type="string" calcext:value-type="string">
            <text:p>BİRGÜL AKP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4-14" calcext:value-type="date">
            <text:p>14.04.196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13T15:27:59" calcext:value-type="date">
            <text:p>13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1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434058264" calcext:value-type="float">
            <text:p>39434058264</text:p>
          </table:table-cell>
          <table:table-cell table:style-name="ce4" office:value-type="string" calcext:value-type="string">
            <text:p>KEZİBAN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7-01" calcext:value-type="date">
            <text:p>01.07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15T11:12:06" calcext:value-type="date">
            <text:p>15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1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174145492" calcext:value-type="float">
            <text:p>61174145492</text:p>
          </table:table-cell>
          <table:table-cell table:style-name="ce4" office:value-type="string" calcext:value-type="string">
            <text:p>ARZU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4-29" calcext:value-type="date">
            <text:p>29.04.198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15T15:43:38" calcext:value-type="date">
            <text:p>15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1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080140106" calcext:value-type="float">
            <text:p>20080140106</text:p>
          </table:table-cell>
          <table:table-cell table:style-name="ce4" office:value-type="string" calcext:value-type="string">
            <text:p>MUSTAFA YAĞM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1-03" calcext:value-type="date">
            <text:p>03.01.199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1T11:11:01" calcext:value-type="date">
            <text:p>21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1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243340090" calcext:value-type="float">
            <text:p>14243340090</text:p>
          </table:table-cell>
          <table:table-cell table:style-name="ce4" office:value-type="string" calcext:value-type="string">
            <text:p>SEVİM EYÜB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8-15" calcext:value-type="date">
            <text:p>15.08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4T10:56:06" calcext:value-type="date">
            <text:p>24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2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8027880948" calcext:value-type="float">
            <text:p>28027880948</text:p>
          </table:table-cell>
          <table:table-cell table:style-name="ce4" office:value-type="string" calcext:value-type="string">
            <text:p>FATMA AT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3-29" calcext:value-type="date">
            <text:p>29.03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4T15:37:56" calcext:value-type="date">
            <text:p>24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2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861522962" calcext:value-type="float">
            <text:p>49861522962</text:p>
          </table:table-cell>
          <table:table-cell table:style-name="ce4" office:value-type="string" calcext:value-type="string">
            <text:p>HÜSNE GELB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5-10" calcext:value-type="date">
            <text:p>10.05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7T11:45:48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2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580361546" calcext:value-type="float">
            <text:p>13580361546</text:p>
          </table:table-cell>
          <table:table-cell table:style-name="ce4" office:value-type="string" calcext:value-type="string">
            <text:p>GÜLSEN ÇERİ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4-09" calcext:value-type="date">
            <text:p>09.04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7T11:51:55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2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434404142" calcext:value-type="float">
            <text:p>53434404142</text:p>
          </table:table-cell>
          <table:table-cell table:style-name="ce4" office:value-type="string" calcext:value-type="string">
            <text:p>FADİME AYNA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2-01" calcext:value-type="date">
            <text:p>01.02.196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8T13:30:17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2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567201798" calcext:value-type="float">
            <text:p>29567201798</text:p>
          </table:table-cell>
          <table:table-cell table:style-name="ce4" office:value-type="string" calcext:value-type="string">
            <text:p>NURAN BAYK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2-22" calcext:value-type="date">
            <text:p>22.12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8T13:30:24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2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436469722" calcext:value-type="float">
            <text:p>10436469722</text:p>
          </table:table-cell>
          <table:table-cell table:style-name="ce4" office:value-type="string" calcext:value-type="string">
            <text:p>İPEK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1-06-02" calcext:value-type="date">
            <text:p>02.06.200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8T13:41:09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2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614587290" calcext:value-type="float">
            <text:p>53614587290</text:p>
          </table:table-cell>
          <table:table-cell table:style-name="ce4" office:value-type="string" calcext:value-type="string">
            <text:p>ALİ KIVILC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8-20" calcext:value-type="date">
            <text:p>20.08.196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9T13:36:42" calcext:value-type="date">
            <text:p>29.09.2021</text:p>
          </table:table-cell>
          <table:table-cell table:style-name="ce4" office:value-type="string" calcext:value-type="string">
            <text:p>7,585 x10^5 </text:p>
          </table:table-cell>
          <table:table-cell table:style-name="ce15" table:formula="of:=IF([.G142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823523610" calcext:value-type="float">
            <text:p>19823523610</text:p>
          </table:table-cell>
          <table:table-cell table:style-name="ce4" office:value-type="string" calcext:value-type="string">
            <text:p>AYSUN KAL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21" calcext:value-type="date">
            <text:p>21.12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30T11:30:49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2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996710432" calcext:value-type="float">
            <text:p>49996710432</text:p>
          </table:table-cell>
          <table:table-cell table:style-name="ce4" office:value-type="string" calcext:value-type="string">
            <text:p>BAYRAM TUNC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8-10" calcext:value-type="date">
            <text:p>10.08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30T11:30:50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2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184367412" calcext:value-type="float">
            <text:p>99184367412</text:p>
          </table:table-cell>
          <table:table-cell table:style-name="ce4" office:value-type="string" calcext:value-type="string">
            <text:p>M.ENVER SERVAR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5-06" calcext:value-type="date">
            <text:p>06.05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30T11:30:50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3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3340261746" calcext:value-type="float">
            <text:p>63340261746</text:p>
          </table:table-cell>
          <table:table-cell table:style-name="ce4" office:value-type="string" calcext:value-type="string">
            <text:p>GÜLSER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1-01" calcext:value-type="date">
            <text:p>01.11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6T14:09:24" calcext:value-type="date">
            <text:p>06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3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305937162" calcext:value-type="float">
            <text:p>26305937162</text:p>
          </table:table-cell>
          <table:table-cell table:style-name="ce4" office:value-type="string" calcext:value-type="string">
            <text:p>METİN OĞUZH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6-27" calcext:value-type="date">
            <text:p>27.06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6T14:09:53" calcext:value-type="date">
            <text:p>06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3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494714388" calcext:value-type="float">
            <text:p>44494714388</text:p>
          </table:table-cell>
          <table:table-cell table:style-name="ce4" office:value-type="string" calcext:value-type="string">
            <text:p>KEREM KOYUNC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7-07" calcext:value-type="date">
            <text:p>07.07.199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8T10:51:31" calcext:value-type="date">
            <text:p>08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3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8T13:30:03" calcext:value-type="date">
            <text:p>08.10.2021</text:p>
          </table:table-cell>
          <table:table-cell table:style-name="ce4" office:value-type="string" calcext:value-type="string">
            <text:p>574800 </text:p>
          </table:table-cell>
          <table:table-cell table:style-name="ce15" table:formula="of:=IF([.G143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350709978" calcext:value-type="float">
            <text:p>44350709978</text:p>
          </table:table-cell>
          <table:table-cell table:style-name="ce4" office:value-type="string" calcext:value-type="string">
            <text:p>ESRA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9-01" calcext:value-type="date">
            <text:p>01.09.199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8T14:28:36" calcext:value-type="date">
            <text:p>08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3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268908876" calcext:value-type="float">
            <text:p>99268908876</text:p>
          </table:table-cell>
          <table:table-cell table:style-name="ce4" office:value-type="string" calcext:value-type="string">
            <text:p>ESMA DİBE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1-01-20" calcext:value-type="date">
            <text:p>20.01.200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11T11:37:02" calcext:value-type="date">
            <text:p>11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3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145276484" calcext:value-type="float">
            <text:p>16145276484</text:p>
          </table:table-cell>
          <table:table-cell table:style-name="ce4" office:value-type="string" calcext:value-type="string">
            <text:p>KİBRİYE S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13T14:08:45" calcext:value-type="date">
            <text:p>13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3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227771320" calcext:value-type="float">
            <text:p>18227771320</text:p>
          </table:table-cell>
          <table:table-cell table:style-name="ce4" office:value-type="string" calcext:value-type="string">
            <text:p>MENEVŞE BOR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6-21" calcext:value-type="date">
            <text:p>21.06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14T12:14:16" calcext:value-type="date">
            <text:p>14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3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183575896" calcext:value-type="float">
            <text:p>37183575896</text:p>
          </table:table-cell>
          <table:table-cell table:style-name="ce4" office:value-type="string" calcext:value-type="string">
            <text:p>MELİHA UÇ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2-14" calcext:value-type="date">
            <text:p>14.12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19T14:40:22" calcext:value-type="date">
            <text:p>19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3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558663998" calcext:value-type="float">
            <text:p>34558663998</text:p>
          </table:table-cell>
          <table:table-cell table:style-name="ce4" office:value-type="string" calcext:value-type="string">
            <text:p>DÜRDANE BAKI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8-03-06" calcext:value-type="date">
            <text:p>06.03.193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1T12:09:19" calcext:value-type="date">
            <text:p>21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4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870018098" calcext:value-type="float">
            <text:p>23870018098</text:p>
          </table:table-cell>
          <table:table-cell table:style-name="ce4" office:value-type="string" calcext:value-type="string">
            <text:p>NACİYE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7-20" calcext:value-type="date">
            <text:p>20.07.195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1T12:09:21" calcext:value-type="date">
            <text:p>21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4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749353846" calcext:value-type="float">
            <text:p>30749353846</text:p>
          </table:table-cell>
          <table:table-cell table:style-name="ce4" office:value-type="string" calcext:value-type="string">
            <text:p>CANSU MER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10-18" calcext:value-type="date">
            <text:p>18.10.199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5T13:48:56" calcext:value-type="date">
            <text:p>25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4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805455110" calcext:value-type="float">
            <text:p>10805455110</text:p>
          </table:table-cell>
          <table:table-cell table:style-name="ce4" office:value-type="string" calcext:value-type="string">
            <text:p>FADİME YA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7-05" calcext:value-type="date">
            <text:p>05.07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6T11:37:13" calcext:value-type="date">
            <text:p>26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4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862453234" calcext:value-type="float">
            <text:p>10862453234</text:p>
          </table:table-cell>
          <table:table-cell table:style-name="ce4" office:value-type="string" calcext:value-type="string">
            <text:p>HASAN YA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6-05" calcext:value-type="date">
            <text:p>05.06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6T11:37:14" calcext:value-type="date">
            <text:p>26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4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424737506" calcext:value-type="float">
            <text:p>13424737506</text:p>
          </table:table-cell>
          <table:table-cell table:style-name="ce4" office:value-type="string" calcext:value-type="string">
            <text:p>CEVAHİR GÜRÜF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4-15" calcext:value-type="date">
            <text:p>15.04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6T11:55:23" calcext:value-type="date">
            <text:p>26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4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56083060" calcext:value-type="float">
            <text:p>21956083060</text:p>
          </table:table-cell>
          <table:table-cell table:style-name="ce4" office:value-type="string" calcext:value-type="string">
            <text:p>SALİHA ÖNCÜ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10" calcext:value-type="date">
            <text:p>10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6T11:55:23" calcext:value-type="date">
            <text:p>26.10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4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2T14:32:47" calcext:value-type="date">
            <text:p>02.11.2021</text:p>
          </table:table-cell>
          <table:table-cell table:style-name="ce4" office:value-type="string" calcext:value-type="string">
            <text:p>32530</text:p>
          </table:table-cell>
          <table:table-cell table:style-name="ce15" table:formula="of:=IF([.G144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206571782" calcext:value-type="float">
            <text:p>24206571782</text:p>
          </table:table-cell>
          <table:table-cell table:style-name="ce4" office:value-type="string" calcext:value-type="string">
            <text:p>DURSUN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11-15" calcext:value-type="date">
            <text:p>15.11.195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3T13:44:04" calcext:value-type="date">
            <text:p>03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4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139309846" calcext:value-type="float">
            <text:p>45139309846</text:p>
          </table:table-cell>
          <table:table-cell table:style-name="ce4" office:value-type="string" calcext:value-type="string">
            <text:p>HURİYE DAM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3-12" calcext:value-type="date">
            <text:p>12.03.194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4T14:57:26" calcext:value-type="date">
            <text:p>04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4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758189984" calcext:value-type="float">
            <text:p>18758189984</text:p>
          </table:table-cell>
          <table:table-cell table:style-name="ce4" office:value-type="string" calcext:value-type="string">
            <text:p>NECLA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2-21" calcext:value-type="date">
            <text:p>21.02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5T13:39:05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5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833187492" calcext:value-type="float">
            <text:p>18833187492</text:p>
          </table:table-cell>
          <table:table-cell table:style-name="ce4" office:value-type="string" calcext:value-type="string">
            <text:p>HULUSİ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07" calcext:value-type="date">
            <text:p>07.11.196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5T13:41:00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5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334202882" calcext:value-type="float">
            <text:p>48334202882</text:p>
          </table:table-cell>
          <table:table-cell table:style-name="ce4" office:value-type="string" calcext:value-type="string">
            <text:p>LEYLA DÖK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16" calcext:value-type="date">
            <text:p>16.01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8T11:28:11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5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320574606" calcext:value-type="float">
            <text:p>18320574606</text:p>
          </table:table-cell>
          <table:table-cell table:style-name="ce4" office:value-type="string" calcext:value-type="string">
            <text:p>HAMİDE CELEP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0-09" calcext:value-type="date">
            <text:p>09.10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9T11:36:43" calcext:value-type="date">
            <text:p>09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5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228213672" calcext:value-type="float">
            <text:p>29228213672</text:p>
          </table:table-cell>
          <table:table-cell table:style-name="ce4" office:value-type="string" calcext:value-type="string">
            <text:p>FEYZİ KORK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8-01" calcext:value-type="date">
            <text:p>01.08.198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9T13:53:20" calcext:value-type="date">
            <text:p>09.11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145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015107094" calcext:value-type="float">
            <text:p>38015107094</text:p>
          </table:table-cell>
          <table:table-cell table:style-name="ce4" office:value-type="string" calcext:value-type="string">
            <text:p>AYŞEGÜL TOR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3-18" calcext:value-type="date">
            <text:p>18.03.197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9T14:20:11" calcext:value-type="date">
            <text:p>09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5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690459030" calcext:value-type="float">
            <text:p>40690459030</text:p>
          </table:table-cell>
          <table:table-cell table:style-name="ce4" office:value-type="string" calcext:value-type="string">
            <text:p>FİKRİYE ŞÜKRİYE ÖZ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6-06" calcext:value-type="date">
            <text:p>06.06.194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0T11:31:57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5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458661698" calcext:value-type="float">
            <text:p>21458661698</text:p>
          </table:table-cell>
          <table:table-cell table:style-name="ce4" office:value-type="string" calcext:value-type="string">
            <text:p>SALİC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07-01" calcext:value-type="date">
            <text:p>01.07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0T11:32:00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5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4547554458" calcext:value-type="float">
            <text:p>54547554458</text:p>
          </table:table-cell>
          <table:table-cell table:style-name="ce4" office:value-type="string" calcext:value-type="string">
            <text:p>SELVAN ÇOB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0T13:50:06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5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397269418" calcext:value-type="float">
            <text:p>16397269418</text:p>
          </table:table-cell>
          <table:table-cell table:style-name="ce4" office:value-type="string" calcext:value-type="string">
            <text:p>HÜSEYİN ELİD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11-04" calcext:value-type="date">
            <text:p>04.11.200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1T14:43:28" calcext:value-type="date">
            <text:p>11.11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15" table:formula="of:=IF([.G145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table:style-name="ce4" office:value-type="string" calcext:value-type="string">
            <text:p>ZELİH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5-23" calcext:value-type="date">
            <text:p>23.05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6T11:26:31" calcext:value-type="date">
            <text:p>16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6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0665126270" calcext:value-type="float">
            <text:p>50665126270</text:p>
          </table:table-cell>
          <table:table-cell table:style-name="ce4" office:value-type="string" calcext:value-type="string">
            <text:p>FATMA GÜND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6-08-06" calcext:value-type="date">
            <text:p>06.08.194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7T12:10:32" calcext:value-type="date">
            <text:p>17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6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228213672" calcext:value-type="float">
            <text:p>29228213672</text:p>
          </table:table-cell>
          <table:table-cell table:style-name="ce4" office:value-type="string" calcext:value-type="string">
            <text:p>FEYZİ KORK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8-01" calcext:value-type="date">
            <text:p>01.08.198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7T15:18:58" calcext:value-type="date">
            <text:p>17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6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166779406" calcext:value-type="float">
            <text:p>42166779406</text:p>
          </table:table-cell>
          <table:table-cell table:style-name="ce4" office:value-type="string" calcext:value-type="string">
            <text:p>SEHER COMA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8T09:50:46" calcext:value-type="date">
            <text:p>18.11.2021</text:p>
          </table:table-cell>
          <table:table-cell table:style-name="ce4" office:value-type="string" calcext:value-type="string">
            <text:p>24410</text:p>
          </table:table-cell>
          <table:table-cell table:style-name="ce15" table:formula="of:=IF([.G146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145309472" calcext:value-type="float">
            <text:p>45145309472</text:p>
          </table:table-cell>
          <table:table-cell table:style-name="ce4" office:value-type="string" calcext:value-type="string">
            <text:p>NACİYE ÇANKAYA COŞK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2-18" calcext:value-type="date">
            <text:p>18.02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8T13:50:13" calcext:value-type="date">
            <text:p>18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6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732019892" calcext:value-type="float">
            <text:p>12732019892</text:p>
          </table:table-cell>
          <table:table-cell table:style-name="ce4" office:value-type="string" calcext:value-type="string">
            <text:p>SADULLAH ÜNGÖ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11-01" calcext:value-type="date">
            <text:p>01.1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8T13:50:14" calcext:value-type="date">
            <text:p>18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6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010453164" calcext:value-type="float">
            <text:p>22010453164</text:p>
          </table:table-cell>
          <table:table-cell table:style-name="ce4" office:value-type="string" calcext:value-type="string">
            <text:p>ABDULLAH BUĞRA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9-10-15" calcext:value-type="date">
            <text:p>15.10.199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8T14:02:40" calcext:value-type="date">
            <text:p>18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6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062947220" calcext:value-type="float">
            <text:p>26062947220</text:p>
          </table:table-cell>
          <table:table-cell table:style-name="ce4" office:value-type="string" calcext:value-type="string">
            <text:p>HEMİDE ER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8-18" calcext:value-type="date">
            <text:p>18.08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4T13:15:29" calcext:value-type="date">
            <text:p>24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6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002449138" calcext:value-type="float">
            <text:p>41002449138</text:p>
          </table:table-cell>
          <table:table-cell table:style-name="ce4" office:value-type="string" calcext:value-type="string">
            <text:p>GAZİ DEMİR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7-04" calcext:value-type="date">
            <text:p>04.07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5T13:12:08" calcext:value-type="date">
            <text:p>25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6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8840226432" calcext:value-type="float">
            <text:p>58840226432</text:p>
          </table:table-cell>
          <table:table-cell table:style-name="ce4" office:value-type="string" calcext:value-type="string">
            <text:p>KEZİBAN ÜSTÜN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3-07-01" calcext:value-type="date">
            <text:p>01.07.193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5T15:00:59" calcext:value-type="date">
            <text:p>25.11.2021</text:p>
          </table:table-cell>
          <table:table-cell table:style-name="ce4" office:value-type="string" calcext:value-type="string">
            <text:p><text:s/>1411000</text:p>
          </table:table-cell>
          <table:table-cell table:style-name="ce15" table:formula="of:=IF([.G1469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813783334" calcext:value-type="float">
            <text:p>17813783334</text:p>
          </table:table-cell>
          <table:table-cell table:style-name="ce4" office:value-type="string" calcext:value-type="string">
            <text:p>ERDEM BARIŞ ŞEN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9-01" calcext:value-type="date">
            <text:p>01.09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6T13:56:08" calcext:value-type="date">
            <text:p>26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7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467298518" calcext:value-type="float">
            <text:p>15467298518</text:p>
          </table:table-cell>
          <table:table-cell table:style-name="ce4" office:value-type="string" calcext:value-type="string">
            <text:p>DERYA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7-15" calcext:value-type="date">
            <text:p>15.07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9T12:42:26" calcext:value-type="date">
            <text:p>29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7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914074468" calcext:value-type="float">
            <text:p>21914074468</text:p>
          </table:table-cell>
          <table:table-cell table:style-name="ce4" office:value-type="string" calcext:value-type="string">
            <text:p>AYŞE TOR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02-01" calcext:value-type="date">
            <text:p>01.02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9T15:28:33" calcext:value-type="date">
            <text:p>29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7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2797092170" calcext:value-type="float">
            <text:p>62797092170</text:p>
          </table:table-cell>
          <table:table-cell table:style-name="ce4" office:value-type="string" calcext:value-type="string">
            <text:p>HATİCE KARADENİ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9-26" calcext:value-type="date">
            <text:p>26.09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30T13:34:45" calcext:value-type="date">
            <text:p>30.11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7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479198388" calcext:value-type="float">
            <text:p>18479198388</text:p>
          </table:table-cell>
          <table:table-cell table:style-name="ce4" office:value-type="string" calcext:value-type="string">
            <text:p>LÜTFİ ANTEP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1-11" calcext:value-type="date">
            <text:p>11.01.199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06T11:07:45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7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136771142" calcext:value-type="float">
            <text:p>48136771142</text:p>
          </table:table-cell>
          <table:table-cell table:style-name="ce4" office:value-type="string" calcext:value-type="string">
            <text:p>AL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10" calcext:value-type="date">
            <text:p>10.05.197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07T14:37:57" calcext:value-type="date">
            <text:p>07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7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0055527976" calcext:value-type="float">
            <text:p>60055527976</text:p>
          </table:table-cell>
          <table:table-cell table:style-name="ce4" office:value-type="string" calcext:value-type="string">
            <text:p>SİBEL BE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8-29" calcext:value-type="date">
            <text:p>29.08.199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0T11:04:36" calcext:value-type="date">
            <text:p>10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7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827086756" calcext:value-type="float">
            <text:p>21827086756</text:p>
          </table:table-cell>
          <table:table-cell table:style-name="ce4" office:value-type="string" calcext:value-type="string">
            <text:p>SÜLEYMAN OMAL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8-15" calcext:value-type="date">
            <text:p>15.08.194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0T14:31:56" calcext:value-type="date">
            <text:p>10.12.2021</text:p>
          </table:table-cell>
          <table:table-cell table:style-name="ce4" office:value-type="string" calcext:value-type="string">
            <text:p>489,272</text:p>
          </table:table-cell>
          <table:table-cell table:style-name="ce15" table:formula="of:=IF([.G147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2-15" calcext:value-type="date">
            <text:p>15.02.198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3T12:25:17" calcext:value-type="date">
            <text:p>13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7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5962177856" calcext:value-type="float">
            <text:p>65962177856</text:p>
          </table:table-cell>
          <table:table-cell table:style-name="ce4" office:value-type="string" calcext:value-type="string">
            <text:p>KORAY NİHAT YAN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7-24" calcext:value-type="date">
            <text:p>24.07.198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6T14:49:39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7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1174145492" calcext:value-type="float">
            <text:p>61174145492</text:p>
          </table:table-cell>
          <table:table-cell table:style-name="ce4" office:value-type="string" calcext:value-type="string">
            <text:p>ARZU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4-29" calcext:value-type="date">
            <text:p>29.04.198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7T13:21:02" calcext:value-type="date">
            <text:p>17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8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297472432" calcext:value-type="float">
            <text:p>40297472432</text:p>
          </table:table-cell>
          <table:table-cell table:style-name="ce4" office:value-type="string" calcext:value-type="string">
            <text:p>ŞÜKRAN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7T14:52:21" calcext:value-type="date">
            <text:p>17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8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7462565648" calcext:value-type="float">
            <text:p>37462565648</text:p>
          </table:table-cell>
          <table:table-cell table:style-name="ce4" office:value-type="string" calcext:value-type="string">
            <text:p>ZEKİYE AKBIY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5" calcext:value-type="date">
            <text:p>05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1T13:17:23" calcext:value-type="date">
            <text:p>21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8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397269418" calcext:value-type="float">
            <text:p>16397269418</text:p>
          </table:table-cell>
          <table:table-cell table:style-name="ce4" office:value-type="string" calcext:value-type="string">
            <text:p>HÜSEYİN ELİD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11-04" calcext:value-type="date">
            <text:p>04.11.200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2T11:26:00" calcext:value-type="date">
            <text:p>22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8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967449606" calcext:value-type="float">
            <text:p>10967449606</text:p>
          </table:table-cell>
          <table:table-cell table:style-name="ce4" office:value-type="string" calcext:value-type="string">
            <text:p>ŞAKİRE UYS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4-05" calcext:value-type="date">
            <text:p>05.04.195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2T11:48:43" calcext:value-type="date">
            <text:p>22.12.2021</text:p>
          </table:table-cell>
          <table:table-cell table:style-name="ce4" office:value-type="string" calcext:value-type="string">
            <text:p>336,660</text:p>
          </table:table-cell>
          <table:table-cell table:style-name="ce15" table:formula="of:=IF([.G148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967482604" calcext:value-type="float">
            <text:p>39967482604</text:p>
          </table:table-cell>
          <table:table-cell table:style-name="ce4" office:value-type="string" calcext:value-type="string">
            <text:p>FATMA GÜND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7T15:19:14" calcext:value-type="date">
            <text:p>27.12.2021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8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9T11:26:09" calcext:value-type="date">
            <text:p>29.12.2021</text:p>
          </table:table-cell>
          <table:table-cell table:style-name="ce4" office:value-type="string" calcext:value-type="string">
            <text:p>1162</text:p>
          </table:table-cell>
          <table:table-cell table:style-name="ce15" table:formula="of:=IF([.G1486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087277898" calcext:value-type="float">
            <text:p>46087277898</text:p>
          </table:table-cell>
          <table:table-cell table:style-name="ce4" office:value-type="string" calcext:value-type="string">
            <text:p>PAKİZE SAYIB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11-14" calcext:value-type="date">
            <text:p>14.11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9T12:28:49" calcext:value-type="date">
            <text:p>29.12.2021</text:p>
          </table:table-cell>
          <table:table-cell table:style-name="ce4" office:value-type="string" calcext:value-type="string">
            <text:p>289,964</text:p>
          </table:table-cell>
          <table:table-cell table:style-name="ce15" table:formula="of:=IF([.G1487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420366660" calcext:value-type="float">
            <text:p>43420366660</text:p>
          </table:table-cell>
          <table:table-cell table:style-name="ce4" office:value-type="string" calcext:value-type="string">
            <text:p>FAYMAN DAMLI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3-23" calcext:value-type="date">
            <text:p>23.03.196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05T10:35:27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8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0749353846" calcext:value-type="float">
            <text:p>30749353846</text:p>
          </table:table-cell>
          <table:table-cell table:style-name="ce4" office:value-type="string" calcext:value-type="string">
            <text:p>CANSU MER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10-18" calcext:value-type="date">
            <text:p>18.10.199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05T11:30:25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8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609327642" calcext:value-type="float">
            <text:p>14609327642</text:p>
          </table:table-cell>
          <table:table-cell table:style-name="ce4" office:value-type="string" calcext:value-type="string">
            <text:p>SIDDIKA ER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06-28" calcext:value-type="date">
            <text:p>28.06.199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05T11:30:30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9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824382854" calcext:value-type="float">
            <text:p>59824382854</text:p>
          </table:table-cell>
          <table:table-cell table:style-name="ce4" office:value-type="string" calcext:value-type="string">
            <text:p>REMZİY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7-01" calcext:value-type="date">
            <text:p>01.07.194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05T13:15:18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9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850053050" calcext:value-type="float">
            <text:p>22850053050</text:p>
          </table:table-cell>
          <table:table-cell table:style-name="ce4" office:value-type="string" calcext:value-type="string">
            <text:p>SELAHATTİN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0T13:50:02" calcext:value-type="date">
            <text:p>10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9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7201579486" calcext:value-type="float">
            <text:p>37201579486</text:p>
          </table:table-cell>
          <table:table-cell table:style-name="ce4" office:value-type="string" calcext:value-type="string">
            <text:p>AYŞE ER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0-02" calcext:value-type="date">
            <text:p>02.10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0T14:45:29" calcext:value-type="date">
            <text:p>10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9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159476028" calcext:value-type="float">
            <text:p>40159476028</text:p>
          </table:table-cell>
          <table:table-cell table:style-name="ce4" office:value-type="string" calcext:value-type="string">
            <text:p>MUSTAFA KAY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0T15:24:16" calcext:value-type="date">
            <text:p>10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9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72307173954" calcext:value-type="float">
            <text:p>72307173954</text:p>
          </table:table-cell>
          <table:table-cell table:style-name="ce4" office:value-type="string" calcext:value-type="string">
            <text:p>AYGÜN <text:s/>EVME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5-25" calcext:value-type="date">
            <text:p>25.05.198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1T12:25:54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9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99455587440" calcext:value-type="float">
            <text:p>99455587440</text:p>
          </table:table-cell>
          <table:table-cell table:style-name="ce4" office:value-type="string" calcext:value-type="string">
            <text:p>SAAD TALIB JEBUR JEB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2-06" calcext:value-type="date">
            <text:p>06.02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2T13:38:30" calcext:value-type="date">
            <text:p>12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9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0055527976" calcext:value-type="float">
            <text:p>60055527976</text:p>
          </table:table-cell>
          <table:table-cell table:style-name="ce4" office:value-type="string" calcext:value-type="string">
            <text:p>SİBEL BE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8-29" calcext:value-type="date">
            <text:p>29.08.199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3T15:29:32" calcext:value-type="date">
            <text:p>13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9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794522774" calcext:value-type="float">
            <text:p>38794522774</text:p>
          </table:table-cell>
          <table:table-cell table:style-name="ce4" office:value-type="string" calcext:value-type="string">
            <text:p>YUSUF IŞ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12-03" calcext:value-type="date">
            <text:p>03.12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21T15:09:36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9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525364608" calcext:value-type="float">
            <text:p>43525364608</text:p>
          </table:table-cell>
          <table:table-cell table:style-name="ce4" office:value-type="string" calcext:value-type="string">
            <text:p>ÖMER ARA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7-01" calcext:value-type="date">
            <text:p>01.07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26T14:19:05" calcext:value-type="date">
            <text:p>26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49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209868986" calcext:value-type="float">
            <text:p>15209868986</text:p>
          </table:table-cell>
          <table:table-cell table:style-name="ce4" office:value-type="string" calcext:value-type="string">
            <text:p>HATİCE ANG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3-21" calcext:value-type="date">
            <text:p>21.03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28T14:22:36" calcext:value-type="date">
            <text:p>28.01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0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666359518" calcext:value-type="float">
            <text:p>43666359518</text:p>
          </table:table-cell>
          <table:table-cell table:style-name="ce4" office:value-type="string" calcext:value-type="string">
            <text:p>FADİME SAT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10-10" calcext:value-type="date">
            <text:p>10.10.197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01T10:32:03" calcext:value-type="date">
            <text:p>01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0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7885113942" calcext:value-type="float">
            <text:p>67885113942</text:p>
          </table:table-cell>
          <table:table-cell table:style-name="ce4" office:value-type="string" calcext:value-type="string">
            <text:p>MUSTAFA YAL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21" calcext:value-type="date">
            <text:p>21.09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07T11:55:33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0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1334103998" calcext:value-type="float">
            <text:p>51334103998</text:p>
          </table:table-cell>
          <table:table-cell table:style-name="ce4" office:value-type="string" calcext:value-type="string">
            <text:p>AKGÜL AYB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30" calcext:value-type="date">
            <text:p>30.10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07T15:32:47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0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096842582" calcext:value-type="float">
            <text:p>46096842582</text:p>
          </table:table-cell>
          <table:table-cell table:style-name="ce4" office:value-type="string" calcext:value-type="string">
            <text:p>FATMA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5-27" calcext:value-type="date">
            <text:p>27.05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09T14:01:52" calcext:value-type="date">
            <text:p>09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0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71149005546" calcext:value-type="float">
            <text:p>71149005546</text:p>
          </table:table-cell>
          <table:table-cell table:style-name="ce4" office:value-type="string" calcext:value-type="string">
            <text:p>SEMRA ORU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5-06" calcext:value-type="date">
            <text:p>06.05.198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0T15:07:25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0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219721046" calcext:value-type="float">
            <text:p>46219721046</text:p>
          </table:table-cell>
          <table:table-cell table:style-name="ce4" office:value-type="string" calcext:value-type="string">
            <text:p>SÜHEYLA ARISO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4-18" calcext:value-type="date">
            <text:p>18.04.198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1T12:30:59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0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293005870" calcext:value-type="float">
            <text:p>24293005870</text:p>
          </table:table-cell>
          <table:table-cell table:style-name="ce4" office:value-type="string" calcext:value-type="string">
            <text:p>MUSTAFA BALÇ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3-05" calcext:value-type="date">
            <text:p>05.03.196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1T13:21:36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0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586022232" calcext:value-type="float">
            <text:p>40586022232</text:p>
          </table:table-cell>
          <table:table-cell table:style-name="ce4" office:value-type="string" calcext:value-type="string">
            <text:p>MUSTAFA KARADENİ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7-01" calcext:value-type="date">
            <text:p>01.07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1T15:22:57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0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590888792" calcext:value-type="float">
            <text:p>44590888792</text:p>
          </table:table-cell>
          <table:table-cell table:style-name="ce4" office:value-type="string" calcext:value-type="string">
            <text:p>EMİNE B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11-10" calcext:value-type="date">
            <text:p>10.11.199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5T11:17:43" calcext:value-type="date">
            <text:p>15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0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062947220" calcext:value-type="float">
            <text:p>26062947220</text:p>
          </table:table-cell>
          <table:table-cell table:style-name="ce4" office:value-type="string" calcext:value-type="string">
            <text:p>HEMİDE ER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8-18" calcext:value-type="date">
            <text:p>18.08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5T12:35:00" calcext:value-type="date">
            <text:p>15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1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472627080" calcext:value-type="float">
            <text:p>22472627080</text:p>
          </table:table-cell>
          <table:table-cell table:style-name="ce4" office:value-type="string" calcext:value-type="string">
            <text:p>EMRE ORU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8-14" calcext:value-type="date">
            <text:p>14.08.199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5T15:25:55" calcext:value-type="date">
            <text:p>15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1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097512646" calcext:value-type="float">
            <text:p>39097512646</text:p>
          </table:table-cell>
          <table:table-cell table:style-name="ce4" office:value-type="string" calcext:value-type="string">
            <text:p>ŞEYHİ 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2-08" calcext:value-type="date">
            <text:p>08.02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8T11:41:43" calcext:value-type="date">
            <text:p>18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1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8T15:24:16" calcext:value-type="date">
            <text:p>18.02.2022</text:p>
          </table:table-cell>
          <table:table-cell table:style-name="ce4" office:value-type="string" calcext:value-type="string">
            <text:p>37140</text:p>
          </table:table-cell>
          <table:table-cell table:style-name="ce15" table:formula="of:=IF([.G1513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1148109964" calcext:value-type="float">
            <text:p>51148109964</text:p>
          </table:table-cell>
          <table:table-cell table:style-name="ce4" office:value-type="string" calcext:value-type="string">
            <text:p>MÜNİS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7-08" calcext:value-type="date">
            <text:p>08.07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1T12:30:21" calcext:value-type="date">
            <text:p>21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14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434795508" calcext:value-type="float">
            <text:p>47434795508</text:p>
          </table:table-cell>
          <table:table-cell table:style-name="ce4" office:value-type="string" calcext:value-type="string">
            <text:p>ŞENEL ÖZÇEL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12-01" calcext:value-type="date">
            <text:p>01.12.196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4T12:41:28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1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672058230" calcext:value-type="float">
            <text:p>52672058230</text:p>
          </table:table-cell>
          <table:table-cell table:style-name="ce4" office:value-type="string" calcext:value-type="string">
            <text:p>BİLAL DÜLG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1" calcext:value-type="date">
            <text:p>01.03.197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4T15:20:49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1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697291676" calcext:value-type="float">
            <text:p>45697291676</text:p>
          </table:table-cell>
          <table:table-cell table:style-name="ce4" office:value-type="string" calcext:value-type="string">
            <text:p>EMİNE DALGI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6-30" calcext:value-type="date">
            <text:p>30.06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8T13:42:02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1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567201798" calcext:value-type="float">
            <text:p>29567201798</text:p>
          </table:table-cell>
          <table:table-cell table:style-name="ce4" office:value-type="string" calcext:value-type="string">
            <text:p>NURAN BAYK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2-22" calcext:value-type="date">
            <text:p>22.12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8T13:42:06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1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174975640" calcext:value-type="float">
            <text:p>25174975640</text:p>
          </table:table-cell>
          <table:table-cell table:style-name="ce4" office:value-type="string" calcext:value-type="string">
            <text:p>HATİCE ERO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8T14:42:35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19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085412668" calcext:value-type="float">
            <text:p>42085412668</text:p>
          </table:table-cell>
          <table:table-cell table:style-name="ce4" office:value-type="string" calcext:value-type="string">
            <text:p>KADİR Ç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8-18" calcext:value-type="date">
            <text:p>18.08.195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01T13:44:21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20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458215504" calcext:value-type="float">
            <text:p>59458215504</text:p>
          </table:table-cell>
          <table:table-cell table:style-name="ce4" office:value-type="string" calcext:value-type="string">
            <text:p>OSMAN TUNA SER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4-20" calcext:value-type="date">
            <text:p>20.04.200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04T15:18:27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21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633226202" calcext:value-type="float">
            <text:p>17633226202</text:p>
          </table:table-cell>
          <table:table-cell table:style-name="ce4" office:value-type="string" calcext:value-type="string">
            <text:p>ASUMAN YOZGATLI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4-18" calcext:value-type="date">
            <text:p>18.04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08T14:59:01" calcext:value-type="date">
            <text:p>08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22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876691002" calcext:value-type="float">
            <text:p>14876691002</text:p>
          </table:table-cell>
          <table:table-cell table:style-name="ce4" office:value-type="string" calcext:value-type="string">
            <text:p>BELGÜZAR TEMİZ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2-20" calcext:value-type="date">
            <text:p>20.12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4T11:39:56" calcext:value-type="date">
            <text:p>14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23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967449606" calcext:value-type="float">
            <text:p>10967449606</text:p>
          </table:table-cell>
          <table:table-cell table:style-name="ce4" office:value-type="string" calcext:value-type="string">
            <text:p>ŞAKİRE UYS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4-05" calcext:value-type="date">
            <text:p>05.04.195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4T11:39:57" calcext:value-type="date">
            <text:p>14.03.2022</text:p>
          </table:table-cell>
          <table:table-cell table:style-name="ce4" office:value-type="string" calcext:value-type="string">
            <text:p>81530</text:p>
          </table:table-cell>
          <table:table-cell table:style-name="ce15" table:formula="of:=IF([.G1524]=&quot;Negatif&quot;;1;0)" office:value-type="float" office:value="0" calcext:value-type="float">
            <text:p>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704423870" calcext:value-type="float">
            <text:p>41704423870</text:p>
          </table:table-cell>
          <table:table-cell table:style-name="ce4" office:value-type="string" calcext:value-type="string">
            <text:p>SALİYE İÇMEGİ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5-15" calcext:value-type="date">
            <text:p>15.05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6T11:28:17" calcext:value-type="date">
            <text:p>16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25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632528210" calcext:value-type="float">
            <text:p>38632528210</text:p>
          </table:table-cell>
          <table:table-cell table:style-name="ce4" office:value-type="string" calcext:value-type="string">
            <text:p>ZEYNEP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5-09-23" calcext:value-type="date">
            <text:p>23.09.194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6T13:53:37" calcext:value-type="date">
            <text:p>16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26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893018782" calcext:value-type="float">
            <text:p>53893018782</text:p>
          </table:table-cell>
          <table:table-cell table:style-name="ce4" office:value-type="string" calcext:value-type="string">
            <text:p>SEBİHA İL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7T14:14:11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27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272200626" calcext:value-type="float">
            <text:p>23272200626</text:p>
          </table:table-cell>
          <table:table-cell table:style-name="ce4" office:value-type="string" calcext:value-type="string">
            <text:p>VESİLE ORU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5-01" calcext:value-type="date">
            <text:p>01.05.197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23T14:49:51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15" table:formula="of:=IF([.G1528]=&quot;Negatif&quot;;1;0)" office:value-type="float" office:value="1" calcext:value-type="float">
            <text:p>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 table:number-rows-repeated="1047047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₺</number:text>
      <number:number number:decimal-places="0" number:min-decimal-places="0" number:min-integer-digits="1" number:grouping="true"/>
    </number:number-style>
    <number:number-style style:name="N112">
      <number:text>-₺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₺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₺</number:text>
      <number:number number:decimal-places="2" number:min-decimal-places="2" number:min-integer-digits="1" number:grouping="true"/>
    </number:number-style>
    <number:number-style style:name="N115">
      <number:text>-₺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₺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₺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51">
      <number:day/>
      <number:text>.</number:text>
      <number:month number:style="long"/>
      <number:text>.</number:text>
      <number:year number:style="long"/>
    </number:date-style>
    <number:date-style style:name="N152">
      <number:day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0111" number:language="tr" number:country="TR">
      <number:day/>
      <number:text> </number:text>
      <number:month number:style="long" number:textual="true"/>
      <number:text> </number:text>
      <number:year number:style="long"/>
      <number:text> </number:text>
      <number:day-of-week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.00.0000</text:date>, <text:time style:data-style-name="N2" text:time-value="15:10:04.381781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7T15:51:05.541096790</dc:date>
    <meta:generator>LibreOffice/7.2.7.2$Linux_X86_64 LibreOffice_project/20$Build-2</meta:generator>
    <meta:editing-duration>PT9M46S</meta:editing-duration>
    <meta:editing-cycles>2</meta:editing-cycles>
    <meta:document-statistic meta:table-count="1" meta:cell-count="13751" meta:object-count="0"/>
  </office:meta>
</office:document-meta>
</file>